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3"/>
    <style:style style:name="P2" style:family="paragraph" style:parent-style-name="Text_20_body" style:list-style-name="L14"/>
    <style:style style:name="P3" style:family="paragraph" style:parent-style-name="Text_20_body" style:list-style-name="L15"/>
    <style:style style:name="P4" style:family="paragraph" style:parent-style-name="Text_20_body" style:list-style-name="L16"/>
    <style:style style:name="P5" style:family="paragraph" style:parent-style-name="Text_20_body" style:list-style-name="L17"/>
    <style:style style:name="P6" style:family="paragraph" style:parent-style-name="Text_20_body" style:list-style-name="L18"/>
    <style:style style:name="P7" style:family="paragraph" style:parent-style-name="Text_20_body" style:list-style-name="L19"/>
    <style:style style:name="P8" style:family="paragraph" style:parent-style-name="Text_20_body" style:list-style-name="L20"/>
    <style:style style:name="P9" style:family="paragraph" style:parent-style-name="Text_20_body" style:list-style-name="L21"/>
    <style:style style:name="P10" style:family="paragraph" style:parent-style-name="Text_20_body" style:list-style-name="L22"/>
    <style:style style:name="P11" style:family="paragraph" style:parent-style-name="Text_20_body" style:list-style-name="L23"/>
    <style:style style:name="P12" style:family="paragraph" style:parent-style-name="Text_20_body" style:list-style-name="L24"/>
    <style:style style:name="P13" style:family="paragraph" style:parent-style-name="Text_20_body" style:list-style-name="L25"/>
    <style:style style:name="P14" style:family="paragraph" style:parent-style-name="Text_20_body" style:list-style-name="L26"/>
    <style:style style:name="P15" style:family="paragraph" style:parent-style-name="Text_20_body" style:list-style-name="L27"/>
    <style:style style:name="P16" style:family="paragraph" style:parent-style-name="Text_20_body" style:list-style-name="L28"/>
    <style:style style:name="P17" style:family="paragraph" style:parent-style-name="Text_20_body" style:list-style-name="L29"/>
    <style:style style:name="P18" style:family="paragraph" style:parent-style-name="Text_20_body" style:list-style-name="L30"/>
    <style:style style:name="P19" style:family="paragraph" style:parent-style-name="Text_20_body" style:list-style-name="L31"/>
    <style:style style:name="P20" style:family="paragraph" style:parent-style-name="Text_20_body" style:list-style-name="L32"/>
    <style:style style:name="P21" style:family="paragraph" style:parent-style-name="Text_20_body" style:list-style-name="L33"/>
    <style:style style:name="P22" style:family="paragraph" style:parent-style-name="Text_20_body" style:list-style-name="L34"/>
    <style:style style:name="P23" style:family="paragraph" style:parent-style-name="Text_20_body" style:list-style-name="L35"/>
    <style:style style:name="P24" style:family="paragraph" style:parent-style-name="Text_20_body" style:list-style-name="L36"/>
    <style:style style:name="P25" style:family="paragraph" style:parent-style-name="Text_20_body" style:list-style-name="L37"/>
    <style:style style:name="P26" style:family="paragraph" style:parent-style-name="Text_20_body" style:list-style-name="L38"/>
    <style:style style:name="P27" style:family="paragraph" style:parent-style-name="Text_20_body" style:list-style-name="L39"/>
    <style:style style:name="P28" style:family="paragraph" style:parent-style-name="Text_20_body" style:list-style-name="L40"/>
    <style:style style:name="P29" style:family="paragraph" style:parent-style-name="Text_20_body" style:list-style-name="L41"/>
    <style:style style:name="P30" style:family="paragraph" style:parent-style-name="Text_20_body" style:list-style-name="L42"/>
    <style:style style:name="P31" style:family="paragraph" style:parent-style-name="Text_20_body" style:list-style-name="L43"/>
    <style:style style:name="P32" style:family="paragraph" style:parent-style-name="Text_20_body" style:list-style-name="L44"/>
    <style:style style:name="P33" style:family="paragraph" style:parent-style-name="Text_20_body" style:list-style-name="L45"/>
    <style:style style:name="P34" style:family="paragraph" style:parent-style-name="Text_20_body" style:list-style-name="L46"/>
    <style:style style:name="P35" style:family="paragraph" style:parent-style-name="Text_20_body" style:list-style-name="L47"/>
    <style:style style:name="P36" style:family="paragraph" style:parent-style-name="Text_20_body" style:list-style-name="L48"/>
    <style:style style:name="P37" style:family="paragraph" style:parent-style-name="Text_20_body" style:list-style-name="L49"/>
    <style:style style:name="P38" style:family="paragraph" style:parent-style-name="Text_20_body" style:list-style-name="L50"/>
    <style:style style:name="P39" style:family="paragraph" style:parent-style-name="Text_20_body" style:list-style-name="L51"/>
    <style:style style:name="P40" style:family="paragraph" style:parent-style-name="Text_20_body" style:list-style-name="L52"/>
    <style:style style:name="P41" style:family="paragraph" style:parent-style-name="Text_20_body" style:list-style-name="L53"/>
    <style:style style:name="P42" style:family="paragraph" style:parent-style-name="Text_20_body" style:list-style-name="L54"/>
    <style:style style:name="P43" style:family="paragraph" style:parent-style-name="Text_20_body" style:list-style-name="L55"/>
    <style:style style:name="P44" style:family="paragraph" style:parent-style-name="Text_20_body" style:list-style-name="L56"/>
    <style:style style:name="P45" style:family="paragraph" style:parent-style-name="Text_20_body" style:list-style-name="L57"/>
    <style:style style:name="P46" style:family="paragraph" style:parent-style-name="Text_20_body" style:list-style-name="L58"/>
    <style:style style:name="P47" style:family="paragraph" style:parent-style-name="Text_20_body" style:list-style-name="L59"/>
    <style:style style:name="P48" style:family="paragraph" style:parent-style-name="Text_20_body" style:list-style-name="L60"/>
    <style:style style:name="P49" style:family="paragraph" style:parent-style-name="Text_20_body" style:list-style-name="L61"/>
    <style:style style:name="P50" style:family="paragraph" style:parent-style-name="Text_20_body" style:list-style-name="L62"/>
    <style:style style:name="P51" style:family="paragraph" style:parent-style-name="Text_20_body" style:list-style-name="L63"/>
    <style:style style:name="P52" style:family="paragraph" style:parent-style-name="Text_20_body" style:list-style-name="L64"/>
    <style:style style:name="P53" style:family="paragraph" style:parent-style-name="Text_20_body" style:list-style-name="L65"/>
    <style:style style:name="P54" style:family="paragraph" style:parent-style-name="Text_20_body" style:list-style-name="L66"/>
    <style:style style:name="P55" style:family="paragraph" style:parent-style-name="Text_20_body" style:list-style-name="L67"/>
    <style:style style:name="P56" style:family="paragraph" style:parent-style-name="Text_20_body" style:list-style-name="L68"/>
    <style:style style:name="P57" style:family="paragraph" style:parent-style-name="Text_20_body" style:list-style-name="L69"/>
    <style:style style:name="P58" style:family="paragraph" style:parent-style-name="Text_20_body" style:list-style-name="L70"/>
    <style:style style:name="P59" style:family="paragraph" style:parent-style-name="Text_20_body" style:list-style-name="L71"/>
    <style:style style:name="P60" style:family="paragraph" style:parent-style-name="Text_20_body" style:list-style-name="L72"/>
    <style:style style:name="P61" style:family="paragraph" style:parent-style-name="Text_20_body" style:list-style-name="L73"/>
    <style:style style:name="P62" style:family="paragraph" style:parent-style-name="Text_20_body" style:list-style-name="L74"/>
    <style:style style:name="P63" style:family="paragraph" style:parent-style-name="Text_20_body" style:list-style-name="L75"/>
    <style:style style:name="P64" style:family="paragraph" style:parent-style-name="Text_20_body" style:list-style-name="L76"/>
    <style:style style:name="P65" style:family="paragraph" style:parent-style-name="Text_20_body" style:list-style-name="L77"/>
    <style:style style:name="P66" style:family="paragraph" style:parent-style-name="Text_20_body" style:list-style-name="L78"/>
    <style:style style:name="P67" style:family="paragraph" style:parent-style-name="Text_20_body" style:list-style-name="L79"/>
    <style:style style:name="P68" style:family="paragraph" style:parent-style-name="Text_20_body" style:list-style-name="L80"/>
    <style:style style:name="P69" style:family="paragraph" style:parent-style-name="Text_20_body" style:list-style-name="L81"/>
    <style:style style:name="P70" style:family="paragraph" style:parent-style-name="Text_20_body" style:list-style-name="L82"/>
    <style:style style:name="P71" style:family="paragraph" style:parent-style-name="Text_20_body" style:list-style-name="L83"/>
    <style:style style:name="P72" style:family="paragraph" style:parent-style-name="Text_20_body" style:list-style-name="L84"/>
    <style:style style:name="P73" style:family="paragraph" style:parent-style-name="Text_20_body" style:list-style-name="L85"/>
    <style:style style:name="P74" style:family="paragraph" style:parent-style-name="Text_20_body" style:list-style-name="L86"/>
    <style:style style:name="P75" style:family="paragraph" style:parent-style-name="Text_20_body" style:list-style-name="L87"/>
    <style:style style:name="P76" style:family="paragraph" style:parent-style-name="Text_20_body" style:list-style-name="L88"/>
    <style:style style:name="P77" style:family="paragraph" style:parent-style-name="Text_20_body" style:list-style-name="L89"/>
    <style:style style:name="P78" style:family="paragraph" style:parent-style-name="Text_20_body" style:list-style-name="L90"/>
    <style:style style:name="P79" style:family="paragraph" style:parent-style-name="Text_20_body" style:list-style-name="L91"/>
    <style:style style:name="P80" style:family="paragraph" style:parent-style-name="Text_20_body" style:list-style-name="L92"/>
    <style:style style:name="P81" style:family="paragraph" style:parent-style-name="Text_20_body" style:list-style-name="L93"/>
    <style:style style:name="P82" style:family="paragraph" style:parent-style-name="Text_20_body" style:list-style-name="L94"/>
    <style:style style:name="P83" style:family="paragraph" style:parent-style-name="Text_20_body" style:list-style-name="L95"/>
    <style:style style:name="P84" style:family="paragraph" style:parent-style-name="Text_20_body" style:list-style-name="L96"/>
    <style:style style:name="P85" style:family="paragraph" style:parent-style-name="Text_20_body" style:list-style-name="L97"/>
    <style:style style:name="P86" style:family="paragraph" style:parent-style-name="Text_20_body" style:list-style-name="L98"/>
    <style:style style:name="P87" style:family="paragraph" style:parent-style-name="Text_20_body" style:list-style-name="L99"/>
    <style:style style:name="P88" style:family="paragraph" style:parent-style-name="Text_20_body" style:list-style-name="L100"/>
    <style:style style:name="P89" style:family="paragraph" style:parent-style-name="Text_20_body" style:list-style-name="L101"/>
    <style:style style:name="P90" style:family="paragraph" style:parent-style-name="Text_20_body" style:list-style-name="L102"/>
    <style:style style:name="P91" style:family="paragraph" style:parent-style-name="Text_20_body" style:list-style-name="L104"/>
    <style:style style:name="P92" style:family="paragraph" style:parent-style-name="Text_20_body" style:list-style-name="L105"/>
    <style:style style:name="P93" style:family="paragraph" style:parent-style-name="Text_20_body" style:list-style-name="L106"/>
    <style:style style:name="P94" style:family="paragraph" style:parent-style-name="Text_20_body" style:list-style-name="L107"/>
    <style:style style:name="P95" style:family="paragraph" style:parent-style-name="Text_20_body" style:list-style-name="L108"/>
    <style:style style:name="P96" style:family="paragraph" style:parent-style-name="Text_20_body" style:list-style-name="L109"/>
    <style:style style:name="P97" style:family="paragraph" style:parent-style-name="Text_20_body" style:list-style-name="L113"/>
    <style:style style:name="P98" style:family="paragraph" style:parent-style-name="Text_20_body" style:list-style-name="L114"/>
    <style:style style:name="P99" style:family="paragraph" style:parent-style-name="Text_20_body">
      <style:text-properties style:font-name="Atkinson Hyperlegible Next"/>
    </style:style>
    <style:style style:name="P100" style:family="paragraph" style:parent-style-name="Text_20_body" style:list-style-name="L1">
      <style:text-properties style:font-name="Atkinson Hyperlegible Next"/>
    </style:style>
    <style:style style:name="P101" style:family="paragraph" style:parent-style-name="Text_20_body" style:list-style-name="L2">
      <style:text-properties style:font-name="Atkinson Hyperlegible Next"/>
    </style:style>
    <style:style style:name="P102" style:family="paragraph" style:parent-style-name="Text_20_body" style:list-style-name="L3">
      <style:text-properties style:font-name="Atkinson Hyperlegible Next"/>
    </style:style>
    <style:style style:name="P103" style:family="paragraph" style:parent-style-name="Text_20_body" style:list-style-name="L4">
      <style:text-properties style:font-name="Atkinson Hyperlegible Next"/>
    </style:style>
    <style:style style:name="P104" style:family="paragraph" style:parent-style-name="Text_20_body" style:list-style-name="L5">
      <style:text-properties style:font-name="Atkinson Hyperlegible Next"/>
    </style:style>
    <style:style style:name="P105" style:family="paragraph" style:parent-style-name="Text_20_body" style:list-style-name="L6">
      <style:text-properties style:font-name="Atkinson Hyperlegible Next"/>
    </style:style>
    <style:style style:name="P106" style:family="paragraph" style:parent-style-name="Text_20_body" style:list-style-name="L7">
      <style:text-properties style:font-name="Atkinson Hyperlegible Next"/>
    </style:style>
    <style:style style:name="P107" style:family="paragraph" style:parent-style-name="Text_20_body" style:list-style-name="L8">
      <style:text-properties style:font-name="Atkinson Hyperlegible Next"/>
    </style:style>
    <style:style style:name="P108" style:family="paragraph" style:parent-style-name="Text_20_body" style:list-style-name="L9">
      <style:text-properties style:font-name="Atkinson Hyperlegible Next"/>
    </style:style>
    <style:style style:name="P109" style:family="paragraph" style:parent-style-name="Text_20_body" style:list-style-name="L10">
      <style:text-properties style:font-name="Atkinson Hyperlegible Next"/>
    </style:style>
    <style:style style:name="P110" style:family="paragraph" style:parent-style-name="Text_20_body" style:list-style-name="L11">
      <style:text-properties style:font-name="Atkinson Hyperlegible Next"/>
    </style:style>
    <style:style style:name="P111" style:family="paragraph" style:parent-style-name="Text_20_body" style:list-style-name="L12">
      <style:text-properties style:font-name="Atkinson Hyperlegible Next"/>
    </style:style>
    <style:style style:name="P112" style:family="paragraph" style:parent-style-name="Text_20_body" style:list-style-name="L103">
      <style:text-properties style:font-name="Atkinson Hyperlegible Next"/>
    </style:style>
    <style:style style:name="P113" style:family="paragraph" style:parent-style-name="Text_20_body" style:list-style-name="L110">
      <style:text-properties style:font-name="Atkinson Hyperlegible Next"/>
    </style:style>
    <style:style style:name="P114" style:family="paragraph" style:parent-style-name="Text_20_body" style:list-style-name="L111">
      <style:text-properties style:font-name="Atkinson Hyperlegible Next"/>
    </style:style>
    <style:style style:name="P115" style:family="paragraph" style:parent-style-name="Text_20_body" style:list-style-name="L112">
      <style:text-properties style:font-name="Atkinson Hyperlegible Next"/>
    </style:style>
    <style:style style:name="P116" style:family="paragraph" style:parent-style-name="Text_20_body" style:list-style-name="L115">
      <style:text-properties style:font-name="Atkinson Hyperlegible Next"/>
    </style:style>
    <style:style style:name="P117" style:family="paragraph" style:parent-style-name="Text_20_body" style:list-style-name="L116">
      <style:text-properties style:font-name="Atkinson Hyperlegible Next"/>
    </style:style>
    <style:style style:name="P118" style:family="paragraph" style:parent-style-name="Text_20_body" style:list-style-name="L13">
      <style:paragraph-properties fo:margin-top="0in" fo:margin-bottom="0in"/>
    </style:style>
    <style:style style:name="P119" style:family="paragraph" style:parent-style-name="Text_20_body" style:list-style-name="L14">
      <style:paragraph-properties fo:margin-top="0in" fo:margin-bottom="0in"/>
    </style:style>
    <style:style style:name="P120" style:family="paragraph" style:parent-style-name="Text_20_body" style:list-style-name="L15">
      <style:paragraph-properties fo:margin-top="0in" fo:margin-bottom="0in"/>
    </style:style>
    <style:style style:name="P121" style:family="paragraph" style:parent-style-name="Text_20_body" style:list-style-name="L16">
      <style:paragraph-properties fo:margin-top="0in" fo:margin-bottom="0in"/>
    </style:style>
    <style:style style:name="P122" style:family="paragraph" style:parent-style-name="Text_20_body" style:list-style-name="L17">
      <style:paragraph-properties fo:margin-top="0in" fo:margin-bottom="0in"/>
    </style:style>
    <style:style style:name="P123" style:family="paragraph" style:parent-style-name="Text_20_body" style:list-style-name="L18">
      <style:paragraph-properties fo:margin-top="0in" fo:margin-bottom="0in"/>
    </style:style>
    <style:style style:name="P124" style:family="paragraph" style:parent-style-name="Text_20_body" style:list-style-name="L19">
      <style:paragraph-properties fo:margin-top="0in" fo:margin-bottom="0in"/>
    </style:style>
    <style:style style:name="P125" style:family="paragraph" style:parent-style-name="Text_20_body" style:list-style-name="L20">
      <style:paragraph-properties fo:margin-top="0in" fo:margin-bottom="0in"/>
    </style:style>
    <style:style style:name="P126" style:family="paragraph" style:parent-style-name="Text_20_body" style:list-style-name="L21">
      <style:paragraph-properties fo:margin-top="0in" fo:margin-bottom="0in"/>
    </style:style>
    <style:style style:name="P127" style:family="paragraph" style:parent-style-name="Text_20_body" style:list-style-name="L22">
      <style:paragraph-properties fo:margin-top="0in" fo:margin-bottom="0in"/>
    </style:style>
    <style:style style:name="P128" style:family="paragraph" style:parent-style-name="Text_20_body" style:list-style-name="L23">
      <style:paragraph-properties fo:margin-top="0in" fo:margin-bottom="0in"/>
    </style:style>
    <style:style style:name="P129" style:family="paragraph" style:parent-style-name="Text_20_body" style:list-style-name="L24">
      <style:paragraph-properties fo:margin-top="0in" fo:margin-bottom="0in"/>
    </style:style>
    <style:style style:name="P130" style:family="paragraph" style:parent-style-name="Text_20_body" style:list-style-name="L25">
      <style:paragraph-properties fo:margin-top="0in" fo:margin-bottom="0in"/>
    </style:style>
    <style:style style:name="P131" style:family="paragraph" style:parent-style-name="Text_20_body" style:list-style-name="L26">
      <style:paragraph-properties fo:margin-top="0in" fo:margin-bottom="0in"/>
    </style:style>
    <style:style style:name="P132" style:family="paragraph" style:parent-style-name="Text_20_body" style:list-style-name="L27">
      <style:paragraph-properties fo:margin-top="0in" fo:margin-bottom="0in"/>
    </style:style>
    <style:style style:name="P133" style:family="paragraph" style:parent-style-name="Text_20_body" style:list-style-name="L28">
      <style:paragraph-properties fo:margin-top="0in" fo:margin-bottom="0in"/>
    </style:style>
    <style:style style:name="P134" style:family="paragraph" style:parent-style-name="Text_20_body" style:list-style-name="L29">
      <style:paragraph-properties fo:margin-top="0in" fo:margin-bottom="0in"/>
    </style:style>
    <style:style style:name="P135" style:family="paragraph" style:parent-style-name="Text_20_body" style:list-style-name="L30">
      <style:paragraph-properties fo:margin-top="0in" fo:margin-bottom="0in"/>
    </style:style>
    <style:style style:name="P136" style:family="paragraph" style:parent-style-name="Text_20_body" style:list-style-name="L31">
      <style:paragraph-properties fo:margin-top="0in" fo:margin-bottom="0in"/>
    </style:style>
    <style:style style:name="P137" style:family="paragraph" style:parent-style-name="Text_20_body" style:list-style-name="L32">
      <style:paragraph-properties fo:margin-top="0in" fo:margin-bottom="0in"/>
    </style:style>
    <style:style style:name="P138" style:family="paragraph" style:parent-style-name="Text_20_body" style:list-style-name="L33">
      <style:paragraph-properties fo:margin-top="0in" fo:margin-bottom="0in"/>
    </style:style>
    <style:style style:name="P139" style:family="paragraph" style:parent-style-name="Text_20_body" style:list-style-name="L35">
      <style:paragraph-properties fo:margin-top="0in" fo:margin-bottom="0in"/>
    </style:style>
    <style:style style:name="P140" style:family="paragraph" style:parent-style-name="Text_20_body" style:list-style-name="L36">
      <style:paragraph-properties fo:margin-top="0in" fo:margin-bottom="0in"/>
    </style:style>
    <style:style style:name="P141" style:family="paragraph" style:parent-style-name="Text_20_body" style:list-style-name="L37">
      <style:paragraph-properties fo:margin-top="0in" fo:margin-bottom="0in"/>
    </style:style>
    <style:style style:name="P142" style:family="paragraph" style:parent-style-name="Text_20_body" style:list-style-name="L38">
      <style:paragraph-properties fo:margin-top="0in" fo:margin-bottom="0in"/>
    </style:style>
    <style:style style:name="P143" style:family="paragraph" style:parent-style-name="Text_20_body" style:list-style-name="L39">
      <style:paragraph-properties fo:margin-top="0in" fo:margin-bottom="0in"/>
    </style:style>
    <style:style style:name="P144" style:family="paragraph" style:parent-style-name="Text_20_body" style:list-style-name="L40">
      <style:paragraph-properties fo:margin-top="0in" fo:margin-bottom="0in"/>
    </style:style>
    <style:style style:name="P145" style:family="paragraph" style:parent-style-name="Text_20_body" style:list-style-name="L41">
      <style:paragraph-properties fo:margin-top="0in" fo:margin-bottom="0in"/>
    </style:style>
    <style:style style:name="P146" style:family="paragraph" style:parent-style-name="Text_20_body" style:list-style-name="L42">
      <style:paragraph-properties fo:margin-top="0in" fo:margin-bottom="0in"/>
    </style:style>
    <style:style style:name="P147" style:family="paragraph" style:parent-style-name="Text_20_body" style:list-style-name="L43">
      <style:paragraph-properties fo:margin-top="0in" fo:margin-bottom="0in"/>
    </style:style>
    <style:style style:name="P148" style:family="paragraph" style:parent-style-name="Text_20_body" style:list-style-name="L44">
      <style:paragraph-properties fo:margin-top="0in" fo:margin-bottom="0in"/>
    </style:style>
    <style:style style:name="P149" style:family="paragraph" style:parent-style-name="Text_20_body" style:list-style-name="L45">
      <style:paragraph-properties fo:margin-top="0in" fo:margin-bottom="0in"/>
    </style:style>
    <style:style style:name="P150" style:family="paragraph" style:parent-style-name="Text_20_body" style:list-style-name="L46">
      <style:paragraph-properties fo:margin-top="0in" fo:margin-bottom="0in"/>
    </style:style>
    <style:style style:name="P151" style:family="paragraph" style:parent-style-name="Text_20_body" style:list-style-name="L47">
      <style:paragraph-properties fo:margin-top="0in" fo:margin-bottom="0in"/>
    </style:style>
    <style:style style:name="P152" style:family="paragraph" style:parent-style-name="Text_20_body" style:list-style-name="L48">
      <style:paragraph-properties fo:margin-top="0in" fo:margin-bottom="0in"/>
    </style:style>
    <style:style style:name="P153" style:family="paragraph" style:parent-style-name="Text_20_body" style:list-style-name="L49">
      <style:paragraph-properties fo:margin-top="0in" fo:margin-bottom="0in"/>
    </style:style>
    <style:style style:name="P154" style:family="paragraph" style:parent-style-name="Text_20_body" style:list-style-name="L50">
      <style:paragraph-properties fo:margin-top="0in" fo:margin-bottom="0in"/>
    </style:style>
    <style:style style:name="P155" style:family="paragraph" style:parent-style-name="Text_20_body" style:list-style-name="L51">
      <style:paragraph-properties fo:margin-top="0in" fo:margin-bottom="0in"/>
    </style:style>
    <style:style style:name="P156" style:family="paragraph" style:parent-style-name="Text_20_body" style:list-style-name="L52">
      <style:paragraph-properties fo:margin-top="0in" fo:margin-bottom="0in"/>
    </style:style>
    <style:style style:name="P157" style:family="paragraph" style:parent-style-name="Text_20_body" style:list-style-name="L53">
      <style:paragraph-properties fo:margin-top="0in" fo:margin-bottom="0in"/>
    </style:style>
    <style:style style:name="P158" style:family="paragraph" style:parent-style-name="Text_20_body" style:list-style-name="L54">
      <style:paragraph-properties fo:margin-top="0in" fo:margin-bottom="0in"/>
    </style:style>
    <style:style style:name="P159" style:family="paragraph" style:parent-style-name="Text_20_body" style:list-style-name="L55">
      <style:paragraph-properties fo:margin-top="0in" fo:margin-bottom="0in"/>
    </style:style>
    <style:style style:name="P160" style:family="paragraph" style:parent-style-name="Text_20_body" style:list-style-name="L56">
      <style:paragraph-properties fo:margin-top="0in" fo:margin-bottom="0in"/>
    </style:style>
    <style:style style:name="P161" style:family="paragraph" style:parent-style-name="Text_20_body" style:list-style-name="L57">
      <style:paragraph-properties fo:margin-top="0in" fo:margin-bottom="0in"/>
    </style:style>
    <style:style style:name="P162" style:family="paragraph" style:parent-style-name="Text_20_body" style:list-style-name="L58">
      <style:paragraph-properties fo:margin-top="0in" fo:margin-bottom="0in"/>
    </style:style>
    <style:style style:name="P163" style:family="paragraph" style:parent-style-name="Text_20_body" style:list-style-name="L59">
      <style:paragraph-properties fo:margin-top="0in" fo:margin-bottom="0in"/>
    </style:style>
    <style:style style:name="P164" style:family="paragraph" style:parent-style-name="Text_20_body" style:list-style-name="L60">
      <style:paragraph-properties fo:margin-top="0in" fo:margin-bottom="0in"/>
    </style:style>
    <style:style style:name="P165" style:family="paragraph" style:parent-style-name="Text_20_body" style:list-style-name="L61">
      <style:paragraph-properties fo:margin-top="0in" fo:margin-bottom="0in"/>
    </style:style>
    <style:style style:name="P166" style:family="paragraph" style:parent-style-name="Text_20_body" style:list-style-name="L62">
      <style:paragraph-properties fo:margin-top="0in" fo:margin-bottom="0in"/>
    </style:style>
    <style:style style:name="P167" style:family="paragraph" style:parent-style-name="Text_20_body" style:list-style-name="L63">
      <style:paragraph-properties fo:margin-top="0in" fo:margin-bottom="0in"/>
    </style:style>
    <style:style style:name="P168" style:family="paragraph" style:parent-style-name="Text_20_body" style:list-style-name="L64">
      <style:paragraph-properties fo:margin-top="0in" fo:margin-bottom="0in"/>
    </style:style>
    <style:style style:name="P169" style:family="paragraph" style:parent-style-name="Text_20_body" style:list-style-name="L65">
      <style:paragraph-properties fo:margin-top="0in" fo:margin-bottom="0in"/>
    </style:style>
    <style:style style:name="P170" style:family="paragraph" style:parent-style-name="Text_20_body" style:list-style-name="L66">
      <style:paragraph-properties fo:margin-top="0in" fo:margin-bottom="0in"/>
    </style:style>
    <style:style style:name="P171" style:family="paragraph" style:parent-style-name="Text_20_body" style:list-style-name="L67">
      <style:paragraph-properties fo:margin-top="0in" fo:margin-bottom="0in"/>
    </style:style>
    <style:style style:name="P172" style:family="paragraph" style:parent-style-name="Text_20_body" style:list-style-name="L68">
      <style:paragraph-properties fo:margin-top="0in" fo:margin-bottom="0in"/>
    </style:style>
    <style:style style:name="P173" style:family="paragraph" style:parent-style-name="Text_20_body" style:list-style-name="L69">
      <style:paragraph-properties fo:margin-top="0in" fo:margin-bottom="0in"/>
    </style:style>
    <style:style style:name="P174" style:family="paragraph" style:parent-style-name="Text_20_body" style:list-style-name="L70">
      <style:paragraph-properties fo:margin-top="0in" fo:margin-bottom="0in"/>
    </style:style>
    <style:style style:name="P175" style:family="paragraph" style:parent-style-name="Text_20_body" style:list-style-name="L71">
      <style:paragraph-properties fo:margin-top="0in" fo:margin-bottom="0in"/>
    </style:style>
    <style:style style:name="P176" style:family="paragraph" style:parent-style-name="Text_20_body" style:list-style-name="L74">
      <style:paragraph-properties fo:margin-top="0in" fo:margin-bottom="0in"/>
    </style:style>
    <style:style style:name="P177" style:family="paragraph" style:parent-style-name="Text_20_body" style:list-style-name="L75">
      <style:paragraph-properties fo:margin-top="0in" fo:margin-bottom="0in"/>
    </style:style>
    <style:style style:name="P178" style:family="paragraph" style:parent-style-name="Text_20_body" style:list-style-name="L76">
      <style:paragraph-properties fo:margin-top="0in" fo:margin-bottom="0in"/>
    </style:style>
    <style:style style:name="P179" style:family="paragraph" style:parent-style-name="Text_20_body" style:list-style-name="L77">
      <style:paragraph-properties fo:margin-top="0in" fo:margin-bottom="0in"/>
    </style:style>
    <style:style style:name="P180" style:family="paragraph" style:parent-style-name="Text_20_body" style:list-style-name="L78">
      <style:paragraph-properties fo:margin-top="0in" fo:margin-bottom="0in"/>
    </style:style>
    <style:style style:name="P181" style:family="paragraph" style:parent-style-name="Text_20_body" style:list-style-name="L79">
      <style:paragraph-properties fo:margin-top="0in" fo:margin-bottom="0in"/>
    </style:style>
    <style:style style:name="P182" style:family="paragraph" style:parent-style-name="Text_20_body" style:list-style-name="L80">
      <style:paragraph-properties fo:margin-top="0in" fo:margin-bottom="0in"/>
    </style:style>
    <style:style style:name="P183" style:family="paragraph" style:parent-style-name="Text_20_body" style:list-style-name="L81">
      <style:paragraph-properties fo:margin-top="0in" fo:margin-bottom="0in"/>
    </style:style>
    <style:style style:name="P184" style:family="paragraph" style:parent-style-name="Text_20_body" style:list-style-name="L82">
      <style:paragraph-properties fo:margin-top="0in" fo:margin-bottom="0in"/>
    </style:style>
    <style:style style:name="P185" style:family="paragraph" style:parent-style-name="Text_20_body" style:list-style-name="L83">
      <style:paragraph-properties fo:margin-top="0in" fo:margin-bottom="0in"/>
    </style:style>
    <style:style style:name="P186" style:family="paragraph" style:parent-style-name="Text_20_body" style:list-style-name="L84">
      <style:paragraph-properties fo:margin-top="0in" fo:margin-bottom="0in"/>
    </style:style>
    <style:style style:name="P187" style:family="paragraph" style:parent-style-name="Text_20_body" style:list-style-name="L85">
      <style:paragraph-properties fo:margin-top="0in" fo:margin-bottom="0in"/>
    </style:style>
    <style:style style:name="P188" style:family="paragraph" style:parent-style-name="Text_20_body" style:list-style-name="L86">
      <style:paragraph-properties fo:margin-top="0in" fo:margin-bottom="0in"/>
    </style:style>
    <style:style style:name="P189" style:family="paragraph" style:parent-style-name="Text_20_body" style:list-style-name="L87">
      <style:paragraph-properties fo:margin-top="0in" fo:margin-bottom="0in"/>
    </style:style>
    <style:style style:name="P190" style:family="paragraph" style:parent-style-name="Text_20_body" style:list-style-name="L88">
      <style:paragraph-properties fo:margin-top="0in" fo:margin-bottom="0in"/>
    </style:style>
    <style:style style:name="P191" style:family="paragraph" style:parent-style-name="Text_20_body" style:list-style-name="L89">
      <style:paragraph-properties fo:margin-top="0in" fo:margin-bottom="0in"/>
    </style:style>
    <style:style style:name="P192" style:family="paragraph" style:parent-style-name="Text_20_body" style:list-style-name="L90">
      <style:paragraph-properties fo:margin-top="0in" fo:margin-bottom="0in"/>
    </style:style>
    <style:style style:name="P193" style:family="paragraph" style:parent-style-name="Text_20_body" style:list-style-name="L91">
      <style:paragraph-properties fo:margin-top="0in" fo:margin-bottom="0in"/>
    </style:style>
    <style:style style:name="P194" style:family="paragraph" style:parent-style-name="Text_20_body" style:list-style-name="L92">
      <style:paragraph-properties fo:margin-top="0in" fo:margin-bottom="0in"/>
    </style:style>
    <style:style style:name="P195" style:family="paragraph" style:parent-style-name="Text_20_body" style:list-style-name="L93">
      <style:paragraph-properties fo:margin-top="0in" fo:margin-bottom="0in"/>
    </style:style>
    <style:style style:name="P196" style:family="paragraph" style:parent-style-name="Text_20_body" style:list-style-name="L94">
      <style:paragraph-properties fo:margin-top="0in" fo:margin-bottom="0in"/>
    </style:style>
    <style:style style:name="P197" style:family="paragraph" style:parent-style-name="Text_20_body" style:list-style-name="L95">
      <style:paragraph-properties fo:margin-top="0in" fo:margin-bottom="0in"/>
    </style:style>
    <style:style style:name="P198" style:family="paragraph" style:parent-style-name="Text_20_body" style:list-style-name="L96">
      <style:paragraph-properties fo:margin-top="0in" fo:margin-bottom="0in"/>
    </style:style>
    <style:style style:name="P199" style:family="paragraph" style:parent-style-name="Text_20_body" style:list-style-name="L97">
      <style:paragraph-properties fo:margin-top="0in" fo:margin-bottom="0in"/>
    </style:style>
    <style:style style:name="P200" style:family="paragraph" style:parent-style-name="Text_20_body" style:list-style-name="L98">
      <style:paragraph-properties fo:margin-top="0in" fo:margin-bottom="0in"/>
    </style:style>
    <style:style style:name="P201" style:family="paragraph" style:parent-style-name="Text_20_body" style:list-style-name="L99">
      <style:paragraph-properties fo:margin-top="0in" fo:margin-bottom="0in"/>
    </style:style>
    <style:style style:name="P202" style:family="paragraph" style:parent-style-name="Text_20_body" style:list-style-name="L100">
      <style:paragraph-properties fo:margin-top="0in" fo:margin-bottom="0in"/>
    </style:style>
    <style:style style:name="P203" style:family="paragraph" style:parent-style-name="Text_20_body" style:list-style-name="L101">
      <style:paragraph-properties fo:margin-top="0in" fo:margin-bottom="0in"/>
    </style:style>
    <style:style style:name="P204" style:family="paragraph" style:parent-style-name="Text_20_body" style:list-style-name="L102">
      <style:paragraph-properties fo:margin-top="0in" fo:margin-bottom="0in"/>
    </style:style>
    <style:style style:name="P205" style:family="paragraph" style:parent-style-name="Text_20_body" style:list-style-name="L104">
      <style:paragraph-properties fo:margin-top="0in" fo:margin-bottom="0in"/>
    </style:style>
    <style:style style:name="P206" style:family="paragraph" style:parent-style-name="Text_20_body" style:list-style-name="L105">
      <style:paragraph-properties fo:margin-top="0in" fo:margin-bottom="0in"/>
    </style:style>
    <style:style style:name="P207" style:family="paragraph" style:parent-style-name="Text_20_body" style:list-style-name="L106">
      <style:paragraph-properties fo:margin-top="0in" fo:margin-bottom="0in"/>
    </style:style>
    <style:style style:name="P208" style:family="paragraph" style:parent-style-name="Text_20_body" style:list-style-name="L107">
      <style:paragraph-properties fo:margin-top="0in" fo:margin-bottom="0in"/>
    </style:style>
    <style:style style:name="P209" style:family="paragraph" style:parent-style-name="Text_20_body" style:list-style-name="L108">
      <style:paragraph-properties fo:margin-top="0in" fo:margin-bottom="0in"/>
    </style:style>
    <style:style style:name="P210" style:family="paragraph" style:parent-style-name="Text_20_body" style:list-style-name="L109">
      <style:paragraph-properties fo:margin-top="0in" fo:margin-bottom="0in"/>
    </style:style>
    <style:style style:name="P211" style:family="paragraph" style:parent-style-name="Text_20_body" style:list-style-name="L113">
      <style:paragraph-properties fo:margin-top="0in" fo:margin-bottom="0in"/>
    </style:style>
    <style:style style:name="P212" style:family="paragraph" style:parent-style-name="Text_20_body" style:list-style-name="L114">
      <style:paragraph-properties fo:margin-top="0in" fo:margin-bottom="0in"/>
    </style:style>
    <style:style style:name="P213" style:family="paragraph" style:parent-style-name="Text_20_body">
      <style:paragraph-properties fo:margin-top="0in" fo:margin-bottom="0in"/>
      <style:text-properties style:font-name="Atkinson Hyperlegible Next"/>
    </style:style>
    <style:style style:name="P214" style:family="paragraph" style:parent-style-name="Text_20_body" style:list-style-name="L1">
      <style:paragraph-properties fo:margin-top="0in" fo:margin-bottom="0in"/>
      <style:text-properties style:font-name="Atkinson Hyperlegible Next"/>
    </style:style>
    <style:style style:name="P215" style:family="paragraph" style:parent-style-name="Text_20_body" style:list-style-name="L2">
      <style:paragraph-properties fo:margin-top="0in" fo:margin-bottom="0in"/>
      <style:text-properties style:font-name="Atkinson Hyperlegible Next"/>
    </style:style>
    <style:style style:name="P216" style:family="paragraph" style:parent-style-name="Text_20_body" style:list-style-name="L3">
      <style:paragraph-properties fo:margin-top="0in" fo:margin-bottom="0in"/>
      <style:text-properties style:font-name="Atkinson Hyperlegible Next"/>
    </style:style>
    <style:style style:name="P217" style:family="paragraph" style:parent-style-name="Text_20_body" style:list-style-name="L4">
      <style:paragraph-properties fo:margin-top="0in" fo:margin-bottom="0in"/>
      <style:text-properties style:font-name="Atkinson Hyperlegible Next"/>
    </style:style>
    <style:style style:name="P218" style:family="paragraph" style:parent-style-name="Text_20_body" style:list-style-name="L5">
      <style:paragraph-properties fo:margin-top="0in" fo:margin-bottom="0in"/>
      <style:text-properties style:font-name="Atkinson Hyperlegible Next"/>
    </style:style>
    <style:style style:name="P219" style:family="paragraph" style:parent-style-name="Text_20_body" style:list-style-name="L6">
      <style:paragraph-properties fo:margin-top="0in" fo:margin-bottom="0in"/>
      <style:text-properties style:font-name="Atkinson Hyperlegible Next"/>
    </style:style>
    <style:style style:name="P220" style:family="paragraph" style:parent-style-name="Text_20_body" style:list-style-name="L7">
      <style:paragraph-properties fo:margin-top="0in" fo:margin-bottom="0in"/>
      <style:text-properties style:font-name="Atkinson Hyperlegible Next"/>
    </style:style>
    <style:style style:name="P221" style:family="paragraph" style:parent-style-name="Text_20_body" style:list-style-name="L8">
      <style:paragraph-properties fo:margin-top="0in" fo:margin-bottom="0in"/>
      <style:text-properties style:font-name="Atkinson Hyperlegible Next"/>
    </style:style>
    <style:style style:name="P222" style:family="paragraph" style:parent-style-name="Text_20_body" style:list-style-name="L9">
      <style:paragraph-properties fo:margin-top="0in" fo:margin-bottom="0in"/>
      <style:text-properties style:font-name="Atkinson Hyperlegible Next"/>
    </style:style>
    <style:style style:name="P223" style:family="paragraph" style:parent-style-name="Text_20_body" style:list-style-name="L10">
      <style:paragraph-properties fo:margin-top="0in" fo:margin-bottom="0in"/>
      <style:text-properties style:font-name="Atkinson Hyperlegible Next"/>
    </style:style>
    <style:style style:name="P224" style:family="paragraph" style:parent-style-name="Text_20_body" style:list-style-name="L11">
      <style:paragraph-properties fo:margin-top="0in" fo:margin-bottom="0in"/>
      <style:text-properties style:font-name="Atkinson Hyperlegible Next"/>
    </style:style>
    <style:style style:name="P225" style:family="paragraph" style:parent-style-name="Text_20_body" style:list-style-name="L12">
      <style:paragraph-properties fo:margin-top="0in" fo:margin-bottom="0in"/>
      <style:text-properties style:font-name="Atkinson Hyperlegible Next"/>
    </style:style>
    <style:style style:name="P226" style:family="paragraph" style:parent-style-name="Text_20_body" style:list-style-name="L51">
      <style:paragraph-properties fo:margin-top="0in" fo:margin-bottom="0in"/>
      <style:text-properties style:font-name="Atkinson Hyperlegible Next"/>
    </style:style>
    <style:style style:name="P227" style:family="paragraph" style:parent-style-name="Text_20_body" style:list-style-name="L70">
      <style:paragraph-properties fo:margin-top="0in" fo:margin-bottom="0in"/>
      <style:text-properties style:font-name="Atkinson Hyperlegible Next"/>
    </style:style>
    <style:style style:name="P228" style:family="paragraph" style:parent-style-name="Text_20_body" style:list-style-name="L103">
      <style:paragraph-properties fo:margin-top="0in" fo:margin-bottom="0in"/>
      <style:text-properties style:font-name="Atkinson Hyperlegible Next"/>
    </style:style>
    <style:style style:name="P229" style:family="paragraph" style:parent-style-name="Text_20_body" style:list-style-name="L112">
      <style:paragraph-properties fo:margin-top="0in" fo:margin-bottom="0in"/>
      <style:text-properties style:font-name="Atkinson Hyperlegible Next"/>
    </style:style>
    <style:style style:name="P230" style:family="paragraph" style:parent-style-name="Text_20_body" style:list-style-name="L115">
      <style:paragraph-properties fo:margin-top="0in" fo:margin-bottom="0in"/>
      <style:text-properties style:font-name="Atkinson Hyperlegible Next"/>
    </style:style>
    <style:style style:name="P231" style:family="paragraph" style:parent-style-name="Text_20_body" style:list-style-name="L116">
      <style:paragraph-properties fo:margin-top="0in" fo:margin-bottom="0in"/>
      <style:text-properties style:font-name="Atkinson Hyperlegible Next"/>
    </style:style>
    <style:style style:name="P232" style:family="paragraph" style:parent-style-name="Text_20_body">
      <style:paragraph-properties style:writing-mode="lr-tb"/>
      <style:text-properties style:font-name="Atkinson Hyperlegible Next"/>
    </style:style>
    <style:style style:name="P233" style:family="paragraph" style:parent-style-name="Standard">
      <style:text-properties style:font-name="Atkinson Hyperlegible Next"/>
    </style:style>
    <style:style style:name="P234" style:family="paragraph" style:parent-style-name="Standard">
      <style:paragraph-properties fo:margin-top="0in" fo:margin-bottom="0.1965in"/>
      <style:text-properties style:font-name="Atkinson Hyperlegible Next"/>
    </style:style>
    <style:style style:name="P235" style:family="paragraph" style:parent-style-name="Horizontal_20_Line">
      <style:text-properties style:font-name="Atkinson Hyperlegible Next"/>
    </style:style>
    <style:style style:name="P236" style:family="paragraph" style:parent-style-name="Heading_20_1">
      <style:text-properties style:font-name="Atkinson Hyperlegible Next"/>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Gemini Advanced </text:p>
      <text:p text:style-name="P233">2.5 Pro (experimental)</text:p>
      <text:p text:style-name="P234">Percakapan baru</text:p>
      <text:h text:style-name="P236" text:outline-level="1">Terbaru </text:h>
      <text:section text:style-name="Sect1" text:name="conversations-list-0">
        <text:p text:style-name="P213">[+8] Buku Evolusi Game Komputer </text:p>
        <text:p text:style-name="P213">[+4] PASC - Desktop Lazarus </text:p>
        <text:p text:style-name="P213">[@7] Buku X/Twitter </text:p>
        <text:p text:style-name="P213">[+6 ] Kerangka Buku Amazon </text:p>
        <text:p text:style-name="P213">[+] FUTRE - Mencetak Organ Tubuh: Harapan Baru Medis </text:p>
        <text:p text:style-name="P213">Lainnya</text:p>
      </text:section>
      <text:h text:style-name="P236" text:outline-level="1">Gem</text:h>
      <text:p text:style-name="P213">Pencari ide</text:p>
      <text:p text:style-name="P213">Konsultan karier</text:p>
      <text:p text:style-name="P213">Partner coding</text:p>
      <text:p text:style-name="P213">Lainnya</text:p>
      <text:p text:style-name="P213">Pengelola Gem</text:p>
      <text:p text:style-name="P213">Bantuan</text:p>
      <text:p text:style-name="P213">Aktivitas</text:p>
      <text:p text:style-name="P213">Setelan</text:p>
      <text:p text:style-name="P99">Kota Medan, Sumatera Utara, Indonesia <text:line-break/>Dari alamat IP Anda • Perbarui lokasi</text:p>
      <text:h text:style-name="P236" text:outline-level="1">Percakapan dengan Gemini</text:h>
      <text:section text:style-name="Sect1" text:name="chat-history">
        <text:p text:style-name="P99"/>
        <text:section text:style-name="Sect1" text:name="62409b4181dc8ccd">
          <text:p text:style-name="P99"/>
          <text:section text:style-name="Sect1" text:name="user-query-content-0">
            <text:p text:style-name="P232">buatkan saya outline bab dan subbab sebuah buku nonfiksi yang membahas [twitter/x ] dari sejarah awal,perkembangan,teknologi unggulan,teknologi dihentikan/gagal dan inovasi masa depan dari [ twitter/x ] . buku ini ditujukan  untuk masyarakat umum, tambahkan saran gaya bahasa penulisan dan tips tambahan untuk memperkaya bobot buku </text:p>
          </text:section>
          <text:p text:style-name="P213"><text:soft-page-break/>Tampilkan alur berpikir</text:p>
          <text:section text:style-name="Sect2" text:name="model-response-message-contentr_62409b4181dc8ccd">
            <text:p text:style-name="P99">Tentu, ini adalah draf outline bab dan sub-bab untuk buku nonfiksi tentang Twitter/X yang ditujukan untuk masyarakat umum, beserta saran gaya penulisan dan tips tambahan:</text:p>
            <text:p text:style-name="Text_20_body"><text:span text:style-name="Strong_20_Emphasis"><text:span text:style-name="T1">Judul Buku (Saran):</text:span></text:span></text:p>
            <text:list xml:id="list435375358735485409" text:style-name="L1">
              <text:list-item>
                <text:p text:style-name="P214">X: Dari Cuitan 140 Karakter Menuju Aplikasi Segalanya </text:p>
              </text:list-item>
              <text:list-item>
                <text:p text:style-name="P214">Jejak X: Evolusi, Kontroversi, dan Masa Depan Platform yang Mengubah Dunia </text:p>
              </text:list-item>
              <text:list-item>
                <text:p text:style-name="P100">Twitter ke X: Sejarah Lengkap Burung Biru yang Bertransformasi </text:p>
              </text:list-item>
            </text:list>
            <text:p text:style-name="P235"/>
            <text:p text:style-name="Text_20_body"><text:span text:style-name="Strong_20_Emphasis"><text:span text:style-name="T1">Outline Buku</text:span></text:span></text:p>
            <text:p text:style-name="Text_20_body"><text:span text:style-name="Strong_20_Emphasis"><text:span text:style-name="T1">Pendahuluan: Mengapa Twitter/X Penting?</text:span></text:span></text:p>
            <text:list xml:id="list2593047371068379209" text:style-name="L2">
              <text:list-item>
                <text:p text:style-name="P215">Hook: Fenomena komunikasi singkat yang mendunia. </text:p>
              </text:list-item>
              <text:list-item>
                <text:p text:style-name="P215">Sekilas Perjalanan: Dari ide sederhana menjadi platform ambisius "X". </text:p>
              </text:list-item>
              <text:list-item>
                <text:p text:style-name="P215">Relevansi: Bagaimana platform ini menyentuh kehidupan sehari-hari, politik, budaya, dan bisnis. </text:p>
              </text:list-item>
              <text:list-item>
                <text:p text:style-name="P101">Peta Jalan Buku: Apa yang akan dibahas dan mengapa ini menarik bagi pembaca umum. </text:p>
              </text:list-item>
            </text:list>
            <text:p text:style-name="Text_20_body"><text:span text:style-name="Strong_20_Emphasis"><text:span text:style-name="T1">Bab 1: Kelahiran Sang Burung Biru (2006-2007)</text:span></text:span></text:p>
            <text:list xml:id="list3307765156072499973" text:style-name="L3">
              <text:list-item>
                <text:p text:style-name="P216">1.1 Ide Awal: Proyek sampingan di dalam perusahaan podcast Odeo. </text:p>
              </text:list-item>
              <text:list-item>
                <text:p text:style-name="P216">1.2 Para Pendiri: Kisah Jack Dorsey, Evan Williams, Biz Stone, dan Noah Glass. </text:p>
              </text:list-item>
              <text:list-item>
                <text:p text:style-name="P216">1.3 Konsep Awal: SMS di Internet, Batasan 140 Karakter (dan alasannya). </text:p>
              </text:list-item>
              <text:list-item>
                <text:p text:style-name="P216">1.4 Peluncuran "Twttr": Respon awal dan tantangan teknis pertama. </text:p>
              </text:list-item>
              <text:list-item>
                <text:p text:style-name="P102">1.5 Pemilihan Nama "Twitter": Filosofi di balik nama dan logo burung biru ikonik. </text:p>
              </text:list-item>
            </text:list>
            <text:p text:style-name="Text_20_body"><text:span text:style-name="Strong_20_Emphasis"><text:span text:style-name="T1">Bab 2: Lepas Landas dan Menemukan Jati Diri (2007-2010)</text:span></text:span></text:p>
            <text:list xml:id="list7355612830048360898" text:style-name="L4">
              <text:list-item>
                <text:p text:style-name="P217">2.1 Momen SXSW 2007: Titik balik popularitas massal. </text:p>
              </text:list-item>
              <text:list-item>
                <text:p text:style-name="P217">2.2 Kemunculan Fitur Organik yang Ikonik: </text:p>
                <text:list>
                  <text:list-item>
                    <text:p text:style-name="P217">2.2.1 Hashtag (#): Dari usulan pengguna menjadi fitur global. </text:p>
                  </text:list-item>
                  <text:list-item>
                    <text:p text:style-name="P217">2.2.2 Retweet (RT): Amplifikasi suara dan penyebaran informasi. </text:p>
                  </text:list-item>
                  <text:list-item>
                    <text:p text:style-name="P217">2.2.3 @Replies dan Mentions: Membangun percakapan publik. </text:p>
                  </text:list-item>
                </text:list>
              </text:list-item>
              <text:list-item>
                <text:p text:style-name="P217">2.3 Twitter sebagai Sumber Berita Real-time: Peristiwa dunia yang diliput langsung oleh pengguna. </text:p>
              </text:list-item>
              <text:list-item>
                <text:p text:style-name="P103"><text:soft-page-break/>2.4 Tantangan Pertumbuhan: Skalabilitas, "Fail Whale", dan upaya menjaga platform tetap online. </text:p>
              </text:list-item>
            </text:list>
            <text:p text:style-name="Text_20_body"><text:span text:style-name="Strong_20_Emphasis"><text:span text:style-name="T1">Bab 3: Evolusi Teknologi dan Fitur Inti</text:span></text:span></text:p>
            <text:list xml:id="list979661130000235193" text:style-name="L5">
              <text:list-item>
                <text:p text:style-name="P218">3.1 Pengembangan Antarmuka Pengguna: Dari timeline sederhana ke pengalaman yang lebih kaya. </text:p>
              </text:list-item>
              <text:list-item>
                <text:p text:style-name="P218">3.2 Pengenalan API (Application Programming Interface): Membuka pintu bagi ekosistem aplikasi pihak ketiga (dan dampaknya). </text:p>
              </text:list-item>
              <text:list-item>
                <text:p text:style-name="P218">3.3 Algoritma Timeline: Pergeseran dari urutan kronologis murni ke timeline yang dipersonalisasi (pro dan kontra). </text:p>
              </text:list-item>
              <text:list-item>
                <text:p text:style-name="P218">3.4 Teknologi di Balik Layar (dijelaskan secara sederhana): Infrastruktur server, database, penanganan traffic masif. </text:p>
              </text:list-item>
              <text:list-item>
                <text:p text:style-name="P104">3.5 Fitur Unggulan yang Bertahan: Direct Message (DM), Trends, Polling, Lists, Moments (dan evolusinya). </text:p>
              </text:list-item>
            </text:list>
            <text:p text:style-name="Text_20_body"><text:span text:style-name="Strong_20_Emphasis"><text:span text:style-name="T1">Bab 4: Inovasi, Eksperimen, dan Jalan Buntu</text:span></text:span></text:p>
            <text:list xml:id="list6196155240790959784" text:style-name="L6">
              <text:list-item>
                <text:p text:style-name="P219">4.1 Akuisisi dan Penutupan Vine: Kisah sukses dan matinya platform video 6 detik. </text:p>
              </text:list-item>
              <text:list-item>
                <text:p text:style-name="P219">4.2 Periscope: Merintis live streaming mobile dan integrasinya ke Twitter. </text:p>
              </text:list-item>
              <text:list-item>
                <text:p text:style-name="P219">4.3 Kegagalan Fleets: Upaya meniru format "Stories" dan alasan mengapa tidak berhasil. </text:p>
              </text:list-item>
              <text:list-item>
                <text:p text:style-name="P219">4.4 Fitur Lain yang Dihentikan atau Kurang Populer: Twitter Music, #Music app, dll. </text:p>
              </text:list-item>
              <text:list-item>
                <text:p text:style-name="P105">4.5 Pelajaran dari Eksperimen: Mengapa beberapa inovasi berhasil dan yang lain gagal di ekosistem Twitter? </text:p>
              </text:list-item>
            </text:list>
            <text:p text:style-name="Text_20_body"><text:span text:style-name="Strong_20_Emphasis"><text:span text:style-name="T1">Bab 5: Era Elon Musk dan Transformasi Menjadi X (2022-Sekarang)</text:span></text:span></text:p>
            <text:list xml:id="list8243935918575142339" text:style-name="L7">
              <text:list-item>
                <text:p text:style-name="P220">5.1 Drama Akuisisi: Tawaran, penolakan, gugatan, hingga kesepakatan final. </text:p>
              </text:list-item>
              <text:list-item>
                <text:p text:style-name="P220">5.2 Perubahan Kepemimpinan dan Kultur Perusahaan: PHK massal, perombakan manajemen. </text:p>
              </text:list-item>
              <text:list-item>
                <text:p text:style-name="P220">5.3 Kebijakan Kontroversial: Moderasi konten, pemulihan akun yang diblokir, verifikasi berbayar (Twitter Blue/X Premium). </text:p>
              </text:list-item>
              <text:list-item>
                <text:p text:style-name="P220">5.4 Rebranding Total: Penghapusan nama Twitter dan logo burung biru, menjadi "X". </text:p>
              </text:list-item>
              <text:list-item>
                <text:p text:style-name="P220">5.5 Visi "The Everything App": Ambisi melampaui media sosial (pembayaran, video panjang, dll.). </text:p>
              </text:list-item>
              <text:list-item>
                <text:p text:style-name="P106">5.6 Dampak Awal Transformasi: Reaksi pengguna, pengiklan, dan lanskap <text:soft-page-break/>kompetisi. </text:p>
              </text:list-item>
            </text:list>
            <text:p text:style-name="Text_20_body"><text:span text:style-name="Strong_20_Emphasis"><text:span text:style-name="T1">Bab 6: Teknologi dan Inovasi di Era X</text:span></text:span></text:p>
            <text:list xml:id="list6030331736602360520" text:style-name="L8">
              <text:list-item>
                <text:p text:style-name="P221">6.1 Fokus pada Kreator Konten: Monetisasi, langganan, pembagian pendapatan iklan. </text:p>
              </text:list-item>
              <text:list-item>
                <text:p text:style-name="P221">6.2 Pengembangan Fitur Baru: Artikel panjang (Notes), Spaces (audio chat), Panggilan Audio/Video. </text:p>
              </text:list-item>
              <text:list-item>
                <text:p text:style-name="P221">6.3 Peran Kecerdasan Buatan (AI): Grok AI, personalisasi konten, moderasi otomatis. </text:p>
              </text:list-item>
              <text:list-item>
                <text:p text:style-name="P221">6.4 Ambisi Finansial: Menuju platform pembayaran dan layanan keuangan. </text:p>
              </text:list-item>
              <text:list-item>
                <text:p text:style-name="P107">6.5 Tantangan Teknologi: Membangun fitur baru sambil menjaga stabilitas platform lama. </text:p>
              </text:list-item>
            </text:list>
            <text:p text:style-name="Text_20_body"><text:span text:style-name="Strong_20_Emphasis"><text:span text:style-name="T1">Bab 7: Dampak Twitter/X pada Masyarakat dan Budaya</text:span></text:span></text:p>
            <text:list xml:id="list5001457634930903994" text:style-name="L9">
              <text:list-item>
                <text:p text:style-name="P222">7.1 Kekuatan Politik dan Aktivisme: Dari Arab Spring hingga gerakan sosial global (#MeToo, #BlackLivesMatter). </text:p>
              </text:list-item>
              <text:list-item>
                <text:p text:style-name="P222">7.2 "Twitter Diplomacy": Bagaimana pemimpin dunia menggunakan platform ini. </text:p>
              </text:list-item>
              <text:list-item>
                <text:p text:style-name="P222">7.3 Transformasi Jurnalisme: Kecepatan vs akurasi, citizen journalism. </text:p>
              </text:list-item>
              <text:list-item>
                <text:p text:style-name="P222">7.4 Bahasa dan Budaya Internet: Munculnya meme, tren viral, dan istilah baru. </text:p>
              </text:list-item>
              <text:list-item>
                <text:p text:style-name="P108">7.5 Sisi Gelap: Penyebaran misinformasi/disinformasi, ujaran kebencian, cyberbullying, polarisasi, dan dampaknya pada kesehatan mental. </text:p>
              </text:list-item>
            </text:list>
            <text:p text:style-name="Text_20_body"><text:span text:style-name="Strong_20_Emphasis"><text:span text:style-name="T1">Bab 8: Masa Depan X dan Lanskap Persaingan</text:span></text:span></text:p>
            <text:list xml:id="list3973686856929813841" text:style-name="L10">
              <text:list-item>
                <text:p text:style-name="P223">8.1 Tantangan Utama X: Monetisasi berkelanjutan, kepercayaan pengguna, regulasi pemerintah. </text:p>
              </text:list-item>
              <text:list-item>
                <text:p text:style-name="P223">8.2 Persaingan Ketat: Threads, Bluesky, Mastodon, dan platform media sosial lainnya. </text:p>
              </text:list-item>
              <text:list-item>
                <text:p text:style-name="P223">8.3 Akankah Visi "Everything App" Terwujud? Peluang dan rintangan. </text:p>
              </text:list-item>
              <text:list-item>
                <text:p text:style-name="P223">8.4 Prediksi dan Spekulasi: Potensi inovasi di masa depan (integrasi AI lebih dalam, AR/VR?). </text:p>
              </text:list-item>
              <text:list-item>
                <text:p text:style-name="P109">8.5 Pertanyaan Terbuka: Bagaimana X akan terus beradaptasi dan relevan? </text:p>
              </text:list-item>
            </text:list>
            <text:p text:style-name="Text_20_body"><text:span text:style-name="Strong_20_Emphasis"><text:span text:style-name="T1">Penutup: Warisan dan Refleksi</text:span></text:span></text:p>
            <text:list xml:id="list5096733358417877529" text:style-name="L11">
              <text:list-item>
                <text:p text:style-name="P224">Rangkuman perjalanan epik dari Twitter menjadi X. </text:p>
              </text:list-item>
              <text:list-item>
                <text:p text:style-name="P224">Refleksi tentang warisan platform ini dalam mengubah cara kita <text:soft-page-break/>berkomunikasi dan mendapatkan informasi. </text:p>
              </text:list-item>
              <text:list-item>
                <text:p text:style-name="P110">Pandangan akhir tentang signifikansi X di era digital saat ini dan di masa mendatang. </text:p>
              </text:list-item>
            </text:list>
            <text:p text:style-name="Text_20_body"><text:span text:style-name="Strong_20_Emphasis"><text:span text:style-name="T1">Lampiran (Opsional)</text:span></text:span></text:p>
            <text:list xml:id="list5948564208942502227" text:style-name="L12">
              <text:list-item>
                <text:p text:style-name="P225">Glosarium Istilah Kunci (Tweet, Retweet, Hashtag, Timeline, Fleets, Spaces, Grok, dll.) </text:p>
              </text:list-item>
              <text:list-item>
                <text:p text:style-name="P225">Timeline Peristiwa Penting Twitter/X </text:p>
              </text:list-item>
              <text:list-item>
                <text:p text:style-name="P111">Daftar Pustaka / Sumber Referensi </text:p>
              </text:list-item>
            </text:list>
            <text:p text:style-name="P235"/>
            <text:p text:style-name="Text_20_body"><text:span text:style-name="Strong_20_Emphasis"><text:span text:style-name="T1">Saran Gaya Bahasa Penulisan</text:span></text:span></text:p>
            <text:list xml:id="list5179398021961258504" text:style-name="L13">
              <text:list-item>
                <text:p text:style-name="P118"><text:span text:style-name="Strong_20_Emphasis"><text:span text:style-name="T1">Narasi yang Mengalir (Storytelling):</text:span></text:span><text:span text:style-name="T1"> Ceritakan sejarah Twitter/X seperti sebuah kisah. Gunakan tokoh (pendiri, CEO), konflik (tantangan teknis, persaingan, akuisisi), dan resolusi (peluncuran fitur, perubahan strategi). </text:span></text:p>
              </text:list-item>
              <text:list-item>
                <text:p text:style-name="P118"><text:span text:style-name="Strong_20_Emphasis"><text:span text:style-name="T1">Bahasa Aksesibel:</text:span></text:span><text:span text:style-name="T1"> Hindari jargon teknis yang berlebihan. Jika harus digunakan, jelaskan dengan bahasa sederhana atau analogi yang mudah dipahami masyarakat awam. </text:span></text:p>
              </text:list-item>
              <text:list-item>
                <text:p text:style-name="P118"><text:span text:style-name="Strong_20_Emphasis"><text:span text:style-name="T1">Objektif Namun Menarik:</text:span></text:span><text:span text:style-name="T1"> Sajikan fakta secara objektif, namun jangan ragu untuk menyoroti momen-momen dramatis, lucu, atau kontroversial yang membuat cerita lebih hidup. Akui adanya berbagai sudut pandang, terutama pada isu sensitif seperti moderasi dan akuisisi. </text:span></text:p>
              </text:list-item>
              <text:list-item>
                <text:p text:style-name="P118"><text:span text:style-name="Strong_20_Emphasis"><text:span text:style-name="T1">Gunakan Contoh Konkret:</text:span></text:span><text:span text:style-name="T1"> Ilustrasikan dampak Twitter/X dengan contoh nyata. Misalnya, sebutkan peristiwa spesifik di mana Twitter memainkan peran penting (bencana alam, pemilu, gerakan sosial tertentu). </text:span></text:p>
              </text:list-item>
              <text:list-item>
                <text:p text:style-name="P118"><text:span text:style-name="Strong_20_Emphasis"><text:span text:style-name="T1">Fokus pada "Mengapa":</text:span></text:span><text:span text:style-name="T1"> Jangan hanya menjelaskan "apa" yang terjadi, tapi juga "mengapa" itu penting. Mengapa batasan 140 karakter? Mengapa hashtag menjadi viral? Mengapa akuisisi Musk begitu signifikan? </text:span></text:p>
              </text:list-item>
              <text:list-item>
                <text:p text:style-name="P1"><text:span text:style-name="Strong_20_Emphasis"><text:span text:style-name="T1">Nada yang Seimbang:</text:span></text:span><text:span text:style-name="T1"> Tunjukkan antusiasme terhadap inovasi dan dampak positif, tetapi juga akui dan bahas secara kritis masalah dan kontroversi yang ada. </text:span></text:p>
              </text:list-item>
            </text:list>
            <text:p text:style-name="P235"/>
            <text:p text:style-name="Text_20_body"><text:span text:style-name="Strong_20_Emphasis"><text:span text:style-name="T1">Tips Tambahan untuk Memperkaya Bobot Buku</text:span></text:span></text:p>
            <text:list xml:id="list8753805343021098766" text:style-name="L14">
              <text:list-item>
                <text:p text:style-name="P119"><text:span text:style-name="Strong_20_Emphasis"><text:span text:style-name="T1">Studi Kasus Mendalam:</text:span></text:span><text:span text:style-name="T1"> Pilih beberapa peristiwa atau fenomena kunci (misalnya, peran Twitter dalam Arab Spring, kampanye #MeToo, penggunaan Twitter oleh Donald Trump, debut Threads sebagai pesaing) dan bahas secara lebih mendalam dalam sub-bab atau boks khusus. </text:span></text:p>
              </text:list-item>
              <text:list-item>
                <text:p text:style-name="P119"><text:soft-page-break/><text:span text:style-name="Strong_20_Emphasis"><text:span text:style-name="T1">Kutipan dan Wawancara:</text:span></text:span><text:span text:style-name="T1"> Sertakan kutipan dari para pendiri, mantan karyawan, pakar media sosial, jurnalis, atau tokoh publik yang relevan (bisa dari sumber sekunder jika wawancara langsung tidak memungkinkan). Ini menambah kredibilitas dan perspektif. </text:span></text:p>
              </text:list-item>
              <text:list-item>
                <text:p text:style-name="P119"><text:span text:style-name="Strong_20_Emphasis"><text:span text:style-name="T1">Visualisasi Data:</text:span></text:span><text:span text:style-name="T1"> Gunakan infografis sederhana untuk menunjukkan pertumbuhan pengguna, pendapatan, fitur paling populer, atau perbandingan dengan pesaing. Grafik timeline visual juga sangat membantu. </text:span></text:p>
              </text:list-item>
              <text:list-item>
                <text:p text:style-name="P119"><text:span text:style-name="Strong_20_Emphasis"><text:span text:style-name="T1">Boks "Tahukah Anda?" atau "Fakta Menarik":</text:span></text:span><text:span text:style-name="T1"> Sisipkan boks-boks kecil berisi fakta unik atau anekdot menarik tentang Twitter/X untuk menjaga minat pembaca. </text:span></text:p>
              </text:list-item>
              <text:list-item>
                <text:p text:style-name="P119"><text:span text:style-name="Strong_20_Emphasis"><text:span text:style-name="T1">Analisis Komparatif:</text:span></text:span><text:span text:style-name="T1"> Bandingkan Twitter/X dengan platform media sosial lain (Facebook, Instagram, TikTok, LinkedIn, Threads) dalam hal fitur, target audiens, model bisnis, dan dampaknya. </text:span></text:p>
              </text:list-item>
              <text:list-item>
                <text:p text:style-name="P119"><text:span text:style-name="Strong_20_Emphasis"><text:span text:style-name="T1">Diskusi Etis:</text:span></text:span><text:span text:style-name="T1"> Secara eksplisit bahas dilema etis yang dihadapi platform, seperti kebebasan berbicara vs. moderasi konten, privasi data, penyebaran misinformasi, dan kecanduan media sosial. </text:span></text:p>
              </text:list-item>
              <text:list-item>
                <text:p text:style-name="P119"><text:span text:style-name="Strong_20_Emphasis"><text:span text:style-name="T1">Perspektif Pengguna:</text:span></text:span><text:span text:style-name="T1"> Jika memungkinkan, sertakan cerita atau perspektif dari pengguna biasa tentang bagaimana Twitter/X memengaruhi kehidupan atau pekerjaan mereka (bisa melalui survei singkat atau kutipan anonim). </text:span></text:p>
              </text:list-item>
              <text:list-item>
                <text:p text:style-name="P2"><text:span text:style-name="Strong_20_Emphasis"><text:span text:style-name="T1">Memasukkan Konteks "X":</text:span></text:span><text:span text:style-name="T1"> Pastikan transisi dari penyebutan "Twitter" ke "X" jelas. Jelaskan alasan rebranding dan gunakan nama "X" secara konsisten setelah titik perubahan tersebut, sambil mungkin merujuk "sebelumnya dikenal sebagai Twitter" sesekali untuk kejelasan. </text:span></text:p>
              </text:list-item>
            </text:list>
            <text:p text:style-name="P99">Semoga outline dan saran ini bermanfaat untuk memulai penulisan buku Anda!</text:p>
          </text:section>
          <text:section text:style-name="Sect1" text:name="feedback-form-0">
            <text:p text:style-name="P213"/>
          </text:section>
        </text:section>
        <text:section text:style-name="Sect1" text:name="845ccc066e594829">
          <text:p text:style-name="P99"/>
          <text:section text:style-name="Sect1" text:name="user-query-content-1">
            <text:p text:style-name="P232">Pada Pendahuluan , Tambahkan prompt pada subbab untuk mendapatkan isinya </text:p>
          </text:section>
          <text:p text:style-name="P213">Tampilkan alur berpikir</text:p>
          <text:section text:style-name="Sect2" text:name="model-response-message-contentr_845ccc066e594829">
            <text:p text:style-name="Text_20_body"><text:span text:style-name="T1">Baik, berikut adalah penambahan </text:span><text:span text:style-name="Emphasis"><text:span text:style-name="T1">prompt</text:span></text:span><text:span text:style-name="T1"> (perintah atau pertanyaan panduan) untuk setiap sub-bab pada bagian </text:span><text:span text:style-name="Strong_20_Emphasis"><text:span text:style-name="T1">Pendahuluan</text:span></text:span><text:span text:style-name="T1"> guna membantu dalam penulisan isinya:</text:span></text:p>
            <text:p text:style-name="P235"/>
            <text:p text:style-name="Text_20_body"><text:span text:style-name="Strong_20_Emphasis"><text:span text:style-name="T1">Pendahuluan: Mengapa Twitter/X Penting?</text:span></text:span></text:p>
            <text:list xml:id="list6817948973980498857" text:style-name="L15">
              <text:list-item>
                <text:p text:style-name="P3"><text:soft-page-break/><text:span text:style-name="Strong_20_Emphasis"><text:span text:style-name="T1">Sub-bab: Hook: Fenomena komunikasi singkat yang mendunia.</text:span></text:span></text:p>
                <text:list>
                  <text:list-item>
                    <text:p text:style-name="P120"><text:span text:style-name="Strong_20_Emphasis"><text:span text:style-name="T1">Prompt:</text:span></text:span><text:span text:style-name="T1"> </text:span><text:span text:style-name="Emphasis"><text:span text:style-name="T1">Gambarkan bagaimana sebuah platform yang dimulai dengan batasan 140 karakter bisa meledak menjadi fenomena global yang mengubah cara miliaran orang berkomunikasi, mendapatkan berita, dan berinteraksi secara real-time. Mulailah dengan statistik yang mengejutkan, sebuah anekdot ikonik (misalnya, tweet bersejarah pertama atau momen viral besar), atau pertanyaan retoris yang menyoroti keunikan dan pengaruh masif Twitter/X sejak awal.</text:span></text:span><text:span text:style-name="T1"> </text:span></text:p>
                  </text:list-item>
                </text:list>
              </text:list-item>
              <text:list-item>
                <text:p text:style-name="P3"><text:span text:style-name="Strong_20_Emphasis"><text:span text:style-name="T1">Sub-bab: Sekilas Perjalanan: Dari ide sederhana menjadi platform ambisius "X".</text:span></text:span></text:p>
                <text:list>
                  <text:list-item>
                    <text:p text:style-name="P120"><text:span text:style-name="Strong_20_Emphasis"><text:span text:style-name="T1">Prompt:</text:span></text:span><text:span text:style-name="T1"> </text:span><text:span text:style-name="Emphasis"><text:span text:style-name="T1">Sajikan ringkasan naratif singkat yang memetakan perjalanan transformatif Twitter/X. Mulai dari konsep awalnya sebagai layanan status berbasis SMS di Odeo, evolusinya menjadi 'alun-alun kota digital' global dengan logo burung biru, hingga akuisisi dramatis oleh Elon Musk dan rebranding radikal menjadi "X" dengan visi sebagai "aplikasi segalanya". Tekankan kontras antara kesederhanaan awal dan kompleksitas ambisi saat ini.</text:span></text:span><text:span text:style-name="T1"> </text:span></text:p>
                  </text:list-item>
                </text:list>
              </text:list-item>
              <text:list-item>
                <text:p text:style-name="P3"><text:span text:style-name="Strong_20_Emphasis"><text:span text:style-name="T1">Sub-bab: Relevansi: Bagaimana platform ini menyentuh kehidupan sehari-hari, politik, budaya, dan bisnis.</text:span></text:span></text:p>
                <text:list>
                  <text:list-item>
                    <text:p text:style-name="P120"><text:span text:style-name="Strong_20_Emphasis"><text:span text:style-name="T1">Prompt:</text:span></text:span><text:span text:style-name="T1"> </text:span><text:span text:style-name="Emphasis"><text:span text:style-name="T1">Jelaskan mengapa memahami Twitter/X itu relevan bagi masyarakat umum saat ini (per April 2025). Rinci bagaimana platform ini telah meresap dan secara aktif membentuk berbagai aspek kehidupan: mulai dari cara kita mengikuti berita terkini, partisipasi dalam diskursus politik, munculnya tren budaya pop dan bahasa internet, hingga strategi komunikasi bisnis dan personal branding. Berikan contoh-contoh spesifik dan nyata yang dirasakan banyak orang.</text:span></text:span><text:span text:style-name="T1"> </text:span></text:p>
                  </text:list-item>
                </text:list>
              </text:list-item>
              <text:list-item>
                <text:p text:style-name="P3"><text:span text:style-name="Strong_20_Emphasis"><text:span text:style-name="T1">Sub-bab: Peta Jalan Buku: Apa yang akan dibahas dan mengapa ini menarik bagi pembaca umum.</text:span></text:span></text:p>
                <text:list>
                  <text:list-item>
                    <text:p text:style-name="P3"><text:span text:style-name="Strong_20_Emphasis"><text:span text:style-name="T1">Prompt:</text:span></text:span><text:span text:style-name="T1"> </text:span><text:span text:style-name="Emphasis"><text:span text:style-name="T1">Berikan gambaran singkat mengenai struktur buku ini kepada pembaca. Sebutkan secara garis besar topik-topik utama yang akan dibahas di setiap bab (misalnya: asal-usul dan pendirian, evolusi fitur dan teknologi kunci, eksperimen yang gagal, era Elon Musk dan transformasi X, dampak sosial-budaya yang luas, serta tantangan dan visi masa depan). Yakinkan pembaca mengapa </text:span></text:span><text:soft-page-break/><text:span text:style-name="Emphasis"><text:span text:style-name="T1">penelusuran mendalam ini menarik dan apa wawasan atau pemahaman baru yang akan mereka peroleh setelah membaca buku ini.</text:span></text:span><text:span text:style-name="T1"> </text:span></text:p>
                  </text:list-item>
                </text:list>
              </text:list-item>
            </text:list>
            <text:p text:style-name="P235"/>
            <text:p text:style-name="P99">Dengan menggunakan prompt ini, penulis dapat lebih terarah dalam mengembangkan konten untuk setiap bagian pendahuluan agar sesuai dengan tujuan dan target pembaca buku tersebut.</text:p>
          </text:section>
          <text:section text:style-name="Sect1" text:name="feedback-form-1">
            <text:p text:style-name="P213"/>
          </text:section>
        </text:section>
        <text:section text:style-name="Sect1" text:name="1f534ca401dc621e">
          <text:p text:style-name="P99"/>
          <text:section text:style-name="Sect1" text:name="user-query-content-2">
            <text:p text:style-name="P232">Pada Bab 1 Tambahkan prompt pada tiap bab untuk mendapatkan pengantar , pada tiap subbab/sub-subab untuk mendapatkan isi dengan pembahasan mendalam </text:p>
          </text:section>
          <text:p text:style-name="P213">Tampilkan alur berpikir</text:p>
          <text:section text:style-name="Sect2" text:name="model-response-message-contentr_1f534ca401dc621e">
            <text:p text:style-name="P99">Tentu, berikut adalah prompt untuk pengantar Bab 1 dan prompt untuk pembahasan mendalam pada setiap sub-bab di Bab 1:</text:p>
            <text:p text:style-name="P235"/>
            <text:p text:style-name="Text_20_body"><text:span text:style-name="Strong_20_Emphasis"><text:span text:style-name="T1">Bab 1: Kelahiran Sang Burung Biru (2006-2007)</text:span></text:span></text:p>
            <text:list xml:id="list8707290458043202712" text:style-name="L16">
              <text:list-item>
                <text:p text:style-name="P121"><text:span text:style-name="Strong_20_Emphasis"><text:span text:style-name="T1">Prompt untuk Pengantar Bab 1:</text:span></text:span><text:span text:style-name="T1"> </text:span></text:p>
                <text:list>
                  <text:list-item>
                    <text:p text:style-name="P4"><text:span text:style-name="Emphasis"><text:span text:style-name="T1">Tuliskan sebuah pengantar yang membawa pembaca kembali ke suasana Silicon Valley pertengahan tahun 2000-an. Gambarkan kondisi spesifik di perusahaan podcasting Odeo yang sedang menghadapi ketidakpastian. Perkenalkan secara singkat bahwa di tengah upaya mencari arah baru, sebuah ide sederhana untuk berbagi status singkat muncul dari proyek sampingan. Bangkitkan rasa ingin tahu tentang bagaimana ide "aneh" ini, yang awalnya diremehkan, bisa lahir dari kondisi tersebut dan siapa saja tokoh kunci di baliknya. Atur panggung untuk eksplorasi detail tentang momen-momen paling awal kelahiran platform yang kelak mendunia ini.</text:span></text:span><text:span text:style-name="T1"> </text:span></text:p>
                  </text:list-item>
                </text:list>
              </text:list-item>
            </text:list>
            <text:p text:style-name="P235"/>
            <text:list xml:id="list1369399549219016892" text:style-name="L17">
              <text:list-item>
                <text:p text:style-name="P5"><text:span text:style-name="Strong_20_Emphasis"><text:span text:style-name="T1">1.1 Ide Awal: Proyek sampingan di dalam perusahaan podcast Odeo.</text:span></text:span></text:p>
                <text:list>
                  <text:list-item>
                    <text:p text:style-name="P122"><text:span text:style-name="Strong_20_Emphasis"><text:span text:style-name="T1">Prompt untuk Pembahasan Mendalam:</text:span></text:span><text:span text:style-name="T1"> </text:span></text:p>
                    <text:list>
                      <text:list-item>
                        <text:p text:style-name="P122"><text:span text:style-name="Emphasis"><text:span text:style-name="T1">Jelaskan secara detail kondisi internal dan eksternal yang </text:span></text:span><text:soft-page-break/><text:span text:style-name="Emphasis"><text:span text:style-name="T1">dihadapi Odeo pada tahun 2005-2006. Uraikan tekanan kompetitif (terutama dari Apple dengan iTunes) yang membuat model bisnis podcasting Odeo terancam. Ceritakan secara spesifik tentang sesi brainstorming atau "hackathon day" yang diadakan oleh Odeo untuk mencari ide-ide baru. Bagaimana ide Jack Dorsey tentang platform komunikasi berbasis status singkat muncul dalam konteks ini? Apakah ide tersebut langsung diterima atau ada keraguan awal? Gali motivasi di balik pencarian "sesuatu yang baru" di Odeo saat itu.</text:span></text:span><text:span text:style-name="T1"> </text:span></text:p>
                      </text:list-item>
                    </text:list>
                  </text:list-item>
                </text:list>
              </text:list-item>
              <text:list-item>
                <text:p text:style-name="P5"><text:span text:style-name="Strong_20_Emphasis"><text:span text:style-name="T1">1.2 Para Pendiri: Kisah Jack Dorsey, Evan Williams, Biz Stone, dan Noah Glass.</text:span></text:span></text:p>
                <text:list>
                  <text:list-item>
                    <text:p text:style-name="P122"><text:span text:style-name="Strong_20_Emphasis"><text:span text:style-name="T1">Prompt untuk Pembahasan Mendalam:</text:span></text:span><text:span text:style-name="T1"> </text:span></text:p>
                    <text:list>
                      <text:list-item>
                        <text:p text:style-name="P122"><text:span text:style-name="Emphasis"><text:span text:style-name="T1">Berikan profil yang kaya tentang keempat individu kunci ini pada saat itu. Jelaskan latar belakang profesional singkat mereka sebelum bergabung atau mendirikan Odeo. Fokus pada peran unik masing-masing dalam konsepsi dan pengembangan awal "Twttr": visi awal Dorsey, dukungan dan sumber daya dari Williams (sebagai CEO Odeo), kontribusi teknis dan budaya dari Stone, serta peran Glass (seringkali kurang disorot) dalam penamaan dan advokasi awal proyek. Analisis dinamika interpersonal, potensi kolaborasi dan konflik, serta bagaimana latar belakang berbeda mereka memengaruhi arah awal proyek.</text:span></text:span><text:span text:style-name="T1"> </text:span></text:p>
                      </text:list-item>
                    </text:list>
                  </text:list-item>
                </text:list>
              </text:list-item>
              <text:list-item>
                <text:p text:style-name="P5"><text:span text:style-name="Strong_20_Emphasis"><text:span text:style-name="T1">1.3 Konsep Awal: SMS di Internet, Batasan 140 Karakter (dan alasannya).</text:span></text:span></text:p>
                <text:list>
                  <text:list-item>
                    <text:p text:style-name="P122"><text:span text:style-name="Strong_20_Emphasis"><text:span text:style-name="T1">Prompt untuk Pembahasan Mendalam:</text:span></text:span><text:span text:style-name="T1"> </text:span></text:p>
                    <text:list>
                      <text:list-item>
                        <text:p text:style-name="P122"><text:span text:style-name="Emphasis"><text:span text:style-name="T1">Analisis secara mendalam filosofi di balik konsep inti "Twttr". Mengapa ide "status update" singkat dianggap menarik pada saat itu? Jelaskan secara rinci alasan teknis dan pragmatis di balik batasan 1.40 karakter, kaitkan secara eksplisit dengan limitasi karakter pada pesan SMS (Short Message Service) global saat itu. Bandingkan dan kontraskan konsep ini dengan platform komunikasi dan sosial yang sudah ada (seperti blog, forum, MySpace, Facebook awal) untuk menyoroti keunikannya. Bagaimana batasan ini justru membentuk cara komunikasi baru yang ringkas dan cepat?</text:span></text:span><text:span text:style-name="T1"> </text:span></text:p>
                      </text:list-item>
                    </text:list>
                  </text:list-item>
                </text:list>
              </text:list-item>
              <text:list-item>
                <text:p text:style-name="P5"><text:soft-page-break/><text:span text:style-name="Strong_20_Emphasis"><text:span text:style-name="T1">1.4 Peluncuran "Twttr": Respon awal dan tantangan teknis pertama.</text:span></text:span></text:p>
                <text:list>
                  <text:list-item>
                    <text:p text:style-name="P122"><text:span text:style-name="Strong_20_Emphasis"><text:span text:style-name="T1">Prompt untuk Pembahasan Mendalam:</text:span></text:span><text:span text:style-name="T1"> </text:span></text:p>
                    <text:list>
                      <text:list-item>
                        <text:p text:style-name="P122"><text:span text:style-name="Emphasis"><text:span text:style-name="T1">Ceritakan kronologi detail peluncuran awal "Twttr", mulai dari penggunaan internal di kalangan karyawan Odeo (Maret 2006) hingga peluncuran publiknya (Juli 2006). Gambarkan antarmuka pengguna paling awal dan pengalaman menggunakannya. Kumpulkan dan analisis respon dari para pengguna pionir – apakah mereka langsung 'mengerti' konsepnya, atau ada kebingungan? Identifikasi dan jelaskan secara spesifik tantangan teknis paling awal yang dihadapi, seperti masalah stabilitas server yang sering down (meskipun pengguna masih sedikit), bug fungsionalitas dasar, dan fondasi infrastruktur yang belum matang.</text:span></text:span><text:span text:style-name="T1"> </text:span></text:p>
                      </text:list-item>
                    </text:list>
                  </text:list-item>
                </text:list>
              </text:list-item>
              <text:list-item>
                <text:p text:style-name="P5"><text:span text:style-name="Strong_20_Emphasis"><text:span text:style-name="T1">1.5 Pemilihan Nama "Twitter": Filosofi di balik nama dan logo burung biru ikonik.</text:span></text:span></text:p>
                <text:list>
                  <text:list-item>
                    <text:p text:style-name="P122"><text:span text:style-name="Strong_20_Emphasis"><text:span text:style-name="T1">Prompt untuk Pembahasan Mendalam:</text:span></text:span><text:span text:style-name="T1"> </text:span></text:p>
                    <text:list>
                      <text:list-item>
                        <text:p text:style-name="P5"><text:span text:style-name="Emphasis"><text:span text:style-name="T1">Gali cerita di balik proses pemilihan nama "Twitter" untuk menggantikan "Twttr". Siapa yang terlibat dalam brainstorming nama? Apa saja alternatif nama lain yang dipertimbangkan? Jelaskan mengapa nama "Twitter" (yang berarti kicauan pendek atau celotehan singkat) dianggap paling pas merepresentasikan esensi platform. Telusuri sejarah penciptaan dan evolusi awal logo burung biru – siapa desainer pertamanya (Simon Oxley), apa makna di baliknya, dan bagaimana iterasi awal logo tersebut hingga menjadi lebih dikenal pada periode 2006-2007?</text:span></text:span><text:span text:style-name="T1"> </text:span></text:p>
                      </text:list-item>
                    </text:list>
                  </text:list-item>
                </text:list>
              </text:list-item>
            </text:list>
            <text:p text:style-name="P235"/>
            <text:p text:style-name="P99">Prompt ini dirancang untuk memandu penulisan agar menghasilkan konten yang kaya detail, analitis, dan mendalam untuk setiap bagian dari Bab 1.</text:p>
          </text:section>
          <text:section text:style-name="Sect1" text:name="feedback-form-2">
            <text:p text:style-name="P213"/>
          </text:section>
        </text:section>
        <text:section text:style-name="Sect1" text:name="d87a809c51a909fe">
          <text:p text:style-name="P99"/>
          <text:section text:style-name="Sect1" text:name="user-query-content-3">
            <text:p text:style-name="P232">Pada Bab 2 Tambahkan prompt pada tiap bab untuk mendapatkan pengantar , pada tiap subbab/sub-subab untuk mendapatkan isi dengan pembahasan mendalam </text:p>
          </text:section>
          <text:p text:style-name="P213">Tampilkan alur berpikir</text:p>
          <text:section text:style-name="Sect2" text:name="model-response-message-contentr_d87a809c51a909fe">
            <text:p text:style-name="P99"><text:soft-page-break/>Tentu, berikut adalah prompt untuk pengantar Bab 2 dan prompt untuk pembahasan mendalam pada setiap sub-bab/sub-sub-bab di Bab 2:</text:p>
            <text:p text:style-name="P235"/>
            <text:p text:style-name="Text_20_body"><text:span text:style-name="Strong_20_Emphasis"><text:span text:style-name="T1">Bab 2: Terbang Tinggi di Masa Awal (2007-2010)</text:span></text:span></text:p>
            <text:list xml:id="list7974033242653850363" text:style-name="L18">
              <text:list-item>
                <text:p text:style-name="P123"><text:span text:style-name="Strong_20_Emphasis"><text:span text:style-name="T1">Prompt untuk Pengantar Bab 2:</text:span></text:span><text:span text:style-name="T1"> </text:span></text:p>
                <text:list>
                  <text:list-item>
                    <text:p text:style-name="P6"><text:span text:style-name="Emphasis"><text:span text:style-name="T1">Tuliskan sebuah pengantar untuk Bab 2 yang menggambarkan periode transformasi Twitter dari sebuah startup teknologi yang relatif belum dikenal menjadi sebuah fenomena global yang mulai merasuki kesadaran publik antara tahun 2007 dan 2010. Ceritakan bagaimana platform ini mengalami pertumbuhan eksponensial, didorong oleh momen viral kunci seperti SXSW 2007 dan inovasi-inovasi krusial yang justru lahir dari kreativitas penggunanya sendiri. Singgung pula 'sakit pertumbuhan' (growing pains) yang tak terhindarkan, terutama masalah teknis yang menghantui platform. Bangkitkan minat pembaca untuk menyelami bagaimana fitur-fitur paling ikonik Twitter lahir dan bagaimana platform ini mulai menunjukkan kekuatannya sebagai jaringan informasi real-time tercepat di dunia, meskipun seringkali 'lumpuh' karena popularitasnya sendiri.</text:span></text:span><text:span text:style-name="T1"> </text:span></text:p>
                  </text:list-item>
                </text:list>
              </text:list-item>
            </text:list>
            <text:p text:style-name="P235"/>
            <text:list xml:id="list5174761697503343495" text:style-name="L19">
              <text:list-item>
                <text:p text:style-name="P7"><text:span text:style-name="Strong_20_Emphasis"><text:span text:style-name="T1">2.1 Momen SXSW 2007: Titik balik popularitas massal.</text:span></text:span></text:p>
                <text:list>
                  <text:list-item>
                    <text:p text:style-name="P124"><text:span text:style-name="Strong_20_Emphasis"><text:span text:style-name="T1">Prompt untuk Pembahasan Mendalam:</text:span></text:span><text:span text:style-name="T1"> </text:span></text:p>
                    <text:list>
                      <text:list-item>
                        <text:p text:style-name="P124"><text:span text:style-name="Emphasis"><text:span text:style-name="T1">Jelaskan secara mendalam dan kronologis partisipasi dan strategi Twitter di festival South by Southwest (SXSW) Interactive pada Maret 2007. Bagaimana keputusan untuk memasang layar plasma besar yang menampilkan aliran tweet secara live di lorong-lorong festival memengaruhi persepsi dan adopsi? Analisis data kuantitatif (lonjakan jumlah tweet per hari, pendaftaran pengguna baru) dan kualitatif (liputan media, testimoni peserta) untuk membuktikan klaim bahwa SXSW 2007 adalah titik balik ("tipping point") utama. Bandingkan penggunaan Twitter di SXSW 2007 dengan tahun sebelumnya untuk menunjukkan skala perubahan.</text:span></text:span><text:span text:style-name="T1"> </text:span></text:p>
                      </text:list-item>
                    </text:list>
                  </text:list-item>
                </text:list>
              </text:list-item>
              <text:list-item>
                <text:p text:style-name="P7"><text:span text:style-name="Strong_20_Emphasis"><text:span text:style-name="T1">2.2 Kemunculan Fitur Organik yang Ikonik:</text:span></text:span></text:p>
                <text:list>
                  <text:list-item>
                    <text:p text:style-name="P7"><text:soft-page-break/><text:span text:style-name="Strong_20_Emphasis"><text:span text:style-name="T1">Prompt untuk Pengantar Sub-bab 2.2:</text:span></text:span></text:p>
                    <text:list>
                      <text:list-item>
                        <text:p text:style-name="P124"><text:span text:style-name="Emphasis"><text:span text:style-name="T1">Berikan pengantar singkat yang menyoroti salah satu aspek paling menarik dari evolusi awal Twitter: bagaimana keterbatasan platform (seperti 140 karakter, ketiadaan fitur pengelompokan) justru memicu kecerdasan kolektif penggunanya untuk menciptakan solusi dan konvensi sendiri. Tekankan bahwa fitur-fitur seperti hashtag, retweet, dan @reply/mention adalah contoh utama inovasi bottom-up yang kemudian diadopsi secara resmi oleh perusahaan.</text:span></text:span><text:span text:style-name="T1"> </text:span></text:p>
                      </text:list-item>
                    </text:list>
                  </text:list-item>
                  <text:list-item>
                    <text:p text:style-name="P7"><text:span text:style-name="Strong_20_Emphasis"><text:span text:style-name="T1">2.2.1 Hashtag (#): Dari usulan pengguna menjadi fitur global.</text:span></text:span></text:p>
                    <text:list>
                      <text:list-item>
                        <text:p text:style-name="P124"><text:span text:style-name="Strong_20_Emphasis"><text:span text:style-name="T1">Prompt untuk Pembahasan Mendalam:</text:span></text:span><text:span text:style-name="T1"> </text:span></text:p>
                        <text:list>
                          <text:list-item>
                            <text:p text:style-name="P124"><text:span text:style-name="Emphasis"><text:span text:style-name="T1">Ceritakan secara rinci kisah proposal hashtag oleh Chris Messina pada Agustus 2007. Gali motivasinya: masalah spesifik apa yang ingin ia pecahkan dengan mengusulkan penggunaan simbol '#' untuk mengelompokkan tweet berdasarkan topik? Bagaimana reaksi awal dari komunitas pengguna dan dari pihak Twitter (termasuk penolakan awal oleh Evan Williams)? Lacak penyebaran organik penggunaan hashtag oleh pengguna (misalnya, saat kebakaran hutan San Diego 2007) sebelum Twitter akhirnya mengimplementasikannya sebagai fitur hyperlink pada tahun 2009. Analisis dampak jangka panjang hashtag dalam mengorganisir percakapan, memobilisasi gerakan, dan pemasaran.</text:span></text:span><text:span text:style-name="T1"> </text:span></text:p>
                          </text:list-item>
                        </text:list>
                      </text:list-item>
                    </text:list>
                  </text:list-item>
                  <text:list-item>
                    <text:p text:style-name="P7"><text:span text:style-name="Strong_20_Emphasis"><text:span text:style-name="T1">2.2.2 Retweet (RT): Amplifikasi suara dan penyebaran informasi.</text:span></text:span></text:p>
                    <text:list>
                      <text:list-item>
                        <text:p text:style-name="P124"><text:span text:style-name="Strong_20_Emphasis"><text:span text:style-name="T1">Prompt untuk Pembahasan Mendalam:</text:span></text:span><text:span text:style-name="T1"> </text:span></text:p>
                        <text:list>
                          <text:list-item>
                            <text:p text:style-name="P124"><text:span text:style-name="Emphasis"><text:span text:style-name="T1">Jelaskan secara mendalam evolusi fungsi berbagi ulang di Twitter. Mulai dari praktik manual pengguna mengetik "RT @[username]: [isi tweet]" – mengapa konvensi ini muncul dan apa kelebihan serta kekurangannya (misalnya, memakan karakter, potensi kesalahan pengetikan)? Analisis alasan mengapa Twitter membutuhkan waktu hingga Agustus 2009 untuk meluncurkan tombol Retweet resmi. Bahas </text:span></text:span><text:soft-page-break/><text:span text:style-name="Emphasis"><text:span text:style-name="T1">bagaimana implementasi tombol ini mengubah dinamika aliran informasi secara drastis: kemudahan amplifikasi, potensi viralitas yang lebih tinggi, tapi juga munculnya tantangan baru terkait penyebaran cepat informasi yang belum terverifikasi dan isu atribusi (quote tweet vs retweet murni).</text:span></text:span><text:span text:style-name="T1"> </text:span></text:p>
                          </text:list-item>
                        </text:list>
                      </text:list-item>
                    </text:list>
                  </text:list-item>
                  <text:list-item>
                    <text:p text:style-name="P7"><text:span text:style-name="Strong_20_Emphasis"><text:span text:style-name="T1">2.2.3 @Replies dan Mentions: Membangun percakapan publik.</text:span></text:span></text:p>
                    <text:list>
                      <text:list-item>
                        <text:p text:style-name="P124"><text:span text:style-name="Strong_20_Emphasis"><text:span text:style-name="T1">Prompt untuk Pembahasan Mendalam:</text:span></text:span><text:span text:style-name="T1"> </text:span></text:p>
                        <text:list>
                          <text:list-item>
                            <text:p text:style-name="P124"><text:span text:style-name="Emphasis"><text:span text:style-name="T1">Gali lebih dalam tentang asal-usul dan fungsi penggunaan simbol '@' untuk mengarahkan pesan (reply) atau menyebut (mention) pengguna lain di Twitter. Bagaimana mekanisme sederhana ini, yang terinspirasi dari platform lain seperti IRC, menjadi fondasi percakapan publik di Twitter? Analisis bagaimana fitur ini memfasilitasi dialog langsung antara individu, selebriti, politisi, dan merek dengan audiens mereka secara terbuka. Bandingkan sifat publik dari @reply di Twitter dengan sistem komentar atau pesan pribadi di platform lain pada masa itu, dan bagaimana hal ini membentuk karakter Twitter sebagai 'ruang publik'.</text:span></text:span><text:span text:style-name="T1"> </text:span></text:p>
                          </text:list-item>
                        </text:list>
                      </text:list-item>
                    </text:list>
                  </text:list-item>
                </text:list>
              </text:list-item>
              <text:list-item>
                <text:p text:style-name="P7"><text:span text:style-name="Strong_20_Emphasis"><text:span text:style-name="T1">2.3 Twitter sebagai Sumber Berita Real-time: Peristiwa dunia yang diliput langsung oleh pengguna.</text:span></text:span></text:p>
                <text:list>
                  <text:list-item>
                    <text:p text:style-name="P124"><text:span text:style-name="Strong_20_Emphasis"><text:span text:style-name="T1">Prompt untuk Pembahasan Mendalam:</text:span></text:span><text:span text:style-name="T1"> </text:span></text:p>
                    <text:list>
                      <text:list-item>
                        <text:p text:style-name="P124"><text:span text:style-name="Emphasis"><text:span text:style-name="T1">Berikan studi kasus mendalam pada setidaknya 2-3 peristiwa global penting antara 2007-2010 di mana Twitter memainkan peran kunci sebagai sumber informasi pertama atau utama. Contoh: pendaratan darurat US Airways Penerbangan 1549 di Sungai Hudson (Januari 2009), protes pasca-pemilu Iran (Juni 2009), atau gempa bumi Haiti (Januari 2010). Untuk setiap kasus, analisis bagaimana informasi menyebar melalui tweet dari saksi mata, bagaimana media tradisional menggunakan Twitter sebagai sumber, dan bagaimana kecepatan platform ini mengubah siklus berita. Diskusikan juga tantangan awal terkait akurasi, verifikasi, dan potensi disinformasi di momen-momen krisis tersebut.</text:span></text:span><text:span text:style-name="T1"> </text:span></text:p>
                      </text:list-item>
                    </text:list>
                  </text:list-item>
                </text:list>
              </text:list-item>
              <text:list-item>
                <text:p text:style-name="P7"><text:soft-page-break/><text:span text:style-name="Strong_20_Emphasis"><text:span text:style-name="T1">2.4 Tantangan Pertumbuhan: Skalabilitas, "Fail Whale", dan upaya menjaga platform tetap online.</text:span></text:span></text:p>
                <text:list>
                  <text:list-item>
                    <text:p text:style-name="P124"><text:span text:style-name="Strong_20_Emphasis"><text:span text:style-name="T1">Prompt untuk Pembahasan Mendalam:</text:span></text:span><text:span text:style-name="T1"> </text:span></text:p>
                    <text:list>
                      <text:list-item>
                        <text:p text:style-name="P7"><text:span text:style-name="Emphasis"><text:span text:style-name="T1">Jelaskan secara detail masalah teknis kronis yang melanda Twitter selama periode pertumbuhan pesat ini, yang paling dikenal melalui ikon "Fail Whale". Identifikasi akar penyebab masalah skalabilitas: ketergantungan pada Ruby on Rails yang sulit di-scale, arsitektur monolitik, bottleneck pada database, dan ketidakmampuan infrastruktur menangani lonjakan traffic saat peristiwa besar atau fitur baru diluncurkan. Ceritakan upaya heroik (dan seringkali penuh tekanan) tim engineering Twitter untuk mengatasi ini: proses re-arsitektur sistem, migrasi ke teknologi baru (seperti Scala dan JVM), pemisahan layanan (microservices), dan investasi besar pada infrastruktur data center. Bagaimana pengalaman 'Fail Whale' ini membentuk budaya engineering di Twitter?</text:span></text:span><text:span text:style-name="T1"> </text:span></text:p>
                      </text:list-item>
                    </text:list>
                  </text:list-item>
                </text:list>
              </text:list-item>
            </text:list>
            <text:p text:style-name="P235"/>
            <text:p text:style-name="P99">Prompt ini dirancang untuk memastikan setiap bagian dari Bab 2 dibahas secara komprehensif, analitis, dan dengan kedalaman yang sesuai untuk buku nonfiksi yang ditujukan bagi masyarakat umum namun tetap berbobot.</text:p>
          </text:section>
          <text:section text:style-name="Sect1" text:name="feedback-form-3">
            <text:p text:style-name="P213"/>
          </text:section>
        </text:section>
        <text:section text:style-name="Sect1" text:name="eeba426f24ca90f8">
          <text:p text:style-name="P99"/>
          <text:section text:style-name="Sect1" text:name="user-query-content-4">
            <text:p text:style-name="P232">Pada Bab 3 Tambahkan prompt pada tiap bab untuk mendapatkan pengantar , pada tiap subbab/sub-subab untuk mendapatkan isi dengan pembahasan mendalam </text:p>
          </text:section>
          <text:p text:style-name="P213">Tampilkan alur berpikir</text:p>
          <text:section text:style-name="Sect2" text:name="model-response-message-contentr_eeba426f24ca90f8">
            <text:p text:style-name="P99">Tentu, berikut adalah prompt untuk pengantar Bab 3 dan prompt untuk pembahasan mendalam pada setiap sub-bab di Bab 3:</text:p>
            <text:p text:style-name="P235"/>
            <text:p text:style-name="Text_20_body"><text:span text:style-name="Strong_20_Emphasis"><text:span text:style-name="T1">Bab 3: Evolusi Fitur dan Teknologi Inti</text:span></text:span></text:p>
            <text:list xml:id="list3888324241204302504" text:style-name="L20">
              <text:list-item>
                <text:p text:style-name="P125"><text:span text:style-name="Strong_20_Emphasis"><text:span text:style-name="T1">Prompt untuk Pengantar Bab 3:</text:span></text:span><text:span text:style-name="T1"> </text:span></text:p>
                <text:list>
                  <text:list-item>
                    <text:p text:style-name="P8"><text:span text:style-name="Emphasis"><text:span text:style-name="T1">Tuliskan sebuah pengantar untuk Bab 3 yang menandai era pendewasaan Twitter, di mana perusahaan mulai secara proaktif </text:span></text:span><text:soft-page-break/><text:span text:style-name="Emphasis"><text:span text:style-name="T1">membentuk produk dan teknologinya, bukan hanya bereaksi terhadap pertumbuhan atau kebiasaan pengguna. Jelaskan bahwa setelah fase 'lepas landas' yang sedikit kacau, bab ini akan fokus pada bagaimana Twitter secara sadar mengembangkan pengalaman penggunanya melalui pembaruan antarmuka dan penambahan fitur-fitur kunci. Di saat yang sama, soroti upaya masif di balik layar untuk membangun infrastruktur teknologi yang lebih kokoh dan canggih demi menangani skala global dan membuka jalan bagi inovasi masa depan. Sinyalkan bahwa keputusan-keputusan strategis terkait API, algoritma, dan teknologi inti yang dibahas di sini memiliki konsekuensi jangka panjang yang signifikan.</text:span></text:span><text:span text:style-name="T1"> </text:span></text:p>
                  </text:list-item>
                </text:list>
              </text:list-item>
            </text:list>
            <text:p text:style-name="P235"/>
            <text:list xml:id="list3090874702196564843" text:style-name="L21">
              <text:list-item>
                <text:p text:style-name="P9"><text:span text:style-name="Strong_20_Emphasis"><text:span text:style-name="T1">3.1 Pengembangan Antarmuka Pengguna: Dari timeline sederhana ke pengalaman yang lebih kaya.</text:span></text:span></text:p>
                <text:list>
                  <text:list-item>
                    <text:p text:style-name="P126"><text:span text:style-name="Strong_20_Emphasis"><text:span text:style-name="T1">Prompt untuk Pembahasan Mendalam:</text:span></text:span><text:span text:style-name="T1"> </text:span></text:p>
                    <text:list>
                      <text:list-item>
                        <text:p text:style-name="P126"><text:span text:style-name="Emphasis"><text:span text:style-name="T1">Jelaskan secara rinci dan kronologis evolusi desain antarmuka pengguna (UI) utama Twitter, baik di versi web maupun aplikasi mobile, dari periode pasca-'Fail Whale' hingga pertengahan 2010-an. Fokus pada perubahan besar seperti peluncuran "New Twitter" (sekitar 2010) dengan panel ganda, integrasi native untuk foto dan video (tidak lagi hanya link), perombakan halaman profil, serta pengenalan dan penataan ulang tab navigasi (misalnya, @Connect, #Discover, Home, Me). Analisis motivasi desain di balik setiap perubahan besar: apakah untuk meningkatkan keterlibatan (engagement), menyederhanakan penggunaan, mengakomodasi fitur baru (seperti media yang lebih kaya), atau meniru tren desain dari platform lain? Bagaimana reaksi pengguna terhadap perubahan-perubahan ini?</text:span></text:span><text:span text:style-name="T1"> </text:span></text:p>
                      </text:list-item>
                    </text:list>
                  </text:list-item>
                </text:list>
              </text:list-item>
              <text:list-item>
                <text:p text:style-name="P9"><text:span text:style-name="Strong_20_Emphasis"><text:span text:style-name="T1">3.2 Pengenalan API (Application Programming Interface): Membuka pintu bagi ekosistem aplikasi pihak ketiga (dan dampaknya).</text:span></text:span></text:p>
                <text:list>
                  <text:list-item>
                    <text:p text:style-name="P126"><text:span text:style-name="Strong_20_Emphasis"><text:span text:style-name="T1">Prompt untuk Pembahasan Mendalam:</text:span></text:span><text:span text:style-name="T1"> </text:span></text:p>
                    <text:list>
                      <text:list-item>
                        <text:p text:style-name="P126"><text:span text:style-name="Emphasis"><text:span text:style-name="T1">Sediakan penjelasan sederhana tentang apa itu API dan mengapa API Twitter menjadi begitu krusial dalam sejarah awalnya. Ceritakan secara mendalam tentang peluncuran </text:span></text:span><text:soft-page-break/><text:span text:style-name="Emphasis"><text:span text:style-name="T1">API publik Twitter dan bagaimana kebijakan akses yang relatif terbuka pada awalnya memicu ledakan inovasi dalam bentuk ribuan aplikasi pihak ketiga (sebutkan contoh ikonik seperti TweetDeck, Twitterrific, Echofon, dll.). Analisis simbiosis mutualisme awal antara Twitter dan para pengembang pihak ketiga. Kemudian, bahas secara kritis perubahan kebijakan API Twitter di kemudian hari (mulai sekitar 2011-2012) yang lebih restriktif: apa alasannya (misalnya, kontrol pengalaman pengguna, monetisasi, persaingan), dan apa dampaknya terhadap ekosistem pengembang dan inovasi?</text:span></text:span><text:span text:style-name="T1"> </text:span></text:p>
                      </text:list-item>
                    </text:list>
                  </text:list-item>
                </text:list>
              </text:list-item>
              <text:list-item>
                <text:p text:style-name="P9"><text:span text:style-name="Strong_20_Emphasis"><text:span text:style-name="T1">3.3 Algoritma Timeline: Pergeseran dari urutan kronologis murni ke timeline yang dipersonalisasi (pro dan kontra).</text:span></text:span></text:p>
                <text:list>
                  <text:list-item>
                    <text:p text:style-name="P126"><text:span text:style-name="Strong_20_Emphasis"><text:span text:style-name="T1">Prompt untuk Pembahasan Mendalam:</text:span></text:span><text:span text:style-name="T1"> </text:span></text:p>
                    <text:list>
                      <text:list-item>
                        <text:p text:style-name="P126"><text:span text:style-name="Emphasis"><text:span text:style-name="T1">Analisis secara mendalam salah satu perubahan paling signifikan dan kontroversial dalam sejarah Twitter: transisi dari timeline yang diurutkan secara kronologis terbalik (reverse-chronological) menjadi timeline yang diurutkan secara algoritmik (algorithmic timeline), yang mulai diuji dan diluncurkan secara luas sekitar tahun 2016. Jelaskan alasan resmi yang diberikan Twitter (membantu pengguna melihat tweet terbaik/relevan yang mungkin terlewat). Uraikan secara sederhana bagaimana algoritma ini bekerja (faktor-faktor seperti popularitas tweet, interaksi pengguna, relevansi topik). Bahas secara seimbang perdebatan sengit yang muncul: klaim peningkatan engagement vs. keluhan pengguna yang kehilangan kontrol, kekhawatiran tentang terciptanya 'gelembung filter' (filter bubbles) dan 'ruang gema' (echo chambers), serta tuduhan bias politik atau sensor terselubung dalam algoritma.</text:span></text:span><text:span text:style-name="T1"> </text:span></text:p>
                      </text:list-item>
                    </text:list>
                  </text:list-item>
                </text:list>
              </text:list-item>
              <text:list-item>
                <text:p text:style-name="P9"><text:span text:style-name="Strong_20_Emphasis"><text:span text:style-name="T1">3.4 Teknologi di Balik Layar (dijelaskan secara sederhana): Infrastruktur server, database, penanganan traffic masif.</text:span></text:span></text:p>
                <text:list>
                  <text:list-item>
                    <text:p text:style-name="P126"><text:span text:style-name="Strong_20_Emphasis"><text:span text:style-name="T1">Prompt untuk Pembahasan Mendalam:</text:span></text:span><text:span text:style-name="T1"> </text:span></text:p>
                    <text:list>
                      <text:list-item>
                        <text:p text:style-name="P126"><text:span text:style-name="Emphasis"><text:span text:style-name="T1">Dengan bahasa yang mudah dipahami awam, berikan gambaran tentang kompleksitas 'jeroan' teknis yang memungkinkan Twitter beroperasi pada skala miliaran tweet per hari (pada puncaknya). Jelaskan evolusi infrastrukturnya </text:span></text:span><text:soft-page-break/><text:span text:style-name="Emphasis"><text:span text:style-name="T1">pasca era 'Fail Whale'. Sentuh aspek-aspek kunci seperti: arsitektur sistem terdistribusi (distributed systems), penggunaan pusat data (data centers) di berbagai lokasi, pengembangan dan penggunaan teknologi penyimpanan data custom seperti database Manhattan, sistem antrian pesan (seperti Kafka) untuk mengelola aliran data real-time, jaringan pengiriman konten (CDN) untuk mempercepat pemuatan media, dan tantangan unik dalam menjaga konsistensi data serta latensi rendah di seluruh dunia. Tekankan bahwa ini adalah upaya rekayasa (engineering) yang berkelanjutan dan masif.</text:span></text:span><text:span text:style-name="T1"> </text:span></text:p>
                      </text:list-item>
                    </text:list>
                  </text:list-item>
                </text:list>
              </text:list-item>
              <text:list-item>
                <text:p text:style-name="P9"><text:span text:style-name="Strong_20_Emphasis"><text:span text:style-name="T1">3.5 Fitur Unggulan yang Bertahan: Direct Message (DM), Trends, Polling, Lists, Moments (dan evolusinya).</text:span></text:span></text:p>
                <text:list>
                  <text:list-item>
                    <text:p text:style-name="P126"><text:span text:style-name="Strong_20_Emphasis"><text:span text:style-name="T1">Prompt untuk Pembahasan Mendalam:</text:span></text:span><text:span text:style-name="T1"> </text:span></text:p>
                    <text:list>
                      <text:list-item>
                        <text:p text:style-name="P9"><text:span text:style-name="Emphasis"><text:span text:style-name="T1">Fokus pada evolusi fitur-fitur spesifik yang menjadi bagian integral dari pengalaman Twitter (selain tweet, RT, reply). Untuk setiap fitur berikut: Direct Message (DM), Trending Topics, Polls (Jajak Pendapat), Lists, dan Moments – telusuri kapan fitur ini pertama kali diperkenalkan atau mengalami perombakan besar. Jelaskan fungsi utamanya dan bagaimana fungsi itu berkembang dari waktu ke waktu (misalnya, DM dari 1-on-1 teks menjadi grup chat dengan media; algoritma Trends yang berubah untuk personalisasi dan lokasi; penambahan opsi polling; kegunaan Lists untuk kurasi; naik turunnya popularitas Moments). Analisis bagaimana masing-masing fitur ini berkontribusi pada utilitas dan daya tarik platform secara keseluruhan.</text:span></text:span><text:span text:style-name="T1"> </text:span></text:p>
                      </text:list-item>
                    </text:list>
                  </text:list-item>
                </text:list>
              </text:list-item>
            </text:list>
            <text:p text:style-name="P235"/>
            <text:p text:style-name="P99">Prompt ini bertujuan untuk memandu penulisan Bab 3 agar fokus pada pengembangan fitur dan teknologi yang lebih terencana, menjelaskan 'apa', 'mengapa', dan 'bagaimana' di balik setiap evolusi penting, serta dampaknya bagi pengguna dan platform.</text:p>
          </text:section>
          <text:section text:style-name="Sect1" text:name="feedback-form-4">
            <text:p text:style-name="P213"/>
          </text:section>
        </text:section>
        <text:section text:style-name="Sect1" text:name="179db228d2473a04">
          <text:p text:style-name="P99"/>
          <text:section text:style-name="Sect1" text:name="user-query-content-5">
            <text:p text:style-name="P232">Pada Bab4 Tambahkan prompt pada tiap bab untuk mendapatkan pengantar , pada tiap subbab/sub-subab untuk mendapatkan isi dengan pembahasan <text:soft-page-break/>mendalam </text:p>
          </text:section>
          <text:p text:style-name="P213">Tampilkan alur berpikir</text:p>
          <text:section text:style-name="Sect2" text:name="model-response-message-contentr_179db228d2473a04">
            <text:p text:style-name="P99">Oke, siap! Berikut adalah prompt untuk pengantar Bab 4 dan prompt untuk pembahasan mendalam pada setiap sub-bab di Bab 4:</text:p>
            <text:p text:style-name="P235"/>
            <text:p text:style-name="Text_20_body"><text:span text:style-name="Strong_20_Emphasis"><text:span text:style-name="T1">Bab 4: Eksperimen, Kegagalan, dan Fitur yang Hilang</text:span></text:span></text:p>
            <text:list xml:id="list6523401545383774474" text:style-name="L22">
              <text:list-item>
                <text:p text:style-name="P127"><text:span text:style-name="Strong_20_Emphasis"><text:span text:style-name="T1">Prompt untuk Pengantar Bab 4:</text:span></text:span><text:span text:style-name="T1"> </text:span></text:p>
                <text:list>
                  <text:list-item>
                    <text:p text:style-name="P10"><text:span text:style-name="Emphasis"><text:span text:style-name="T1">Tuliskan sebuah pengantar untuk Bab 4 yang membawa pembaca menjelajahi sisi lain dari perjalanan inovasi Twitter/X – sebuah lanskap yang dipenuhi dengan eksperimen berani, akuisisi strategis yang menjanjikan, namun juga diwarnai oleh produk dan fitur yang pada akhirnya layu atau menghilang. Tekankan bahwa dalam dunia teknologi yang bergerak cepat, tidak semua taruhan membuahkan hasil, dan ekosistem unik Twitter terbukti menjadi tempat yang sulit bagi beberapa konsep (bahkan yang sukses di tempat lain) untuk berkembang. Perkenalkan bab ini sebagai sebuah studi kasus tentang "apa yang mungkin terjadi" dan "mengapa tidak berhasil", dengan fokus pada contoh-contoh terkenal seperti Vine, Periscope, dan Fleets, serta beberapa inisiatif lain yang mungkin terlupakan. Bingkai pembahasan ini bukan sekadar sebagai daftar kegagalan, tetapi sebagai sumber pelajaran berharga tentang adaptasi, strategi produk, dan dinamika platform.</text:span></text:span><text:span text:style-name="T1"> </text:span></text:p>
                  </text:list-item>
                </text:list>
              </text:list-item>
            </text:list>
            <text:p text:style-name="P235"/>
            <text:list xml:id="list3146989439712598117" text:style-name="L23">
              <text:list-item>
                <text:p text:style-name="P11"><text:span text:style-name="Strong_20_Emphasis"><text:span text:style-name="T1">4.1 Vine: Akuisisi dan Penutupan Platform Video Pendek.</text:span></text:span></text:p>
                <text:list>
                  <text:list-item>
                    <text:p text:style-name="P128"><text:span text:style-name="Strong_20_Emphasis"><text:span text:style-name="T1">Prompt untuk Pembahasan Mendalam:</text:span></text:span><text:span text:style-name="T1"> </text:span></text:p>
                    <text:list>
                      <text:list-item>
                        <text:p text:style-name="P128"><text:span text:style-name="Emphasis"><text:span text:style-name="T1">Ceritakan kisah lengkap Vine secara mendalam, mulai dari akuisisi pra-peluncuran yang mengejutkan oleh Twitter pada tahun 2012. Analisis faktor-faktor kunci di balik ledakan popularitasnya yang fenomenal: daya tarik unik format video 6 detik yang berulang (looping), kemudahan penggunaan, dan bagaimana ia melahirkan budaya meme serta generasi baru bintang internet (Vine Stars). Kemudian, investigasi secara detail alasan-alasan kompleks di balik kemundurannya yang relatif cepat: tekanan persaingan dari Instagram Video dan Snapchat, kegagalan Vine (dan Twitter) </text:span></text:span><text:soft-page-break/><text:span text:style-name="Emphasis"><text:span text:style-name="T1">dalam menciptakan model monetisasi yang berkelanjutan bagi para kreator top, serta dampak eksodus kreator tersebut ke platform lain. Akhiri dengan pembahasan mengenai keputusan sulit dan proses penutupan Vine pada akhir 2016/awal 2017, serta warisan budayanya.</text:span></text:span><text:span text:style-name="T1"> </text:span></text:p>
                      </text:list-item>
                    </text:list>
                  </text:list-item>
                </text:list>
              </text:list-item>
              <text:list-item>
                <text:p text:style-name="P11"><text:span text:style-name="Strong_20_Emphasis"><text:span text:style-name="T1">4.2 Periscope: Merintis live streaming mobile dan integrasinya ke Twitter.</text:span></text:span></text:p>
                <text:list>
                  <text:list-item>
                    <text:p text:style-name="P128"><text:span text:style-name="Strong_20_Emphasis"><text:span text:style-name="T1">Prompt untuk Pembahasan Mendalam:</text:span></text:span><text:span text:style-name="T1"> </text:span></text:p>
                    <text:list>
                      <text:list-item>
                        <text:p text:style-name="P128"><text:span text:style-name="Emphasis"><text:span text:style-name="T1">Jelaskan secara rinci peran Periscope sebagai salah satu pionir utama dalam mempopulerkan siaran langsung (live streaming) video dari ponsel. Gali cerita akuisisinya oleh Twitter pada awal 2015, yang sering dilihat sebagai respons cepat terhadap munculnya pesaing seperti Meerkat. Analisis bagaimana Periscope diintegrasikan ke dalam ekosistem Twitter (baik sebagai aplikasi mandiri maupun fitur terintegrasi). Bahas periode awal popularitasnya, jenis konten yang berkembang di platform tersebut (misalnya, citizen journalism, sesi tanya jawab, peristiwa langsung), dan potensi yang dilihat Twitter saat itu. Kemudian, analisis faktor-faktor yang menyebabkan penurunan relevansinya: munculnya fitur Twitter Live native, persaingan ketat dari Facebook Live, Instagram Live, dan Twitch, serta kemungkinan tantangan dalam moderasi konten live. Jelaskan alasan strategis di balik keputusannya untuk menutup aplikasi Periscope pada Maret 2021.</text:span></text:span><text:span text:style-name="T1"> </text:span></text:p>
                      </text:list-item>
                    </text:list>
                  </text:list-item>
                </text:list>
              </text:list-item>
              <text:list-item>
                <text:p text:style-name="P11"><text:span text:style-name="Strong_20_Emphasis"><text:span text:style-name="T1">4.3 Fleets: Meniru Stories dan Kegagalannya.</text:span></text:span></text:p>
                <text:list>
                  <text:list-item>
                    <text:p text:style-name="P128"><text:span text:style-name="Strong_20_Emphasis"><text:span text:style-name="T1">Prompt untuk Pembahasan Mendalam:</text:span></text:span><text:span text:style-name="T1"> </text:span></text:p>
                    <text:list>
                      <text:list-item>
                        <text:p text:style-name="P128"><text:span text:style-name="Emphasis"><text:span text:style-name="T1">Lakukan analisis mendalam terhadap upaya Twitter mengadopsi format "Stories" yang sangat populer di platform lain (Snapchat, Instagram, Facebook) melalui peluncuran fitur "Fleets" pada November 2020. Apa justifikasi strategis Twitter untuk memasuki ruang konten ephemeral ini? Bagaimana implementasi Fleets berbeda (atau sama) dengan Stories di platform lain? Selidiki secara kritis mengapa Fleets gagal total mendapatkan adopsi massal dari basis pengguna Twitter yang sudah mapan. Apakah karena ketidakcocokan fundamental dengan sifat percakapan publik </text:span></text:span><text:soft-page-break/><text:span text:style-name="Emphasis"><text:span text:style-name="T1">dan real-time Twitter? Apakah karena eksekusi fitur yang kurang baik? Bagaimana reaksi pengguna dan kritik yang muncul? Jelaskan keputusan cepat Twitter untuk menghentikan Fleets pada Agustus 2021, hanya delapan bulan setelah diluncurkan secara global.</text:span></text:span><text:span text:style-name="T1"> </text:span></text:p>
                      </text:list-item>
                    </text:list>
                  </text:list-item>
                </text:list>
              </text:list-item>
              <text:list-item>
                <text:p text:style-name="P11"><text:span text:style-name="Strong_20_Emphasis"><text:span text:style-name="T1">4.4 Fitur Lain yang Dihentikan atau Berubah Drastis.</text:span></text:span></text:p>
                <text:list>
                  <text:list-item>
                    <text:p text:style-name="P128"><text:span text:style-name="Strong_20_Emphasis"><text:span text:style-name="T1">Prompt untuk Pembahasan Mendalam:</text:span></text:span><text:span text:style-name="T1"> </text:span></text:p>
                    <text:list>
                      <text:list-item>
                        <text:p text:style-name="P128"><text:span text:style-name="Emphasis"><text:span text:style-name="T1">Sajikan sebuah kompilasi dan analisis singkat mengenai beberapa eksperimen atau fitur lain dari Twitter yang tidak mencapai kesuksesan jangka panjang atau mengalami perubahan fungsi yang signifikan. Contoh yang bisa dibahas: aplikasi musik standalone Twitter #Music (diluncurkan dan ditutup dengan cepat), evolusi fitur "Moments" (dari alat kurasi berita menjadi kurang terfokus), mungkin beberapa format iklan yang tidak berhasil, atau fitur-fitur kecil lainnya yang datang dan pergi. Untuk setiap contoh, jelaskan secara singkat tujuan awal fitur tersebut, perkiraan alasan mengapa ia tidak berhasil atau diubah, dan bagaimana hal ini menunjukkan pola eksperimentasi (dan penyesuaian) di Twitter.</text:span></text:span><text:span text:style-name="T1"> </text:span></text:p>
                      </text:list-item>
                    </text:list>
                  </text:list-item>
                </text:list>
              </text:list-item>
              <text:list-item>
                <text:p text:style-name="P11"><text:span text:style-name="Strong_20_Emphasis"><text:span text:style-name="T1">4.5 Pelajaran dari Kegagalan Inovasi.</text:span></text:span></text:p>
                <text:list>
                  <text:list-item>
                    <text:p text:style-name="P128"><text:span text:style-name="Strong_20_Emphasis"><text:span text:style-name="T1">Prompt untuk Pembahasan Mendalam:</text:span></text:span><text:span text:style-name="T1"> </text:span></text:p>
                    <text:list>
                      <text:list-item>
                        <text:p text:style-name="P11"><text:span text:style-name="Emphasis"><text:span text:style-name="T1">Sintesiskan temuan dari contoh-contoh yang dibahas dalam bab ini untuk mengidentifikasi pelajaran kunci tentang inovasi (dan kegagalannya) di dalam konteks spesifik Twitter/X. Apa saja pola atau tema berulang yang menyebabkan fitur atau produk baru tidak berhasil di platform ini? Apakah ada bentrokan antara upaya inovasi dengan budaya inti atau kebiasaan pengguna Twitter (misalnya, preferensi untuk teks dan percakapan publik)? Sejauh mana faktor eksekusi, waktu peluncuran (timing), persaingan pasar, dan strategi monetisasi berperan? Refleksikan bagaimana pemahaman akan kegagalan masa lalu ini dapat (atau seharusnya) membentuk pendekatan Twitter/X terhadap pengembangan produk di masa depan, terutama di bawah kepemimpinan baru.</text:span></text:span><text:span text:style-name="T1"> </text:span></text:p>
                      </text:list-item>
                    </text:list>
                  </text:list-item>
                </text:list>
              </text:list-item>
            </text:list>
            <text:p text:style-name="P235"/>
            <text:p text:style-name="P99"><text:soft-page-break/>Prompt ini dirancang untuk memandu penulisan Bab 4 agar tidak hanya mendokumentasikan fitur yang hilang, tetapi juga menganalisis penyebab kegagalan dan menarik pelajaran strategis darinya.</text:p>
          </text:section>
          <text:section text:style-name="Sect1" text:name="feedback-form-5">
            <text:p text:style-name="P213"/>
          </text:section>
        </text:section>
        <text:section text:style-name="Sect1" text:name="9836a11eb037b81b">
          <text:p text:style-name="P99"/>
          <text:section text:style-name="Sect1" text:name="user-query-content-6">
            <text:p text:style-name="P232">Pada Bab 5 Tambahkan prompt pada tiap bab untuk mendapatkan pengantar , pada tiap subbab/sub-subab untuk mendapatkan isi dengan pembahasan mendalam </text:p>
          </text:section>
          <text:p text:style-name="P213">Tampilkan alur berpikir</text:p>
          <text:section text:style-name="Sect2" text:name="model-response-message-contentr_9836a11eb037b81b">
            <text:p text:style-name="P99">Oke, siap! Mengingat konteks waktu saat ini adalah April 2025, berikut adalah prompt untuk pengantar Bab 5 dan prompt untuk pembahasan mendalam pada setiap sub-bab di Bab 5, yang mencakup era Elon Musk dan transformasi menjadi X hingga saat ini:</text:p>
            <text:p text:style-name="P235"/>
            <text:p text:style-name="Text_20_body"><text:span text:style-name="Strong_20_Emphasis"><text:span text:style-name="T1">Bab 5: Era Elon Musk dan Transformasi Menjadi X (2022 - April 2025)</text:span></text:span></text:p>
            <text:list xml:id="list5115600140024739235" text:style-name="L24">
              <text:list-item>
                <text:p text:style-name="P129"><text:span text:style-name="Strong_20_Emphasis"><text:span text:style-name="T1">Prompt untuk Pengantar Bab 5:</text:span></text:span><text:span text:style-name="T1"> </text:span></text:p>
                <text:list>
                  <text:list-item>
                    <text:p text:style-name="P12"><text:span text:style-name="Emphasis"><text:span text:style-name="T1">Tuliskan sebuah pengantar untuk Bab 5 yang langsung membawa pembaca ke titik balik paling signifikan dan penuh gejolak dalam sejarah Twitter: akuisisi oleh Elon Musk pada akhir 2022 dan transformasi radikalnya menjadi "X" yang terus berlangsung hingga saat ini (April 2025). Gambarkan periode ini sebagai era disrupsi total, di mana platform yang dikenal selama lebih dari 15 tahun dirombak secara fundamental dalam hal kepemimpinan, budaya, kebijakan, nama, dan bahkan visi dasarnya. Tekankan bahwa bab ini akan mengupas tuntas drama akuisisi, perubahan internal yang cepat dan seringkali brutal, kebijakan-kebijakan kontroversial yang memicu perdebatan global, rebranding menjadi X, ambisi "aplikasi segalanya", serta dampak nyata yang telah terasa pada pengguna, pengiklan, dan lanskap media sosial secara keseluruhan hingga kuartal kedua tahun 2025.</text:span></text:span><text:span text:style-name="T1"> </text:span></text:p>
                  </text:list-item>
                </text:list>
              </text:list-item>
            </text:list>
            <text:p text:style-name="P235"/>
            <text:list xml:id="list8285504971981226414" text:style-name="L25">
              <text:list-item>
                <text:p text:style-name="P13"><text:span text:style-name="Strong_20_Emphasis"><text:span text:style-name="T1">5.1 Proses Akuisisi yang Kontroversial.</text:span></text:span></text:p>
                <text:list>
                  <text:list-item>
                    <text:p text:style-name="P130"><text:span text:style-name="Strong_20_Emphasis"><text:span text:style-name="T1">Prompt untuk Pembahasan Mendalam:</text:span></text:span><text:span text:style-name="T1"> </text:span></text:p>
                    <text:list>
                      <text:list-item>
                        <text:p text:style-name="P130"><text:span text:style-name="Emphasis"><text:span text:style-name="T1">Ceritakan kembali secara detail dan kronologis seluruh </text:span></text:span><text:soft-page-break/><text:span text:style-name="Emphasis"><text:span text:style-name="T1">rangkaian peristiwa yang mengarah pada akuisisi Twitter senilai $44 miliar oleh Elon Musk. Mulai dari langkah Musk membangun kepemilikan saham secara diam-diam, tawaran pengambilalihan yang mengejutkan, penolakan awal dewan direksi dan strategi "poison pill", drama Musk yang mencoba menarik diri dari kesepakatan dengan alasan jumlah bot, hingga pertarungan hukum yang menegangkan dan akhirnya penutupan akuisisi pada Oktober 2022. Analisis motivasi Musk yang tampak kompleks (kebebasan berbicara, potensi bisnis, pengaruh pribadi?), manuver finansial dan hukum yang terjadi, serta persepsi publik dan pasar selama periode yang penuh ketidakpastian ini.</text:span></text:span><text:span text:style-name="T1"> </text:span></text:p>
                      </text:list-item>
                    </text:list>
                  </text:list-item>
                </text:list>
              </text:list-item>
              <text:list-item>
                <text:p text:style-name="P13"><text:span text:style-name="Strong_20_Emphasis"><text:span text:style-name="T1">5.2 Perubahan Kepemimpinan dan Kultur Perusahaan: PHK massal, perombakan manajemen.</text:span></text:span></text:p>
                <text:list>
                  <text:list-item>
                    <text:p text:style-name="P130"><text:span text:style-name="Strong_20_Emphasis"><text:span text:style-name="T1">Prompt untuk Pembahasan Mendalam:</text:span></text:span><text:span text:style-name="T1"> </text:span></text:p>
                    <text:list>
                      <text:list-item>
                        <text:p text:style-name="P130"><text:span text:style-name="Emphasis"><text:span text:style-name="T1">Jelaskan secara rinci gelombang perubahan internal masif yang terjadi segera setelah Musk mengambil alih kendali. Fokus pada pemecatan seketika jajaran eksekutif lama (CEO, CFO, Kepala Hukum), diikuti oleh beberapa putaran PHK yang secara drastis mengurangi jumlah karyawan hingga lebih dari 70-80%. Uraikan perubahan budaya kerja yang dituntut Musk, termasuk penekanan pada jam kerja panjang ("hardcore"), penghapusan banyak tunjangan, dan pergeseran dari kebijakan kerja jarak jauh. Analisis dampak jangka pendek dan menengah dari perubahan ini (hingga April 2025) terhadap moral karyawan, kemampuan operasional platform, potensi hilangnya keahlian teknis dan institusional, serta tantangan dalam merekrut talenta baru.</text:span></text:span><text:span text:style-name="T1"> </text:span></text:p>
                      </text:list-item>
                    </text:list>
                  </text:list-item>
                </text:list>
              </text:list-item>
              <text:list-item>
                <text:p text:style-name="P13"><text:span text:style-name="Strong_20_Emphasis"><text:span text:style-name="T1">5.3 Kebijakan Kontroversial: Moderasi konten, pemulihan akun yang diblokir, verifikasi berbayar (X Premium).</text:span></text:span></text:p>
                <text:list>
                  <text:list-item>
                    <text:p text:style-name="P130"><text:span text:style-name="Strong_20_Emphasis"><text:span text:style-name="T1">Prompt untuk Pembahasan Mendalam:</text:span></text:span><text:span text:style-name="T1"> </text:span></text:p>
                    <text:list>
                      <text:list-item>
                        <text:p text:style-name="P130"><text:span text:style-name="Emphasis"><text:span text:style-name="T1">Analisis secara mendalam serangkaian perubahan kebijakan paling signifikan dan seringkali kontroversial yang diterapkan sejak akhir 2022 hingga April 2025. Bahas secara detail: 1) Perombakan pendekatan moderasi konten, yang sering diklaim Musk sebagai komitmen pada "kebebasan berbicara", namun dikritik karena diduga menyebabkan peningkatan </text:span></text:span><text:soft-page-break/><text:span text:style-name="Emphasis"><text:span text:style-name="T1">ujaran kebencian, misinformasi, dan konten berbahaya. 2) Keputusan untuk memulihkan (melalui amnesti atau pemungutan suara) akun-akun yang sebelumnya diblokir secara permanen karena pelanggaran berat. 3) Evolusi sistem verifikasi 'centang biru' dari penanda otentisitas menjadi bagian dari layanan berlangganan berbayar X Premium (sebelumnya Twitter Blue), termasuk kekacauan awal akibat peniruan identitas dan perubahan terus-menerus pada tingkatan dan fitur langganan. Evaluasi dampak kebijakan ini terhadap kualitas diskursus, keamanan pengguna, dan kepercayaan publik.</text:span></text:span><text:span text:style-name="T1"> </text:span></text:p>
                      </text:list-item>
                    </text:list>
                  </text:list-item>
                </text:list>
              </text:list-item>
              <text:list-item>
                <text:p text:style-name="P13"><text:span text:style-name="Strong_20_Emphasis"><text:span text:style-name="T1">5.4 Rebranding Total: Penghapusan nama Twitter dan logo burung biru, menjadi "X".</text:span></text:span></text:p>
                <text:list>
                  <text:list-item>
                    <text:p text:style-name="P130"><text:span text:style-name="Strong_20_Emphasis"><text:span text:style-name="T1">Prompt untuk Pembahasan Mendalam:</text:span></text:span><text:span text:style-name="T1"> </text:span></text:p>
                    <text:list>
                      <text:list-item>
                        <text:p text:style-name="P130"><text:span text:style-name="Emphasis"><text:span text:style-name="T1">Jelaskan secara rinci momen dan proses rebranding mendadak dari Twitter menjadi "X" pada Juli 2023. Apa saja alasan eksplisit dan implisit yang diberikan Musk untuk langkah drastis ini, termasuk kaitannya dengan visi jangka panjang "aplikasi segalanya"? Analisis keputusan untuk membuang nama "Twitter" dan logo burung biru "Larry" yang memiliki nilai merek global sangat tinggi. Bagaimana proses transisi ini dijalankan (misalnya, perubahan logo di kantor pusat, pembaruan aplikasi)? Bagaimana reaksi pengguna, pengiklan, dan analis pasar terhadap hilangnya identitas merek yang sudah mapan ini, baik secara langsung maupun dalam beberapa bulan setelahnya?</text:span></text:span><text:span text:style-name="T1"> </text:span></text:p>
                      </text:list-item>
                    </text:list>
                  </text:list-item>
                </text:list>
              </text:list-item>
              <text:list-item>
                <text:p text:style-name="P13"><text:span text:style-name="Strong_20_Emphasis"><text:span text:style-name="T1">5.5 Visi "The Everything App" (Aplikasi Segalanya).</text:span></text:span></text:p>
                <text:list>
                  <text:list-item>
                    <text:p text:style-name="P130"><text:span text:style-name="Strong_20_Emphasis"><text:span text:style-name="T1">Prompt untuk Pembahasan Mendalam:</text:span></text:span><text:span text:style-name="T1"> </text:span></text:p>
                    <text:list>
                      <text:list-item>
                        <text:p text:style-name="P130"><text:span text:style-name="Emphasis"><text:span text:style-name="T1">Elaborasi secara komprehensif mengenai visi besar Elon Musk untuk mentransformasikan X menjadi "The Everything App", sebuah platform super yang terinspirasi oleh WeChat. Rinci jenis-jenis layanan yang direncanakan atau mulai diintegrasikan ke dalam X hingga April 2025 (misalnya, fitur pembayaran peer-to-peer, konten video berdurasi panjang, fitur pencarian kerja, potensi integrasi AI seperti Grok, kemungkinan fitur kencan, dll.). Evaluasi kemajuan nyata yang telah dicapai dalam mewujudkan visi ini. Analisis </text:span></text:span><text:soft-page-break/><text:span text:style-name="Emphasis"><text:span text:style-name="T1">tantangan teknis, regulasi (khususnya di sektor keuangan dan di berbagai yurisdiksi global), persaingan, dan tantangan adopsi pengguna yang dihadapi dalam upaya ambisius ini.</text:span></text:span><text:span text:style-name="T1"> </text:span></text:p>
                      </text:list-item>
                    </text:list>
                  </text:list-item>
                </text:list>
              </text:list-item>
              <text:list-item>
                <text:p text:style-name="P13"><text:span text:style-name="Strong_20_Emphasis"><text:span text:style-name="T1">5.6 Dampak Awal Transformasi: Reaksi pengguna, pengiklan, dan lanskap kompetisi.</text:span></text:span></text:p>
                <text:list>
                  <text:list-item>
                    <text:p text:style-name="P130"><text:span text:style-name="Strong_20_Emphasis"><text:span text:style-name="T1">Prompt untuk Pembahasan Mendalam:</text:span></text:span><text:span text:style-name="T1"> </text:span></text:p>
                    <text:list>
                      <text:list-item>
                        <text:p text:style-name="P13"><text:span text:style-name="Emphasis"><text:span text:style-name="T1">Sajikan analisis dampak kumulatif dari era Musk dan transformasi X hingga April 2025. Bagaimana dinamika basis pengguna berubah? Apakah ada data yang menunjukkan penurunan pengguna aktif, atau perubahan demografi pengguna? Jelaskan secara detail krisis hubungan dengan pengiklan: mengapa banyak merek besar hengkang atau mengurangi anggaran secara signifikan, dan bagaimana upaya X untuk menarik mereka kembali? Evaluasi kebangkitan atau peluncuran platform pesaing (seperti Threads dari Meta, Bluesky yang didukung Jack Dorsey, Mastodon) sebagai alternatif bagi pengguna dan kreator yang kecewa. Bagaimana posisi pasar dan persepsi publik X saat ini dibandingkan dengan era pra-akuisisi?</text:span></text:span><text:span text:style-name="T1"> </text:span></text:p>
                      </text:list-item>
                    </text:list>
                  </text:list-item>
                </text:list>
              </text:list-item>
            </text:list>
            <text:p text:style-name="P235"/>
            <text:p text:style-name="P99">Prompt ini dirancang untuk memastikan Bab 5 mencakup semua aspek penting dari era Musk hingga titik waktu saat ini (April 2025) dengan kedalaman analisis yang diperlukan, membahas tidak hanya peristiwa tetapi juga motivasi, konsekuensi, dan konteks yang lebih luas.</text:p>
          </text:section>
          <text:section text:style-name="Sect1" text:name="feedback-form-6">
            <text:p text:style-name="P213"/>
          </text:section>
        </text:section>
        <text:section text:style-name="Sect1" text:name="975842eb0a122292">
          <text:p text:style-name="P99"/>
          <text:section text:style-name="Sect1" text:name="user-query-content-7">
            <text:p text:style-name="P232">Pada Bab 6 Tambahkan prompt pada tiap bab untuk mendapatkan pengantar , pada tiap subbab/sub-subab untuk mendapatkan isi dengan pembahasan mendalam </text:p>
          </text:section>
          <text:p text:style-name="P213">Tampilkan alur berpikir</text:p>
          <text:section text:style-name="Sect2" text:name="model-response-message-contentr_975842eb0a122292">
            <text:p text:style-name="P99">Oke, mari kita siapkan prompt untuk Bab 6, dengan fokus pada kondisi X saat ini (April 2025) dan pandangan ke depan:</text:p>
            <text:p text:style-name="P235"/>
            <text:p text:style-name="Text_20_body"><text:span text:style-name="Strong_20_Emphasis"><text:span text:style-name="T1">Bab 6: X Hari Ini dan Visi Masa Depan (April 2025 dan Seterusnya)</text:span></text:span></text:p>
            <text:list xml:id="list8503042178648143186" text:style-name="L26">
              <text:list-item>
                <text:p text:style-name="P131"><text:soft-page-break/><text:span text:style-name="Strong_20_Emphasis"><text:span text:style-name="T1">Prompt untuk Pengantar Bab 6:</text:span></text:span><text:span text:style-name="T1"> </text:span></text:p>
                <text:list>
                  <text:list-item>
                    <text:p text:style-name="P14"><text:span text:style-name="Emphasis"><text:span text:style-name="T1">Tuliskan sebuah pengantar untuk Bab 6 yang berfungsi sebagai jembatan dari gejolak transformasi di Bab 5 ke evaluasi kondisi platform X saat ini, per April 2025, serta prospek masa depannya. Jelaskan bahwa setelah melalui perubahan fundamental, bab ini akan menganalisis secara kritis arah pengembangan produk X yang terkini, mengukur kemajuan nyata menuju ambisi besar "aplikasi segalanya" (khususnya dalam AI dan finansial), memetakan posisi X di tengah medan perang media sosial yang sengit, dan mengidentifikasi tantangan-tantangan krusial yang akan menentukan keberlanjutannya. Ajak pembaca untuk merenungkan: apakah X versi Elon Musk ini berada di jalur yang tepat untuk merevolusi lanskap digital sesuai visinya, ataukah ia menghadapi rintangan yang mungkin terlalu besar untuk diatasi?</text:span></text:span><text:span text:style-name="T1"> </text:span></text:p>
                  </text:list-item>
                </text:list>
              </text:list-item>
            </text:list>
            <text:p text:style-name="P235"/>
            <text:list xml:id="list4369831272384971095" text:style-name="L27">
              <text:list-item>
                <text:p text:style-name="P15"><text:span text:style-name="Strong_20_Emphasis"><text:span text:style-name="T1">6.1 Perkembangan Produk Terkini di Era X (Fitur Video, Artikel, Langganan, dll.)</text:span></text:span></text:p>
                <text:list>
                  <text:list-item>
                    <text:p text:style-name="P132"><text:span text:style-name="Strong_20_Emphasis"><text:span text:style-name="T1">Prompt untuk Pembahasan Mendalam:</text:span></text:span><text:span text:style-name="T1"> </text:span></text:p>
                    <text:list>
                      <text:list-item>
                        <text:p text:style-name="P132"><text:span text:style-name="Emphasis"><text:span text:style-name="T1">Jelaskan secara mendalam fitur-fitur dan arah pengembangan produk paling menonjol yang telah diluncurkan atau menjadi fokus utama X antara akhir 2023 hingga April 2025. Berikan analisis detail pada: 1) Upaya signifikan dalam meningkatkan pengalaman video (dukungan video berdurasi panjang, peningkatan kualitas, fitur siaran langsung/live streaming, potensi kemitraan konten). 2) Implementasi dan adopsi fitur "Artikel" (Articles) untuk memfasilitasi konten tulisan yang lebih panjang dan mendalam di platform. 3) Evolusi dan segmentasi model langganan X Premium (misalnya, tingkatan Basic, Premium, Premium+) – apa saja fitur kunci di setiap tingkatan dan bagaimana strategi ini memengaruhi pendapatan dan pengalaman pengguna? 4) Perkembangan alat monetisasi bagi kreator (program bagi hasil iklan, langganan profil, 'Tips') dan efektivitasnya. 5) Fitur-fitur baru lain yang relevan (seperti peluncuran panggilan audio/video secara luas, fitur pencarian kerja, atau integrasi awal e-commerce jika ada). </text:span></text:span><text:soft-page-break/><text:span text:style-name="Emphasis"><text:span text:style-name="T1">Evaluasi bagaimana rangkaian produk ini diterima oleh pasar dan kontribusinya terhadap visi X.</text:span></text:span><text:span text:style-name="T1"> </text:span></text:p>
                      </text:list-item>
                    </text:list>
                  </text:list-item>
                </text:list>
              </text:list-item>
              <text:list-item>
                <text:p text:style-name="P15"><text:span text:style-name="Strong_20_Emphasis"><text:span text:style-name="T1">6.2 Integrasi AI: Peran Grok dan Personalisasi Algoritma.</text:span></text:span></text:p>
                <text:list>
                  <text:list-item>
                    <text:p text:style-name="P132"><text:span text:style-name="Strong_20_Emphasis"><text:span text:style-name="T1">Prompt untuk Pembahasan Mendalam:</text:span></text:span><text:span text:style-name="T1"> </text:span></text:p>
                    <text:list>
                      <text:list-item>
                        <text:p text:style-name="P132"><text:span text:style-name="Emphasis"><text:span text:style-name="T1">Fokus pada strategi dan implementasi Kecerdasan Buatan (AI) di platform X hingga April 2025. Lakukan analisis mendalam terhadap Grok: bagaimana chatbot AI milik xAI ini dikembangkan, apa saja kemampuan utamanya (termasuk akses real-time ke informasi X), bagaimana ia diintegrasikan ke dalam platform (misalnya, sebagai fitur eksklusif Premium, alat bantu penulisan, ringkasan), dan apa tujuan strategisnya dalam ekosistem X? Selain Grok, diskusikan penggunaan AI dalam personalisasi algoritma feed "For You" (bagaimana perkembangannya?), upaya (dan tantangan) penggunaan AI untuk moderasi konten skala besar, serta potensi aplikasi AI lainnya yang sedang atau akan dikembangkan oleh X. Bandingkan pendekatan AI X dengan platform pesaing.</text:span></text:span><text:span text:style-name="T1"> </text:span></text:p>
                      </text:list-item>
                    </text:list>
                  </text:list-item>
                </text:list>
              </text:list-item>
              <text:list-item>
                <text:p text:style-name="P15"><text:span text:style-name="Strong_20_Emphasis"><text:span text:style-name="T1">6.3 Menuju Aplikasi Finansial: Langkah X di Dunia Pembayaran.</text:span></text:span></text:p>
                <text:list>
                  <text:list-item>
                    <text:p text:style-name="P132"><text:span text:style-name="Strong_20_Emphasis"><text:span text:style-name="T1">Prompt untuk Pembahasan Mendalam:</text:span></text:span><text:span text:style-name="T1"> </text:span></text:p>
                    <text:list>
                      <text:list-item>
                        <text:p text:style-name="P132"><text:span text:style-name="Emphasis"><text:span text:style-name="T1">Selidiki secara mendalam progres X dalam mewujudkan ambisinya menjadi pemain di sektor layanan keuangan hingga April 2025. Rinci status perolehan lisensi krusial (misalnya, lisensi transmisi uang di berbagai negara bagian AS atau persetujuan regulator di yurisdiksi lain). Jelaskan fitur-fitur finansial spesifik yang telah diluncurkan, sedang dalam tahap uji coba, atau diumumkan (misalnya, sistem pembayaran peer-to-peer, integrasi dengan rekening bank, potensi penggunaan cryptocurrency, kemitraan dengan penyedia layanan pembayaran). Analisis tantangan regulasi yang sangat besar dan bervariasi di seluruh dunia, serta hambatan kompetitif dari pemain fintech dan perbankan yang sudah mapan.</text:span></text:span><text:span text:style-name="T1"> </text:span></text:p>
                      </text:list-item>
                    </text:list>
                  </text:list-item>
                </text:list>
              </text:list-item>
              <text:list-item>
                <text:p text:style-name="P15"><text:span text:style-name="Strong_20_Emphasis"><text:span text:style-name="T1">6.4 Medan Pertempuran Media Sosial: Persaingan Ketat X.</text:span></text:span></text:p>
                <text:list>
                  <text:list-item>
                    <text:p text:style-name="P132"><text:span text:style-name="Strong_20_Emphasis"><text:span text:style-name="T1">Prompt untuk Pembahasan Mendalam:</text:span></text:span><text:span text:style-name="T1"> </text:span></text:p>
                    <text:list>
                      <text:list-item>
                        <text:p text:style-name="P132"><text:span text:style-name="Emphasis"><text:span text:style-name="T1">Sajikan analisis komprehensif mengenai posisi kompetitif X </text:span></text:span><text:soft-page-break/><text:span text:style-name="Emphasis"><text:span text:style-name="T1">dalam lanskap media sosial dan komunikasi digital pada April 2025. Evaluasi secara kritis hubungan X dengan: 1) Pesaing langsung yang sering dianggap sebagai alternatif atau 'pelarian' dari X (seperti Threads, Bluesky, Mastodon) – bagaimana perkembangan basis pengguna dan fitur mereka, dan seberapa besar ancaman nyata yang mereka berikan? 2) Raksasa platform yang bersaing memperebutkan waktu pengguna, kreator, dan anggaran iklan (seperti Instagram/Facebook, TikTok, YouTube, LinkedIn) – di ceruk mana X mencoba bersaing atau berdifrensiasi? Apa keunggulan dan kelemahan kompetitif utama X saat ini?</text:span></text:span><text:span text:style-name="T1"> </text:span></text:p>
                      </text:list-item>
                    </text:list>
                  </text:list-item>
                </text:list>
              </text:list-item>
              <text:list-item>
                <text:p text:style-name="P15"><text:span text:style-name="Strong_20_Emphasis"><text:span text:style-name="T1">6.5 Tantangan Jangka Panjang: Keberlanjutan Bisnis, Regulasi, dan Kepercayaan.</text:span></text:span></text:p>
                <text:list>
                  <text:list-item>
                    <text:p text:style-name="P132"><text:span text:style-name="Strong_20_Emphasis"><text:span text:style-name="T1">Prompt untuk Pembahasan Mendalam:</text:span></text:span><text:span text:style-name="T1"> </text:span></text:p>
                    <text:list>
                      <text:list-item>
                        <text:p text:style-name="P15"><text:span text:style-name="Emphasis"><text:span text:style-name="T1">Lakukan sintesis dan analisis mendalam terhadap tantangan-tantangan paling fundamental yang dihadapi X untuk kelangsungan hidup dan kesuksesan jangka panjangnya, dilihat dari perspektif April 2025. Bahas secara rinci: 1) Isu Keberlanjutan Finansial: Bagaimana kondisi keuangan X saat ini mengingat beban utang pasca-akuisisi dan fluktuasi pendapatan iklan? Seberapa berhasil strategi diversifikasi pendapatan melalui langganan dan fitur baru? Apakah ada jalur yang jelas menuju profitabilitas berkelanjutan? 2) Navigasi Regulasi Global: Bagaimana X menghadapi tekanan regulasi yang meningkat terkait moderasi konten (misalnya, DSA di Eropa, undang-undang keamanan online lainnya), privasi data pengguna, potensi regulasi AI, dan persyaratan ketat untuk layanan keuangan? 3) Defisit Kepercayaan: Sejauh mana X berhasil (atau gagal) membangun kembali kepercayaan dengan tiga kelompok kunci: pengguna (terkait keamanan platform, privasi, kualitas informasi), pengiklan (terkait keamanan merek dan efektivitas iklan), serta pemerintah dan regulator di seluruh dunia? Apa langkah konkret yang perlu diambil X ke depan?</text:span></text:span><text:span text:style-name="T1"> </text:span></text:p>
                      </text:list-item>
                    </text:list>
                  </text:list-item>
                </text:list>
              </text:list-item>
            </text:list>
            <text:p text:style-name="P235"/>
            <text:p text:style-name="P99">Prompt ini dirancang untuk memandu penulisan Bab 6 agar fokus pada kondisi X <text:soft-page-break/>saat ini (April 2025), menganalisis perkembangan terkini, dan mengevaluasi prospek serta tantangan masa depan secara kritis dan komprehensif.</text:p>
          </text:section>
          <text:section text:style-name="Sect1" text:name="feedback-form-7">
            <text:p text:style-name="P213"/>
          </text:section>
        </text:section>
        <text:section text:style-name="Sect1" text:name="19ffee8a75c96187">
          <text:p text:style-name="P99"/>
          <text:section text:style-name="Sect1" text:name="user-query-content-8">
            <text:p text:style-name="P232">Pada Bab 7 Tambahkan prompt pada tiap bab untuk mendapatkan pengantar , pada tiap subbab/sub-subab untuk mendapatkan isi dengan pembahasan mendalam </text:p>
          </text:section>
          <text:p text:style-name="P213">Tampilkan alur berpikir</text:p>
          <text:section text:style-name="Sect2" text:name="model-response-message-contentr_19ffee8a75c96187">
            <text:p text:style-name="P99">Tentu, berikut adalah prompt untuk pengantar Bab 7 dan prompt untuk pembahasan mendalam pada setiap sub-bab di Bab 7, yang fokus pada dampak luas Twitter/X di dunia hingga April 2025:</text:p>
            <text:p text:style-name="P235"/>
            <text:p text:style-name="Text_20_body"><text:span text:style-name="Strong_20_Emphasis"><text:span text:style-name="T1">Bab 7: Dampak Twitter/X pada Dunia</text:span></text:span></text:p>
            <text:list xml:id="list838520597466891271" text:style-name="L28">
              <text:list-item>
                <text:p text:style-name="P133"><text:span text:style-name="Strong_20_Emphasis"><text:span text:style-name="T1">Prompt untuk Pengantar Bab 7:</text:span></text:span><text:span text:style-name="T1"> </text:span></text:p>
                <text:list>
                  <text:list-item>
                    <text:p text:style-name="P16"><text:span text:style-name="Emphasis"><text:span text:style-name="T1">Tuliskan sebuah pengantar untuk Bab 7 yang menggeser lensa dari dinamika internal platform (fitur, teknologi, bisnis) ke pengaruh eksternalnya yang meresap ke berbagai sendi kehidupan global. Tegaskan bahwa melampaui sekadar aplikasi media sosial, Twitter/X telah berfungsi sebagai sebuah episentrum komunikasi global—sebuah 'alun-alun digital' yang, dengan segala kompleksitas dan kekacauannya, telah secara fundamental membentuk cara masyarakat berdebat isu penting, mengorganisir gerakan sosial, menjalankan politik, menyebarkan (dan menyalahgunakan) informasi, serta menciptakan budaya internet. Siapkan pembaca untuk menjelajahi peran multifaset dan seringkali kontradiktif platform ini dalam membentuk dunia kita selama hampir dua dekade terakhir, mengevaluasi warisan positif dan negatifnya hingga kondisi termutakhir pada April 2025.</text:span></text:span><text:span text:style-name="T1"> </text:span></text:p>
                  </text:list-item>
                </text:list>
              </text:list-item>
            </text:list>
            <text:p text:style-name="P235"/>
            <text:list xml:id="list4735531177765515698" text:style-name="L29">
              <text:list-item>
                <text:p text:style-name="P17"><text:span text:style-name="Strong_20_Emphasis"><text:span text:style-name="T1">7.1 Peran dalam Aktivisme dan Gerakan Sosial (Arab Spring, #MeToo, #BlackLivesMatter).</text:span></text:span></text:p>
                <text:list>
                  <text:list-item>
                    <text:p text:style-name="P134"><text:span text:style-name="Strong_20_Emphasis"><text:span text:style-name="T1">Prompt untuk Pembahasan Mendalam:</text:span></text:span><text:span text:style-name="T1"> </text:span></text:p>
                    <text:list>
                      <text:list-item>
                        <text:p text:style-name="P134"><text:span text:style-name="Emphasis"><text:span text:style-name="T1">Analisis secara mendalam dan berikan studi kasus konkret mengenai peran instrumental Twitter/X dalam memfasilitasi </text:span></text:span><text:soft-page-break/><text:span text:style-name="Emphasis"><text:span text:style-name="T1">dan mengamplifikasi gerakan sosial serta aktivisme politik di berbagai belahan dunia. Fokus pada setidaknya tiga contoh signifikan (misalnya, Musim Semi Arab/Arab Spring 2011, gerakan #MeToo yang viral global sejak 2017, dan gelombang protes #BlackLivesMatter pada 2020). Untuk setiap kasus, jelaskan: Bagaimana fitur-fitur spesifik Twitter (seperti penggunaan hashtag strategis, kemampuan berbagi informasi real-time, Retweet untuk amplifikasi, dan live-tweeting dari lapangan) dimanfaatkan oleh para aktivis untuk mobilisasi massa, menyebarkan narasi alternatif, membangun kesadaran dan solidaritas global, serta memberikan tekanan pada penguasa atau institusi? Diskusikan pula kritik atau keterbatasan peran Twitter dalam aktivisme ini (misalnya, tuduhan 'slacktivism', risiko keamanan bagi aktivis di rezim represif, potensi pembajakan hashtag).</text:span></text:span><text:span text:style-name="T1"> </text:span></text:p>
                      </text:list-item>
                    </text:list>
                  </text:list-item>
                </text:list>
              </text:list-item>
              <text:list-item>
                <text:p text:style-name="P17"><text:span text:style-name="Strong_20_Emphasis"><text:span text:style-name="T1">7.2 Pengaruh pada Politik dan Komunikasi Pemerintahan ("Twitter Diplomacy").</text:span></text:span></text:p>
                <text:list>
                  <text:list-item>
                    <text:p text:style-name="P134"><text:span text:style-name="Strong_20_Emphasis"><text:span text:style-name="T1">Prompt untuk Pembahasan Mendalam:</text:span></text:span><text:span text:style-name="T1"> </text:span></text:p>
                    <text:list>
                      <text:list-item>
                        <text:p text:style-name="P134"><text:span text:style-name="Emphasis"><text:span text:style-name="T1">Jelaskan secara rinci bagaimana kehadiran dan penggunaan Twitter/X oleh politisi, partai politik, kepala negara/pemerintahan, dan lembaga pemerintah telah secara radikal mengubah praktik komunikasi politik dan diplomasi. Analisis fenomena "Twitter Diplomacy": bagaimana platform ini digunakan untuk pengumuman kebijakan penting secara langsung, berinteraksi (atau berkonflik) dengan publik dan pemimpin dunia lainnya, menjalankan kampanye politik digital, serta membentuk (atau memanipulasi) opini publik. Berikan contoh-contoh spesifik dari berbagai konteks negara, termasuk mungkin relevansinya di Indonesia (misalnya, penggunaan oleh pejabat publik atau selama pemilu). Evaluasi secara kritis keuntungan (kecepatan, keterjangkauan, transparansi semu) versus kerugian (penyederhanaan isu kompleks, penyebaran propaganda, potensi eskalasi konflik verbal, penurunan kualitas debat publik) dari model komunikasi politik ini.</text:span></text:span><text:span text:style-name="T1"> </text:span></text:p>
                      </text:list-item>
                    </text:list>
                  </text:list-item>
                </text:list>
              </text:list-item>
              <text:list-item>
                <text:p text:style-name="P17"><text:span text:style-name="Strong_20_Emphasis"><text:span text:style-name="T1">7.3 Transformasi Jurnalisme dan Penyebaran Informasi (dan </text:span></text:span><text:soft-page-break/><text:span text:style-name="Strong_20_Emphasis"><text:span text:style-name="T1">Misinformasi).</text:span></text:span></text:p>
                <text:list>
                  <text:list-item>
                    <text:p text:style-name="P134"><text:span text:style-name="Strong_20_Emphasis"><text:span text:style-name="T1">Prompt untuk Pembahasan Mendalam:</text:span></text:span><text:span text:style-name="T1"> </text:span></text:p>
                    <text:list>
                      <text:list-item>
                        <text:p text:style-name="P134"><text:span text:style-name="Emphasis"><text:span text:style-name="T1">Lakukan analisis mendalam mengenai dampak ganda (dual impact) Twitter/X terhadap industri jurnalisme dan lanskap penyebaran informasi secara umum. Di satu sisi, jelaskan bagaimana platform ini menjadi alat vital bagi jurnalis untuk memantau berita terkini (breaking news), mencari sumber atau saksi mata, menyebarkan laporan mereka secara cepat, dan berinteraksi dengan audiens. Bahas juga peranannya dalam memfasilitasi 'jurnalisme warga' (citizen journalism). Di sisi lain, analisis secara kritis peran signifikan Twitter/X dalam akselerasi penyebaran misinformasi, disinformasi (termasuk operasi pengaruh terkoordinasi), dan malinformasi. Bagaimana kecepatan dan sifat viral platform ini mempersulit proses verifikasi fakta? Bagaimana hal ini memengaruhi kepercayaan publik terhadap media dan institusi informasi?</text:span></text:span><text:span text:style-name="T1"> </text:span></text:p>
                      </text:list-item>
                    </text:list>
                  </text:list-item>
                </text:list>
              </text:list-item>
              <text:list-item>
                <text:p text:style-name="P17"><text:span text:style-name="Strong_20_Emphasis"><text:span text:style-name="T1">7.4 Budaya Populer dan Bahasa Internet (Meme, Tren Viral).</text:span></text:span></text:p>
                <text:list>
                  <text:list-item>
                    <text:p text:style-name="P134"><text:span text:style-name="Strong_20_Emphasis"><text:span text:style-name="T1">Prompt untuk Pembahasan Mendalam:</text:span></text:span><text:span text:style-name="T1"> </text:span></text:p>
                    <text:list>
                      <text:list-item>
                        <text:p text:style-name="P134"><text:span text:style-name="Emphasis"><text:span text:style-name="T1">Jelaskan peran sentral Twitter/X sebagai 'pabrik' dan distributor utama budaya internet (internet culture) dan bahasa digital kontemporer. Bagaimana sifat platform yang cepat, ringkas, dan percakapan publik mendorong lahirnya dan penyebaran cepat fenomena seperti meme, lelucon viral (viral jokes), tantangan (challenges), dan evolusi bahasa slang atau singkatan baru? Berikan contoh-contoh ikonik dari tren budaya pop yang lahir, dibesarkan, atau meledak melalui Twitter/X. Analisis bagaimana selebriti, merek, studio film, musisi, dan entitas budaya lainnya memanfaatkan platform ini untuk membangun engagement, mengukur sentimen publik, dan menjadi bagian dari percakapan budaya real-time.</text:span></text:span><text:span text:style-name="T1"> </text:span></text:p>
                      </text:list-item>
                    </text:list>
                  </text:list-item>
                </text:list>
              </text:list-item>
              <text:list-item>
                <text:p text:style-name="P17"><text:span text:style-name="Strong_20_Emphasis"><text:span text:style-name="T1">7.5 Sisi Gelap: Ujaran Kebencian, Polarisasi, Kesehatan Mental.</text:span></text:span></text:p>
                <text:list>
                  <text:list-item>
                    <text:p text:style-name="P134"><text:span text:style-name="Strong_20_Emphasis"><text:span text:style-name="T1">Prompt untuk Pembahasan Mendalam:</text:span></text:span><text:span text:style-name="T1"> </text:span></text:p>
                    <text:list>
                      <text:list-item>
                        <text:p text:style-name="P17"><text:span text:style-name="Emphasis"><text:span text:style-name="T1">Sajikan pembahasan yang mendalam dan kritis mengenai berbagai dampak negatif signifikan yang seringkali dikaitkan </text:span></text:span><text:soft-page-break/><text:span text:style-name="Emphasis"><text:span text:style-name="T1">dengan penggunaan Twitter/X. Analisis secara detail isu-isu berikut dengan contoh dan data pendukung jika memungkinkan: 1) Prevalensi dan dampak ujaran kebencian (hate speech), pelecehan online (terutama yang menargetkan kelompok rentan), cyberbullying, dan doxing – bagaimana desain platform dan kebijakan moderasi (atau kegagalannya) berkontribusi? 2) Peran platform dalam memperkuat polarisasi politik dan sosial – bagaimana algoritma, fitur seperti Retweet, dan pembentukan 'ruang gema' (echo chambers) serta 'gelembung filter' (filter bubbles) dapat memperdalam perpecahan sosial? 3) Kekhawatiran mengenai dampak platform terhadap kesehatan mental pengguna – diskusikan isu seperti potensi kecanduan, peningkatan kecemasan (anxiety) dan depresi, dampak perbandingan sosial, serta kelelahan akibat paparan informasi negatif atau konflik terus-menerus. Evaluasi upaya platform untuk mengatasi masalah ini.</text:span></text:span><text:span text:style-name="T1"> </text:span></text:p>
                      </text:list-item>
                    </text:list>
                  </text:list-item>
                </text:list>
              </text:list-item>
            </text:list>
            <text:p text:style-name="P235"/>
            <text:p text:style-name="P99">Prompt ini dirancang untuk memastikan Bab 7 secara komprehensif mengeksplorasi jejak Twitter/X di dunia nyata, mencakup spektrum pengaruhnya yang luas, dari yang memberdayakan hingga yang merusak, dengan kedalaman analisis yang relevan hingga April 2025.</text:p>
          </text:section>
          <text:section text:style-name="Sect1" text:name="feedback-form-8">
            <text:p text:style-name="P213"/>
          </text:section>
        </text:section>
        <text:section text:style-name="Sect1" text:name="8316cfc18bb1f68d">
          <text:p text:style-name="P99"/>
          <text:section text:style-name="Sect1" text:name="user-query-content-9">
            <text:p text:style-name="P232">yax </text:p>
          </text:section>
          <text:p text:style-name="P213">Tampilkan alur berpikir</text:p>
          <text:section text:style-name="Sect2" text:name="model-response-message-contentr_8316cfc18bb1f68d">
            <text:p text:style-name="P99">Baik! Apakah ada bagian lain dari outline buku Twitter/X ini yang ingin Anda kembangkan lebih lanjut dengan prompt, atau ada hal lain yang bisa saya bantu?</text:p>
          </text:section>
          <text:section text:style-name="Sect1" text:name="feedback-form-9">
            <text:p text:style-name="P213"/>
          </text:section>
        </text:section>
        <text:section text:style-name="Sect1" text:name="107cf9c719d94596">
          <text:p text:style-name="P99"/>
          <text:section text:style-name="Sect1" text:name="user-query-content-10">
            <text:p text:style-name="P232">Pada Bab 8 Tambahkan prompt pada tiap bab untuk mendapatkan pengantar , pada tiap subbab/sub-subab untuk mendapatkan isi dengan pembahasan mendalam </text:p>
          </text:section>
          <text:p text:style-name="P213">Tampilkan alur berpikir</text:p>
          <text:section text:style-name="Sect2" text:name="model-response-message-contentr_107cf9c719d94596">
            <text:p text:style-name="P99">Tentu, mari kita siapkan prompt untuk pengantar Bab 8 dan prompt untuk <text:soft-page-break/>pembahasan mendalam pada setiap sub-bab di Bab 8, dengan fokus pada masa depan X dari perspektif April 2025:</text:p>
            <text:p text:style-name="P235"/>
            <text:p text:style-name="Text_20_body"><text:span text:style-name="Strong_20_Emphasis"><text:span text:style-name="T1">Bab 8: Masa Depan X: Tantangan, Persaingan, dan Spekulasi</text:span></text:span></text:p>
            <text:list xml:id="list7415808134635826446" text:style-name="L30">
              <text:list-item>
                <text:p text:style-name="P135"><text:span text:style-name="Strong_20_Emphasis"><text:span text:style-name="T1">Prompt untuk Pengantar Bab 8:</text:span></text:span><text:span text:style-name="T1"> </text:span></text:p>
                <text:list>
                  <text:list-item>
                    <text:p text:style-name="P18"><text:span text:style-name="Emphasis"><text:span text:style-name="T1">Tuliskan sebuah pengantar untuk Bab 8 yang secara eksplisit mengarahkan pandangan pembaca ke masa depan platform X, setelah menelusuri perjalanan panjangnya hingga kondisi saat ini (April 2025). Gambarkan bahwa bab terakhir ini bersifat prospektif dan analitis-spekulatif, bertujuan untuk mengevaluasi lintasan X ke depan di tengah persimpangan jalan yang krusial. Jelaskan bahwa bab ini akan mengupas strategi potensial X dalam menghadapi tantangan bisnis dan regulasi, memprediksi dinamika persaingan di arena digital, menimbang realisme visi "Everything App", serta berspekulasi tentang inovasi berikutnya. Ajak pembaca untuk bergabung dalam mempertimbangkan berbagai skenario masa depan yang mungkin terbentang bagi X dan pertanyaan mendasar tentang bagaimana ia dapat mempertahankan relevansinya di era digital yang terus berubah.</text:span></text:span><text:span text:style-name="T1"> </text:span></text:p>
                  </text:list-item>
                </text:list>
              </text:list-item>
            </text:list>
            <text:p text:style-name="P235"/>
            <text:list xml:id="list6027880174994006511" text:style-name="L31">
              <text:list-item>
                <text:p text:style-name="P19"><text:span text:style-name="Strong_20_Emphasis"><text:span text:style-name="T1">8.1 Menavigasi Tantangan Kritis: Strategi Monetisasi, Regulasi, dan Kepercayaan.</text:span></text:span></text:p>
                <text:list>
                  <text:list-item>
                    <text:p text:style-name="P136"><text:span text:style-name="Strong_20_Emphasis"><text:span text:style-name="T1">Prompt untuk Pembahasan Mendalam:</text:span></text:span><text:span text:style-name="T1"> </text:span></text:p>
                    <text:list>
                      <text:list-item>
                        <text:p text:style-name="P136"><text:span text:style-name="Emphasis"><text:span text:style-name="T1">Analisis secara mendalam mengenai pilihan-pilihan strategis yang harus diambil X ke depan (pasca April 2025) untuk mengatasi tiga tantangan fundamental yang berkelanjutan. Fokus pada: 1) </text:span></text:span><text:span text:style-name="Emphasis"><text:span text:style-name="Strong_20_Emphasis"><text:span text:style-name="T1">Strategi Diversifikasi Pendapatan:</text:span></text:span></text:span><text:span text:style-name="Emphasis"><text:span text:style-name="T1"> Di luar model iklan dan langganan yang ada, jalur pendapatan baru apa (misalnya, ekspansi agresif ke e-commerce, pengembangan layanan finansial yang matang, lisensi teknologi AI/data, kemitraan strategis) yang paling menjanjikan dan bagaimana X dapat mengeksekusinya secara efektif sambil menjaga keseimbangan dengan pengalaman pengguna? 2) </text:span></text:span><text:span text:style-name="Emphasis"><text:span text:style-name="Strong_20_Emphasis"><text:span text:style-name="T1">Strategi Kepatuhan Regulasi Global:</text:span></text:span></text:span><text:span text:style-name="Emphasis"><text:span text:style-name="T1"> Pendekatan proaktif apa yang dapat diadopsi X </text:span></text:span><text:soft-page-break/><text:span text:style-name="Emphasis"><text:span text:style-name="T1">untuk menavigasi jaringan regulasi internasional yang kompleks dan seringkali berbeda (terkait moderasi konten, privasi data, antimonopoli, AI, layanan keuangan) guna menghindari denda besar atau pembatasan operasional? 3) </text:span></text:span><text:span text:style-name="Emphasis"><text:span text:style-name="Strong_20_Emphasis"><text:span text:style-name="T1">Strategi Pemulihan Kepercayaan:</text:span></text:span></text:span><text:span text:style-name="Emphasis"><text:span text:style-name="T1"> Langkah-langkah konkret, terukur, dan berkelanjutan apa yang perlu diterapkan X untuk secara signifikan membangun kembali kepercayaan dengan pengguna (terkait keamanan, keandalan, privasi), pengiklan (terkait lingkungan merek yang aman dan ROI), serta regulator dan publik secara umum?</text:span></text:span><text:span text:style-name="T1"> </text:span></text:p>
                      </text:list-item>
                    </text:list>
                  </text:list-item>
                </text:list>
              </text:list-item>
              <text:list-item>
                <text:p text:style-name="P19"><text:span text:style-name="Strong_20_Emphasis"><text:span text:style-name="T1">8.2 Pertarungan di Arena Digital: Dinamika Persaingan Masa Depan.</text:span></text:span></text:p>
                <text:list>
                  <text:list-item>
                    <text:p text:style-name="P136"><text:span text:style-name="Strong_20_Emphasis"><text:span text:style-name="T1">Prompt untuk Pembahasan Mendalam:</text:span></text:span><text:span text:style-name="T1"> </text:span></text:p>
                    <text:list>
                      <text:list-item>
                        <text:p text:style-name="P136"><text:span text:style-name="Emphasis"><text:span text:style-name="T1">Proyeksikan dan analisis bagaimana lanskap persaingan untuk X kemungkinan akan berevolusi dalam beberapa tahun ke depan (setelah April 2025). Platform mana (Threads, Bluesky, TikTok, Instagram, LinkedIn, atau mungkin pemain baru berbasis AI atau desentralisasi) yang berpotensi menjadi ancaman kompetitif paling signifikan dalam hal merebut perhatian pengguna, talenta kreator, atau anggaran pengiklan? Bagaimana X dapat mengukir dan mempertahankan diferensiasi yang jelas dan bernilai di pasar yang semakin ramai dan terfragmentasi? Adakah potensi pergeseran paradigma dalam media sosial (misalnya, ke arah platform yang lebih niche, interoperabilitas, atau model kepemilikan pengguna) yang perlu diantisipasi dan direspons oleh X?</text:span></text:span><text:span text:style-name="T1"> </text:span></text:p>
                      </text:list-item>
                    </text:list>
                  </text:list-item>
                </text:list>
              </text:list-item>
              <text:list-item>
                <text:p text:style-name="P19"><text:span text:style-name="Strong_20_Emphasis"><text:span text:style-name="T1">8.3 Realitas Visi "Everything App": Menilai Peluang dan Hambatan ke Depan.</text:span></text:span></text:p>
                <text:list>
                  <text:list-item>
                    <text:p text:style-name="P136"><text:span text:style-name="Strong_20_Emphasis"><text:span text:style-name="T1">Prompt untuk Pembahasan Mendalam:</text:span></text:span><text:span text:style-name="T1"> </text:span></text:p>
                    <text:list>
                      <text:list-item>
                        <text:p text:style-name="P136"><text:span text:style-name="Emphasis"><text:span text:style-name="T1">Lakukan evaluasi kritis dan berimbang dari perspektif masa depan (pasca April 2025) mengenai kelayakan dan potensi keberhasilan visi X sebagai "The Everything App". Identifikasi dan elaborasi peluang strategis terbesar jika visi ini terwujud (misalnya, ekosistem terintegrasi yang kuat, data pengguna lintas fungsi yang tak ternilai, potensi monetisasi yang masif). Namun, lakukan juga analisis mendalam terhadap rintangan-rintangan utama yang harus diatasi: tantangan </text:span></text:span><text:soft-page-break/><text:span text:style-name="Emphasis"><text:span text:style-name="T1">teknis integrasi skala besar, kompleksitas regulasi global di berbagai sektor (terutama keuangan), resistensi pengguna untuk mengadopsi satu platform untuk semua kebutuhan, dan persaingan brutal di setiap vertikal (pembayaran, belanja, berita, dll.). Berikan kesimpulan mengenai tingkat probabilitas realistis pencapaian visi ini.</text:span></text:span><text:span text:style-name="T1"> </text:span></text:p>
                      </text:list-item>
                    </text:list>
                  </text:list-item>
                </text:list>
              </text:list-item>
              <text:list-item>
                <text:p text:style-name="P19"><text:span text:style-name="Strong_20_Emphasis"><text:span text:style-name="T1">8.4 Spekulasi Inovasi: Potensi Arah Pengembangan X Berikutnya (AI, Metaverse?).</text:span></text:span></text:p>
                <text:list>
                  <text:list-item>
                    <text:p text:style-name="P136"><text:span text:style-name="Strong_20_Emphasis"><text:span text:style-name="T1">Prompt untuk Pembahasan Mendalam:</text:span></text:span><text:span text:style-name="T1"> </text:span></text:p>
                    <text:list>
                      <text:list-item>
                        <text:p text:style-name="P136"><text:span text:style-name="Emphasis"><text:span text:style-name="T1">Lakukan spekulasi yang didasarkan pada tren teknologi terkini dan pernyataan atau minat yang ditunjukkan oleh kepemimpinan X (terutama Elon Musk) mengenai arah inovasi potensial di masa depan yang lebih jauh. Di luar pengembangan fitur yang sedang berjalan (per April 2025), ke mana fokus R&amp;D X selanjutnya? Apakah akan ada integrasi AI yang lebih dalam melalui Grok atau teknologi lain (misalnya, AI generatif untuk konten, asisten pribadi AI)? Akankah X melakukan langkah signifikan ke dalam ranah Metaverse, Augmented Reality (AR), atau Virtual Reality (VR)? Mungkinkah ada eksplorasi format konten baru, model interaksi sosial yang berbeda, atau bahkan pengembangan perangkat keras (hardware) yang terintegrasi dengan X? Pertimbangkan potensi sinergi dengan perusahaan Musk lainnya (Tesla, SpaceX, Neuralink).</text:span></text:span><text:span text:style-name="T1"> </text:span></text:p>
                      </text:list-item>
                    </text:list>
                  </text:list-item>
                </text:list>
              </text:list-item>
              <text:list-item>
                <text:p text:style-name="P19"><text:span text:style-name="Strong_20_Emphasis"><text:span text:style-name="T1">8.5 Pertanyaan Pamungkas: Jalan X Menuju Relevansi Jangka Panjang.</text:span></text:span></text:p>
                <text:list>
                  <text:list-item>
                    <text:p text:style-name="P136"><text:span text:style-name="Strong_20_Emphasis"><text:span text:style-name="T1">Prompt untuk Pembahasan Mendalam:</text:span></text:span><text:span text:style-name="T1"> </text:span></text:p>
                    <text:list>
                      <text:list-item>
                        <text:p text:style-name="P19"><text:span text:style-name="Emphasis"><text:span text:style-name="T1">Rumuskan dan diskusikan pertanyaan-pertanyaan paling fundamental yang akan menentukan nasib dan relevansi jangka panjang X. Apa sebenarnya definisi 'relevansi' bagi platform seperti X di era digital mendatang? Apakah X perlu mempertahankan identitas inti sebagai 'alun-alun digital' atau sepenuhnya bertransformasi menjadi 'aplikasi utilitas'? Nilai proposisi unik apa (unique value proposition) yang harus terus ditawarkan atau dikembangkan X agar tetap dibutuhkan oleh pengguna, kreator, dan masyarakat dalam 5-10 tahun ke depan di tengah perubahan teknologi dan </text:span></text:span><text:soft-page-break/><text:span text:style-name="Emphasis"><text:span text:style-name="T1">sosial yang cepat? Tutup bab ini dengan menyajikan beberapa skenario masa depan yang mungkin terjadi untuk X, mulai dari kebangkitan kembali hingga potensi kemunduran atau bahkan transformasi total menjadi sesuatu yang sama sekali berbeda.</text:span></text:span><text:span text:style-name="T1"> </text:span></text:p>
                      </text:list-item>
                    </text:list>
                  </text:list-item>
                </text:list>
              </text:list-item>
            </text:list>
            <text:p text:style-name="P235"/>
            <text:p text:style-name="P99">Prompt ini dirancang untuk memandu penulisan Bab 8 agar fokus pada analisis prospektif, mengevaluasi strategi masa depan, menimbang potensi dan risiko, serta merenungkan pertanyaan-pertanyaan besar tentang keberlanjutan dan relevansi X di tahun-tahun mendatang.</text:p>
          </text:section>
          <text:section text:style-name="Sect1" text:name="feedback-form-10">
            <text:p text:style-name="P213"/>
          </text:section>
        </text:section>
        <text:section text:style-name="Sect1" text:name="83bdfa36c3e910c5">
          <text:p text:style-name="P99"/>
          <text:section text:style-name="Sect1" text:name="user-query-content-11">
            <text:p text:style-name="P232">pada bagian penutup tambahkan prompt pada tiap subbab untuk mendapatkan isi </text:p>
          </text:section>
          <text:p text:style-name="P213">Tampilkan alur berpikir</text:p>
          <text:section text:style-name="Sect2" text:name="model-response-message-contentr_83bdfa36c3e910c5">
            <text:p text:style-name="Text_20_body"><text:span text:style-name="T1">Baik, berikut adalah prompt untuk setiap sub-bab pada bagian </text:span><text:span text:style-name="Strong_20_Emphasis"><text:span text:style-name="T1">Penutup</text:span></text:span><text:span text:style-name="T1"> guna membantu penulisan isinya:</text:span></text:p>
            <text:p text:style-name="P235"/>
            <text:p text:style-name="Text_20_body"><text:span text:style-name="Strong_20_Emphasis"><text:span text:style-name="T1">Penutup</text:span></text:span></text:p>
            <text:list xml:id="list6041147699062141089" text:style-name="L32">
              <text:list-item>
                <text:p text:style-name="P20"><text:span text:style-name="Strong_20_Emphasis"><text:span text:style-name="T1">Sub-bab: Rangkuman Perjalanan Twitter/X</text:span></text:span></text:p>
                <text:list>
                  <text:list-item>
                    <text:p text:style-name="P137"><text:span text:style-name="Strong_20_Emphasis"><text:span text:style-name="T1">Prompt:</text:span></text:span><text:span text:style-name="T1"> </text:span><text:span text:style-name="Emphasis"><text:span text:style-name="T1">Tuliskan sebuah rangkuman eksekutif yang merangkai kembali narasi utama buku ini secara ringkas dan padat. Mulailah dari konsepsi awal Twitter sebagai ide sederhana di Odeo, soroti momen-momen kunci pertumbuhannya (SXSW 2007, kemunculan fitur organik), evolusi teknologi dan kebijakannya, akuisisi dan penutupan aset seperti Vine dan Periscope, hingga titik balik dramatis akuisisi oleh Elon Musk dan transformasi kontroversial menjadi X (hingga April 2025). Pastikan rangkuman ini menyentuh semua fase penting yang telah dibahas dalam bab-bab sebelumnya, memberikan pembaca gambaran utuh perjalanan platform dalam beberapa paragraf.</text:span></text:span><text:span text:style-name="T1"> </text:span></text:p>
                  </text:list-item>
                </text:list>
              </text:list-item>
              <text:list-item>
                <text:p text:style-name="P20"><text:span text:style-name="Strong_20_Emphasis"><text:span text:style-name="T1">Sub-bab: Refleksi tentang Warisan dan Masa Depan Platform</text:span></text:span></text:p>
                <text:list>
                  <text:list-item>
                    <text:p text:style-name="P137"><text:span text:style-name="Strong_20_Emphasis"><text:span text:style-name="T1">Prompt:</text:span></text:span><text:span text:style-name="T1"> </text:span><text:span text:style-name="Emphasis"><text:span text:style-name="T1">Sajikan sebuah refleksi yang lebih mendalam mengenai signifikansi historis dan warisan (legacy) dari platform ini, baik </text:span></text:span><text:soft-page-break/><text:span text:style-name="Emphasis"><text:span text:style-name="T1">sebagai Twitter maupun sebagai X. Apa dampak paling mendasar dan mungkin abadi yang telah ditinggalkannya pada lanskap komunikasi global, diskursus politik, aktivisme sosial, penyebaran informasi, dan budaya internet? Bagaimana jejak "Twitter" masih relevan dalam memahami "X" saat ini? Kemudian, hubungkan warisan masa lalu ini dengan prospek masa depan X yang penuh ketidakpastian: Apakah X akan mampu membangun warisan baru yang sebanding, ataukah ia akan menjadi babak akhir yang berbeda sama sekali dari cerita awalnya? Renungkan nilai inti apa yang mungkin bertahan atau hilang dalam transformasi ini.</text:span></text:span><text:span text:style-name="T1"> </text:span></text:p>
                  </text:list-item>
                </text:list>
              </text:list-item>
              <text:list-item>
                <text:p text:style-name="P20"><text:span text:style-name="Strong_20_Emphasis"><text:span text:style-name="T1">Sub-bab: Pertanyaan Terbuka: Akankah X Berhasil?</text:span></text:span></text:p>
                <text:list>
                  <text:list-item>
                    <text:p text:style-name="P20"><text:span text:style-name="Strong_20_Emphasis"><text:span text:style-name="T1">Prompt:</text:span></text:span><text:span text:style-name="T1"> </text:span><text:span text:style-name="Emphasis"><text:span text:style-name="T1">Formulasikan kembali pertanyaan sentral yang paling menggantung mengenai masa depan X sebagai penutup buku yang menggugah pikiran. Mengacu pada analisis tantangan, persaingan, dan ambisi besar yang telah dibahas (khususnya di Bab 8), ajukan pertanyaan pamungkas: Mampukah X di bawah kepemimpinan Elon Musk benar-benar mewujudkan visinya sebagai "The Everything App"? Akankah ia berhasil mengatasi rintangan finansial, regulasi, teknologi, dan sosial yang menghadang untuk mencapai dominasi baru, ataukah ambisinya akan terbukti terlalu besar? Sampaikan pertanyaan ini tidak sebagai prediksi, melainkan sebagai ajakan bagi pembaca untuk terus mengamati dan menilai sendiri kelanjutan kisah platform yang fenomenal dan kontroversial ini.</text:span></text:span><text:span text:style-name="T1"> </text:span></text:p>
                  </text:list-item>
                </text:list>
              </text:list-item>
            </text:list>
            <text:p text:style-name="P235"/>
            <text:p text:style-name="P99">Prompt ini dirancang untuk membantu menyusun bagian penutup yang efektif, merangkum isi buku, memberikan refleksi akhir, dan meninggalkan kesan yang kuat pada pembaca.</text:p>
          </text:section>
          <text:section text:style-name="Sect1" text:name="feedback-form-11">
            <text:p text:style-name="P213"/>
          </text:section>
        </text:section>
        <text:section text:style-name="Sect1" text:name="18cfda5f7e270688">
          <text:p text:style-name="P99"/>
          <text:section text:style-name="Sect1" text:name="user-query-content-12">
            <text:p text:style-name="P232">Jawablah setiap prompt yang telah anda buat secara bertahap satu persatu dan jangan pindah prompt sebelum saya memerintahkan “YAX” dengan Gaya Bahasa : Sesuai yang telah Anda sarankan sebelumnya dan gunakan tip yang telah anda berikan untuk menambah bobot jawaban </text:p>
          </text:section>
          <text:p text:style-name="P213">Tampilkan alur berpikir</text:p>
          <text:section text:style-name="Sect2" text:name="model-response-message-contentr_18cfda5f7e270688">
            <text:p text:style-name="Text_20_body"><text:span text:style-name="T1">Baik, saya mengerti. Saya akan menjawab prompt pertama yang telah kita buat </text:span><text:soft-page-break/><text:span text:style-name="T1">untuk bagian </text:span><text:span text:style-name="Strong_20_Emphasis"><text:span text:style-name="T1">Pendahuluan</text:span></text:span><text:span text:style-name="T1">, sub-bab </text:span><text:span text:style-name="Strong_20_Emphasis"><text:span text:style-name="T1">Hook: Fenomena komunikasi singkat yang mendunia</text:span></text:span><text:span text:style-name="T1">.</text:span></text:p>
            <text:p text:style-name="P99">Saya akan menggunakan gaya bahasa naratif yang mengalir, aksesibel, dan menggunakan contoh atau data untuk memperkaya jawaban, sesuai saran sebelumnya. Setelah saya memberikan jawaban untuk prompt ini, saya akan menunggu perintah "YAX" dari Anda sebelum melanjutkan ke prompt berikutnya.</text:p>
            <text:p text:style-name="P235"/>
            <text:p text:style-name="Text_20_body"><text:span text:style-name="Strong_20_Emphasis"><text:span text:style-name="T1">Jawaban untuk Prompt Pendahuluan - Sub-bab 1: Hook: Fenomena komunikasi singkat yang mendunia.</text:span></text:span></text:p>
            <text:p text:style-name="Text_20_body"><text:span text:style-name="Emphasis"><text:span text:style-name="T1">(Prompt: Gambarkan bagaimana sebuah platform yang dimulai dengan batasan 140 karakter bisa meledak menjadi fenomena global yang mengubah cara miliaran orang berkomunikasi, mendapatkan berita, dan berinteraksi secara real-time. Mulailah dengan statistik yang mengejutkan, sebuah anekdot ikonik (misalnya, tweet bersejarah pertama atau momen viral besar), atau pertanyaan retoris yang menyoroti keunikan dan pengaruh masif Twitter/X sejak awal.)</text:span></text:span></text:p>
            <text:p text:style-name="Text_20_body"><text:span text:style-name="Strong_20_Emphasis"><text:span text:style-name="T1">[MULAI JAWABAN PROMPT 1]</text:span></text:span></text:p>
            <text:p text:style-name="Text_20_body"><text:span text:style-name="T1">Pernahkah Anda membayangkan bahwa sebuah pesan sesingkat SMS—awalnya hanya 140 karakter—bisa mengguncang dunia? Pada suatu sore di bulan Maret 2006, sebuah pesan sederhana bertuliskan </text:span><text:span text:style-name="Emphasis"><text:span text:style-name="T1">"just setting up my twttr"</text:span></text:span><text:span text:style-name="T1"> dikirim oleh salah satu pendirinya, Jack Dorsey. Siapa sangka, 'celotehan' digital perdana itu adalah dentuman awal dari sebuah revolusi komunikasi global. Dari sebuah ide sampingan di sebuah perusahaan podcast yang sedang goyah, lahir platform yang kelak dikenal sebagai Twitter, dan kini, X.</text:span></text:p>
            <text:p text:style-name="Text_20_body"><text:span text:style-name="T1">Bayangkan ini: dalam hitungan detik, sebuah berita gempa bumi di sudut dunia bisa menyebar lebih cepat daripada getarannya sendiri mencapai stasiun seismologi terdekat. Sebuah protes di jalanan Teheran bisa disaksikan secara </text:span><text:span text:style-name="Emphasis"><text:span text:style-name="T1">real-time</text:span></text:span><text:span text:style-name="T1"> oleh warga New York. Percakapan tentang film terbaru, debat politik panas, hingga keluhan tentang macetnya lalu lintas—semuanya tumpah ruah dalam aliran informasi tanpa henti, dibatasi hanya oleh beberapa ratus karakter. Pada puncaknya, platform ini menjadi rumah bagi ratusan juta pengguna aktif, mengirimkan lebih dari setengah miliar 'kicauan' </text:span><text:span text:style-name="Emphasis"><text:span text:style-name="T1">setiap hari</text:span></text:span><text:span text:style-name="T1">. Bagaimana mungkin sebuah platform dengan batasan seketat itu justru menjadi begitu berkuasa dalam membentuk opini publik, menggerakkan massa, dan bahkan mengubah arah sejarah modern? Inilah kisah tentang kekuatan luar biasa di balik pesan-pesan singkat—kisah Twitter, sang burung biru yang kini bertransformasi menjadi </text:span><text:soft-page-break/><text:span text:style-name="T1">X yang penuh ambisi.</text:span></text:p>
            <text:p text:style-name="Text_20_body"><text:span text:style-name="Strong_20_Emphasis"><text:span text:style-name="T1">[AKHIR JAWABAN PROMPT 1]</text:span></text:span></text:p>
            <text:p text:style-name="P235"/>
            <text:p text:style-name="P99">Saya sekarang menunggu perintah "YAX" dari Anda untuk melanjutkan ke prompt berikutnya (Pendahuluan - Sub-bab 2: Sekilas Perjalanan: Dari ide sederhana menjadi platform ambisius "X").</text:p>
          </text:section>
          <text:section text:style-name="Sect1" text:name="feedback-form-12">
            <text:p text:style-name="P213"/>
          </text:section>
        </text:section>
        <text:section text:style-name="Sect1" text:name="aa45f1388c605e93">
          <text:p text:style-name="P99"/>
          <text:section text:style-name="Sect1" text:name="user-query-content-13">
            <text:p text:style-name="P232">yax </text:p>
          </text:section>
          <text:p text:style-name="P213">Tampilkan alur berpikir</text:p>
          <text:section text:style-name="Sect2" text:name="model-response-message-contentr_aa45f1388c605e93">
            <text:p text:style-name="P99">Baik, saya akan melanjutkan ke prompt berikutnya.</text:p>
            <text:p text:style-name="P235"/>
            <text:p text:style-name="Text_20_body"><text:span text:style-name="Strong_20_Emphasis"><text:span text:style-name="T1">Jawaban untuk Prompt Pendahuluan - Sub-bab 2: Sekilas Perjalanan: Dari ide sederhana menjadi platform ambisius "X".</text:span></text:span></text:p>
            <text:p text:style-name="Text_20_body"><text:span text:style-name="Emphasis"><text:span text:style-name="T1">(Prompt: Sajikan ringkasan naratif singkat yang memetakan perjalanan transformatif Twitter/X. Mulai dari konsep awalnya sebagai layanan status berbasis SMS di Odeo, evolusinya menjadi 'alun-alun kota digital' global dengan logo burung biru, hingga akuisisi dramatis oleh Elon Musk dan rebranding radikal menjadi "X" dengan visi sebagai "aplikasi segalanya". Tekankan kontras antara kesederhanaan awal dan kompleksitas ambisi saat ini.)</text:span></text:span></text:p>
            <text:p text:style-name="Text_20_body"><text:span text:style-name="Strong_20_Emphasis"><text:span text:style-name="T1">[MULAI JAWABAN PROMPT 2]</text:span></text:span></text:p>
            <text:p text:style-name="P99">Perjalanan platform ini ibarat sebuah evolusi yang hampir tak terbayangkan. Bermula di tahun 2006 sebagai "Twttr", sebuah proyek sampingan sederhana di dalam Odeo yang bertujuan meniru status singkat layaknya SMS untuk kelompok kecil. Ia hadir tanpa kemegahan, hanya sebuah kotak teks kosong dan batasan 140 karakter. Namun, ide sederhana ini—berbagi 'apa yang sedang terjadi' secara instan—ternyata menyentuh nadi zaman digital.</text:p>
            <text:p text:style-name="Text_20_body"><text:span text:style-name="T1">Dengan cepat, si 'burung biru' ikonik mulai mengepakkan sayapnya. Dari panggung teknologi SXSW 2007 hingga menjadi saksi bisu revolusi Arab Spring, Twitter tumbuh menjadi fenomena global. Ia menjelma menjadi </text:span><text:span text:style-name="Emphasis"><text:span text:style-name="T1">de facto</text:span></text:span><text:span text:style-name="T1"> alun-alun kota digital dunia, tempat berita pecah, selebriti berinteraksi, gerakan sosial lahir, dan para pemimpin dunia berdiplomasi (atau berkonflik) dalam 280 karakter (setelah penambahan batas karakter). Selama lebih dari satu dekade, </text:span><text:soft-page-break/><text:span text:style-name="T1">identitasnya sebagai platform percakapan publik real-time begitu kuat melekat.</text:span></text:p>
            <text:p text:style-name="P99">Lalu datanglah badai perubahan pada akhir 2022. Akuisisi dramatis senilai $44 miliar oleh Elon Musk, seorang visioner teknologi sekaligus tokoh kontroversial, mengawali era baru yang penuh gejolak. Dalam waktu singkat, nama legendaris "Twitter" dan logo burung biru dihapus, digantikan oleh satu huruf misterius: "X". Visi pun berubah drastis. Bukan lagi sekadar alun-alun digital, X kini bercita-cita menjadi "The Everything App"—sebuah aplikasi super yang mengintegrasikan media sosial, berita, pembayaran, perbankan, dan entah apa lagi di masa depan. Sungguh sebuah lompatan kuantum dari kesederhanaan konsep awal berbagi status singkat, menuju kompleksitas ambisi untuk menjadi pusat segala aktivitas digital manusia. Perjalanan dari kicauan sederhana menuju aplikasi segalanya ini penuh dengan lika-liku, kontroversi, dan pertanyaan besar tentang masa depannya.</text:p>
            <text:p text:style-name="Text_20_body"><text:span text:style-name="Strong_20_Emphasis"><text:span text:style-name="T1">[AKHIR JAWABAN PROMPT 2]</text:span></text:span></text:p>
            <text:p text:style-name="P235"/>
            <text:p text:style-name="P99">Saya sekarang menunggu perintah "YAX" dari Anda untuk melanjutkan ke prompt berikutnya (Pendahuluan - Sub-bab 3: Relevansi: Bagaimana platform ini menyentuh kehidupan sehari-hari, politik, budaya, dan bisnis).</text:p>
          </text:section>
          <text:section text:style-name="Sect1" text:name="feedback-form-13">
            <text:p text:style-name="P213"/>
          </text:section>
        </text:section>
        <text:section text:style-name="Sect1" text:name="f1370d4c90cb9c61">
          <text:p text:style-name="P99"/>
          <text:section text:style-name="Sect1" text:name="user-query-content-14">
            <text:p text:style-name="P232">yax </text:p>
          </text:section>
          <text:p text:style-name="P213">Tampilkan alur berpikir</text:p>
          <text:section text:style-name="Sect2" text:name="model-response-message-contentr_f1370d4c90cb9c61">
            <text:p text:style-name="P99">Baik, saya akan melanjutkan ke prompt berikutnya.</text:p>
            <text:p text:style-name="P235"/>
            <text:p text:style-name="Text_20_body"><text:span text:style-name="Strong_20_Emphasis"><text:span text:style-name="T1">Jawaban untuk Prompt Pendahuluan - Sub-bab 3: Relevansi: Bagaimana platform ini menyentuh kehidupan sehari-hari, politik, budaya, dan bisnis.</text:span></text:span></text:p>
            <text:p text:style-name="Text_20_body"><text:span text:style-name="Emphasis"><text:span text:style-name="T1">(Prompt: Jelaskan relevansi Twitter/X bagi masyarakat umum saat ini (per April 2025). Rinci bagaimana platform ini telah meresap dan secara aktif membentuk berbagai aspek kehidupan: mulai dari cara kita mengikuti berita terkini, partisipasi dalam diskursus politik, munculnya tren budaya pop dan bahasa internet, hingga strategi komunikasi bisnis dan personal branding. Gunakan contoh-contoh spesifik.)</text:span></text:span></text:p>
            <text:p text:style-name="Text_20_body"><text:span text:style-name="Strong_20_Emphasis"><text:span text:style-name="T1">[MULAI JAWABAN PROMPT 3]</text:span></text:span></text:p>
            <text:p text:style-name="P99"><text:soft-page-break/>Meskipun telah berganti nama dan mengalami banyak perubahan, relevansi X (sebelumnya Twitter) dalam kehidupan kita sehari-hari, bahkan hingga saat ini di bulan April 2025, sulit untuk diabaikan. Platform ini bukan lagi sekadar tempat berbagi status; ia telah meresap ke dalam struktur cara kita mendapatkan informasi, berinteraksi dengan kekuasaan, mengonsumsi budaya, dan bahkan membangun karier.</text:p>
            <text:p text:style-name="Text_20_body"><text:span text:style-name="T1">Pertama, lihatlah bagaimana kita mengikuti </text:span><text:span text:style-name="Strong_20_Emphasis"><text:span text:style-name="T1">berita terkini</text:span></text:span><text:span text:style-name="T1">. Seringkali, X adalah tempat pertama di mana informasi tentang peristiwa besar—mulai dari pengumuman kebijakan pemerintah hingga laporan langsung dari lokasi bencana atau konflik—muncul dan menyebar dengan kecepatan kilat. Akun-akun berita resmi, jurnalis individu, hingga saksi mata biasa terus menggunakan X untuk memberikan update </text:span><text:span text:style-name="Emphasis"><text:span text:style-name="T1">real-time</text:span></text:span><text:span text:style-name="T1">. Tentu, tantangan misinformasi tetap menjadi isu krusial di sini, memaksa kita untuk lebih kritis, namun perannya sebagai termometer kejadian dunia tetap signifikan.</text:span></text:p>
            <text:p text:style-name="Text_20_body"><text:span text:style-name="T1">Dalam ranah </text:span><text:span text:style-name="Strong_20_Emphasis"><text:span text:style-name="T1">politik</text:span></text:span><text:span text:style-name="T1">, X terus menjadi arena penting. Para pemimpin politik, baik di tingkat global maupun di negara kita, masih menggunakannya sebagai kanal komunikasi langsung untuk menyampaikan pernyataan, berdebat dengan lawan politik, atau menggalang dukungan. Warga biasa pun menggunakan X untuk menyuarakan opini, terlibat dalam diskusi publik, mengkritik kebijakan, atau mengorganisir aksi kolektif—menjadikannya ruang diskursus (meskipun seringkali gaduh dan terpolarisasi) yang tak terhindarkan.</text:span></text:p>
            <text:p text:style-name="Text_20_body"><text:span text:style-name="T1">Secara </text:span><text:span text:style-name="Strong_20_Emphasis"><text:span text:style-name="T1">budaya</text:span></text:span><text:span text:style-name="T1">, X tetap menjadi inkubator tren dan bahasa internet. Meme terbaru, topik percakapan viral (#fyp kadang berawal dari sini sebelum ke platform video), hingga istilah gaul seringkali lahir atau setidaknya diamplifikasi melalui platform ini. Perbincangan seputar film baru, musik, acara olahraga, hingga gosip selebriti mengalir deras, membentuk bagian dari denyut nadi budaya pop kontemporer.</text:span></text:p>
            <text:p text:style-name="Text_20_body"><text:span text:style-name="T1">Terakhir, dalam dunia </text:span><text:span text:style-name="Strong_20_Emphasis"><text:span text:style-name="T1">bisnis dan profesional</text:span></text:span><text:span text:style-name="T1">, X adalah alat yang tak ternilai. Perusahaan menggunakannya untuk layanan pelanggan instan, pengumuman produk, dan manajemen krisis. Sementara bagi individu, X menjadi platform vital untuk </text:span><text:span text:style-name="Emphasis"><text:span text:style-name="T1">personal branding</text:span></text:span><text:span text:style-name="T1">, membangun jaringan profesional, berbagi keahlian (menjadi </text:span><text:span text:style-name="Emphasis"><text:span text:style-name="T1">thought leader</text:span></text:span><text:span text:style-name="T1">), dan bahkan mencari peluang kerja melalui fitur-fitur barunya.</text:span></text:p>
            <text:p text:style-name="P99">Singkatnya, dari layar ponsel kita, X terus menyentuh berbagai aspek kehidupan—sebagai sumber berita kilat, panggung politik digital, pabrik tren budaya, dan etalase profesional. Memahaminya bukan lagi sekadar soal teknologi, tetapi soal <text:soft-page-break/>memahami dinamika masyarakat modern itu sendiri.</text:p>
            <text:p text:style-name="Text_20_body"><text:span text:style-name="Strong_20_Emphasis"><text:span text:style-name="T1">[AKHIR JAWABAN PROMPT 3]</text:span></text:span></text:p>
            <text:p text:style-name="P235"/>
            <text:p text:style-name="P99">Saya sekarang menunggu perintah "YAX" dari Anda untuk melanjutkan ke prompt berikutnya (Pendahuluan - Sub-bab 4: Peta Jalan Buku: Apa yang akan dibahas dan mengapa ini menarik bagi pembaca umum).</text:p>
          </text:section>
          <text:section text:style-name="Sect1" text:name="feedback-form-14">
            <text:p text:style-name="P213"/>
          </text:section>
        </text:section>
        <text:section text:style-name="Sect1" text:name="370f25b6a145726f">
          <text:p text:style-name="P99"/>
          <text:section text:style-name="Sect1" text:name="user-query-content-15">
            <text:p text:style-name="P232">yax </text:p>
          </text:section>
          <text:p text:style-name="P213">Tampilkan alur berpikir</text:p>
          <text:section text:style-name="Sect2" text:name="model-response-message-contentr_370f25b6a145726f">
            <text:p text:style-name="P99">Baik, saya akan melanjutkan ke prompt terakhir untuk bagian Pendahuluan ini.</text:p>
            <text:p text:style-name="P235"/>
            <text:p text:style-name="Text_20_body"><text:span text:style-name="Strong_20_Emphasis"><text:span text:style-name="T1">Jawaban untuk Prompt Pendahuluan - Sub-bab 4: Peta Jalan Buku: Apa yang akan dibahas dan mengapa ini menarik bagi pembaca umum.</text:span></text:span></text:p>
            <text:p text:style-name="Text_20_body"><text:span text:style-name="Emphasis"><text:span text:style-name="T1">(Prompt: Outline the structure of this book for the reader. Briefly introduce the main topics covered in each major section (e.g., origins, technological evolution, key features, the Musk acquisition and transformation to X, societal impact, future prospects). Explain why this journey is compelling and what the reader will gain from exploring it.)</text:span></text:span></text:p>
            <text:p text:style-name="Text_20_body"><text:span text:style-name="Strong_20_Emphasis"><text:span text:style-name="T1">[MULAI JAWABAN PROMPT 4]</text:span></text:span></text:p>
            <text:p text:style-name="P99">Untuk memahami sepenuhnya fenomena kompleks bernama X ini, buku ini akan membawa Anda dalam sebuah perjalanan menyeluruh, membedahnya lapis demi lapis. Kami akan memulainya dari akarnya:</text:p>
            <text:list xml:id="list7290057505940410446" text:style-name="L33">
              <text:list-item>
                <text:p text:style-name="P138"><text:span text:style-name="Strong_20_Emphasis"><text:span text:style-name="T1">Kelahiran dan Masa Awal (Bab 1-2):</text:span></text:span><text:span text:style-name="T1"> Kita akan kembali ke masa-masa awal, mengungkap kisah di balik layar tentang ide sederhana yang lahir di Odeo, para pendirinya, hingga momen-momen krusial seperti SXSW 2007 yang melambungkan namanya. Anda akan melihat bagaimana fitur-fitur ikonik seperti Hashtag dan Retweet justru lahir dari kreativitas pengguna. </text:span></text:p>
              </text:list-item>
              <text:list-item>
                <text:p text:style-name="P138"><text:span text:style-name="Strong_20_Emphasis"><text:span text:style-name="T1">Evolusi Teknologi dan Eksperimen (Bab 3-4):</text:span></text:span><text:span text:style-name="T1"> Selanjutnya, kita akan menyelami 'mesin' di balik layar—bagaimana teknologi inti Twitter berkembang untuk menangani skala global, bagaimana antarmukanya berubah, dan keputusan penting terkait API serta algoritma timeline. Tak lupa, kita juga akan mengunjungi 'kuburan' inovasi—menganalisis </text:span><text:soft-page-break/><text:span text:style-name="T1">eksperimen seperti Vine, Periscope, dan Fleets yang pernah digadang-gadang namun akhirnya gagal. </text:span></text:p>
              </text:list-item>
              <text:list-item>
                <text:p text:style-name="P138"><text:span text:style-name="Strong_20_Emphasis"><text:span text:style-name="T1">Era Transformasi X (Bab 5-6):</text:span></text:span><text:span text:style-name="T1"> Babak ini akan fokus pada periode paling dramatis: akuisisi oleh Elon Musk. Kita akan mengupas tuntas prosesnya, perubahan kebijakan yang kontroversial, rebranding total menjadi X, serta visi ambisius "aplikasi segalanya". Kita juga akan melihat perkembangan produk terkini di bawah bendera X hingga saat ini (April 2025), termasuk integrasi AI dan langkah awal di dunia finansial. </text:span></text:p>
              </text:list-item>
              <text:list-item>
                <text:p text:style-name="P138"><text:span text:style-name="Strong_20_Emphasis"><text:span text:style-name="T1">Dampak pada Dunia (Bab 7):</text:span></text:span><text:span text:style-name="T1"> Di sini, kita akan keluar sejenak dari internal platform untuk melihat jejaknya yang luas di masyarakat—perannya dalam aktivisme, politik, jurnalisme, budaya populer, sekaligus sisi gelapnya terkait misinformasi, polarisasi, dan kesehatan mental. </text:span></text:p>
              </text:list-item>
              <text:list-item>
                <text:p text:style-name="P21"><text:span text:style-name="Strong_20_Emphasis"><text:span text:style-name="T1">Masa Depan dan Spekulasi (Bab 8):</text:span></text:span><text:span text:style-name="T1"> Terakhir, kita akan memandang ke depan, menganalisis tantangan keberlanjutan X, lanskap persaingan yang ketat, menimbang realisme visi "Everything App", dan berspekulasi tentang arah inovasi berikutnya. </text:span></text:p>
              </text:list-item>
            </text:list>
            <text:p text:style-name="P99">Mengapa perjalanan ini menarik dan penting bagi Anda? Karena platform ini, dalam segala bentuknya (Twitter maupun X), bukan lagi sekadar aplikasi di ponsel Anda. Ia adalah cermin, sekaligus pembentuk realitas sosial, politik, dan budaya kita saat ini. Dengan memahami sejarah, teknologi, kontroversi, dan ambisinya, Anda akan mendapatkan wawasan krusial tentang bagaimana informasi mengalir, opini terbentuk, gerakan lahir, dan masa depan komunikasi digital mungkin akan terlihat. Buku ini bukan hanya tentang satu perusahaan teknologi; ini adalah tentang memahami salah satu kekuatan paling berpengaruh di abad ke-21 dan dampaknya pada kita semua.</text:p>
            <text:p text:style-name="Text_20_body"><text:span text:style-name="Strong_20_Emphasis"><text:span text:style-name="T1">[AKHIR JAWABAN PROMPT 4]</text:span></text:span></text:p>
            <text:p text:style-name="P235"/>
            <text:p text:style-name="Text_20_body"><text:span text:style-name="T1">Saya telah menjawab semua prompt untuk bagian </text:span><text:span text:style-name="Strong_20_Emphasis"><text:span text:style-name="T1">Pendahuluan</text:span></text:span><text:span text:style-name="T1">. Saya menunggu perintah "YAX" Anda untuk melanjutkan ke prompt pengantar </text:span><text:span text:style-name="Strong_20_Emphasis"><text:span text:style-name="T1">Bab 1: Kelahiran Sang Burung Biru</text:span></text:span><text:span text:style-name="T1">.</text:span></text:p>
          </text:section>
          <text:section text:style-name="Sect1" text:name="feedback-form-15">
            <text:p text:style-name="P213"/>
          </text:section>
        </text:section>
        <text:section text:style-name="Sect1" text:name="56c38b36a19aa327">
          <text:p text:style-name="P99"/>
          <text:section text:style-name="Sect1" text:name="user-query-content-16">
            <text:p text:style-name="P232">yax </text:p>
          </text:section>
          <text:p text:style-name="P213">Tampilkan alur berpikir</text:p>
          <text:section text:style-name="Sect2" text:name="model-response-message-contentr_56c38b36a19aa327">
            <text:p text:style-name="P99">Baik, saya akan melanjutkan ke prompt pengantar untuk Bab 1.</text:p>
            <text:p text:style-name="P235"><text:soft-page-break/></text:p>
            <text:p text:style-name="Text_20_body"><text:span text:style-name="Strong_20_Emphasis"><text:span text:style-name="T1">Jawaban untuk Prompt Pengantar Bab 1: Kelahiran Sang Burung Biru (2006-2007)</text:span></text:span></text:p>
            <text:p text:style-name="Text_20_body"><text:span text:style-name="Emphasis"><text:span text:style-name="T1">(Prompt: Tuliskan sebuah pengantar yang membawa pembaca kembali ke suasana Silicon Valley pertengahan tahun 2000-an. Gambarkan kondisi spesifik di perusahaan podcasting Odeo yang sedang menghadapi ketidakpastian. Perkenalkan secara singkat bahwa di tengah upaya mencari arah baru, sebuah ide sederhana untuk berbagi status singkat muncul dari proyek sampingan. Bangkitkan rasa ingin tahu tentang bagaimana ide "aneh" ini, yang awalnya diremehkan, bisa lahir dari kondisi tersebut dan siapa saja tokoh kunci di baliknya. Atur panggung untuk eksplorasi detail tentang momen-momen paling awal kelahiran platform yang kelak mendunia ini.)</text:span></text:span></text:p>
            <text:p text:style-name="Text_20_body"><text:span text:style-name="Strong_20_Emphasis"><text:span text:style-name="T1">[MULAI JAWABAN PROMPT 5]</text:span></text:span></text:p>
            <text:p text:style-name="Text_20_body"><text:span text:style-name="T1">Mari kita putar waktu kembali ke pertengahan dekade 2000-an. Silicon Valley sedang bergeliat bangkit dari reruntuhan </text:span><text:span text:style-name="Emphasis"><text:span text:style-name="T1">dot-com bubble</text:span></text:span><text:span text:style-name="T1">, dipenuhi optimisme baru era Web 2.0. Blog bermekaran, jejaring sosial seperti MySpace dan Facebook mulai meraksasa, dan sebuah perusahaan rintisan bernama Odeo mencoba peruntungannya di ranah </text:span><text:span text:style-name="Emphasis"><text:span text:style-name="T1">podcasting</text:span></text:span><text:span text:style-name="T1"> yang saat itu terasa segar dan menjanjikan. Dipimpin oleh beberapa nama yang cukup dikenal di lembah silikon, Odeo tampak memiliki masa depan cerah. Namun, awan kelabu mulai menggantung. Raksasa teknologi dari Cupertino, Apple, baru saja meluncurkan iTunes dengan direktori podcast terintegrasi, secara efektif memojokkan pemain independen seperti Odeo dalam semalam. Masa depan perusahaan tiba-tiba terlihat suram.</text:span></text:p>
            <text:p text:style-name="Text_20_body"><text:span text:style-name="T1">Di tengah atmosfer ketidakpastian inilah, ketika para petinggi dan karyawan Odeo memutar otak mencari ide penyelamat atau sekadar arah baru, sebuah konsep 'aneh' mulai berbisik di lorong kantor. Bukan aplikasi podcasting canggih, bukan pula jejaring sosial megah. Hanya sebuah ide sederhana: layanan untuk berbagi status singkat, seperti mengirim SMS ke sekelompok teman tentang apa yang sedang Anda lakukan. Ide ini, yang awalnya mungkin tampak sepele, bahkan sedikit </text:span><text:span text:style-name="Emphasis"><text:span text:style-name="T1">nyeleneh</text:span></text:span><text:span text:style-name="T1"> dibandingkan ambisi awal Odeo, justru lahir dari tekanan dan kebutuhan untuk berinovasi atau mati. Siapa saja sosok kunci di balik gagasan tak terduga ini? Dan bagaimana mungkin proyek sampingan yang nyaris tak dianggap ini justru menjadi benih bagi platform komunikasi yang akan mengubah lanskap digital selamanya? Bab ini akan membawa Anda menelusuri lorong waktu ke momen-momen krusial di hari-hari paling awal kelahiran sang </text:span><text:soft-page-break/><text:span text:style-name="T1">burung biru.</text:span></text:p>
            <text:p text:style-name="Text_20_body"><text:span text:style-name="Strong_20_Emphasis"><text:span text:style-name="T1">[AKHIR JAWABAN PROMPT 5]</text:span></text:span></text:p>
            <text:p text:style-name="P235"/>
            <text:p text:style-name="P99">Saya sekarang menunggu perintah "YAX" dari Anda untuk melanjutkan ke prompt berikutnya (Bab 1 - Sub-bab 1.1: Ide Awal: Proyek sampingan di dalam perusahaan podcast Odeo).</text:p>
          </text:section>
          <text:section text:style-name="Sect1" text:name="feedback-form-16">
            <text:p text:style-name="P213"/>
          </text:section>
        </text:section>
        <text:section text:style-name="Sect1" text:name="b5bbb5119969178d">
          <text:p text:style-name="P99"/>
          <text:section text:style-name="Sect1" text:name="user-query-content-17">
            <text:p text:style-name="P232">yax </text:p>
          </text:section>
          <text:p text:style-name="P213">Tampilkan alur berpikir</text:p>
          <text:section text:style-name="Sect2" text:name="model-response-message-contentr_b5bbb5119969178d">
            <text:p text:style-name="P99">Baik, saya akan melanjutkan ke prompt berikutnya.</text:p>
            <text:p text:style-name="P235"/>
            <text:p text:style-name="Text_20_body"><text:span text:style-name="Strong_20_Emphasis"><text:span text:style-name="T1">Jawaban untuk Prompt Bab 1 - Sub-bab 1.1: Ide Awal: Proyek sampingan di dalam perusahaan podcast Odeo.</text:span></text:span></text:p>
            <text:p text:style-name="Text_20_body"><text:span text:style-name="Emphasis"><text:span text:style-name="T1">(Prompt: Jelaskan secara mendalam mengenai kondisi perusahaan Odeo pada tahun 2005-2006. Jelaskan tantangan bisnis yang dihadapi (misalnya, persaingan dari Apple di pasar podcasting) yang mendorong kebutuhan akan inovasi atau pivot. Ceritakan proses brainstorming internal atau hackathon yang menghasilkan ide awal "Twttr". Fokus pada bagaimana ide status update singkat ini muncul sebagai solusi atau alternatif potensial di tengah ketidakpastian masa depan Odeo.)</text:span></text:span></text:p>
            <text:p text:style-name="Text_20_body"><text:span text:style-name="Strong_20_Emphasis"><text:span text:style-name="T1">[MULAI JAWABAN PROMPT 6]</text:span></text:span></text:p>
            <text:p text:style-name="Text_20_body"><text:span text:style-name="T1">Pada tahun 2005, Odeo sebenarnya berada di posisi yang cukup menjanjikan. Didirikan oleh Noah Glass dan kemudian didanai serta dipimpin oleh Evan Williams (yang sebelumnya sukses menjual Blogger ke Google), Odeo bertujuan menjadi pemain utama di dunia </text:span><text:span text:style-name="Emphasis"><text:span text:style-name="T1">podcasting</text:span></text:span><text:span text:style-name="T1">—sebuah medium yang saat itu sedang naik daun. Mereka membangun platform untuk membuat, menemukan, dan mendengarkan podcast. Namun, langit cerah itu dengan cepat berubah menjadi mendung pekat pada bulan Juni 2005. Apple, sang raksasa teknologi, mengumumkan bahwa versi baru iTunes akan memiliki direktori podcast terintegrasi dan gratis, langsung tersedia bagi jutaan pengguna iPod di seluruh dunia.</text:span></text:p>
            <text:p text:style-name="Text_20_body"><text:span text:style-name="T1">Langkah Apple ini ibarat pukulan telak bagi Odeo. Bagaimana mungkin sebuah </text:span><text:soft-page-break/><text:span text:style-name="T1">startup bersaing dengan platform distribusi raksasa yang sudah terpasang di perangkat pemutar musik paling populer saat itu? Proposisi nilai inti Odeo—sebagai destinasi utama untuk podcast—terancam dalam semalam. Pendanaan mulai terasa seret, semangat tim menurun, dan para pemimpin Odeo, terutama Evan Williams, menyadari bahwa mereka berada di persimpangan jalan kritis: terus berjuang di pasar yang didominasi Apple atau mencari arah bisnis yang sama sekali baru (</text:span><text:span text:style-name="Emphasis"><text:span text:style-name="T1">pivot</text:span></text:span><text:span text:style-name="T1">).</text:span></text:p>
            <text:p text:style-name="Text_20_body"><text:span text:style-name="T1">Kebutuhan mendesak untuk berinovasi inilah yang memicu serangkaian sesi </text:span><text:span text:style-name="Emphasis"><text:span text:style-name="T1">brainstorming</text:span></text:span><text:span text:style-name="T1"> intensif dan </text:span><text:span text:style-name="Emphasis"><text:span text:style-name="T1">hackathon</text:span></text:span><text:span text:style-name="T1"> (hari di mana para teknisi bebas mengerjakan proyek ide liar) di internal Odeo pada akhir 2005 dan awal 2006. Karyawan didorong untuk mengajukan ide-ide baru, sekecil atau seaneh apapun, yang mungkin bisa menyelamatkan perusahaan atau setidaknya memberikan arah baru. Dalam salah satu sesi inilah, seorang insinyur muda bernama Jack Dorsey menghidupkan kembali sebuah ide lama yang telah ia pendam selama bertahun-tahun: sebuah layanan berbasis web dan SMS untuk memungkinkan individu berbagi pembaruan status singkat tentang apa yang sedang mereka lakukan, terinspirasi oleh pesan status 'away' di AOL Instant Messenger (AIM) dan komunikasi singkat para kurir atau layanan darurat.</text:span></text:p>
            <text:p text:style-name="Text_20_body"><text:span text:style-name="T1">Ide ini, yang awalnya diberi kode nama "Twttr", bukanlah solusi langsung untuk masalah podcasting Odeo. Namun, di tengah keputusasaan mencari alternatif, konsep komunikasi </text:span><text:span text:style-name="Emphasis"><text:span text:style-name="T1">real-time</text:span></text:span><text:span text:style-name="T1"> yang simpel dan personal ini terasa cukup menarik bagi sebagian tim, termasuk Noah Glass dan Biz Stone. Ia menawarkan sesuatu yang berbeda, sebuah potensi ceruk baru di lanskap komunikasi digital yang sedang berkembang. "Twttr" pun disetujui untuk dikembangkan lebih lanjut sebagai sebuah proyek eksplorasi, sebuah taruhan kecil di tengah badai ketidakpastian yang melanda Odeo.</text:span></text:p>
            <text:p text:style-name="Text_20_body"><text:span text:style-name="Strong_20_Emphasis"><text:span text:style-name="T1">[AKHIR JAWABAN PROMPT 6]</text:span></text:span></text:p>
            <text:p text:style-name="P235"/>
            <text:p text:style-name="P99">Saya sekarang menunggu perintah "YAX" dari Anda untuk melanjutkan ke prompt berikutnya (Bab 1 - Sub-bab 1.2: Para Pendiri: Kisah Jack Dorsey, Evan Williams, Biz Stone, dan Noah Glass).</text:p>
          </text:section>
          <text:section text:style-name="Sect1" text:name="feedback-form-17">
            <text:p text:style-name="P213"/>
          </text:section>
        </text:section>
        <text:section text:style-name="Sect1" text:name="6b47c82c111a001d">
          <text:p text:style-name="P99"/>
          <text:section text:style-name="Sect1" text:name="user-query-content-18">
            <text:p text:style-name="P232">yax </text:p>
          </text:section>
          <text:p text:style-name="P213">Tampilkan alur berpikir</text:p>
          <text:section text:style-name="Sect2" text:name="model-response-message-contentr_6b47c82c111a001d">
            <text:p text:style-name="P99"><text:soft-page-break/>Baik, saya akan melanjutkan ke prompt berikutnya.</text:p>
            <text:p text:style-name="P235"/>
            <text:p text:style-name="Text_20_body"><text:span text:style-name="Strong_20_Emphasis"><text:span text:style-name="T1">Jawaban untuk Prompt Bab 1 - Sub-bab 1.2: Para Pendiri: Kisah Jack Dorsey, Evan Williams, Biz Stone, dan Noah Glass.</text:span></text:span></text:p>
            <text:p text:style-name="Text_20_body"><text:span text:style-name="Emphasis"><text:span text:style-name="T1">(Prompt: Berikan profil mendalam tentang masing-masing dari empat tokoh kunci awal: Jack Dorsey, Evan Williams, Biz Stone, dan Noah Glass. Jelaskan latar belakang singkat mereka sebelum Odeo, peran spesifik mereka di Odeo dan dalam pengembangan awal proyek "Twttr" (misalnya, siapa pencetus ide orisinal, siapa yang mendorong pengembangan teknis, siapa yang berperan dalam branding/komunikasi awal). Gali dinamika hubungan antar pendiri pada fase ini, termasuk potensi gesekan atau perbedaan visi awal.)</text:span></text:span></text:p>
            <text:p text:style-name="Text_20_body"><text:span text:style-name="Strong_20_Emphasis"><text:span text:style-name="T1">[MULAI JAWABAN PROMPT 7]</text:span></text:span></text:p>
            <text:p text:style-name="P99">Di balik kelahiran "Twttr", terdapat konstelasi empat individu kunci dengan latar belakang, keahlian, dan peran yang berbeda, yang dinamikanya turut mewarnai hari-hari awal platform ini:</text:p>
            <text:list xml:id="list8911680180514080032" text:style-name="L34">
              <text:list-item>
                <text:p text:style-name="P22"><text:span text:style-name="Strong_20_Emphasis"><text:span text:style-name="T1">Jack Dorsey:</text:span></text:span><text:span text:style-name="T1"> Seorang insinyur perangkat lunak yang cenderung pendiam namun visioner, Dorsey telah lama terobsesi dengan ide pembaruan status singkat, terinspirasi oleh sistem komunikasi kurir dan status 'away' di aplikasi pesan instan. Sebelum Odeo, ia memiliki pengalaman di bidang pengembangan web dan logistik. Di Odeo, dialah yang </text:span><text:span text:style-name="Strong_20_Emphasis"><text:span text:style-name="T1">mengartikulasikan ide inti "Twttr"</text:span></text:span><text:span text:style-name="T1"> dalam sesi brainstorming krusial itu dan memimpin pengembangan prototipe teknis awalnya bersama Florian Weber. Visinya terfokus pada utilitas komunikasi </text:span><text:span text:style-name="Emphasis"><text:span text:style-name="T1">real-time</text:span></text:span><text:span text:style-name="T1"> yang efisien.</text:span></text:p>
              </text:list-item>
              <text:list-item>
                <text:p text:style-name="P22"><text:span text:style-name="Strong_20_Emphasis"><text:span text:style-name="T1">Evan Williams:</text:span></text:span><text:span text:style-name="T1"> Sosok yang sudah memiliki nama di Silicon Valley berkat kesuksesannya </text:span><text:span text:style-name="Strong_20_Emphasis"><text:span text:style-name="T1">mendirikan Pyra Labs dan menciptakan Blogger</text:span></text:span><text:span text:style-name="T1">, platform blog populer yang kemudian dijual ke Google. Sebagai </text:span><text:span text:style-name="Strong_20_Emphasis"><text:span text:style-name="T1">CEO dan investor utama Odeo</text:span></text:span><text:span text:style-name="T1">, Williams memegang kendali finansial dan strategis. Awalnya ia dilaporkan skeptis terhadap ide "Twttr", namun melihat potensi dan antusiasme tim, ia memberikan lampu hijau dan sumber daya untuk pengembangannya sebagai proyek sampingan. Perannya menjadi krusial dalam keputusan </text:span><text:span text:style-name="Strong_20_Emphasis"><text:span text:style-name="T1">memisahkan Twitter menjadi perusahaan sendiri</text:span></text:span><text:span text:style-name="T1"> dari Odeo yang sekarat. Pengalaman bisnisnya memberikan fondasi penting.</text:span></text:p>
              </text:list-item>
              <text:list-item>
                <text:p text:style-name="P22"><text:span text:style-name="Strong_20_Emphasis"><text:span text:style-name="T1">Biz Stone:</text:span></text:span><text:span text:style-name="T1"> Kolega lama Evan Williams sejak zaman Blogger dan Google, Stone dikenal dengan </text:span><text:span text:style-name="Strong_20_Emphasis"><text:span text:style-name="T1">fokusnya pada desain, pengalaman pengguna, dan komunikasi</text:span></text:span><text:span text:style-name="T1">. Karakternya yang lebih ekstrovert dan empatik sering </text:span><text:soft-page-break/><text:span text:style-name="T1">dianggap membawa "jiwa" atau sentuhan manusiawi pada proyek teknologi. Di fase awal "Twttr", ia berkontribusi pada </text:span><text:span text:style-name="Strong_20_Emphasis"><text:span text:style-name="T1">aspek branding awal, perancangan antarmuka, dan bagaimana mengkomunikasikan ide</text:span></text:span><text:span text:style-name="T1"> platform yang agak abstrak ini kepada publik internal dan eksternal.</text:span></text:p>
              </text:list-item>
              <text:list-item>
                <text:p text:style-name="P22"><text:span text:style-name="Strong_20_Emphasis"><text:span text:style-name="T1">Noah Glass:</text:span></text:span><text:span text:style-name="T1"> Salah satu </text:span><text:span text:style-name="Strong_20_Emphasis"><text:span text:style-name="T1">pendiri asli Odeo</text:span></text:span><text:span text:style-name="T1"> bersama Williams, Glass adalah sosok yang penuh semangat dan merupakan </text:span><text:span text:style-name="Strong_20_Emphasis"><text:span text:style-name="T1">pendukung awal yang paling vokal untuk ide "Twttr"</text:span></text:span><text:span text:style-name="T1"> di dalam Odeo. Banyak sumber menyebutkan dialah yang </text:span><text:span text:style-name="Strong_20_Emphasis"><text:span text:style-name="T1">mencetuskan nama "Twitter"</text:span></text:span><text:span text:style-name="T1"> (menggantikan "Twttr"), terinspirasi dari arti kata 'kicauan pendek'. Peran Glass sangat penting dalam mendorong agar ide Dorsey tidak mati di tengah jalan dan mendapatkan perhatian dari Williams.</text:span></text:p>
              </text:list-item>
            </text:list>
            <text:p text:style-name="Text_20_body"><text:span text:style-name="Strong_20_Emphasis"><text:span text:style-name="T1">Dinamika Hubungan:</text:span></text:span><text:span text:style-name="T1"> Hubungan keempat tokoh ini tidak selalu mulus. Williams dan Stone memiliki sejarah kerja sama yang solid. Dorsey adalah si penggagas teknis. Glass adalah sang advokat awal. Namun, seiring proyek berjalan dan potensi komersialnya mulai terlihat, muncul gesekan. Perbedaan visi tentang arah platform dan, yang lebih penting, perebutan pengaruh dan kepemimpinan mulai terasa. Williams, sebagai pemegang kendali utama, pada akhirnya membuat keputusan sulit yang berujung pada </text:span><text:span text:style-name="Strong_20_Emphasis"><text:span text:style-name="T1">tersingkirnya Noah Glass</text:span></text:span><text:span text:style-name="T1"> dari perusahaan Twitter yang baru terbentuk—sebuah episode kelam yang seringkali tidak banyak dibahas dalam narasi resmi kesuksesan Twitter. Fase awal ini diwarnai oleh kolaborasi ide, namun juga di bawah bayang-bayang dinamika kekuasaan dan visi yang terkadang berbeda arah.</text:span></text:p>
            <text:p text:style-name="Text_20_body"><text:span text:style-name="Strong_20_Emphasis"><text:span text:style-name="T1">[AKHIR JAWABAN PROMPT 7]</text:span></text:span></text:p>
            <text:p text:style-name="P235"/>
            <text:p text:style-name="P99">Saya sekarang menunggu perintah "YAX" dari Anda untuk melanjutkan ke prompt berikutnya (Bab 1 - Sub-bab 1.3: Konsep Awal: SMS di Internet, Batasan 140 Karakter (dan alasannya)).</text:p>
          </text:section>
          <text:section text:style-name="Sect1" text:name="feedback-form-18">
            <text:p text:style-name="P213"/>
          </text:section>
        </text:section>
        <text:section text:style-name="Sect1" text:name="9f32cbcb3731a6c2">
          <text:p text:style-name="P99"/>
          <text:section text:style-name="Sect1" text:name="user-query-content-19">
            <text:p text:style-name="P232">yax </text:p>
          </text:section>
          <text:p text:style-name="P213">Tampilkan alur berpikir</text:p>
          <text:section text:style-name="Sect2" text:name="model-response-message-contentr_9f32cbcb3731a6c2">
            <text:p text:style-name="P99">Baik, saya akan melanjutkan ke prompt berikutnya.</text:p>
            <text:p text:style-name="P235"/>
            <text:p text:style-name="Text_20_body"><text:span text:style-name="Strong_20_Emphasis"><text:span text:style-name="T1">Jawaban untuk Prompt Bab 1 - Sub-bab 1.3: Konsep Awal: SMS di Internet, </text:span></text:span><text:soft-page-break/><text:span text:style-name="Strong_20_Emphasis"><text:span text:style-name="T1">Batasan 140 Karakter (dan alasannya).</text:span></text:span></text:p>
            <text:p text:style-name="Text_20_body"><text:span text:style-name="Emphasis"><text:span text:style-name="T1">(Prompt: Jelaskan secara rinci konsep fundamental di balik "Twttr" sebagai "SMS untuk internet" atau platform status update kelompok. Fokus pada alasan teknis dan konseptual di balik penerapan batasan 140 karakter – kaitkan dengan batasan SMS global saat itu dan filosofi kesederhanaan/kecepatan. Bagaimana konsep ini berbeda dari platform blogging atau jejaring sosial lain yang ada pada waktu itu (misal: LiveJournal, MySpace, Facebook awal)?)</text:span></text:span></text:p>
            <text:p text:style-name="Text_20_body"><text:span text:style-name="Strong_20_Emphasis"><text:span text:style-name="T1">[MULAI JAWABAN PROMPT 8]</text:span></text:span></text:p>
            <text:p text:style-name="Text_20_body"><text:span text:style-name="T1">Konsep inti di balik "Twttr" pada mulanya sangatlah mendasar, sering digambarkan sebagai "SMS untuk internet". Idenya adalah menciptakan sebuah platform di mana pengguna bisa dengan mudah menjawab pertanyaan sederhana: "Apa yang sedang kamu lakukan?" (What are you doing?) dan membagikan jawaban singkat tersebut kepada sekelompok teman atau pengikut secara instan. Ini adalah tentang status update—sepotong kecil informasi </text:span><text:span text:style-name="Emphasis"><text:span text:style-name="T1">real-time</text:span></text:span><text:span text:style-name="T1"> yang dibagikan dengan cepat dan mudah, baik melalui web maupun ponsel.</text:span></text:p>
            <text:p text:style-name="Text_20_body"><text:span text:style-name="T1">Salah satu ciri khas paling ikonik dan membatasi platform ini sejak awal adalah </text:span><text:span text:style-name="Strong_20_Emphasis"><text:span text:style-name="T1">batasan 140 karakter</text:span></text:span><text:span text:style-name="T1"> per pesan (tweet). Keputusan ini bukanlah pilihan acak, melainkan didorong oleh kombinasi alasan teknis dan filosofis yang kuat:</text:span></text:p>
            <text:list xml:id="list2622165383294982559" text:style-name="L35">
              <text:list-item>
                <text:p text:style-name="P139"><text:span text:style-name="Strong_20_Emphasis"><text:span text:style-name="T1">Alasan Teknis (Keterikatan pada SMS):</text:span></text:span><text:span text:style-name="T1"> Batasan utama datang dari standar global untuk pesan SMS (Short Message Service), yang umumnya memiliki batas 160 karakter. Karena salah satu cara awal untuk mengirim dan menerima tweet dirancang agar bisa melalui SMS (mengingat belum semua orang memiliki smartphone dengan koneksi data internet </text:span><text:span text:style-name="Emphasis"><text:span text:style-name="T1">mobile</text:span></text:span><text:span text:style-name="T1"> saat itu), para pendiri menyisihkan 20 karakter untuk nama pengguna (username) dan potensi perintah lainnya, menyisakan 140 karakter untuk isi pesan itu sendiri. Keterbatasan teknis SMS inilah yang secara langsung mendikte batas karakter Twitter. </text:span></text:p>
              </text:list-item>
              <text:list-item>
                <text:p text:style-name="P23"><text:span text:style-name="Strong_20_Emphasis"><text:span text:style-name="T1">Alasan Konseptual (Filosofi Kesederhanaan):</text:span></text:span><text:span text:style-name="T1"> Di luar batasan teknis, para pendiri juga melihat nilai dalam keterbatasan itu sendiri. Batasan 140 karakter memaksa pengguna untuk berpikir ringkas, langsung ke inti pesan, dan menyajikannya dengan cepat. Ini menciptakan aliran informasi yang sangat mudah dipindai (scannable) dan dikonsumsi dalam sekejap—sangat kontras dengan konten panjang di platform lain. Kesederhanaan dan kecepatan menjadi filosofi desain inti. </text:span></text:p>
              </text:list-item>
            </text:list>
            <text:p text:style-name="Text_20_body"><text:span text:style-name="T1">Konsep ini membuat "Twttr" sangat </text:span><text:span text:style-name="Strong_20_Emphasis"><text:span text:style-name="T1">berbeda dari platform digital populer </text:span></text:span><text:soft-page-break/><text:span text:style-name="Strong_20_Emphasis"><text:span text:style-name="T1">lainnya di pertengahan 2000-an</text:span></text:span><text:span text:style-name="T1">:</text:span></text:p>
            <text:list xml:id="list8898750969915830279" text:style-name="L36">
              <text:list-item>
                <text:p text:style-name="P140"><text:span text:style-name="Strong_20_Emphasis"><text:span text:style-name="T1">Berbeda dari Blogging (seperti LiveJournal, Blogger, Blogspot):</text:span></text:span><text:span text:style-name="T1"> Platform blog dirancang untuk tulisan yang lebih panjang, reflektif, dan terstruktur. Blogging adalah tentang membuat entri jurnal, esai, atau artikel. Twitter, sebaliknya, adalah tentang potongan informasi mikro yang seketika dan seringkali bersifat sementara. </text:span></text:p>
              </text:list-item>
              <text:list-item>
                <text:p text:style-name="P24"><text:span text:style-name="Strong_20_Emphasis"><text:span text:style-name="T1">Berbeda dari Jejaring Sosial (seperti MySpace, Friendster, atau Facebook awal):</text:span></text:span><text:span text:style-name="T1"> Platform ini fokus pada pembangunan profil yang kaya (dengan foto, musik, daftar minat), terhubung dengan jaringan teman yang sudah dikenal (seringkali hubungan dua arah/resiprokal), dan berbagi berbagai jenis konten multimedia. Twitter lebih minimalis, fokus pada teks, memungkinkan hubungan asimetris (Anda bisa mengikuti siapa saja tanpa harus diikuti balik), dan lebih berfungsi sebagai platform siaran (broadcast) status daripada membangun profil digital yang rumit. </text:span></text:p>
              </text:list-item>
            </text:list>
            <text:p text:style-name="Text_20_body"><text:span text:style-name="T1">Singkatnya, "Twttr" menawarkan sesuatu yang baru: komunikasi publik singkat, cepat, dan </text:span><text:span text:style-name="Emphasis"><text:span text:style-name="T1">real-time</text:span></text:span><text:span text:style-name="T1">, mengisi celah yang tidak dilayani oleh blog atau jejaring sosial yang ada saat itu, justru karena kesederhanaan dan batasannya yang unik.</text:span></text:p>
            <text:p text:style-name="Text_20_body"><text:span text:style-name="Strong_20_Emphasis"><text:span text:style-name="T1">[AKHIR JAWABAN PROMPT 8]</text:span></text:span></text:p>
            <text:p text:style-name="P235"/>
            <text:p text:style-name="P99">Saya sekarang menunggu perintah "YAX" dari Anda untuk melanjutkan ke prompt berikutnya (Bab 1 - Sub-bab 1.4: Peluncuran "Twttr": Respon awal dan tantangan teknis pertama).</text:p>
          </text:section>
          <text:section text:style-name="Sect1" text:name="feedback-form-19">
            <text:p text:style-name="P213"/>
          </text:section>
        </text:section>
        <text:section text:style-name="Sect1" text:name="c6f4f8f0f923b6b7">
          <text:p text:style-name="P99"/>
          <text:section text:style-name="Sect1" text:name="user-query-content-20">
            <text:p text:style-name="P232">yax </text:p>
          </text:section>
          <text:p text:style-name="P213">Tampilkan alur berpikir</text:p>
          <text:section text:style-name="Sect2" text:name="model-response-message-contentr_c6f4f8f0f923b6b7">
            <text:p text:style-name="P213"/>
          </text:section>
          <text:section text:style-name="Sect1" text:name="feedback-form-20">
            <text:p text:style-name="P213"/>
          </text:section>
        </text:section>
        <text:section text:style-name="Sect1" text:name="0f8ae7ae8f4dd469">
          <text:p text:style-name="P99"/>
          <text:section text:style-name="Sect1" text:name="user-query-content-21">
            <text:p text:style-name="P232">preaent it </text:p>
          </text:section>
          <text:p text:style-name="P213">Tampilkan alur berpikir</text:p>
          <text:section text:style-name="Sect2" text:name="model-response-message-contentr_0f8ae7ae8f4dd469">
            <text:p text:style-name="P99">Baik, saya akan menyajikan ("present it") jawaban untuk prompt berikutnya sekarang.</text:p>
            <text:p text:style-name="P235"/>
            <text:p text:style-name="Text_20_body"><text:soft-page-break/><text:span text:style-name="Strong_20_Emphasis"><text:span text:style-name="T1">Jawaban untuk Prompt Bab 1 - Sub-bab 1.4: Peluncuran "Twttr": Respon awal dan tantangan teknis pertama.</text:span></text:span></text:p>
            <text:p text:style-name="Text_20_body"><text:span text:style-name="Emphasis"><text:span text:style-name="T1">(Prompt: Ceritakan secara detail momen peluncuran internal "Twttr" di Odeo dan peluncuran publik awalnya pada Juli 2006. Gambarkan seperti apa tampilan dan nuansa platform versi paling awal. Bagaimana respon dari pengguna pertama (karyawan Odeo, teman, publik awal)? Identifikasi dan jelaskan tantangan teknis paling awal yang dihadapi tim, seperti masalah stabilitas server, bug, atau skalabilitas dasar, bahkan pada skala pengguna yang masih kecil.)</text:span></text:span></text:p>
            <text:p text:style-name="Text_20_body"><text:span text:style-name="Strong_20_Emphasis"><text:span text:style-name="T1">[MULAI JAWABAN PROMPT 9]</text:span></text:span></text:p>
            <text:p text:style-name="Text_20_body"><text:span text:style-name="T1">Setelah mendapatkan lampu hijau sebagai proyek eksplorasi, prototipe "Twttr" mulai terbentuk. Momen bersejarah terjadi pada </text:span><text:span text:style-name="Strong_20_Emphasis"><text:span text:style-name="T1">21 Maret 2006</text:span></text:span><text:span text:style-name="T1">, ketika Jack Dorsey mengirimkan tweet pertama yang kini legendaris: </text:span><text:span text:style-name="Emphasis"><text:span text:style-name="T1">"just setting up my twttr"</text:span></text:span><text:span text:style-name="T1">. Ini menandai dimulainya penggunaan internal platform di kalangan karyawan Odeo. Versi awal ini sangatlah sederhana. Antarmukanya minimalis, didominasi teks dengan latar belakang biru muda khas era Web 2.0. Pengguna bisa memposting pembaruan status melalui halaman web sederhana atau, yang lebih inovatif saat itu, melalui perintah SMS. Feed utama menampilkan aliran status dari orang-orang yang mereka ikuti secara kronologis terbalik—tanpa gambar, tanpa video, hanya teks singkat.</text:span></text:p>
            <text:p text:style-name="Text_20_body"><text:span text:style-name="T1">Respon internal di Odeo sendiri beragam. Beberapa karyawan langsung terpikat oleh sifat adiktif dan </text:span><text:span text:style-name="Emphasis"><text:span text:style-name="T1">ambient intimacy</text:span></text:span><text:span text:style-name="T1"> (rasa kedekatan pasif) yang ditawarkannya—mengetahui apa yang sedang dilakukan rekan kerja mereka secara </text:span><text:span text:style-name="Emphasis"><text:span text:style-name="T1">real-time</text:span></text:span><text:span text:style-name="T1">. Namun, tidak sedikit juga yang skeptis atau bingung. Laporan menyebutkan beberapa karyawan merasa ide ini "aneh", tidak berguna, atau mempertanyakan siapa yang mau repot-repot berbagi aktivitas sehari-hari mereka. Biaya SMS yang dikeluarkan karyawan untuk menggunakan Twttr dari ponsel mereka bahkan sempat menjadi isu.</text:span></text:p>
            <text:p text:style-name="Text_20_body"><text:span text:style-name="T1">Meskipun dengan respon internal yang terbelah, tim kecil di balik Twttr terus memperbaikinya. Akhirnya, pada </text:span><text:span text:style-name="Strong_20_Emphasis"><text:span text:style-name="T1">15 Juli 2006</text:span></text:span><text:span text:style-name="T1">, platform ini dibuka untuk publik. Tampilannya masih sangat dasar, jauh dari kesan canggih. Reaksi publik awal, terutama dari kalangan </text:span><text:span text:style-name="Emphasis"><text:span text:style-name="T1">early adopters</text:span></text:span><text:span text:style-name="T1"> teknologi dan blogger, juga cenderung campuran antara penasaran dan ragu. Beberapa melihat potensinya sebagai alat komunikasi baru yang cepat, sementara yang lain menganggapnya mainan digital sesaat yang tidak akan bertahan lama. Ia belum menjadi sensasi instan.</text:span></text:p>
            <text:p text:style-name="Text_20_body"><text:span text:style-name="T1">Di balik layar, bahkan dengan basis pengguna yang masih sangat kecil (hitungan </text:span><text:soft-page-break/><text:span text:style-name="T1">ribuan di bulan-bulan pertama), tim "Twttr" sudah mulai menghadapi </text:span><text:span text:style-name="Strong_20_Emphasis"><text:span text:style-name="T1">tantangan teknis pertama</text:span></text:span><text:span text:style-name="T1">. Tantangan ini menjadi pertanda awal dari masalah skalabilitas yang akan menghantui platform selama bertahun-tahun:</text:span></text:p>
            <text:list xml:id="list5407330584026292870" text:style-name="L37">
              <text:list-item>
                <text:p text:style-name="P141"><text:span text:style-name="Strong_20_Emphasis"><text:span text:style-name="T1">Stabilitas Server:</text:span></text:span><text:span text:style-name="T1"> Infrastruktur awal ternyata kewalahan bahkan oleh traffic yang relatif kecil. Platform sering mengalami </text:span><text:span text:style-name="Emphasis"><text:span text:style-name="T1">downtime</text:span></text:span><text:span text:style-name="T1"> atau menjadi sangat lambat. Menampilkan timeline yang terus diperbarui untuk setiap pengguna ternyata membutuhkan sumber daya komputasi yang tidak sedikit. </text:span></text:p>
              </text:list-item>
              <text:list-item>
                <text:p text:style-name="P141"><text:span text:style-name="Strong_20_Emphasis"><text:span text:style-name="T1">Masalah Gerbang SMS (SMS Gateway):</text:span></text:span><text:span text:style-name="T1"> Mengingat ketergantungan awal pada SMS, masalah konektivitas dan keandalan dengan operator seluler sering terjadi, membuat fitur posting atau menerima tweet via SMS tidak selalu berjalan mulus. </text:span></text:p>
              </text:list-item>
              <text:list-item>
                <text:p text:style-name="P141"><text:span text:style-name="Strong_20_Emphasis"><text:span text:style-name="T1">Bug Dasar:</text:span></text:span><text:span text:style-name="T1"> Seperti halnya perangkat lunak baru, bug-bug fungsionalitas dasar kerap muncul dan perlu diperbaiki. </text:span></text:p>
              </text:list-item>
              <text:list-item>
                <text:p text:style-name="P25"><text:span text:style-name="Strong_20_Emphasis"><text:span text:style-name="T1">Fondasi Skalabilitas:</text:span></text:span><text:span text:style-name="T1"> Arsitektur awal, yang banyak dikembangkan menggunakan Ruby on Rails, belum dirancang untuk menangani pertumbuhan eksponensial. Tanda-tanda bahwa sistem ini akan sulit di-scale up untuk jutaan pengguna sudah mulai terlihat, meskipun skala sebesar itu masih terasa seperti mimpi yang jauh saat itu. </text:span></text:p>
              </text:list-item>
            </text:list>
            <text:p text:style-name="Text_20_body"><text:span text:style-name="T1">Tantangan teknis awal ini menunjukkan bahwa meskipun idenya sederhana, membangun layanan komunikasi </text:span><text:span text:style-name="Emphasis"><text:span text:style-name="T1">real-time</text:span></text:span><text:span text:style-name="T1"> yang andal dan dapat diskalakan adalah tugas rekayasa yang jauh lebih kompleks.</text:span></text:p>
            <text:p text:style-name="Text_20_body"><text:span text:style-name="Strong_20_Emphasis"><text:span text:style-name="T1">[AKHIR JAWABAN PROMPT 9]</text:span></text:span></text:p>
            <text:p text:style-name="P235"/>
            <text:p text:style-name="P99">Saya sekarang menunggu perintah "YAX" dari Anda untuk melanjutkan ke prompt berikutnya (Bab 1 - Sub-bab 1.5: Pemilihan Nama "Twitter": Filosofi di balik nama dan logo burung biru ikonik).</text:p>
          </text:section>
          <text:section text:style-name="Sect1" text:name="feedback-form-21">
            <text:p text:style-name="P213"/>
          </text:section>
        </text:section>
        <text:section text:style-name="Sect1" text:name="6afb78049408b54e">
          <text:p text:style-name="P99"/>
          <text:section text:style-name="Sect1" text:name="user-query-content-22">
            <text:p text:style-name="P232">yax </text:p>
          </text:section>
          <text:p text:style-name="P213">Tampilkan alur berpikir</text:p>
          <text:section text:style-name="Sect2" text:name="model-response-message-contentr_6afb78049408b54e">
            <text:p text:style-name="P99">Baik, saya akan melanjutkan ke prompt terakhir untuk Bab 1 ini.</text:p>
            <text:p text:style-name="P235"/>
            <text:p text:style-name="Text_20_body"><text:span text:style-name="Strong_20_Emphasis"><text:span text:style-name="T1">Jawaban untuk Prompt Bab 1 - Sub-bab 1.5: Pemilihan Nama "Twitter": </text:span></text:span><text:soft-page-break/><text:span text:style-name="Strong_20_Emphasis"><text:span text:style-name="T1">Filosofi di balik nama dan logo burung biru ikonik.</text:span></text:span></text:p>
            <text:p text:style-name="Text_20_body"><text:span text:style-name="Emphasis"><text:span text:style-name="T1">(Prompt: Gali lebih dalam proses pencarian dan pemilihan nama "Twitter" menggantikan "Twttr". Jelaskan arti harfiah dari kata "twitter" (celotehan pendek, kicauan burung) dan bagaimana filosofi ini dianggap cocok dengan fungsi platform. Ceritakan asal-usul logo burung biru yang ikonik – siapa yang mendesainnya, apa inspirasinya, dan bagaimana logo tersebut berevolusi dari versi awal hingga menjadi simbol yang dikenal luas pada periode awal ini.)</text:span></text:span></text:p>
            <text:p text:style-name="Text_20_body"><text:span text:style-name="Strong_20_Emphasis"><text:span text:style-name="T1">[MULAI JAWABAN PROMPT 10]</text:span></text:span></text:p>
            <text:p text:style-name="P99">Seiring proyek status update singkat ini mulai menunjukkan tanda-tanda kehidupan, nama kode internal "Twttr"—dengan penghilangan huruf vokal yang sempat ngetren di era Web 2.0—terasa kurang pas untuk publik yang lebih luas. Perlu ada nama yang lebih mudah diucapkan, diingat, dan memiliki makna yang relevan. Proses pencarian nama pun dimulai.</text:p>
            <text:p text:style-name="Text_20_body"><text:span text:style-name="T1">Menurut kisah yang paling sering diceritakan, adalah Noah Glass yang memegang peranan kunci dalam menemukan nama ikonik ini. Dalam sebuah sesi brainstorming, sambil mencari kata-kata di kamus yang terkait dengan konsep komunikasi singkat atau status, Glass menemukan kata </text:span><text:span text:style-name="Strong_20_Emphasis"><text:span text:style-name="T1">"Twitter"</text:span></text:span><text:span text:style-name="T1">. Arti harfiahnya dalam Bahasa Inggris merujuk pada dua hal yang terasa sangat cocok: pertama, </text:span><text:span text:style-name="Emphasis"><text:span text:style-name="T1">"a short burst of inconsequential information"</text:span></text:span><text:span text:style-name="T1"> (semburan singkat informasi yang tidak terlalu penting/remeh), dan kedua, </text:span><text:span text:style-name="Emphasis"><text:span text:style-name="T1">"chirps from birds"</text:span></text:span><text:span text:style-name="T1"> (kicauan burung).</text:span></text:p>
            <text:p text:style-name="P99">Filosofi di balik nama ini terasa pas sekali. Platform ini memang dirancang untuk pesan-pesan pendek, seringkali bersifat kasual atau sekilas, mirip seperti "celotehan" singkat. Metafora "kicauan burung" juga sangat kuat—pesan-pesan kecil yang sering terdengar, datang dan pergi dengan cepat, menciptakan suasana latar komunikasi yang hidup. Nama "Twitter" dengan sempurna menangkap esensi platform: ringan, cepat, dan bersifat percakapan singkat. Nama ini dengan cepat disetujui menggantikan "Twttr".</text:p>
            <text:p text:style-name="Text_20_body"><text:span text:style-name="T1">Bersamaan dengan nama, identitas visual juga mulai dipikirkan. Meskipun ada versi logo awal yang berbeda (berwarna hijau dan lebih 'gelembung'), logo yang kemudian menjadi identik dengan Twitter di masa-masa awal adalah </text:span><text:span text:style-name="Strong_20_Emphasis"><text:span text:style-name="T1">siluet sederhana seekor burung berwarna biru muda</text:span></text:span><text:span text:style-name="T1">. Asal-usul logo ini cukup unik dan menunjukkan keterbatasan sumber daya startup saat itu. Logo burung ini ternyata </text:span><text:span text:style-name="Strong_20_Emphasis"><text:span text:style-name="T1">bukanlah desain kustom eksklusif</text:span></text:span><text:span text:style-name="T1">, melainkan sebuah ilustrasi vektor yang dibeli dari situs stok gambar iStockphoto seharga sekitar $15! Desainernya adalah </text:span><text:span text:style-name="Strong_20_Emphasis"><text:span text:style-name="T1">Simon Oxley</text:span></text:span><text:span text:style-name="T1">, seorang desainer grafis asal Inggris yang membuat </text:span><text:soft-page-break/><text:span text:style-name="T1">ilustrasi tersebut untuk dijual bebas.</text:span></text:p>
            <text:p text:style-name="P99">Tim Twitter memilih gambar burung karya Oxley ini karena tampilannya yang bersih, modern, dan secara visual langsung terhubung dengan nama "Twitter" (kicauan burung). Meskipun dibeli dari stok gambar, logo burung biru muda ini dengan cepat diadopsi dan menjadi sangat dikenal. Dalam beberapa tahun pertama (sekitar 2006-2009), logo ini mengalami beberapa penyesuaian kecil—sedikit perubahan pada postur atau detail sayapnya—namun siluet burung biru tersebut tetap menjadi inti identitas visualnya, sebuah simbol yang ringkas dan elegan untuk platform komunikasi global yang sedang naik daun. Burung ini sendiri baru bertahun-tahun kemudian secara informal diberi nama "Larry" (Larry the Bird), merujuk pada pebasket legendaris Larry Bird.</text:p>
            <text:p text:style-name="Text_20_body"><text:span text:style-name="Strong_20_Emphasis"><text:span text:style-name="T1">[AKHIR JAWABAN PROMPT 10]</text:span></text:span></text:p>
            <text:p text:style-name="P235"/>
            <text:p text:style-name="Text_20_body"><text:span text:style-name="T1">Saya telah menjawab semua prompt untuk </text:span><text:span text:style-name="Strong_20_Emphasis"><text:span text:style-name="T1">Bab 1</text:span></text:span><text:span text:style-name="T1">. Saya menunggu perintah "YAX" Anda untuk melanjutkan ke prompt pengantar </text:span><text:span text:style-name="Strong_20_Emphasis"><text:span text:style-name="T1">Bab 2: Terbang Tinggi di Masa Awal</text:span></text:span><text:span text:style-name="T1">.</text:span></text:p>
          </text:section>
          <text:section text:style-name="Sect1" text:name="feedback-form-22">
            <text:p text:style-name="P213"/>
          </text:section>
        </text:section>
        <text:section text:style-name="Sect1" text:name="3052083b80f4ee83">
          <text:p text:style-name="P99"/>
          <text:section text:style-name="Sect1" text:name="user-query-content-23">
            <text:p text:style-name="P232">yax </text:p>
          </text:section>
          <text:p text:style-name="P213">Tampilkan alur berpikir</text:p>
          <text:section text:style-name="Sect2" text:name="model-response-message-contentr_3052083b80f4ee83">
            <text:p text:style-name="P99">Baik, saya akan melanjutkan ke prompt pengantar untuk Bab 2.</text:p>
            <text:p text:style-name="P235"/>
            <text:p text:style-name="Text_20_body"><text:span text:style-name="Strong_20_Emphasis"><text:span text:style-name="T1">Jawaban untuk Prompt Pengantar Bab 2: Terbang Tinggi di Masa Awal (2007-2010)</text:span></text:span></text:p>
            <text:p text:style-name="Text_20_body"><text:span text:style-name="Emphasis"><text:span text:style-name="T1">(Prompt: Tuliskan pengantar untuk Bab 2 yang menggambarkan transisi Twitter dari sekadar startup baru menjadi fenomena budaya dan teknologi yang mulai menarik perhatian dunia antara tahun 2007 hingga 2010. Jelaskan bagaimana platform ini mulai 'lepas landas', didorong oleh momen-momen kunci dan inovasi yang datang dari penggunanya sendiri. Singgung tantangan besar yang muncul seiring pertumbuhan eksponensial ini. Bangun antisipasi untuk mendalami bagaimana fitur-fitur ikonik lahir dan bagaimana Twitter mulai menunjukkan kekuatannya sebagai platform informasi real-time, sambil berjuang mengatasi masalah teknis.)</text:span></text:span></text:p>
            <text:p text:style-name="Text_20_body"><text:span text:style-name="Strong_20_Emphasis"><text:span text:style-name="T1">[MULAI JAWABAN PROMPT 11]</text:span></text:span></text:p>
            <text:p text:style-name="Text_20_body"><text:soft-page-break/><text:span text:style-name="T1">Jika Bab 1 adalah kisah kelahiran yang penuh ketidakpastian, maka Bab 2 adalah babak di mana sang burung biru benar-benar belajar terbang tinggi dan mulai menarik perhatian dunia. Antara tahun 2007 hingga 2010, Twitter bertransisi dari sekadar mainan baru bagi kalangan </text:span><text:span text:style-name="Emphasis"><text:span text:style-name="T1">geek</text:span></text:span><text:span text:style-name="T1"> di Silicon Valley menjadi sebuah fenomena budaya dan komunikasi global yang tak terduga. Platform ini mulai 'lepas landas' dengan kecepatan yang mengejutkan, bukan hanya karena keputusan strategis perusahaan, tetapi justru karena didorong oleh momen-momen viral tak terencana dan, yang paling menarik, oleh kecerdasan kolektif para penggunanya sendiri.</text:span></text:p>
            <text:p text:style-name="Text_20_body"><text:span text:style-name="T1">Inilah era di mana Twitter menemukan jati dirinya. Kita akan melihat bagaimana sebuah festival teknologi di Austin, Texas, secara tak terduga menjadi panggung peluncuran massal bagi Twitter. Lebih dari itu, kita akan menyaksikan bagaimana pengguna—frustrasi oleh keterbatasan platform namun terpikat oleh potensinya—mulai menciptakan 'bahasa' dan 'aturan main' mereka sendiri. Simbol-simbol sederhana seperti '#' dan '@', serta praktik seperti 'RT', lahir bukan dari ruang rapat perusahaan, melainkan dari kebutuhan komunikasi organik di lapangan. Inilah periode ketika Twitter mulai menunjukkan taringnya sebagai sumber berita </text:span><text:span text:style-name="Emphasis"><text:span text:style-name="T1">real-time</text:span></text:span><text:span text:style-name="T1"> tercepat di planet ini, melaporkan peristiwa dunia sebelum media tradisional sempat menyusun berita utama.</text:span></text:p>
            <text:p text:style-name="P99">Namun, terbang tinggi tak selalu mulus. Pertumbuhan eksponensial ini datang dengan harga mahal. Di balik layar, 'mesin' Twitter terseok-seok. Kita akan mulai berkenalan dengan ikon kegagalan yang melegenda, "Fail Whale", seekor paus putih yang diangkat oleh burung-burung kecil, simbol perjuangan berat tim teknis untuk menjaga agar platform tetap bisa diakses di tengah gelombang pengguna baru yang terus membanjiri. Bab ini akan membawa Anda menyelami dinamika menarik antara inovasi pengguna, ledakan popularitas, kekuatan informasi instan, dan tantangan teknis maha berat yang mewarnai masa-masa pembentukan karakter Twitter.</text:p>
            <text:p text:style-name="Text_20_body"><text:span text:style-name="Strong_20_Emphasis"><text:span text:style-name="T1">[AKHIR JAWABAN PROMPT 11]</text:span></text:span></text:p>
            <text:p text:style-name="P235"/>
            <text:p text:style-name="P99">Saya sekarang menunggu perintah "YAX" dari Anda untuk melanjutkan ke prompt berikutnya (Bab 2 - Sub-bab 2.1: Momen SXSW 2007: Titik balik popularitas massal).</text:p>
          </text:section>
          <text:section text:style-name="Sect1" text:name="feedback-form-23">
            <text:p text:style-name="P213"/>
          </text:section>
        </text:section>
        <text:section text:style-name="Sect1" text:name="e01d6e93c6059c92">
          <text:p text:style-name="P99"/>
          <text:section text:style-name="Sect1" text:name="user-query-content-24">
            <text:p text:style-name="P232"><text:soft-page-break/>yax </text:p>
          </text:section>
          <text:p text:style-name="P213">Tampilkan alur berpikir</text:p>
          <text:section text:style-name="Sect2" text:name="model-response-message-contentr_e01d6e93c6059c92">
            <text:p text:style-name="P99">Baik, saya akan melanjutkan ke prompt berikutnya.</text:p>
            <text:p text:style-name="P235"/>
            <text:p text:style-name="Text_20_body"><text:span text:style-name="Strong_20_Emphasis"><text:span text:style-name="T1">Jawaban untuk Prompt Bab 2 - Sub-bab 2.1: Momen SXSW 2007: Titik balik popularitas massal.</text:span></text:span></text:p>
            <text:p text:style-name="Text_20_body"><text:span text:style-name="Emphasis"><text:span text:style-name="T1">(Prompt: Jelaskan secara mendalam peristiwa festival South by Southwest (SXSW) Interactive pada Maret 2007 dan perannya sebagai katalisator ledakan popularitas Twitter. Bagaimana tim Twitter (yang saat itu masih kecil) mempersiapkan dan memanfaatkan acara ini (misalnya, pemasangan layar besar yang menampilkan tweet secara real-time)? Gambarkan suasana di Austin saat itu dan bagaimana para early adopters teknologi menggunakan Twitter secara masif. Analisis data lonjakan pengguna dan liputan media yang dihasilkan dari SXSW 2007, serta mengapa momen ini dianggap sebagai titik balik ("tipping point") bagi Twitter.)</text:span></text:span></text:p>
            <text:p text:style-name="Text_20_body"><text:span text:style-name="Strong_20_Emphasis"><text:span text:style-name="T1">[MULAI JAWABAN PROMPT 12]</text:span></text:span></text:p>
            <text:p text:style-name="Text_20_body"><text:span text:style-name="T1">Pada awal tahun 2007, Twitter masih merupakan entitas yang relatif kecil dan belum banyak dikenal di luar lingkaran teknologi San Francisco. Namun, sebuah festival tahunan di Austin, Texas, bernama South by Southwest (SXSW) Interactive, akan mengubah segalanya. SXSW adalah titik pertemuan utama bagi para </text:span><text:span text:style-name="Emphasis"><text:span text:style-name="T1">early adopters</text:span></text:span><text:span text:style-name="T1"> teknologi, blogger, desainer, dan pemodal ventura—audiens yang sempurna untuk platform komunikasi baru seperti Twitter. Tim Twitter yang saat itu masih sangat kecil melihat peluang emas ini.</text:span></text:p>
            <text:p text:style-name="Text_20_body"><text:span text:style-name="T1">Menyadari keterbatasan anggaran untuk pemasaran tradisional, mereka menerapkan strategi gerilya yang brilian dan relatif murah. Inti strateginya adalah </text:span><text:span text:style-name="Strong_20_Emphasis"><text:span text:style-name="T1">memasang dua layar plasma besar berukuran 60 inci di lorong utama Austin Convention Center</text:span></text:span><text:span text:style-name="T1">. Di layar-layar ini, mereka menayangkan secara </text:span><text:span text:style-name="Emphasis"><text:span text:style-name="T1">live</text:span></text:span><text:span text:style-name="T1"> aliran </text:span><text:span text:style-name="Emphasis"><text:span text:style-name="T1">tweet</text:span></text:span><text:span text:style-name="T1"> yang dikirim oleh para peserta festival (seringkali menggunakan tagar terkait SXSW, meskipun penggunaan tagar belum seformal sekarang). Ini adalah langkah jenius. Tiba-tiba, percakapan digital yang terjadi di ponsel atau laptop para peserta menjadi tontonan publik yang dinamis dan interaktif. Orang bisa melihat </text:span><text:span text:style-name="Emphasis"><text:span text:style-name="T1">tweet</text:span></text:span><text:span text:style-name="T1"> mereka (atau </text:span><text:span text:style-name="Emphasis"><text:span text:style-name="T1">tweet</text:span></text:span><text:span text:style-name="T1"> teman mereka) muncul di layar besar, menciptakan sensasi dan keterlibatan instan.</text:span></text:p>
            <text:p text:style-name="Text_20_body"><text:span text:style-name="T1">Suasana di Austin saat itu menjadi demam Twitter. Para peserta yang melek teknologi dengan cepat mengadopsi platform ini. Mereka menggunakannya </text:span><text:soft-page-break/><text:span text:style-name="T1">untuk segala hal: mencari tahu di mana pesta atau panel menarik sedang berlangsung, berbagi komentar singkat tentang pembicara, berkoordinasi untuk bertemu, atau sekadar ikut serta dalam keriuhan digital yang terpampang di layar besar. Twitter menjadi 'urat nadi' informasi </text:span><text:span text:style-name="Emphasis"><text:span text:style-name="T1">real-time</text:span></text:span><text:span text:style-name="T1"> festival tersebut, sebuah </text:span><text:span text:style-name="Emphasis"><text:span text:style-name="T1">backchannel</text:span></text:span><text:span text:style-name="T1"> publik yang memungkinkan semua orang merasa terhubung dengan apa yang sedang terjadi.</text:span></text:p>
            <text:p text:style-name="Text_20_body"><text:span text:style-name="T1">Dampaknya sungguh luar biasa dan terukur. Laporan dari masa itu menunjukkan </text:span><text:span text:style-name="Strong_20_Emphasis"><text:span text:style-name="T1">lonjakan drastis dalam volume tweet harian</text:span></text:span><text:span text:style-name="T1">, dari sekitar 20.000 tweet per hari sebelum acara menjadi sekitar 60.000 tweet per hari selama puncak festival—peningkatan tiga kali lipat! Yang lebih penting lagi adalah </text:span><text:span text:style-name="Strong_20_Emphasis"><text:span text:style-name="T1">buzz atau keriuhan</text:span></text:span><text:span text:style-name="T1"> yang dihasilkannya. Para blogger dan jurnalis teknologi yang hadir meliput fenomena ini secara luas. Twitter bahkan memenangkan SXSW Web Award dalam kategori blog, yang semakin menambah kredibilitasnya.</text:span></text:p>
            <text:p text:style-name="Text_20_body"><text:span text:style-name="T1">Mengapa SXSW 2007 dianggap sebagai </text:span><text:span text:style-name="Strong_20_Emphasis"><text:span text:style-name="T1">titik balik (tipping point)</text:span></text:span><text:span text:style-name="T1">? Karena inilah momen ketika Twitter berhasil mendemonstrasikan nilai gunanya secara massal kepada audiens yang sangat berpengaruh. Ia beralih dari sekadar konsep menarik menjadi alat komunikasi praktis yang terbukti bisa digunakan untuk koordinasi acara, berbagi informasi </text:span><text:span text:style-name="Emphasis"><text:span text:style-name="T1">real-time</text:span></text:span><text:span text:style-name="T1">, dan membangun komunitas instan. Liputan media yang luas pasca-SXSW kemudian membawa Twitter keluar dari ceruk teknologi dan memperkenalkannya kepada khalayak global yang jauh lebih besar, memicu gelombang pertumbuhan eksponensial pertamanya. SXSW 2007 adalah panggung di mana Twitter 'ditemukan' oleh dunia.</text:span></text:p>
            <text:p text:style-name="Text_20_body"><text:span text:style-name="Strong_20_Emphasis"><text:span text:style-name="T1">[AKHIR JAWABAN PROMPT 12]</text:span></text:span></text:p>
            <text:p text:style-name="P235"/>
            <text:p text:style-name="P99">Saya sekarang menunggu perintah "YAX" dari Anda untuk melanjutkan ke prompt berikutnya (Pengantar Sub-bab 2.2: Kemunculan Fitur Organik yang Ikonik).</text:p>
          </text:section>
          <text:section text:style-name="Sect1" text:name="feedback-form-24">
            <text:p text:style-name="P213"/>
          </text:section>
        </text:section>
        <text:section text:style-name="Sect1" text:name="62d2427aaf3aebbb">
          <text:p text:style-name="P99"/>
          <text:section text:style-name="Sect1" text:name="user-query-content-25">
            <text:p text:style-name="P232">yax </text:p>
          </text:section>
          <text:p text:style-name="P213">Tampilkan alur berpikir</text:p>
          <text:section text:style-name="Sect2" text:name="model-response-message-contentr_62d2427aaf3aebbb">
            <text:p text:style-name="P99">Baik, saya akan melanjutkan ke prompt berikutnya.</text:p>
            <text:p text:style-name="P235"/>
            <text:p text:style-name="Text_20_body"><text:span text:style-name="Strong_20_Emphasis"><text:span text:style-name="T1">Jawaban untuk Prompt Pengantar Sub-bab 2.2: Kemunculan Fitur Organik yang Ikonik.</text:span></text:span></text:p>
            <text:p text:style-name="Text_20_body"><text:soft-page-break/><text:span text:style-name="Emphasis"><text:span text:style-name="T1">(Prompt: Berikan pengantar singkat untuk sub-bab ini yang menekankan fenomena unik di mana beberapa fitur paling fundamental dan ikonik Twitter tidak dirancang oleh tim internal, melainkan diadopsi dari cara pengguna secara kreatif memanfaatkan platform. Jelaskan bagaimana keterbatasan platform justru memicu inovasi dari bawah (bottom-up innovation).)</text:span></text:span></text:p>
            <text:p text:style-name="Text_20_body"><text:span text:style-name="Strong_20_Emphasis"><text:span text:style-name="T1">[MULAI JAWABAN PROMPT 13]</text:span></text:span></text:p>
            <text:p text:style-name="Text_20_body"><text:span text:style-name="T1">Salah satu aspek paling memukau dan unik dari evolusi awal Twitter adalah bagaimana beberapa fitur yang kini kita anggap sebagai bagian tak terpisahkan dari DNA-nya justru tidak lahir dari cetak biru para insinyur atau desainer di kantor pusat. Sebaliknya, fitur-fitur paling ikonik ini muncul secara organik, lahir dari kecerdasan dan kreativitas kolektif para penggunanya sendiri. Dalam sebuah fenomena </text:span><text:span text:style-name="Strong_20_Emphasis"><text:span text:style-name="T1">inovasi dari bawah (bottom-up innovation)</text:span></text:span><text:span text:style-name="T1"> yang jarang terjadi di dunia teknologi, para pengguna awal Twitter, dihadapkan pada keterbatasan platform yang simpel, mulai merancang sendiri cara-cara baru untuk berkomunikasi dan mengorganisir informasi.</text:span></text:p>
            <text:p text:style-name="P99">Keterbatasan—seperti ketiadaan cara mudah untuk mengelompokkan percakapan berdasarkan topik, membagikan ulang (mengutip) tweet orang lain, atau mengarahkan pesan secara spesifik—ternyata menjadi katalisator kreativitas. Pengguna tidak hanya pasrah menerima platform apa adanya; mereka mulai 'meretas' sistem dengan menciptakan konvensi dan menggunakan simbol-simbol yang sudah ada dengan cara baru. Sub-bab berikut ini akan mengupas tuntas bagaimana tiga pilar fundamental Twitter—Hashtag (#), Retweet (RT), dan @Replies/Mentions—lahir dari inisiatif pengguna ini, sebelum akhirnya diakui dan diintegrasikan secara resmi oleh Twitter, membuktikan kekuatan luar biasa dari inovasi yang muncul dari akar rumput komunitas digital.</text:p>
            <text:p text:style-name="Text_20_body"><text:span text:style-name="Strong_20_Emphasis"><text:span text:style-name="T1">[AKHIR JAWABAN PROMPT 13]</text:span></text:span></text:p>
            <text:p text:style-name="P235"/>
            <text:p text:style-name="P99">Saya sekarang menunggu perintah "YAX" dari Anda untuk melanjutkan ke prompt berikutnya (Bab 2 - Sub-sub-bab 2.2.1: Hashtag (#): Dari usulan pengguna menjadi fitur global).</text:p>
          </text:section>
          <text:section text:style-name="Sect1" text:name="feedback-form-25">
            <text:p text:style-name="P213"/>
          </text:section>
        </text:section>
        <text:section text:style-name="Sect1" text:name="a4e641cc35a4ae25">
          <text:p text:style-name="P99"/>
          <text:section text:style-name="Sect1" text:name="user-query-content-26">
            <text:p text:style-name="P232">yax </text:p>
          </text:section>
          <text:p text:style-name="P213">Tampilkan alur berpikir</text:p>
          <text:section text:style-name="Sect2" text:name="model-response-message-contentr_a4e641cc35a4ae25">
            <text:p text:style-name="P99"><text:soft-page-break/>Baik, saya akan melanjutkan ke prompt berikutnya.</text:p>
            <text:p text:style-name="P235"/>
            <text:p text:style-name="Text_20_body"><text:span text:style-name="Strong_20_Emphasis"><text:span text:style-name="T1">Jawaban untuk Prompt Bab 2 - Sub-sub-bab 2.2.1: Hashtag (#): Dari usulan pengguna menjadi fitur global.</text:span></text:span></text:p>
            <text:p text:style-name="Text_20_body"><text:span text:style-name="Emphasis"><text:span text:style-name="T1">(Prompt: Ceritakan secara rinci kisah asal-usul penggunaan simbol '#' (hashtag) di Twitter. Fokus pada proposal awal oleh Chris Messina pada Agustus 2007: apa masalah yang ingin dia selesaikan (mengelompokkan topik percakapan), bagaimana dia mengusulkannya, dan apa tanggapan awal dari pengguna lain dan dari pihak Twitter sendiri. Lacak bagaimana penggunaan hashtag menyebar secara organik sebelum akhirnya diintegrasikan secara resmi oleh Twitter sebagai fitur hyperlink yang dapat diklik. Analisis dampak fungsional dan budaya dari adopsi hashtag.)</text:span></text:span></text:p>
            <text:p text:style-name="Text_20_body"><text:span text:style-name="Strong_20_Emphasis"><text:span text:style-name="T1">[MULAI JAWABAN PROMPT 14]</text:span></text:span></text:p>
            <text:p text:style-name="Text_20_body"><text:span text:style-name="T1">Di tengah lautan percakapan singkat yang terus mengalir deras di Twitter awal, muncul satu masalah fundamental: bagaimana cara mengelompokkan atau mengikuti diskusi tentang topik atau peristiwa tertentu? Tanpa mekanisme pengelompokan, aliran informasi terasa kacau dan sulit untuk diikuti. Melihat masalah ini, seorang advokat teknologi dan desainer bernama </text:span><text:span text:style-name="Strong_20_Emphasis"><text:span text:style-name="T1">Chris Messina</text:span></text:span><text:span text:style-name="T1"> mengajukan solusi sederhana namun brilian.</text:span></text:p>
            <text:p text:style-name="Text_20_body"><text:span text:style-name="T1">Pada tanggal </text:span><text:span text:style-name="Strong_20_Emphasis"><text:span text:style-name="T1">23 Agustus 2007</text:span></text:span><text:span text:style-name="T1">, Messina mengirimkan sebuah tweet yang kini menjadi bersejarah: </text:span><text:span text:style-name="Emphasis"><text:span text:style-name="T1">"how do you feel about using # (pound) for groups. As in #barcamp [msg]?"</text:span></text:span><text:span text:style-name="T1"> Idenya, yang terinspirasi dari penggunaan simbol '#' untuk menandai kanal di platform chat lawas seperti IRC (Internet Relay Chat), adalah agar pengguna bisa secara mandiri </text:span><text:span text:style-name="Strong_20_Emphasis"><text:span text:style-name="T1">membuat 'kanal' atau 'grup' ad-hoc</text:span></text:span><text:span text:style-name="T1"> untuk topik tertentu hanya dengan menambahkan simbol '#' di depan kata kunci relevan. Tujuannya jelas: menciptakan cara mudah bagi siapa saja untuk menemukan dan berpartisipasi dalam percakapan spesifik di tengah kebisingan umum.</text:span></text:p>
            <text:p text:style-name="Text_20_body"><text:span text:style-name="T1">Bagaimana tanggapan awalnya? Tidak serta merta disambut meriah. Beberapa pengguna menganggapnya terlihat 'aneh' atau terlalu teknis ('nerdy'). Yang lebih penting, </text:span><text:span text:style-name="Strong_20_Emphasis"><text:span text:style-name="T1">pihak Twitter sendiri pada awalnya tidak tertarik</text:span></text:span><text:span text:style-name="T1"> dan dilaporkan menolak ide tersebut. Salah satu pendiri, Evan Williams, konon merasa bahwa penggunaan simbol '#' terlalu rumit dan tidak akan diadopsi secara luas oleh pengguna biasa.</text:span></text:p>
            <text:p text:style-name="Text_20_body"><text:span text:style-name="T1">Namun, Messina dan sekelompok pengguna awal lainnya </text:span><text:span text:style-name="Strong_20_Emphasis"><text:span text:style-name="T1">bersikeras </text:span></text:span><text:soft-page-break/><text:span text:style-name="Strong_20_Emphasis"><text:span text:style-name="T1">menggunakan konvensi '#tag'</text:span></text:span><text:span text:style-name="T1"> ini. Penggunaan hashtag mulai menyebar secara organik dari mulut ke mulut di antara komunitas pengguna awal. Titik balik penting terjadi pada </text:span><text:span text:style-name="Strong_20_Emphasis"><text:span text:style-name="T1">Oktober 2007</text:span></text:span><text:span text:style-name="T1"> saat kebakaran hutan melanda San Diego, California. Para warga dan jurnalis lokal mulai menggunakan tagar </text:span><text:span text:style-name="Strong_20_Emphasis"><text:span text:style-name="T1">#sandiegofire</text:span></text:span><text:span text:style-name="T1"> untuk mengumpulkan dan menyebarkan informasi darurat secara </text:span><text:span text:style-name="Emphasis"><text:span text:style-name="T1">real-time</text:span></text:span><text:span text:style-name="T1">. Peristiwa ini secara dramatis menunjukkan kekuatan praktis hashtag dalam mengorganisir informasi krusial selama krisis atau peristiwa besar.</text:span></text:p>
            <text:p text:style-name="Text_20_body"><text:span text:style-name="T1">Melihat adopsi organik yang terus berkembang dan manfaatnya yang tak terbantahkan, Twitter akhirnya 'menyerah'. Baru pada </text:span><text:span text:style-name="Strong_20_Emphasis"><text:span text:style-name="T1">1 Juli 2009</text:span></text:span><text:span text:style-name="T1">, hampir dua tahun setelah usulan awal Messina, Twitter secara resmi </text:span><text:span text:style-name="Strong_20_Emphasis"><text:span text:style-name="T1">mengintegrasikan fungsionalitas hashtag</text:span></text:span><text:span text:style-name="T1">, mengubah setiap kata yang diawali dengan '#' menjadi tautan (hyperlink) yang dapat diklik, yang akan membawa pengguna ke halaman pencarian berisi semua tweet yang menggunakan tagar yang sama.</text:span></text:p>
            <text:p text:style-name="Text_20_body"><text:span text:style-name="T1">Dampak adopsi hashtag sungguh </text:span><text:span text:style-name="Strong_20_Emphasis"><text:span text:style-name="T1">revolusioner</text:span></text:span><text:span text:style-name="T1">, baik secara fungsional maupun budaya:</text:span></text:p>
            <text:list xml:id="list3869405324382271896" text:style-name="L38">
              <text:list-item>
                <text:p text:style-name="P142"><text:span text:style-name="Strong_20_Emphasis"><text:span text:style-name="T1">Fungsional:</text:span></text:span><text:span text:style-name="T1"> Hashtag mengubah cara informasi ditemukan dan dikonsumsi di Twitter (dan kemudian diadopsi luas oleh Instagram, Facebook, dll.). Ia memungkinkan pelacakan tren, pemantauan peristiwa langsung, partisipasi dalam kampanye, dan penemuan konten berdasarkan minat dengan jauh lebih mudah. </text:span></text:p>
              </text:list-item>
              <text:list-item>
                <text:p text:style-name="P26"><text:span text:style-name="Strong_20_Emphasis"><text:span text:style-name="T1">Budaya:</text:span></text:span><text:span text:style-name="T1"> Hashtag meresap ke dalam bahasa internet dan budaya populer global. Ia menjadi alat vital untuk aktivisme sosial dan politik (seperti yang akan kita lihat lebih detail nanti), kampanye pemasaran merek, identifikasi komunitas, bahkan humor dan ironi. Hari ini, di tahun 2025, penggunaan tagar (#) sudah menjadi pemandangan lumrah di hampir semua platform media sosial di seluruh dunia, termasuk di Indonesia, menunjukkan betapa kuatnya dampak dari sebuah ide sederhana yang lahir dari inisiatif pengguna. </text:span></text:p>
              </text:list-item>
            </text:list>
            <text:p text:style-name="Text_20_body"><text:span text:style-name="Strong_20_Emphasis"><text:span text:style-name="T1">[AKHIR JAWABAN PROMPT 14]</text:span></text:span></text:p>
            <text:p text:style-name="P235"/>
            <text:p text:style-name="P99">Saya sekarang menunggu perintah "YAX" dari Anda untuk melanjutkan ke prompt berikutnya (Bab 2 - Sub-sub-bab 2.2.2: Retweet (RT): Amplifikasi suara dan penyebaran informasi).</text:p>
          </text:section>
          <text:section text:style-name="Sect1" text:name="feedback-form-26">
            <text:p text:style-name="P213"/>
          </text:section>
        </text:section>
        <text:section text:style-name="Sect1" text:name="e5baaa2eb1fcce61">
          <text:p text:style-name="P99"/>
          <text:section text:style-name="Sect1" text:name="user-query-content-27">
            <text:p text:style-name="P232"><text:soft-page-break/>yax </text:p>
          </text:section>
          <text:p text:style-name="P213">Tampilkan alur berpikir</text:p>
          <text:section text:style-name="Sect2" text:name="model-response-message-contentr_e5baaa2eb1fcce61">
            <text:p text:style-name="P99">Baik, saya akan melanjutkan ke prompt berikutnya.</text:p>
            <text:p text:style-name="P235"/>
            <text:p text:style-name="Text_20_body"><text:span text:style-name="Strong_20_Emphasis"><text:span text:style-name="T1">Jawaban untuk Prompt Bab 2 - Sub-sub-bab 2.2.2: Retweet (RT): Amplifikasi suara dan penyebaran informasi.</text:span></text:span></text:p>
            <text:p text:style-name="Text_20_body"><text:span text:style-name="Emphasis"><text:span text:style-name="T1">(Prompt: Jelaskan evolusi fitur Retweet. Mulai dari konvensi manual yang dipopulerkan pengguna (mengetik "RT @username: [isi tweet]") sebagai cara untuk membagikan ulang tweet orang lain. Mengapa pengguna merasa perlu melakukan ini? Bagaimana praktik ini menyebar? Analisis pro dan kontra dari metode manual ini sebelum Twitter memperkenalkan tombol Retweet resmi pada tahun 2009. Bahas bagaimana fitur Retweet formal mengubah dinamika penyebaran informasi, potensi amplifikasi pesan, serta isu atribusi dan penyebaran misinformasi awal.)</text:span></text:span></text:p>
            <text:p text:style-name="Text_20_body"><text:span text:style-name="Strong_20_Emphasis"><text:span text:style-name="T1">[MULAI JAWABAN PROMPT 15]</text:span></text:span></text:p>
            <text:p text:style-name="Text_20_body"><text:span text:style-name="T1">Selain kesulitan mengelompokkan topik, pengguna awal Twitter juga menghadapi tantangan lain: bagaimana cara mudah untuk membagikan ulang (mengamplifikasi) sebuah tweet menarik dari pengguna lain kepada pengikut mereka sendiri? Platform awal tidak menyediakan fungsi ini. Namun, secara naluriah, pengguna merasa perlu untuk menyebarkan informasi penting, kutipan inspiratif, lelucon lucu, atau sekadar menunjukkan persetujuan terhadap pandangan orang lain. Kebutuhan untuk berbagi dan mengamplifikasi inilah yang melahirkan konvensi </text:span><text:span text:style-name="Strong_20_Emphasis"><text:span text:style-name="T1">Retweet (RT) manual</text:span></text:span><text:span text:style-name="T1">.</text:span></text:p>
            <text:p text:style-name="Text_20_body"><text:span text:style-name="T1">Praktik ini muncul secara organik dan menyebar melalui peniruan (imitasi). Pengguna akan </text:span><text:span text:style-name="Strong_20_Emphasis"><text:span text:style-name="T1">menyalin teks tweet asli</text:span></text:span><text:span text:style-name="T1">, lalu </text:span><text:span text:style-name="Strong_20_Emphasis"><text:span text:style-name="T1">mem-paste-nya ke dalam kotak tweet mereka sendiri</text:span></text:span><text:span text:style-name="T1">, biasanya dengan menambahkan awalan </text:span><text:span text:style-name="Strong_20_Emphasis"><text:span text:style-name="T1">"RT"</text:span></text:span><text:span text:style-name="T1"> (singkatan dari Retweet) diikuti </text:span><text:span text:style-name="Strong_20_Emphasis"><text:span text:style-name="T1">"@username"</text:span></text:span><text:span text:style-name="T1"> penulis asli, baru kemudian isi tweetnya. Contohnya: </text:span><text:span text:style-name="Source_20_Text"><text:span text:style-name="T1">RT @namapengguna: Ini adalah isi tweet yang menarik.</text:span></text:span><text:span text:style-name="T1"> Konvensi ini menjadi cara </text:span><text:span text:style-name="Emphasis"><text:span text:style-name="T1">de facto</text:span></text:span><text:span text:style-name="T1"> untuk memberikan atribusi dan menunjukkan bahwa pesan tersebut adalah pengulangan dari orang lain.</text:span></text:p>
            <text:p text:style-name="Text_20_body"><text:span text:style-name="T1">Metode RT manual ini memiliki beberapa </text:span><text:span text:style-name="Strong_20_Emphasis"><text:span text:style-name="T1">kelebihan dan kekurangan</text:span></text:span><text:span text:style-name="T1">:</text:span></text:p>
            <text:list xml:id="list71535688233044000" text:style-name="L39">
              <text:list-item>
                <text:p text:style-name="P143"><text:span text:style-name="Strong_20_Emphasis"><text:span text:style-name="T1">Kelebihan:</text:span></text:span><text:span text:style-name="T1"> </text:span></text:p>
                <text:list>
                  <text:list-item>
                    <text:p text:style-name="P143"><text:span text:style-name="T1">Memungkinkan </text:span><text:span text:style-name="Strong_20_Emphasis"><text:span text:style-name="T1">amplifikasi pesan</text:span></text:span><text:span text:style-name="T1"> yang sebelumnya tidak mungkin dilakukan secara langsung. </text:span></text:p>
                  </text:list-item>
                  <text:list-item>
                    <text:p text:style-name="P143"><text:soft-page-break/><text:span text:style-name="T1">Memberikan </text:span><text:span text:style-name="Strong_20_Emphasis"><text:span text:style-name="T1">atribusi</text:span></text:span><text:span text:style-name="T1"> kepada penulis asli (jika pengguna melakukannya dengan benar). </text:span></text:p>
                  </text:list-item>
                  <text:list-item>
                    <text:p text:style-name="P143"><text:span text:style-name="T1">Fleksibel; pengguna bisa </text:span><text:span text:style-name="Strong_20_Emphasis"><text:span text:style-name="T1">menambahkan komentar mereka sendiri</text:span></text:span><text:span text:style-name="T1"> </text:span><text:span text:style-name="Emphasis"><text:span text:style-name="T1">sebelum</text:span></text:span><text:span text:style-name="T1"> bagian "RT @username...", berfungsi seperti fitur "Quote Tweet" primitif. </text:span></text:p>
                  </text:list-item>
                </text:list>
              </text:list-item>
              <text:list-item>
                <text:p text:style-name="P143"><text:span text:style-name="Strong_20_Emphasis"><text:span text:style-name="T1">Kekurangan:</text:span></text:span><text:span text:style-name="T1"> </text:span></text:p>
                <text:list>
                  <text:list-item>
                    <text:p text:style-name="P143"><text:span text:style-name="Strong_20_Emphasis"><text:span text:style-name="T1">Merepotkan</text:span></text:span><text:span text:style-name="T1"> dan memakan waktu (harus </text:span><text:span text:style-name="Emphasis"><text:span text:style-name="T1">copy-paste</text:span></text:span><text:span text:style-name="T1">). </text:span></text:p>
                  </text:list-item>
                  <text:list-item>
                    <text:p text:style-name="P143"><text:span text:style-name="Strong_20_Emphasis"><text:span text:style-name="T1">Memakan batas karakter</text:span></text:span><text:span text:style-name="T1"> yang sudah sempit, terutama jika nama pengguna asli panjang. </text:span></text:p>
                  </text:list-item>
                  <text:list-item>
                    <text:p text:style-name="P143"><text:span text:style-name="Strong_20_Emphasis"><text:span text:style-name="T1">Rentan terhadap kesalahan:</text:span></text:span><text:span text:style-name="T1"> Pengguna bisa salah ketik nama pengguna, mengubah isi tweet asli (sengaja atau tidak sengaja), atau bahkan menghapus atribusi sama sekali. </text:span></text:p>
                  </text:list-item>
                  <text:list-item>
                    <text:p text:style-name="P27"><text:span text:style-name="Strong_20_Emphasis"><text:span text:style-name="T1">Tidak terukur:</text:span></text:span><text:span text:style-name="T1"> Twitter tidak bisa melacak seberapa sering sebuah tweet di-RT secara manual. </text:span></text:p>
                  </text:list-item>
                </text:list>
              </text:list-item>
            </text:list>
            <text:p text:style-name="Text_20_body"><text:span text:style-name="T1">Melihat popularitas dan kebutuhan akan fungsi ini, serta untuk mengatasi kekurangan metode manual, Twitter akhirnya memperkenalkan </text:span><text:span text:style-name="Strong_20_Emphasis"><text:span text:style-name="T1">tombol Retweet resmi</text:span></text:span><text:span text:style-name="T1"> sekitar </text:span><text:span text:style-name="Strong_20_Emphasis"><text:span text:style-name="T1">Agustus 2009</text:span></text:span><text:span text:style-name="T1">. Dengan satu klik, pengguna kini bisa membagikan ulang tweet orang lain secara instan ke timeline pengikut mereka.</text:span></text:p>
            <text:p text:style-name="Text_20_body"><text:span text:style-name="T1">Pengenalan tombol Retweet formal ini secara drastis </text:span><text:span text:style-name="Strong_20_Emphasis"><text:span text:style-name="T1">mengubah dinamika penyebaran informasi</text:span></text:span><text:span text:style-name="T1"> di Twitter:</text:span></text:p>
            <text:list xml:id="list8808561555799508445" text:style-name="L40">
              <text:list-item>
                <text:p text:style-name="P144"><text:span text:style-name="Strong_20_Emphasis"><text:span text:style-name="T1">Amplifikasi Eksponensial:</text:span></text:span><text:span text:style-name="T1"> Kemudahan berbagi dengan satu klik membuat pesan dapat menyebar jauh lebih cepat dan lebih luas dari sebelumnya. Potensi sebuah tweet menjadi viral meningkat secara signifikan. </text:span></text:p>
              </text:list-item>
              <text:list-item>
                <text:p text:style-name="P144"><text:span text:style-name="Strong_20_Emphasis"><text:span text:style-name="T1">Atribusi Otomatis:</text:span></text:span><text:span text:style-name="T1"> Masalah atribusi teratasi karena sistem secara otomatis menyertakan informasi penulis asli. </text:span></text:p>
              </text:list-item>
              <text:list-item>
                <text:p text:style-name="P144"><text:span text:style-name="Strong_20_Emphasis"><text:span text:style-name="T1">Percepatan Penyebaran Misinformasi:</text:span></text:span><text:span text:style-name="T1"> Di sisi lain, kemudahan ini juga berarti informasi yang salah atau belum terverifikasi dapat menyebar secepat kilat. Pengguna bisa me-retweet tanpa berpikir panjang atau melakukan pengecekan fakta terlebih dahulu. </text:span></text:p>
              </text:list-item>
              <text:list-item>
                <text:p text:style-name="P28"><text:span text:style-name="Strong_20_Emphasis"><text:span text:style-name="T1">Hilangnya Konteks (Awalnya):</text:span></text:span><text:span text:style-name="T1"> Versi awal tombol Retweet tidak memungkinkan pengguna menambahkan komentar mereka sendiri, hanya menyebarkan ulang tweet asli apa adanya. Hal ini terkadang menghilangkan konteks atau nuansa, yang kemudian mendorong pengembangan fitur "Quote Tweet" di masa mendatang. </text:span></text:p>
              </text:list-item>
            </text:list>
            <text:p text:style-name="P99">Tombol Retweet adalah contoh lain bagaimana Twitter mengadopsi perilaku <text:soft-page-break/>pengguna, namun implementasi formalnya membawa konsekuensi besar—baik positif maupun negatif—terhadap cara informasi mengalir dan diamplifikasi di platform, sebuah dinamika yang masih sangat relevan kita lihat dalam penggunaan X di Indonesia dan seluruh dunia hingga hari ini.</text:p>
            <text:p text:style-name="Text_20_body"><text:span text:style-name="Strong_20_Emphasis"><text:span text:style-name="T1">[AKHIR JAWABAN PROMPT 15]</text:span></text:span></text:p>
            <text:p text:style-name="P235"/>
            <text:p text:style-name="P99">Saya sekarang menunggu perintah "YAX" dari Anda untuk melanjutkan ke prompt berikutnya (Bab 2 - Sub-sub-bab 2.2.3: @Replies dan Mentions: Membangun percakapan publik).</text:p>
          </text:section>
          <text:section text:style-name="Sect1" text:name="feedback-form-27">
            <text:p text:style-name="P213"/>
          </text:section>
        </text:section>
        <text:section text:style-name="Sect1" text:name="c0f3af35bfc06318">
          <text:p text:style-name="P99"/>
          <text:section text:style-name="Sect1" text:name="user-query-content-28">
            <text:p text:style-name="P232">yax </text:p>
          </text:section>
          <text:p text:style-name="P213">Tampilkan alur berpikir</text:p>
          <text:section text:style-name="Sect2" text:name="model-response-message-contentr_c0f3af35bfc06318">
            <text:p text:style-name="P99">Baik, saya akan melanjutkan ke prompt berikutnya.</text:p>
            <text:p text:style-name="P235"/>
            <text:p text:style-name="Text_20_body"><text:span text:style-name="Strong_20_Emphasis"><text:span text:style-name="T1">Jawaban untuk Prompt Bab 2 - Sub-sub-bab 2.2.3: @Replies dan Mentions: Membangun percakapan publik.</text:span></text:span></text:p>
            <text:p text:style-name="Text_20_body"><text:span text:style-name="Emphasis"><text:span text:style-name="T1">(Prompt: Gali lebih dalam fungsi simbol '@' di Twitter untuk memulai balasan (reply) dan menyebut (mention) pengguna lain. Bagaimana mekanisme ini, yang diadopsi dari konvensi IRC atau sistem lain, memungkinkan terjadinya percakapan publik yang terstruktur di tengah aliran timeline yang cepat? Jelaskan bagaimana fitur ini membedakan Twitter dari platform lain pada masanya dan mendorong interaksi langsung antar pengguna, termasuk antara tokoh publik dan pengikutnya. Analisis bagaimana fitur ini membentuk 'ruang publik' Twitter.)</text:span></text:span></text:p>
            <text:p text:style-name="Text_20_body"><text:span text:style-name="Strong_20_Emphasis"><text:span text:style-name="T1">[MULAI JAWABAN PROMPT 16]</text:span></text:span></text:p>
            <text:p text:style-name="P99">Di tengah aliran pesan singkat yang terus bergerak cepat di linimasa (timeline) Twitter awal, bagaimana cara pengguna melakukan percakapan yang terarah? Jawabannya terletak pada penggunaan simbol sederhana namun kuat: '@' (dibaca 'et'). Mekanisme ini, meskipun tidak sepenuhnya orisinal dan kemungkinan besar diadopsi dari konvensi yang sudah ada di platform komunikasi digital lain seperti Internet Relay Chat (IRC) atau format alamat email, menjadi kunci untuk membangun struktur percakapan publik di Twitter.</text:p>
            <text:p text:style-name="P99"><text:soft-page-break/>Fungsi utama simbol '@' ada dua:</text:p>
            <text:list xml:id="list8423333932444671361" text:style-name="L41">
              <text:list-item>
                <text:p text:style-name="P145"><text:span text:style-name="Strong_20_Emphasis"><text:span text:style-name="T1">@Reply (Balasan):</text:span></text:span><text:span text:style-name="T1"> Ketika sebuah tweet dimulai dengan </text:span><text:span text:style-name="Source_20_Text"><text:span text:style-name="T1">@username</text:span></text:span><text:span text:style-name="T1">, itu menandakan balasan langsung terhadap tweet sebelumnya dari pengguna tersebut. Sistem Twitter kemudian secara visual menghubungkan tweet balasan ini dengan tweet aslinya (meskipun implementasi awal mungkin lebih sederhana), memungkinkan pengguna lain untuk mengikuti alur percakapan. </text:span></text:p>
              </text:list-item>
              <text:list-item>
                <text:p text:style-name="P29"><text:span text:style-name="Strong_20_Emphasis"><text:span text:style-name="T1">@Mention (Sebutan):</text:span></text:span><text:span text:style-name="T1"> Ketika </text:span><text:span text:style-name="Source_20_Text"><text:span text:style-name="T1">@username</text:span></text:span><text:span text:style-name="T1"> muncul di bagian mana saja dalam sebuah tweet (selain di awal), itu berfungsi untuk menyebut atau 'mencolek' (tag) pengguna tersebut, membawa tweet itu ke perhatian mereka (biasanya melalui notifikasi) tanpa harus menjadi balasan langsung. </text:span></text:p>
              </text:list-item>
            </text:list>
            <text:p text:style-name="Text_20_body"><text:span text:style-name="T1">Mekanisme @reply/@mention inilah yang memberikan semacam tatanan pada 'kekacauan' linimasa. Ia memungkinkan pengguna untuk tidak hanya menyiarkan pesan ke udara kosong, tetapi juga untuk </text:span><text:span text:style-name="Strong_20_Emphasis"><text:span text:style-name="T1">terlibat dalam dialog yang terarah dan terlacak</text:span></text:span><text:span text:style-name="T1">, meskipun terjadi secara terbuka di ruang publik. Ini adalah perbedaan krusial dibandingkan platform lain pada masanya:</text:span></text:p>
            <text:list xml:id="list7418930272666409819" text:style-name="L42">
              <text:list-item>
                <text:p text:style-name="P146"><text:span text:style-name="T1">Berbeda dengan </text:span><text:span text:style-name="Strong_20_Emphasis"><text:span text:style-name="T1">komentar blog</text:span></text:span><text:span text:style-name="T1"> yang biasanya berada di bawah postingan asli dan terpisah dari aliran utama, atau </text:span><text:span text:style-name="Strong_20_Emphasis"><text:span text:style-name="T1">pesan pribadi</text:span></text:span><text:span text:style-name="T1"> di jejaring sosial seperti Facebook awal atau MySpace, percakapan melalui @reply di Twitter terjadi </text:span><text:span text:style-name="Strong_20_Emphasis"><text:span text:style-name="T1">secara inheren publik</text:span></text:span><text:span text:style-name="T1"> (kecuali jika akun pengguna dikunci/private). Semua orang bisa melihat siapa berbicara kepada siapa dan apa yang dibicarakan. </text:span></text:p>
              </text:list-item>
              <text:list-item>
                <text:p text:style-name="P30"><text:span text:style-name="T1">Berbeda dengan </text:span><text:span text:style-name="Strong_20_Emphasis"><text:span text:style-name="T1">forum</text:span></text:span><text:span text:style-name="T1"> yang percakapannya terstruktur dalam papan topik tertentu, percakapan @reply di Twitter bisa melintasi berbagai topik dan menghubungkan pengguna yang mungkin tidak saling mengikuti secara langsung. </text:span></text:p>
              </text:list-item>
            </text:list>
            <text:p text:style-name="Text_20_body"><text:span text:style-name="T1">Sifat publik dan terbukanya @reply/@mention inilah yang secara fundamental </text:span><text:span text:style-name="Strong_20_Emphasis"><text:span text:style-name="T1">membentuk karakter Twitter sebagai 'ruang publik' atau 'alun-alun digital'</text:span></text:span><text:span text:style-name="T1">. Fitur ini mendobrak hierarki komunikasi tradisional. Pengguna biasa tiba-tiba memiliki kemampuan untuk secara langsung berbicara kepada (dan terkadang, mendapatkan balasan dari) selebriti, jurnalis, merek, bahkan politisi dan tokoh publik di negara kita maupun di dunia. Hal ini menciptakan tingkat interaksi langsung dan kesetaraan semu yang belum pernah terjadi sebelumnya dalam skala sebesar itu. Kemampuan untuk terlibat dalam percakapan publik yang dinamis dan terbuka inilah yang menjadi salah satu daya tarik utama dan elemen </text:span><text:soft-page-break/><text:span text:style-name="T1">paling transformatif dari Twitter di masa-masa awalnya.</text:span></text:p>
            <text:p text:style-name="Text_20_body"><text:span text:style-name="Strong_20_Emphasis"><text:span text:style-name="T1">[AKHIR JAWABAN PROMPT 16]</text:span></text:span></text:p>
            <text:p text:style-name="P235"/>
            <text:p text:style-name="P99">Saya sekarang menunggu perintah "YAX" dari Anda untuk melanjutkan ke prompt berikutnya (Bab 2 - Sub-bab 2.3: Twitter sebagai Sumber Berita Real-time: Peristiwa dunia yang diliput langsung oleh pengguna).</text:p>
          </text:section>
          <text:section text:style-name="Sect1" text:name="feedback-form-28">
            <text:p text:style-name="P213"/>
          </text:section>
        </text:section>
        <text:section text:style-name="Sect1" text:name="33316e02534a0151">
          <text:p text:style-name="P99"/>
          <text:section text:style-name="Sect1" text:name="user-query-content-29">
            <text:p text:style-name="P232">yax </text:p>
          </text:section>
          <text:p text:style-name="P213">Tampilkan alur berpikir</text:p>
          <text:section text:style-name="Sect2" text:name="model-response-message-contentr_33316e02534a0151">
            <text:p text:style-name="P99">Baik, saya akan melanjutkan ke prompt berikutnya.</text:p>
            <text:p text:style-name="P235"/>
            <text:p text:style-name="Text_20_body"><text:span text:style-name="Strong_20_Emphasis"><text:span text:style-name="T1">Jawaban untuk Prompt Bab 2 - Sub-bab 2.3: Twitter sebagai Sumber Berita Real-time: Peristiwa dunia yang diliput langsung oleh pengguna.</text:span></text:span></text:p>
            <text:p text:style-name="Text_20_body"><text:span text:style-name="Emphasis"><text:span text:style-name="T1">(Prompt: Berikan contoh-contoh konkret dan analisis mendalam tentang bagaimana Twitter mulai berfungsi sebagai platform berita real-time selama periode 2007-2010. Fokus pada peristiwa-peristiwa spesifik (misalnya, gempa bumi, kecelakaan pesawat US Airways di Sungai Hudson tahun 2009, protes Pemilu Iran 2009) di mana informasi pertama kali muncul atau menyebar luas melalui Twitter, seringkali dari saksi mata langsung ('citizen journalists'). Analisis bagaimana kecepatan dan sifat terdesentralisasi Twitter menantang media tradisional dalam melaporkan berita terkini. Bahas juga tantangan awal terkait verifikasi informasi dan potensi penyebaran rumor.)</text:span></text:span></text:p>
            <text:p text:style-name="Text_20_body"><text:span text:style-name="Strong_20_Emphasis"><text:span text:style-name="T1">[MULAI JAWABAN PROMPT 17]</text:span></text:span></text:p>
            <text:p text:style-name="Text_20_body"><text:span text:style-name="T1">Periode antara 2007 dan 2010 adalah masa ketika dunia mulai menyaksikan kekuatan mentah Twitter sebagai platform berita </text:span><text:span text:style-name="Emphasis"><text:span text:style-name="T1">real-time</text:span></text:span><text:span text:style-name="T1">, seringkali melampaui kecepatan media tradisional. Kecepatan inheren platform ini, ditambah kemampuannya diakses melalui perangkat seluler, memungkinkan individu biasa yang berada di lokasi kejadian—para </text:span><text:span text:style-name="Strong_20_Emphasis"><text:span text:style-name="T1">'jurnalis warga' (citizen journalists)</text:span></text:span><text:span text:style-name="T1">—untuk melaporkan peristiwa secara langsung, bahkan sebelum kru berita profesional tiba. Beberapa peristiwa kunci menyoroti fenomena baru ini:</text:span></text:p>
            <text:list xml:id="list4320684432994665768" text:style-name="L43">
              <text:list-item>
                <text:p text:style-name="P147"><text:span text:style-name="Strong_20_Emphasis"><text:span text:style-name="T1">Pendaratan Darurat US Airways Penerbangan 1549 (Januari 2009):</text:span></text:span><text:span text:style-name="T1"> Ketika sebuah pesawat penumpang berhasil melakukan pendaratan </text:span><text:soft-page-break/><text:span text:style-name="T1">darurat yang luar biasa di Sungai Hudson, New York, salah satu gambar pertama yang mengabadikan momen dramatis itu tidak datang dari helikopter berita, melainkan dari seorang pengguna Twitter bernama Janis Krums. Ia berada di sebuah feri di dekat lokasi dan mengunggah foto pesawat yang terapung di air melalui layanan berbagi gambar Twitpic, disertai tweet singkat. Foto ini menyebar viral di Twitter dan dikutip oleh media di seluruh dunia, menjadi bukti nyata bagaimana seorang saksi mata biasa bisa menjadi sumber berita visual pertama. </text:span></text:p>
              </text:list-item>
              <text:list-item>
                <text:p text:style-name="P147"><text:span text:style-name="Strong_20_Emphasis"><text:span text:style-name="T1">Protes Pasca-Pemilu Iran (Gerakan Hijau, Juni 2009):</text:span></text:span><text:span text:style-name="T1"> Peristiwa ini mungkin merupakan demonstrasi paling kuat dari peran Twitter dalam politik dan penyebaran informasi di era awal. Ketika pemerintah Iran membatasi akses media asing dan domestik selama protes massa menentang hasil pemilu yang disengketakan, Twitter (bersama platform lain seperti YouTube dan Facebook) menjadi saluran vital bagi para aktivis dan warga Iran untuk berbagi informasi, gambar, video pendek, dan mengorganisir aksi kepada dunia luar. Tagar seperti </text:span><text:span text:style-name="Source_20_Text"><text:span text:style-name="T1">#iranelection</text:span></text:span><text:span text:style-name="T1"> menjadi jendela global untuk menyaksikan peristiwa yang sedang berlangsung. Begitu pentingnya peran Twitter saat itu sehingga Departemen Luar Negeri AS dilaporkan secara informal meminta Twitter untuk menunda jadwal pemeliharaan (maintenance) agar platform tetap bisa diakses oleh para demonstran. </text:span></text:p>
              </text:list-item>
              <text:list-item>
                <text:p text:style-name="P31"><text:span text:style-name="Strong_20_Emphasis"><text:span text:style-name="T1">Bencana Alam dan Krisis Lainnya:</text:span></text:span><text:span text:style-name="T1"> Pola serupa juga terlihat dalam berbagai peristiwa lain, seperti gempa bumi besar (misalnya di Sichuan, Tiongkok tahun 2008) atau serangan teroris (seperti di Mumbai tahun 2008). Twitter seringkali menjadi tempat pertama di mana kabar, permintaan bantuan, atau laporan kondisi dari lokasi kejadian muncul, terutama di daerah-daerah (termasuk di berbagai wilayah Asia dan Indonesia) di mana akses informasi cepat sangat krusial saat bencana. </text:span></text:p>
              </text:list-item>
            </text:list>
            <text:p text:style-name="Text_20_body"><text:span text:style-name="T1">Kemunculan Twitter sebagai sumber berita </text:span><text:span text:style-name="Emphasis"><text:span text:style-name="T1">real-time</text:span></text:span><text:span text:style-name="T1"> ini secara fundamental </text:span><text:span text:style-name="Strong_20_Emphasis"><text:span text:style-name="T1">menantang media tradisional</text:span></text:span><text:span text:style-name="T1">. Siklus berita menjadi jauh lebih cepat. Ruang redaksi di seluruh dunia mulai memantau Twitter sebagai sistem peringatan dini dan sumber potensial untuk berita terkini. Namun, kecepatan ini datang dengan </text:span><text:span text:style-name="Strong_20_Emphasis"><text:span text:style-name="T1">tantangan besar terkait verifikasi</text:span></text:span><text:span text:style-name="T1">. Di tengah aliran informasi yang deras dari sumber-sumber anonim atau tidak dikenal, sangat sulit untuk membedakan antara laporan faktual dari saksi mata, rumor, spekulasi, atau bahkan disinformasi yang disengaja. Pada masa-masa awal ini, mekanisme verifikasi yang kuat belum ada, baik di sisi platform maupun di sisi konsumen berita, </text:span><text:soft-page-break/><text:span text:style-name="T1">sehingga potensi penyebaran berita bohong atau hoaks bersamaan dengan berita nyata menjadi risiko yang signifikan. Twitter telah membuka pintu bagi era baru jurnalisme warga dan kecepatan informasi, tetapi juga membuka kotak pandora berisi tantangan akurasi dan kepercayaan.</text:span></text:p>
            <text:p text:style-name="Text_20_body"><text:span text:style-name="Strong_20_Emphasis"><text:span text:style-name="T1">[AKHIR JAWABAN PROMPT 17]</text:span></text:span></text:p>
            <text:p text:style-name="P235"/>
            <text:p text:style-name="P99">Saya sekarang menunggu perintah "YAX" dari Anda untuk melanjutkan ke prompt berikutnya (Bab 2 - Sub-bab 2.4: Tantangan Pertumbuhan: Skalabilitas, "Fail Whale", dan upaya menjaga platform tetap online).</text:p>
          </text:section>
          <text:section text:style-name="Sect1" text:name="feedback-form-29">
            <text:p text:style-name="P213"/>
          </text:section>
        </text:section>
        <text:section text:style-name="Sect1" text:name="5681c82e05de023b">
          <text:p text:style-name="P99"/>
          <text:section text:style-name="Sect1" text:name="user-query-content-30">
            <text:p text:style-name="P232">yax </text:p>
          </text:section>
          <text:p text:style-name="P213">Tampilkan alur berpikir</text:p>
          <text:section text:style-name="Sect2" text:name="model-response-message-contentr_5681c82e05de023b">
            <text:p text:style-name="P99">Baik, saya akan melanjutkan ke prompt terakhir untuk Bab 2.</text:p>
            <text:p text:style-name="P235"/>
            <text:p text:style-name="Text_20_body"><text:span text:style-name="Strong_20_Emphasis"><text:span text:style-name="T1">Jawaban untuk Prompt Bab 2 - Sub-bab 2.4: Tantangan Pertumbuhan: Skalabilitas, "Fail Whale", dan upaya menjaga platform tetap online.</text:span></text:span></text:p>
            <text:p text:style-name="Text_20_body"><text:span text:style-name="Emphasis"><text:span text:style-name="T1">(Prompt: Jelaskan secara rinci tantangan teknis masif yang dihadapi Twitter akibat pertumbuhan pengguna yang eksplosif dan tak terduga pada periode ini. Fokus pada fenomena ikonik "Fail Whale": apa itu, mengapa sering muncul, dan bagaimana hal itu menjadi simbol ketidakstabilan Twitter. Gali akar masalah teknisnya (misalnya, keterbatasan arsitektur awal yang berbasis Ruby on Rails, masalah skalabilitas database, lonjakan traffic saat peristiwa besar). Ceritakan upaya-upaya rekayasa (engineering efforts) besar-besaran yang dilakukan tim Twitter untuk menulis ulang bagian-bagian sistem, memigrasikan teknologi (misal, dari Ruby ke Scala/JVM), dan membangun infrastruktur yang lebih kuat agar platform tetap dapat diakses.)</text:span></text:span></text:p>
            <text:p text:style-name="Text_20_body"><text:span text:style-name="Strong_20_Emphasis"><text:span text:style-name="T1">[MULAI JAWABAN PROMPT 18]</text:span></text:span></text:p>
            <text:p text:style-name="Text_20_body"><text:span text:style-name="T1">Di balik euforia pertumbuhan pesat dan kemunculan fitur-fitur ikonik, Twitter di periode 2007-2010 menyimpan 'rahasia' kelam yang diketahui oleh hampir semua pengguna awalnya: platform ini sangat tidak stabil. Ledakan popularitas yang tak terduga setelah SXSW 2007 memberikan tekanan luar biasa pada infrastruktur teknologi Twitter yang pada dasarnya belum siap untuk skala sebesar itu. Akibatnya, satu gambar menjadi sangat akrab bagi jutaan pengguna </text:span><text:soft-page-break/><text:span text:style-name="T1">di seluruh dunia, termasuk para pengguna awal di Indonesia: </text:span><text:span text:style-name="Strong_20_Emphasis"><text:span text:style-name="T1">"Fail Whale"</text:span></text:span><text:span text:style-name="T1">.</text:span></text:p>
            <text:p text:style-name="Text_20_body"><text:span text:style-name="Strong_20_Emphasis"><text:span text:style-name="T1">Fenomena "Fail Whale":</text:span></text:span><text:span text:style-name="T1"> Ini adalah nama populer untuk halaman error khusus yang ditampilkan Twitter ketika sistemnya kelebihan beban atau mengalami gangguan teknis. Halaman ini menampilkan ilustrasi seekor paus putih besar yang sedang diangkat oleh delapan burung kecil berwarna oranye (karya seni oleh Yiying Lu). Kemunculannya yang </text:span><text:span text:style-name="Emphasis"><text:span text:style-name="T1">sangat sering</text:span></text:span><text:span text:style-name="T1">—terutama saat jam sibuk, selama acara TV populer, pertandingan olahraga besar, atau peristiwa global lainnya yang memicu lonjakan traffic—menjadikan Fail Whale </text:span><text:span text:style-name="Strong_20_Emphasis"><text:span text:style-name="T1">simbol ikonik ketidakandalan Twitter</text:span></text:span><text:span text:style-name="T1">. Ia menjadi bahan lelucon, meme, frustrasi, sekaligus penanda bahwa platform ini sedang berjuang keras hanya untuk tetap bertahan online di tengah popularitasnya sendiri.</text:span></text:p>
            <text:p text:style-name="Text_20_body"><text:span text:style-name="Strong_20_Emphasis"><text:span text:style-name="T1">Akar Masalah Teknis:</text:span></text:span><text:span text:style-name="T1"> Ketidakstabilan ini bukan tanpa sebab. Beberapa faktor teknis utama menjadi biang keladinya:</text:span></text:p>
            <text:list xml:id="list5462042072677864030" text:style-name="L44">
              <text:list-item>
                <text:p text:style-name="P148"><text:span text:style-name="Strong_20_Emphasis"><text:span text:style-name="T1">Arsitektur Awal (Ruby on Rails):</text:span></text:span><text:span text:style-name="T1"> Kerangka kerja Ruby on Rails (RoR) memang memungkinkan Twitter untuk dibangun dengan cepat di awal, tetapi terbukti sulit untuk dioptimalkan dan diskalakan guna menangani beban </text:span><text:span text:style-name="Emphasis"><text:span text:style-name="T1">real-time</text:span></text:span><text:span text:style-name="T1"> yang masif dan konkurensi tinggi yang dihadapi Twitter. Isu performa menjadi masalah kronis. </text:span></text:p>
              </text:list-item>
              <text:list-item>
                <text:p text:style-name="P148"><text:span text:style-name="Strong_20_Emphasis"><text:span text:style-name="T1">Bottleneck Database:</text:span></text:span><text:span text:style-name="T1"> Sistem database relasional (seperti MySQL) yang digunakan di awal kesulitan menangani operasi baca/tulis yang sangat intensif, terutama dalam menghasilkan linimasa (timeline) yang dipersonalisasi untuk jutaan pengguna secara bersamaan. Ini menjadi salah satu titik kegagalan utama. </text:span></text:p>
              </text:list-item>
              <text:list-item>
                <text:p text:style-name="P148"><text:span text:style-name="Strong_20_Emphasis"><text:span text:style-name="T1">Sistem Monolitik:</text:span></text:span><text:span text:style-name="T1"> Arsitektur Twitter awalnya bersifat monolitik, artinya berbagai komponen sistem saling terkait erat. Kegagalan di satu bagian kecil dapat dengan mudah merembet dan menyebabkan seluruh layanan lumpuh (memunculkan Fail Whale). </text:span></text:p>
              </text:list-item>
              <text:list-item>
                <text:p text:style-name="P32"><text:span text:style-name="Strong_20_Emphasis"><text:span text:style-name="T1">Lonjakan Traffic Tak Terduga:</text:span></text:span><text:span text:style-name="T1"> Popularitas Twitter sebagai platform </text:span><text:span text:style-name="Emphasis"><text:span text:style-name="T1">real-time</text:span></text:span><text:span text:style-name="T1"> berarti traffic bisa melonjak puluhan atau ratusan kali lipat dalam hitungan menit saat terjadi peristiwa besar, membuat sistem yang sudah rapuh menjadi semakin kewalahan. </text:span></text:p>
              </text:list-item>
            </text:list>
            <text:p text:style-name="Text_20_body"><text:span text:style-name="Strong_20_Emphasis"><text:span text:style-name="T1">Upaya Rekayasa Besar-besaran:</text:span></text:span><text:span text:style-name="T1"> Menghadapi krisis stabilitas ini, tim </text:span><text:span text:style-name="Emphasis"><text:span text:style-name="T1">engineering</text:span></text:span><text:span text:style-name="T1"> Twitter terlibat dalam perjuangan heroik dan berkelanjutan:</text:span></text:p>
            <text:list xml:id="list501984510424467607" text:style-name="L45">
              <text:list-item>
                <text:p text:style-name="P149"><text:span text:style-name="Strong_20_Emphasis"><text:span text:style-name="T1">"Memadamkan Kebakaran":</text:span></text:span><text:span text:style-name="T1"> Sebagian besar waktu tim teknis dihabiskan hanya untuk tugas reaktif—memperbaiki sistem yang rusak dan menjaga agar platform tetap berjalan sebisa mungkin. </text:span></text:p>
              </text:list-item>
              <text:list-item>
                <text:p text:style-name="P149"><text:soft-page-break/><text:span text:style-name="Strong_20_Emphasis"><text:span text:style-name="T1">Re-arsitektur Sistem:</text:span></text:span><text:span text:style-name="T1"> Secara bertahap, mereka mulai memecah sistem monolitik menjadi layanan-layanan yang lebih kecil dan independen (</text:span><text:span text:style-name="Emphasis"><text:span text:style-name="T1">microservices</text:span></text:span><text:span text:style-name="T1">) untuk meningkatkan ketahanan. </text:span></text:p>
              </text:list-item>
              <text:list-item>
                <text:p text:style-name="P149"><text:span text:style-name="Strong_20_Emphasis"><text:span text:style-name="T1">Migrasi Teknologi:</text:span></text:span><text:span text:style-name="T1"> Menyadari keterbatasan RoR untuk beberapa kasus penggunaan inti, Twitter mulai menulis ulang komponen-komponen kritis menggunakan teknologi yang dianggap lebih skalabel dan efisien untuk konkurensi tinggi, terutama </text:span><text:span text:style-name="Strong_20_Emphasis"><text:span text:style-name="T1">bermigrasi ke JVM (Java Virtual Machine) menggunakan bahasa pemrograman Scala</text:span></text:span><text:span text:style-name="T1">. Mereka juga mulai bereksperimen dan mengadopsi teknologi database NoSQL seperti Cassandra untuk mengatasi bottleneck penyimpanan data. </text:span></text:p>
              </text:list-item>
              <text:list-item>
                <text:p text:style-name="P33"><text:span text:style-name="Strong_20_Emphasis"><text:span text:style-name="T1">Investasi Infrastruktur:</text:span></text:span><text:span text:style-name="T1"> Perusahaan juga harus berinvestasi besar-besaran dalam perangkat keras, membangun pusat data (data center), dan mengoptimalkan jaringan untuk mendukung basis pengguna yang terus membengkak. </text:span></text:p>
              </text:list-item>
            </text:list>
            <text:p text:style-name="P99">Perjuangan melawan "Fail Whale" adalah babak penting dalam sejarah teknis Twitter. Mengatasi tantangan skalabilitas ini, meskipun memakan waktu bertahun-tahun dan sumber daya yang sangat besar, adalah fondasi yang memungkinkan Twitter untuk terus tumbuh dan bertahan sebagai platform global di tahun-tahun berikutnya.</text:p>
            <text:p text:style-name="Text_20_body"><text:span text:style-name="Strong_20_Emphasis"><text:span text:style-name="T1">[AKHIR JAWABAN PROMPT 18]</text:span></text:span></text:p>
            <text:p text:style-name="P235"/>
            <text:p text:style-name="Text_20_body"><text:span text:style-name="T1">Saya telah menjawab semua prompt untuk </text:span><text:span text:style-name="Strong_20_Emphasis"><text:span text:style-name="T1">Bab 2</text:span></text:span><text:span text:style-name="T1">. Saya menunggu perintah "YAX" Anda untuk melanjutkan ke prompt pengantar </text:span><text:span text:style-name="Strong_20_Emphasis"><text:span text:style-name="T1">Bab 3: Evolusi Fitur dan Teknologi Inti</text:span></text:span><text:span text:style-name="T1">.</text:span></text:p>
          </text:section>
          <text:section text:style-name="Sect1" text:name="feedback-form-30">
            <text:p text:style-name="P213"/>
          </text:section>
        </text:section>
        <text:section text:style-name="Sect1" text:name="f3e7d732149e407e">
          <text:p text:style-name="P99"/>
          <text:section text:style-name="Sect1" text:name="user-query-content-31">
            <text:p text:style-name="P232">yax </text:p>
          </text:section>
          <text:p text:style-name="P213">Tampilkan alur berpikir</text:p>
          <text:section text:style-name="Sect2" text:name="model-response-message-contentr_f3e7d732149e407e">
            <text:p text:style-name="P99">Baik, saya akan melanjutkan ke prompt pengantar untuk Bab 3.</text:p>
            <text:p text:style-name="P235"/>
            <text:p text:style-name="Text_20_body"><text:span text:style-name="Strong_20_Emphasis"><text:span text:style-name="T1">Jawaban untuk Prompt Pengantar Bab 3: Evolusi Fitur dan Teknologi Inti.</text:span></text:span></text:p>
            <text:p text:style-name="Text_20_body"><text:span text:style-name="Emphasis"><text:span text:style-name="T1">(Prompt: Tuliskan pengantar untuk Bab 3 yang menandai pergeseran fokus dari pertumbuhan organik awal ke fase pengembangan platform yang lebih matang dan terencana oleh Twitter. Jelaskan bahwa bab ini akan menyelami dua sisi </text:span></text:span><text:soft-page-break/><text:span text:style-name="Emphasis"><text:span text:style-name="T1">mata uang: evolusi pengalaman pengguna melalui perubahan antarmuka dan penambahan fitur-fitur inti, serta penguatan 'mesin' di baliknya – teknologi fundamental yang memungkinkan Twitter berfungsi dalam skala global. Sinyalkan bahwa periode ini melibatkan keputusan-keputusan penting terkait API, algoritma timeline, dan infrastruktur yang memiliki dampak jangka panjang pada ekosistem dan pengalaman pengguna.)</text:span></text:span></text:p>
            <text:p text:style-name="Text_20_body"><text:span text:style-name="Strong_20_Emphasis"><text:span text:style-name="T1">[MULAI JAWABAN PROMPT 19]</text:span></text:span></text:p>
            <text:p text:style-name="Text_20_body"><text:span text:style-name="T1">Setelah melewati fase 'lepas landas' yang penuh gejolak dan seringkali bersifat reaktif seperti yang dibahas di Bab 2, Twitter memasuki periode </text:span><text:span text:style-name="Strong_20_Emphasis"><text:span text:style-name="T1">pendewasaan</text:span></text:span><text:span text:style-name="T1">. Bab 3 ini akan menandai pergeseran fokus tersebut—dari sekadar berjuang untuk tetap online dan mengadopsi inovasi pengguna, menuju fase pengembangan platform yang </text:span><text:span text:style-name="Strong_20_Emphasis"><text:span text:style-name="T1">lebih matang, terencana, dan strategis</text:span></text:span><text:span text:style-name="T1"> oleh perusahaan Twitter sendiri. Ini adalah era di mana Twitter mulai secara sadar membentuk produknya dan memperkuat fondasi teknologinya untuk melayani ratusan juta pengguna di seluruh dunia, termasuk basis pengguna yang terus tumbuh di Indonesia.</text:span></text:p>
            <text:p text:style-name="Text_20_body"><text:span text:style-name="T1">Bab ini akan menyelami </text:span><text:span text:style-name="Strong_20_Emphasis"><text:span text:style-name="T1">dua sisi mata uang</text:span></text:span><text:span text:style-name="T1"> dari evolusi tersebut:</text:span></text:p>
            <text:list xml:id="list5208235708821703127" text:style-name="L46">
              <text:list-item>
                <text:p text:style-name="P150"><text:span text:style-name="Strong_20_Emphasis"><text:span text:style-name="T1">Pengalaman Pengguna (User Experience):</text:span></text:span><text:span text:style-name="T1"> Kita akan melihat bagaimana tampilan dan nuansa Twitter mulai berubah secara signifikan. Antarmuka pengguna (UI) didesain ulang, fitur-fitur baru yang dirancang secara internal mulai ditambahkan untuk memperkaya interaksi (seperti tampilan media yang lebih baik), dan upaya dilakukan untuk membuat platform lebih mudah diakses oleh khalayak yang lebih luas. </text:span></text:p>
              </text:list-item>
              <text:list-item>
                <text:p text:style-name="P34"><text:span text:style-name="Strong_20_Emphasis"><text:span text:style-name="T1">Teknologi Inti ('Mesin' di Balik Layar):</text:span></text:span><text:span text:style-name="T1"> Bersamaan dengan perubahan di permukaan, terjadi pula penguatan besar-besaran pada infrastruktur teknologi di belakangnya. Setelah perjuangan melawan 'Fail Whale', fokus beralih ke pembangunan sistem yang lebih andal, skalabel, dan efisien untuk menangani volume data dan traffic yang masif. </text:span></text:p>
              </text:list-item>
            </text:list>
            <text:p text:style-name="Text_20_body"><text:span text:style-name="T1">Lebih dari itu, periode ini juga ditandai oleh </text:span><text:span text:style-name="Strong_20_Emphasis"><text:span text:style-name="T1">keputusan-keputusan strategis krusial</text:span></text:span><text:span text:style-name="T1"> yang dampaknya terasa hingga bertahun-tahun kemudian (bahkan hingga era X saat ini). Kita akan mengupas kebijakan terkait </text:span><text:span text:style-name="Strong_20_Emphasis"><text:span text:style-name="T1">API (Application Programming Interface)</text:span></text:span><text:span text:style-name="T1"> yang memengaruhi hubungan Twitter dengan ribuan pengembang aplikasi pihak ketiga. Kita juga akan menganalisis pergeseran kontroversial dari </text:span><text:span text:style-name="Strong_20_Emphasis"><text:span text:style-name="T1">timeline kronologis murni ke timeline algoritmik</text:span></text:span><text:span text:style-name="T1">, sebuah perubahan fundamental dalam cara pengguna mengonsumsi informasi. Semua ini didukung oleh evolusi berkelanjutan pada </text:span><text:span text:style-name="Strong_20_Emphasis"><text:span text:style-name="T1">infrastruktur server dan database</text:span></text:span><text:span text:style-name="T1"> yang menjadi tulang punggung operasional Twitter secara global. Bab ini akan </text:span><text:soft-page-break/><text:span text:style-name="T1">mengurai bagaimana Twitter berusaha menyeimbangkan antara inovasi, stabilitas, pertumbuhan, dan kontrol atas ekosistemnya sendiri.</text:span></text:p>
            <text:p text:style-name="Text_20_body"><text:span text:style-name="Strong_20_Emphasis"><text:span text:style-name="T1">[AKHIR JAWABAN PROMPT 19]</text:span></text:span></text:p>
            <text:p text:style-name="P235"/>
            <text:p text:style-name="P99">Saya sekarang menunggu perintah "YAX" dari Anda untuk melanjutkan ke prompt berikutnya (Bab 3 - Sub-bab 3.1: Pengembangan Antarmuka Pengguna: Dari timeline sederhana ke pengalaman yang lebih kaya).</text:p>
          </text:section>
          <text:section text:style-name="Sect1" text:name="feedback-form-31">
            <text:p text:style-name="P213"/>
          </text:section>
        </text:section>
        <text:section text:style-name="Sect1" text:name="2ad81147ab32ab12">
          <text:p text:style-name="P99"/>
          <text:section text:style-name="Sect1" text:name="user-query-content-32">
            <text:p text:style-name="P232">yax </text:p>
          </text:section>
          <text:p text:style-name="P213">Tampilkan alur berpikir</text:p>
          <text:section text:style-name="Sect2" text:name="model-response-message-contentr_2ad81147ab32ab12">
            <text:p text:style-name="P99">Baik, saya akan melanjutkan ke prompt berikutnya.</text:p>
            <text:p text:style-name="P235"/>
            <text:p text:style-name="Text_20_body"><text:span text:style-name="Strong_20_Emphasis"><text:span text:style-name="T1">Jawaban untuk Prompt Bab 3 - Sub-bab 3.1: Pengembangan Antarmuka Pengguna: Dari timeline sederhana ke pengalaman yang lebih kaya.</text:span></text:span></text:p>
            <text:p text:style-name="Text_20_body"><text:span text:style-name="Emphasis"><text:span text:style-name="T1">(Prompt: Jelaskan secara mendalam evolusi antarmuka pengguna (UI) dan pengalaman pengguna (UX) Twitter dari masa awal yang sangat sederhana hingga menjadi lebih kaya fitur dan visual. Bahas perubahan-perubahan signifikan pada tampilan timeline (misalnya, pengenalan "New Twitter" sekitar 2010), desain halaman profil, cara media (gambar, video) ditampilkan secara native, dan pengenalan tab-tab seperti 'Connect/Notifications' dan 'Discover'. Analisis alasan di balik perubahan desain ini – apakah untuk meningkatkan engagement, memudahkan navigasi, mengakomodasi fitur baru, atau mengikuti tren desain?)</text:span></text:span></text:p>
            <text:p text:style-name="Text_20_body"><text:span text:style-name="Strong_20_Emphasis"><text:span text:style-name="T1">[MULAI JAWABAN PROMPT 20]</text:span></text:span></text:p>
            <text:p text:style-name="P99">Jika Anda adalah pengguna Twitter di masa-masa awalnya (sekitar 2006-2009), Anda akan mengingat antarmuka yang sangat sederhana: didominasi teks, link biru, dan aliran linimasa kronologis yang lugas. Namun, seiring Twitter beranjak dewasa dan berusaha menarik khalayak yang lebih luas (termasuk pengguna di tanah air), tampilan dan nuansa platform ini mengalami evolusi signifikan, bergerak menuju pengalaman yang lebih kaya fitur dan visual.</text:p>
            <text:p text:style-name="Text_20_body"><text:span text:style-name="T1">Perubahan besar mulai terasa sekitar tahun 2010-2011 dengan diperkenalkannya </text:span><text:span text:style-name="Strong_20_Emphasis"><text:span text:style-name="T1">"New Twitter"</text:span></text:span><text:span text:style-name="T1">. Ini adalah perombakan desain besar pertama yang </text:span><text:soft-page-break/><text:span text:style-name="T1">memperkenalkan </text:span><text:span text:style-name="Strong_20_Emphasis"><text:span text:style-name="T1">antarmuka dua panel (two-pane interface)</text:span></text:span><text:span text:style-name="T1"> di versi web. Linimasa utama tetap di satu sisi, namun panel kedua ditambahkan untuk menampilkan informasi kontekstual tambahan secara dinamis—seperti detail tweet yang diklik, profil pengguna, atau konten terkait lainnya—tanpa harus meninggalkan halaman utama. Tujuannya jelas: membuat pengguna bertahan lebih lama di situs dengan menyajikan lebih banyak informasi relevan secara bersamaan.</text:span></text:p>
            <text:p text:style-name="Text_20_body"><text:span text:style-name="T1">Perubahan fundamental lainnya adalah cara </text:span><text:span text:style-name="Strong_20_Emphasis"><text:span text:style-name="T1">penanganan konten media</text:span></text:span><text:span text:style-name="T1">. Di awal, gambar atau video hanya muncul sebagai tautan (link) yang harus diklik untuk dilihat di situs lain atau jendela pop-up. Secara bertahap, Twitter mulai mengintegrasikan </text:span><text:span text:style-name="Strong_20_Emphasis"><text:span text:style-name="T1">tampilan media secara native langsung di dalam linimasa</text:span></text:span><text:span text:style-name="T1">. Tweet yang berisi gambar atau (kemudian) video akan otomatis menampilkan pratinjau visualnya. Ini adalah langkah transformatif yang membuat linimasa menjadi jauh lebih </text:span><text:span text:style-name="Strong_20_Emphasis"><text:span text:style-name="T1">visual, menarik, dan 'lengket'</text:span></text:span><text:span text:style-name="T1">, mengubah sifat platform dari yang semula sangat berbasis teks menjadi lebih multimedia.</text:span></text:p>
            <text:p text:style-name="Text_20_body"><text:span text:style-name="Strong_20_Emphasis"><text:span text:style-name="T1">Halaman profil pengguna</text:span></text:span><text:span text:style-name="T1"> juga tidak luput dari pembaruan berkala. Dari tampilan yang sangat dasar, halaman profil berevolusi menjadi lebih personal dan kaya visual, memungkinkan pengguna menambahkan foto sampul (header image) yang lebih besar dan menata informasi profil dengan lebih menarik.</text:span></text:p>
            <text:p text:style-name="Text_20_body"><text:span text:style-name="T1">Untuk membantu pengguna mengelola interaksi dan menemukan konten baru di tengah volume informasi yang terus meningkat, Twitter memperkenalkan </text:span><text:span text:style-name="Strong_20_Emphasis"><text:span text:style-name="T1">tab navigasi khusus</text:span></text:span><text:span text:style-name="T1">. Muncul tab seperti </text:span><text:span text:style-name="Strong_20_Emphasis"><text:span text:style-name="T1">"@Connect"</text:span></text:span><text:span text:style-name="T1"> (yang kemudian berevolusi menjadi tab </text:span><text:span text:style-name="Strong_20_Emphasis"><text:span text:style-name="T1">Notifikasi/Notifications</text:span></text:span><text:span text:style-name="T1"> yang kita kenal), berfungsi sebagai pusat untuk melihat semua balasan, sebutan (mentions), retweet, dan pengikut baru. Ada pula tab </text:span><text:span text:style-name="Strong_20_Emphasis"><text:span text:style-name="T1">"#Discover"</text:span></text:span><text:span text:style-name="T1">, sebuah upaya (meskipun umurnya tidak terlalu panjang dalam bentuk awalnya) untuk secara algoritmik menyajikan tren populer, akun yang direkomendasikan untuk diikuti, dan cerita yang sedang hangat dibicarakan.</text:span></text:p>
            <text:p text:style-name="Text_20_body"><text:span text:style-name="Strong_20_Emphasis"><text:span text:style-name="T1">Alasan di balik evolusi UI/UX ini bersifat multifaset:</text:span></text:span></text:p>
            <text:list xml:id="list6818843207333717615" text:style-name="L47">
              <text:list-item>
                <text:p text:style-name="P151"><text:span text:style-name="Strong_20_Emphasis"><text:span text:style-name="T1">Meningkatkan Keterlibatan (Engagement):</text:span></text:span><text:span text:style-name="T1"> Dengan membuat platform lebih visual (media native), menyajikan lebih banyak informasi sekaligus (dua panel), dan memudahkan penemuan konten (Discover), Twitter berharap pengguna akan menghabiskan lebih banyak waktu di platform. </text:span></text:p>
              </text:list-item>
              <text:list-item>
                <text:p text:style-name="P151"><text:span text:style-name="Strong_20_Emphasis"><text:span text:style-name="T1">Memudahkan Navigasi &amp; Manajemen Informasi:</text:span></text:span><text:span text:style-name="T1"> Tab Notifikasi secara signifikan mempermudah pengguna melacak interaksi yang ditujukan kepada mereka di tengah derasnya arus informasi. </text:span></text:p>
              </text:list-item>
              <text:list-item>
                <text:p text:style-name="P151"><text:soft-page-break/><text:span text:style-name="Strong_20_Emphasis"><text:span text:style-name="T1">Mengakomodasi Fitur Baru &amp; Multimedia:</text:span></text:span><text:span text:style-name="T1"> Perubahan desain diperlukan untuk mendukung integrasi gambar, video, kartu interaktif (Twitter Cards), dan fitur-fitur baru lainnya. </text:span></text:p>
              </text:list-item>
              <text:list-item>
                <text:p text:style-name="P151"><text:span text:style-name="Strong_20_Emphasis"><text:span text:style-name="T1">Potensi Monetisasi:</text:span></text:span><text:span text:style-name="T1"> Antarmuka yang lebih kaya memberikan lebih banyak ruang dan cara yang lebih mulus untuk mengintegrasikan konten berbayar seperti Promoted Tweets atau Promoted Trends. </text:span></text:p>
              </text:list-item>
              <text:list-item>
                <text:p text:style-name="P35"><text:span text:style-name="Strong_20_Emphasis"><text:span text:style-name="T1">Mengikuti Tren Desain:</text:span></text:span><text:span text:style-name="T1"> Seperti platform lainnya, Twitter juga perlu memperbarui tampilannya agar tetap terlihat modern dan kompetitif secara visual. </text:span></text:p>
              </text:list-item>
            </text:list>
            <text:p text:style-name="P99">Secara keseluruhan, evolusi antarmuka ini menandai pergeseran Twitter dari alat komunikasi teks yang murni utilitarian menjadi platform media sosial yang lebih kaya, visual, dan berusaha keras untuk menangkap serta mempertahankan perhatian penggunanya di seluruh dunia.</text:p>
            <text:p text:style-name="Text_20_body"><text:span text:style-name="Strong_20_Emphasis"><text:span text:style-name="T1">[AKHIR JAWABAN PROMPT 20]</text:span></text:span></text:p>
            <text:p text:style-name="P235"/>
            <text:p text:style-name="P99">Saya sekarang menunggu perintah "YAX" dari Anda untuk melanjutkan ke prompt berikutnya (Bab 3 - Sub-bab 3.2: Pengenalan API (Application Programming Interface): Membuka pintu bagi ekosistem aplikasi pihak ketiga (dan dampaknya)).</text:p>
          </text:section>
          <text:section text:style-name="Sect1" text:name="feedback-form-32">
            <text:p text:style-name="P213"/>
          </text:section>
        </text:section>
        <text:section text:style-name="Sect1" text:name="8ab88bd3fc261fd1">
          <text:p text:style-name="P99"/>
          <text:section text:style-name="Sect1" text:name="user-query-content-33">
            <text:p text:style-name="P232">yax </text:p>
          </text:section>
          <text:p text:style-name="P213">Tampilkan alur berpikir</text:p>
          <text:section text:style-name="Sect2" text:name="model-response-message-contentr_8ab88bd3fc261fd1">
            <text:p text:style-name="P99">Baik, saya akan melanjutkan ke prompt berikutnya.</text:p>
            <text:p text:style-name="P235"/>
            <text:p text:style-name="Text_20_body"><text:span text:style-name="Strong_20_Emphasis"><text:span text:style-name="T1">Jawaban untuk Prompt Bab 3 - Sub-bab 3.2: Pengenalan API (Application Programming Interface): Membuka pintu bagi ekosistem aplikasi pihak ketiga (dan dampaknya).</text:span></text:span></text:p>
            <text:p text:style-name="Text_20_body"><text:span text:style-name="Emphasis"><text:span text:style-name="T1">(Prompt: Jelaskan konsep API (Application Programming Interface) dengan bahasa yang mudah dipahami oleh awam. Ceritakan secara mendalam sejarah peluncuran dan pengembangan API Twitter. Mengapa keputusan untuk membuka API ini sangat penting di awal sejarah Twitter? Berikan contoh-contoh aplikasi pihak ketiga populer yang lahir berkat API ini dan bagaimana mereka memperkaya ekosistem Twitter. Analisis dampak positif (inovasi, jangkauan luas) </text:span></text:span><text:soft-page-break/><text:span text:style-name="Emphasis"><text:span text:style-name="T1">dan negatif (kontrol, persaingan) dari keberadaan ekosistem API ini, termasuk keputusan-keputusan kontroversial Twitter di kemudian hari untuk membatasi akses API yang memengaruhi banyak developer.)</text:span></text:span></text:p>
            <text:p text:style-name="Text_20_body"><text:span text:style-name="Strong_20_Emphasis"><text:span text:style-name="T1">[MULAI JAWABAN PROMPT 21]</text:span></text:span></text:p>
            <text:p text:style-name="Text_20_body"><text:span text:style-name="T1">Untuk memahami salah satu kunci sukses awal Twitter, kita perlu mengenal konsep bernama </text:span><text:span text:style-name="Strong_20_Emphasis"><text:span text:style-name="T1">API (Application Programming Interface)</text:span></text:span><text:span text:style-name="T1">. Bayangkan API seperti seorang pelayan di restoran. Anda (sebagai pengembang aplikasi) tidak perlu masuk ke dapur (sistem inti Twitter) untuk mendapatkan apa yang Anda butuhkan. Anda cukup memberi tahu pelayan (API) pesanan Anda (misalnya, "tampilkan tweet terbaru" atau "kirim tweet ini"), dan pelayan akan mengambilkannya dari dapur lalu menyajikannya kepada Anda. API adalah seperangkat aturan dan protokol standar yang memungkinkan satu perangkat lunak 'berbicara' dan bertukar data dengan perangkat lunak lain secara terstruktur.</text:span></text:p>
            <text:p text:style-name="Text_20_body"><text:span text:style-name="T1">Secara strategis, Twitter mengambil langkah yang sangat penting (dan saat itu cukup progresif) dengan </text:span><text:span text:style-name="Strong_20_Emphasis"><text:span text:style-name="T1">merilis API publiknya sangat awal</text:span></text:span><text:span text:style-name="T1">, sekitar tahun 2006-2007. Mengapa ini krusial? Karena aplikasi web dan seluler resmi Twitter pada awalnya sangatlah dasar dan terbatas fiturnya. Dengan membuka API, Twitter seolah berkata kepada para pengembang (developer) di seluruh dunia: "Ini data dan fungsi dasar kami, silakan berkreasi membuat aplikasi Twitter versi Anda sendiri!" Keputusan ini ibarat membuka keran inovasi. Ribuan pengembang independen mulai membangun aplikasi pihak ketiga (third-party apps) yang menawarkan pengalaman menggunakan Twitter yang berbeda-beda, seringkali lebih kaya fitur atau dengan desain yang lebih menarik daripada aplikasi resmi Twitter sendiri.</text:span></text:p>
            <text:p text:style-name="Text_20_body"><text:span text:style-name="T1">Beberapa </text:span><text:span text:style-name="Strong_20_Emphasis"><text:span text:style-name="T1">contoh aplikasi pihak ketiga populer</text:span></text:span><text:span text:style-name="T1"> yang lahir dari era keemasan API Twitter ini antara lain:</text:span></text:p>
            <text:list xml:id="list7667067300143681890" text:style-name="L48">
              <text:list-item>
                <text:p text:style-name="P152"><text:span text:style-name="Strong_20_Emphasis"><text:span text:style-name="T1">TweetDeck:</text:span></text:span><text:span text:style-name="T1"> Sangat populer di kalangan pengguna aktif dan profesional media sosial karena tampilan multi-kolomnya yang memungkinkan pemantauan banyak akun atau pencarian secara bersamaan (akhirnya diakuisisi oleh Twitter). </text:span></text:p>
              </text:list-item>
              <text:list-item>
                <text:p text:style-name="P152"><text:span text:style-name="Strong_20_Emphasis"><text:span text:style-name="T1">Twitterrific &amp; Tweetbot:</text:span></text:span><text:span text:style-name="T1"> Klien Twitter untuk iOS dan Mac yang terkenal dengan desain elegan dan fitur-fitur inovatif yang seringkali mendahului aplikasi resmi (seperti fitur 'mute' atau notifikasi yang lebih baik). </text:span></text:p>
              </text:list-item>
              <text:list-item>
                <text:p text:style-name="P36"><text:span text:style-name="T1">Aplikasi agregator seperti </text:span><text:span text:style-name="Strong_20_Emphasis"><text:span text:style-name="T1">Seesmic</text:span></text:span><text:span text:style-name="T1"> atau </text:span><text:span text:style-name="Strong_20_Emphasis"><text:span text:style-name="T1">Hootsuite</text:span></text:span><text:span text:style-name="T1"> (di versi awalnya) yang memungkinkan pengguna mengelola akun Twitter bersama akun media </text:span><text:soft-page-break/><text:span text:style-name="T1">sosial lainnya dalam satu dasbor. </text:span></text:p>
              </text:list-item>
            </text:list>
            <text:p text:style-name="Text_20_body"><text:span text:style-name="T1">Aplikasi-aplikasi inilah (yang mungkin juga sempat digunakan oleh sebagian pengguna awal di Indonesia) yang secara signifikan </text:span><text:span text:style-name="Strong_20_Emphasis"><text:span text:style-name="T1">memperkaya ekosistem Twitter</text:span></text:span><text:span text:style-name="T1">. Mereka tidak hanya memberikan pilihan kepada pengguna, tetapi juga mendorong batas-batas inovasi dan membantu Twitter menjangkau lebih banyak pengguna di berbagai platform dan perangkat dengan sangat cepat, tanpa perlu mengeluarkan biaya pengembangan sendiri.</text:span></text:p>
            <text:p text:style-name="Text_20_body"><text:span text:style-name="T1">Namun, ekosistem API yang terbuka ini juga membawa </text:span><text:span text:style-name="Strong_20_Emphasis"><text:span text:style-name="T1">dampak dilematis</text:span></text:span><text:span text:style-name="T1"> bagi Twitter:</text:span></text:p>
            <text:list xml:id="list7554526590152964033" text:style-name="L49">
              <text:list-item>
                <text:p text:style-name="P153"><text:span text:style-name="Strong_20_Emphasis"><text:span text:style-name="T1">Positif:</text:span></text:span><text:span text:style-name="T1"> Inovasi cepat, diversifikasi pengalaman pengguna, perluasan jangkauan platform secara masif, terbentuknya komunitas pengembang yang loyal. </text:span></text:p>
              </text:list-item>
              <text:list-item>
                <text:p text:style-name="P37"><text:span text:style-name="Strong_20_Emphasis"><text:span text:style-name="T1">Negatif (dari sudut pandang Twitter):</text:span></text:span><text:span text:style-name="T1"> Kehilangan kontrol atas pengalaman pengguna (karena pengguna memakai aplikasi berbeda-beda), kesulitan menerapkan fitur baru atau iklan secara konsisten di semua aplikasi, potensi persaingan dari aplikasi pihak ketiga yang terlalu populer. </text:span></text:p>
              </text:list-item>
            </text:list>
            <text:p text:style-name="Text_20_body"><text:span text:style-name="T1">Karena dilema inilah, mulai sekitar tahun 2011-2012 dan berlanjut secara bertahap, Twitter mulai mengambil </text:span><text:span text:style-name="Strong_20_Emphasis"><text:span text:style-name="T1">keputusan kontroversial untuk membatasi akses API-nya</text:span></text:span><text:span text:style-name="T1">. Mereka memberlakukan batas jumlah pengguna per aplikasi (token limits), memperketat aturan penggunaan, dan membatasi akses ke beberapa fungsi inti. Alasan resminya adalah untuk memberikan pengalaman pengguna yang lebih konsisten dan terpadu, serta untuk mengontrol jalur monetisasi (iklan). Namun, dampaknya sangat signifikan: banyak aplikasi pihak ketiga yang inovatif dan dicintai pengguna terpaksa mati atau sangat terbatas fungsinya, memicu kekecewaan besar di kalangan pengembang dan sebagian pengguna, serta menandai berakhirnya era keemasan ekosistem API terbuka Twitter. Kebijakan API ini menjadi contoh klasik ketegangan antara platform digital besar dengan para pengembang yang membangun di atasnya.</text:span></text:p>
            <text:p text:style-name="Text_20_body"><text:span text:style-name="Strong_20_Emphasis"><text:span text:style-name="T1">[AKHIR JAWABAN PROMPT 21]</text:span></text:span></text:p>
            <text:p text:style-name="P235"/>
            <text:p text:style-name="P99">Saya sekarang menunggu perintah "YAX" dari Anda untuk melanjutkan ke prompt berikutnya (Bab 3 - Sub-bab 3.3: Algoritma Timeline: Pergeseran dari urutan kronologis murni ke timeline yang dipersonalisasi (pro dan kontra)).</text:p>
          </text:section>
          <text:section text:style-name="Sect1" text:name="feedback-form-33">
            <text:p text:style-name="P213"/>
          </text:section>
        </text:section>
        <text:section text:style-name="Sect1" text:name="1e9da8693f2d1ecd">
          <text:p text:style-name="P99"><text:soft-page-break/></text:p>
          <text:section text:style-name="Sect1" text:name="user-query-content-34">
            <text:p text:style-name="P232">yax </text:p>
          </text:section>
          <text:p text:style-name="P213">Tampilkan alur berpikir</text:p>
          <text:section text:style-name="Sect2" text:name="model-response-message-contentr_1e9da8693f2d1ecd">
            <text:p text:style-name="P99">Baik, saya akan melanjutkan ke prompt berikutnya.</text:p>
            <text:p text:style-name="P235"/>
            <text:p text:style-name="Text_20_body"><text:span text:style-name="Strong_20_Emphasis"><text:span text:style-name="T1">Jawaban untuk Prompt Bab 3 - Sub-bab 3.3: Algoritma Timeline: Pergeseran dari urutan kronologis murni ke timeline yang dipersonalisasi (pro dan kontra).</text:span></text:span></text:p>
            <text:p text:style-name="Text_20_body"><text:span text:style-name="Emphasis"><text:span text:style-name="T1">(Prompt: Jelaskan secara rinci pergeseran fundamental dalam cara Twitter menampilkan tweet di timeline pengguna: dari urutan kronologis terbalik murni ("latest tweets first") ke pengenalan timeline algoritmik (sekitar 2016) yang menampilkan tweet "terbaik" atau "yang mungkin Anda lewatkan" terlebih dahulu. Apa alasan yang dikemukakan Twitter untuk perubahan ini (misalnya, meningkatkan engagement, mengatasi volume tweet yang tinggi)? Bagaimana cara kerja algoritma ini secara sederhana? Analisis secara mendalam pro dan kontra dari perubahan ini: dampak pada pengalaman pengguna, kekhawatiran tentang 'filter bubble', tuduhan bias algoritmik, dan reaksi keras dari sebagian pengguna yang menginginkan kembali timeline kronologis.)</text:span></text:span></text:p>
            <text:p text:style-name="Text_20_body"><text:span text:style-name="Strong_20_Emphasis"><text:span text:style-name="T1">[MULAI JAWABAN PROMPT 22]</text:span></text:span></text:p>
            <text:p text:style-name="Text_20_body"><text:span text:style-name="T1">Selama bertahun-tahun sejak kelahirannya, linimasa (timeline) Twitter bekerja dengan prinsip yang sangat sederhana dan dapat diprediksi: </text:span><text:span text:style-name="Strong_20_Emphasis"><text:span text:style-name="T1">urutan kronologis terbalik murni</text:span></text:span><text:span text:style-name="T1">. Tweet terbaru dari akun-akun yang Anda ikuti muncul di paling atas, dan Anda bisa menggulir ke bawah untuk melihat tweet-tweet yang lebih lama. Pengguna memegang kendali penuh atas apa yang mereka lihat dan kapan mereka melihatnya (selama mereka aktif menggulir). Namun, sekitar tahun 2016, Twitter melakukan salah satu perubahan paling fundamental dan kontroversial dalam sejarahnya: </text:span><text:span text:style-name="Strong_20_Emphasis"><text:span text:style-name="T1">pengenalan linimasa algoritmik</text:span></text:span><text:span text:style-name="T1">.</text:span></text:p>
            <text:p text:style-name="Text_20_body"><text:span text:style-name="T1">Alih-alih hanya menampilkan tweet berdasarkan waktu posting, algoritma mulai </text:span><text:span text:style-name="Strong_20_Emphasis"><text:span text:style-name="T1">mengkurasi dan menyusun ulang linimasa</text:span></text:span><text:span text:style-name="T1"> Anda. Tujuannya adalah untuk menampilkan tweet-tweet yang dianggap "terbaik" atau "paling relevan" bagi Anda di bagian atas, seringkali dalam bentuk modul seperti "Saat Anda pergi" (In case you missed it) atau dengan mencampurkan tweet populer yang lebih lama di antara tweet-tweet terbaru.</text:span></text:p>
            <text:p text:style-name="Text_20_body"><text:span text:style-name="Strong_20_Emphasis"><text:span text:style-name="T1">Alasan resmi</text:span></text:span><text:span text:style-name="T1"> yang dikemukakan Twitter untuk perubahan drastis ini adalah:</text:span></text:p>
            <text:list xml:id="list3964384217354109683" text:style-name="L50">
              <text:list-item>
                <text:p text:style-name="P154"><text:soft-page-break/><text:span text:style-name="Strong_20_Emphasis"><text:span text:style-name="T1">Mengatasi Volume Informasi:</text:span></text:span><text:span text:style-name="T1"> Seiring pertumbuhan jumlah pengguna dan tweet, menjadi semakin sulit bagi pengguna (terutama yang tidak sering membuka aplikasi) untuk melihat semua tweet penting dari akun yang mereka ikuti secara kronologis. Algoritma dimaksudkan untuk membantu menyaring kebisingan. </text:span></text:p>
              </text:list-item>
              <text:list-item>
                <text:p text:style-name="P154"><text:span text:style-name="Strong_20_Emphasis"><text:span text:style-name="T1">Meningkatkan Keterlibatan (Engagement):</text:span></text:span><text:span text:style-name="T1"> Dengan menampilkan konten yang diprediksi akan lebih disukai pengguna (berdasarkan interaksi sebelumnya, popularitas tweet, dll.), Twitter berharap dapat meningkatkan metrik keterlibatan seperti jumlah </text:span><text:span text:style-name="Emphasis"><text:span text:style-name="T1">likes</text:span></text:span><text:span text:style-name="T1">, </text:span><text:span text:style-name="Emphasis"><text:span text:style-name="T1">retweets</text:span></text:span><text:span text:style-name="T1">, dan waktu yang dihabiskan pengguna di platform—faktor penting bagi model bisnis berbasis iklan. </text:span></text:p>
              </text:list-item>
              <text:list-item>
                <text:p text:style-name="P38"><text:span text:style-name="Strong_20_Emphasis"><text:span text:style-name="T1">Membuat Platform Lebih Menarik bagi Pengguna Baru/Kasual:</text:span></text:span><text:span text:style-name="T1"> Linimasa kronologis murni bisa terasa 'kosong' atau kurang menarik jika pengguna tidak mengikuti banyak akun aktif. Algoritma diharapkan bisa menyajikan konten menarik lebih cepat. </text:span></text:p>
              </text:list-item>
            </text:list>
            <text:p text:style-name="Text_20_body"><text:span text:style-name="Strong_20_Emphasis"><text:span text:style-name="T1">Bagaimana cara kerja algoritma ini (secara sederhana)?</text:span></text:span><text:span text:style-name="T1"> Ia menganalisis berbagai sinyal, termasuk: siapa yang paling sering Anda ajak berinteraksi (balas, sukai, retweet), tweet mana yang mendapatkan banyak interaksi dari orang lain, topik apa yang sering Anda baca atau diskusikan, seberapa baru sebuah tweet, jenis media yang ada di dalamnya, dan banyak faktor lainnya untuk 'menebak' tweet mana yang paling ingin Anda lihat saat Anda membuka aplikasi.</text:span></text:p>
            <text:p text:style-name="Text_20_body"><text:span text:style-name="T1">Pergeseran ke linimasa algoritmik ini memicu </text:span><text:span text:style-name="Strong_20_Emphasis"><text:span text:style-name="T1">perdebatan sengit serta pro dan kontra</text:span></text:span><text:span text:style-name="T1"> yang signifikan:</text:span></text:p>
            <text:list xml:id="list9115455035606993471" text:style-name="L51">
              <text:list-item>
                <text:p text:style-name="P155"><text:span text:style-name="Strong_20_Emphasis"><text:span text:style-name="T1">Pro (Argumen Pendukung):</text:span></text:span><text:span text:style-name="T1"> </text:span></text:p>
                <text:list>
                  <text:list-item>
                    <text:p text:style-name="P226">Berpotensi meningkatkan visibilitas tweet-tweet populer atau penting yang mungkin terlewatkan. </text:p>
                  </text:list-item>
                  <text:list-item>
                    <text:p text:style-name="P226">Bisa membuat pengalaman lebih menarik bagi pengguna kasual. </text:p>
                  </text:list-item>
                  <text:list-item>
                    <text:p text:style-name="P226">Metrik keterlibatan platform dilaporkan meningkat. </text:p>
                  </text:list-item>
                </text:list>
              </text:list-item>
              <text:list-item>
                <text:p text:style-name="P155"><text:span text:style-name="Strong_20_Emphasis"><text:span text:style-name="T1">Kontra (Kritik dan Kekhawatiran):</text:span></text:span><text:span text:style-name="T1"> </text:span></text:p>
                <text:list>
                  <text:list-item>
                    <text:p text:style-name="P155"><text:span text:style-name="Strong_20_Emphasis"><text:span text:style-name="T1">Kehilangan Kontrol Pengguna:</text:span></text:span><text:span text:style-name="T1"> Banyak pengguna merasa kehilangan kendali atas linimasa mereka sendiri dan lebih suka urutan waktu yang dapat diprediksi. </text:span></text:p>
                  </text:list-item>
                  <text:list-item>
                    <text:p text:style-name="P155"><text:span text:style-name="Strong_20_Emphasis"><text:span text:style-name="T1">Melewatkan Informasi Real-time:</text:span></text:span><text:span text:style-name="T1"> Ironisnya, algoritma terkadang bisa menenggelamkan informasi </text:span><text:span text:style-name="Emphasis"><text:span text:style-name="T1">real-time</text:span></text:span><text:span text:style-name="T1"> yang krusial (misalnya saat berita darurat) demi menampilkan tweet yang lebih tua namun dianggap 'lebih menarik'. </text:span></text:p>
                  </text:list-item>
                  <text:list-item>
                    <text:p text:style-name="P155"><text:soft-page-break/><text:span text:style-name="Strong_20_Emphasis"><text:span text:style-name="T1">Gelembung Filter (Filter Bubbles) &amp; Ruang Gema (Echo Chambers):</text:span></text:span><text:span text:style-name="T1"> Kekhawatiran besar bahwa algoritma cenderung memperkuat keyakinan yang sudah ada dengan hanya menunjukkan konten yang sesuai dengan pandangan pengguna, mengurangi paparan terhadap perspektif berbeda dan memperburuk polarisasi. </text:span></text:p>
                  </text:list-item>
                  <text:list-item>
                    <text:p text:style-name="P155"><text:span text:style-name="Strong_20_Emphasis"><text:span text:style-name="T1">Bias Algoritmik:</text:span></text:span><text:span text:style-name="T1"> Potensi algoritma untuk secara tidak sengaja (atau sengaja) lebih mengutamakan jenis konten, akun, atau sudut pandang tertentu dibandingkan yang lain. </text:span></text:p>
                  </text:list-item>
                  <text:list-item>
                    <text:p text:style-name="P39"><text:span text:style-name="Strong_20_Emphasis"><text:span text:style-name="T1">Berkurangnya Penemuan Tak Terduga (Serendipity):</text:span></text:span><text:span text:style-name="T1"> Lebih sulit menemukan konten menarik dari akun yang jarang berinteraksi atau di luar 'gelembung' biasa. </text:span></text:p>
                  </text:list-item>
                </text:list>
              </text:list-item>
            </text:list>
            <text:p text:style-name="Text_20_body"><text:span text:style-name="Strong_20_Emphasis"><text:span text:style-name="T1">Reaksi pengguna</text:span></text:span><text:span text:style-name="T1"> terhadap perubahan ini sangat kuat. Tagar seperti </text:span><text:span text:style-name="Source_20_Text"><text:span text:style-name="T1">#RIPTwitter</text:span></text:span><text:span text:style-name="T1"> menjadi tren sebagai bentuk protes, dengan banyak pengguna setia menuntut kembalinya opsi kronologis murni. Meskipun Twitter kemudian menyediakan cara untuk beralih antara linimasa algoritmik ("Beranda"/"Home") dan kronologis ("Terbaru"/"Latest"), ketegangan ini terus berlanjut. Preferensi terhadap kontrol linimasa tetap menjadi isu penting bagi banyak pengguna di seluruh dunia, termasuk di Indonesia, menunjukkan betapa fundamentalnya perubahan ini bagi pengalaman menggunakan platform.</text:span></text:p>
            <text:p text:style-name="Text_20_body"><text:span text:style-name="Strong_20_Emphasis"><text:span text:style-name="T1">[AKHIR JAWABAN PROMPT 22]</text:span></text:span></text:p>
            <text:p text:style-name="P235"/>
            <text:p text:style-name="P99">Saya sekarang menunggu perintah "YAX" dari Anda untuk melanjutkan ke prompt berikutnya (Bab 3 - Sub-bab 3.4: Teknologi di Balik Layar (dijelaskan secara sederhana): Infrastruktur server, database, penanganan traffic masif).</text:p>
          </text:section>
          <text:section text:style-name="Sect1" text:name="feedback-form-34">
            <text:p text:style-name="P213"/>
          </text:section>
        </text:section>
        <text:section text:style-name="Sect1" text:name="b55c5254528e457d">
          <text:p text:style-name="P99"/>
          <text:section text:style-name="Sect1" text:name="user-query-content-35">
            <text:p text:style-name="P232">yax </text:p>
          </text:section>
          <text:p text:style-name="P213">Tampilkan alur berpikir</text:p>
          <text:section text:style-name="Sect2" text:name="model-response-message-contentr_b55c5254528e457d">
            <text:p text:style-name="P99">Baik, saya akan melanjutkan ke prompt berikutnya.</text:p>
            <text:p text:style-name="P235"/>
            <text:p text:style-name="Text_20_body"><text:span text:style-name="Strong_20_Emphasis"><text:span text:style-name="T1">Jawaban untuk Prompt Bab 3 - Sub-bab 3.4: Teknologi di Balik Layar (dijelaskan secara sederhana): Infrastruktur server, database, penanganan traffic masif.</text:span></text:span></text:p>
            <text:p text:style-name="Text_20_body"><text:span text:style-name="Emphasis"><text:span text:style-name="T1">(Prompt: Sajikan penjelasan yang disederhanakan namun mendalam tentang </text:span></text:span><text:soft-page-break/><text:span text:style-name="Emphasis"><text:span text:style-name="T1">'mesin' teknologi yang menjalankan Twitter. Gambarkan skala infrastruktur yang dibutuhkan: ribuan server, pusat data global, jaringan yang kompleks. Jelaskan konsep-konsep kunci seperti sistem terdistribusi (distributed systems), penggunaan database NoSQL custom (seperti Manhattan milik Twitter), sistem antrian pesan (message queues) untuk menangani jutaan tweet per menit, dan strategi caching untuk mempercepat pengiriman konten. Tekankan upaya rekayasa berkelanjutan yang diperlukan untuk menjaga keandalan, kecepatan, dan skalabilitas platform seiring pertumbuhannya.)</text:span></text:span></text:p>
            <text:p text:style-name="Text_20_body"><text:span text:style-name="Strong_20_Emphasis"><text:span text:style-name="T1">[MULAI JAWABAN PROMPT 23]</text:span></text:span></text:p>
            <text:p text:style-name="Text_20_body"><text:span text:style-name="T1">Agar Anda bisa mengirim tweet atau melihat linimasa Anda dalam sekejap mata, bahkan dari Indonesia yang jaraknya ribuan kilometer dari beberapa pusat data utama, ada sebuah 'mesin' teknologi raksasa yang bekerja tanpa henti di balik layar Twitter (dan kini X). Skalanya sungguh masif: bayangkan ribuan, bahkan puluhan ribu </text:span><text:span text:style-name="Strong_20_Emphasis"><text:span text:style-name="T1">server</text:span></text:span><text:span text:style-name="T1"> (komputer khusus) yang ditempatkan di berbagai </text:span><text:span text:style-name="Strong_20_Emphasis"><text:span text:style-name="T1">pusat data (data center)</text:span></text:span><text:span text:style-name="T1"> yang tersebar secara strategis di seluruh dunia. Semua ini terhubung oleh </text:span><text:span text:style-name="Strong_20_Emphasis"><text:span text:style-name="T1">jaringan komunikasi</text:span></text:span><text:span text:style-name="T1"> yang sangat kompleks dan cepat. Infrastruktur global inilah fondasi yang memungkinkan platform menangani ratusan juta pengguna aktif dan miliaran interaksi setiap harinya.</text:span></text:p>
            <text:p text:style-name="Text_20_body"><text:span text:style-name="T1">Bagaimana 'mesin' ini bekerja? Alih-alih satu komputer super besar mencoba melakukan segalanya (yang terbukti gagal di era Fail Whale), Twitter mengadopsi pendekatan </text:span><text:span text:style-name="Strong_20_Emphasis"><text:span text:style-name="T1">sistem terdistribusi (distributed systems)</text:span></text:span><text:span text:style-name="T1">. Artinya, tugas raksasa menjalankan platform dipecah menjadi banyak tugas yang lebih kecil dan spesifik, masing-masing ditangani oleh kelompok server yang berbeda namun saling berkoordinasi. Ada server yang khusus menangani login Anda, server lain menampilkan linimasa, server lain lagi menyimpan gambar, dan seterusnya. Ini membuat sistem lebih tahan banting (jika satu bagian bermasalah, bagian lain masih bisa berjalan) dan lebih mudah untuk ditingkatkan kapasitasnya.</text:span></text:p>
            <text:p text:style-name="Text_20_body"><text:span text:style-name="T1">Untuk menangani data dalam skala ekstrem, Twitter tidak bisa hanya mengandalkan database tradisional. Mereka banyak berinvestasi dalam mengembangkan dan menggunakan </text:span><text:span text:style-name="Strong_20_Emphasis"><text:span text:style-name="T1">database NoSQL khusus</text:span></text:span><text:span text:style-name="T1"> (Not Only SQL) yang lebih fleksibel dan cepat untuk volume data sangat besar yang terus berubah. Salah satu contohnya adalah </text:span><text:span text:style-name="Strong_20_Emphasis"><text:span text:style-name="T1">Manhattan</text:span></text:span><text:span text:style-name="T1">, sistem database </text:span><text:span text:style-name="Emphasis"><text:span text:style-name="T1">real-time</text:span></text:span><text:span text:style-name="T1"> yang dibangun khusus oleh Twitter untuk menyimpan dan mengambil data tweet serta data pengguna lainnya dengan kecepatan tinggi dan keandalan super.</text:span></text:p>
            <text:p text:style-name="Text_20_body"><text:span text:style-name="T1">Bagaimana dengan aliran jutaan tweet yang masuk setiap menit? Untuk mengelolanya agar tidak 'banjir', Twitter menggunakan </text:span><text:span text:style-name="Strong_20_Emphasis"><text:span text:style-name="T1">sistem antrian pesan </text:span></text:span><text:soft-page-break/><text:span text:style-name="Strong_20_Emphasis"><text:span text:style-name="T1">(message queues)</text:span></text:span><text:span text:style-name="T1">, seperti teknologi bernama Kafka (yang juga dikembangkan sebagian di lingkungan terkait Twitter/LinkedIn). Bayangkan ini seperti sistem penyortiran pos super canggih: setiap tweet yang masuk diletakkan dalam 'antrian', lalu diproses secara teratur untuk disimpan, dianalisis, dan dikirim ke linimasa pengikut yang relevan. Ini memastikan tidak ada data yang hilang meskipun terjadi lonjakan traffic dahsyat.</text:span></text:p>
            <text:p text:style-name="Text_20_body"><text:span text:style-name="T1">Terakhir, agar Anda tidak perlu menunggu lama saat membuka aplikasi atau melihat profil populer, Twitter sangat bergantung pada </text:span><text:span text:style-name="Strong_20_Emphasis"><text:span text:style-name="T1">strategi caching</text:span></text:span><text:span text:style-name="T1">. Artinya, data yang sering diakses (seperti profil orang terkenal, tweet viral, atau bahkan data linimasa Anda) disimpan sementara di lokasi memori super cepat yang lebih dekat dengan pengguna (bisa di server regional atau bahkan lebih dekat lagi). Ini seperti perpustakaan menyimpan buku-buku terpopuler di rak dekat pintu masuk agar mudah diambil, secara drastis mengurangi waktu muat (loading time) bagi pengguna di seluruh dunia.</text:span></text:p>
            <text:p text:style-name="Text_20_body"><text:span text:style-name="T1">Penting untuk diingat, membangun dan memelihara 'mesin' sebesar dan sekompleks ini bukanlah pekerjaan sekali jadi. Dibutuhkan </text:span><text:span text:style-name="Strong_20_Emphasis"><text:span text:style-name="T1">upaya rekayasa (engineering) berkelanjutan</text:span></text:span><text:span text:style-name="T1"> dari ribuan insinyur setiap hari—terus menerus mengoptimalkan kode, memperbaiki bug, meningkatkan kapasitas server, mengadopsi teknologi baru, dan memastikan sistem tetap andal, cepat, dan aman untuk melayani percakapan global 24 jam sehari, 7 hari seminggu.</text:span></text:p>
            <text:p text:style-name="Text_20_body"><text:span text:style-name="Strong_20_Emphasis"><text:span text:style-name="T1">[AKHIR JAWABAN PROMPT 23]</text:span></text:span></text:p>
            <text:p text:style-name="P235"/>
            <text:p text:style-name="P99">Saya sekarang menunggu perintah "YAX" dari Anda untuk melanjutkan ke prompt berikutnya (Bab 3 - Sub-bab 3.5: Fitur Unggulan yang Bertahan: Direct Message (DM), Trends, Polling, Lists, Moments (dan evolusinya)).</text:p>
          </text:section>
          <text:section text:style-name="Sect1" text:name="feedback-form-35">
            <text:p text:style-name="P213"/>
          </text:section>
        </text:section>
        <text:section text:style-name="Sect1" text:name="1b2698d2147bba05">
          <text:p text:style-name="P99"/>
          <text:section text:style-name="Sect1" text:name="user-query-content-36">
            <text:p text:style-name="P232">yax </text:p>
          </text:section>
          <text:p text:style-name="P213">Tampilkan alur berpikir</text:p>
          <text:section text:style-name="Sect2" text:name="model-response-message-contentr_1b2698d2147bba05">
            <text:p text:style-name="P99">Baik, saya akan melanjutkan ke prompt terakhir untuk Bab 3 ini.</text:p>
            <text:p text:style-name="P235"/>
            <text:p text:style-name="Text_20_body"><text:span text:style-name="Strong_20_Emphasis"><text:span text:style-name="T1">Jawaban untuk Prompt Bab 3 - Sub-bab 3.5: Fitur Unggulan yang Bertahan: Direct Message (DM), Trends, Polling, Lists, Moments (dan evolusinya).</text:span></text:span></text:p>
            <text:p text:style-name="Text_20_body"><text:span text:style-name="Emphasis"><text:span text:style-name="T1">(Prompt: Berikan pembahasan mendalam tentang beberapa fitur inti Twitter yang </text:span></text:span><text:soft-page-break/><text:span text:style-name="Emphasis"><text:span text:style-name="T1">diperkenalkan atau dikembangkan secara signifikan selama periode ini dan terus bertahan (meskipun mungkin berevolusi). Untuk masing-masing fitur (Direct Message/DM, Trends/Trending Topics, Polling/Jajak Pendapat, Lists/Daftar, dan mungkin Moments): jelaskan kapan fitur tersebut diperkenalkan, apa tujuan utamanya, bagaimana cara kerjanya, dan bagaimana fitur tersebut berkembang seiring waktu (misalnya, DM dari teks saja menjadi bisa mengirim gambar/video/grup, algoritma Trends yang berubah, dll.). Analisis bagaimana fitur-fitur ini menambah nilai dan fungsi pada platform Twitter.)</text:span></text:span></text:p>
            <text:p text:style-name="Text_20_body"><text:span text:style-name="Strong_20_Emphasis"><text:span text:style-name="T1">[MULAI JAWABAN PROMPT 24]</text:span></text:span></text:p>
            <text:p text:style-name="P99">Selain perubahan besar pada antarmuka dan teknologi inti, periode pendewasaan Twitter juga ditandai dengan pengenalan dan pengembangan fitur-fitur spesifik yang menambah lapisan fungsi pada platform. Beberapa di antaranya menjadi sangat integral dalam pengalaman pengguna sehari-hari, meskipun evolusinya bervariasi:</text:p>
            <text:list xml:id="list984801941079143609" text:style-name="L52">
              <text:list-item>
                <text:p text:style-name="P40"><text:span text:style-name="Strong_20_Emphasis"><text:span text:style-name="T1">Direct Message (DM):</text:span></text:span></text:p>
                <text:list>
                  <text:list-item>
                    <text:p text:style-name="P156"><text:span text:style-name="Strong_20_Emphasis"><text:span text:style-name="T1">Tujuan &amp; Awal:</text:span></text:span><text:span text:style-name="T1"> Sejak awal, DM dirancang sebagai kanal komunikasi </text:span><text:span text:style-name="Strong_20_Emphasis"><text:span text:style-name="T1">privat</text:span></text:span><text:span text:style-name="T1">, satu-lawan-satu, alternatif dari tweet publik. Awalnya sangat terbatas, hanya teks dan tunduk pada batas 140 karakter. </text:span></text:p>
                  </text:list-item>
                  <text:list-item>
                    <text:p text:style-name="P156"><text:span text:style-name="Strong_20_Emphasis"><text:span text:style-name="T1">Evolusi:</text:span></text:span><text:span text:style-name="T1"> DM mengalami perkembangan pesat. Batas karakter dihapus, pengguna bisa </text:span><text:span text:style-name="Strong_20_Emphasis"><text:span text:style-name="T1">mengirim gambar, video, GIF</text:span></text:span><text:span text:style-name="T1">, membuat </text:span><text:span text:style-name="Strong_20_Emphasis"><text:span text:style-name="T1">percakapan grup</text:span></text:span><text:span text:style-name="T1">, melihat </text:span><text:span text:style-name="Strong_20_Emphasis"><text:span text:style-name="T1">tanda pesan dibaca (read receipts)</text:span></text:span><text:span text:style-name="T1">, memberikan </text:span><text:span text:style-name="Strong_20_Emphasis"><text:span text:style-name="T1">reaksi emoji</text:span></text:span><text:span text:style-name="T1"> pada pesan, hingga upaya penambahan </text:span><text:span text:style-name="Strong_20_Emphasis"><text:span text:style-name="T1">enkripsi end-to-end</text:span></text:span><text:span text:style-name="T1"> (di era X). Pengaturan privasi juga berkembang, memungkinkan pengguna memilih menerima DM hanya dari pengikut atau dari siapa saja (sebuah perubahan yang cukup kontroversial). </text:span></text:p>
                  </text:list-item>
                  <text:list-item>
                    <text:p text:style-name="P156"><text:span text:style-name="Strong_20_Emphasis"><text:span text:style-name="T1">Nilai Tambah:</text:span></text:span><text:span text:style-name="T1"> Menyediakan ruang percakapan pribadi yang penting, sering digunakan untuk layanan pelanggan oleh merek, serta berbagi konten secara lebih personal. </text:span></text:p>
                  </text:list-item>
                </text:list>
              </text:list-item>
              <text:list-item>
                <text:p text:style-name="P40"><text:span text:style-name="Strong_20_Emphasis"><text:span text:style-name="T1">Trends / Trending Topics:</text:span></text:span></text:p>
                <text:list>
                  <text:list-item>
                    <text:p text:style-name="P156"><text:span text:style-name="Strong_20_Emphasis"><text:span text:style-name="T1">Tujuan &amp; Awal:</text:span></text:span><text:span text:style-name="T1"> Diluncurkan sekitar 2008-2009, fitur Trends secara algoritmik mengidentifikasi kata kunci atau tagar yang sedang </text:span><text:span text:style-name="Strong_20_Emphasis"><text:span text:style-name="T1">paling banyak dibicarakan</text:span></text:span><text:span text:style-name="T1"> di Twitter secara </text:span><text:span text:style-name="Emphasis"><text:span text:style-name="T1">real-time</text:span></text:span><text:span text:style-name="T1">. Tujuannya adalah memberikan 'denyut nadi' percakapan publik. </text:span></text:p>
                  </text:list-item>
                  <text:list-item>
                    <text:p text:style-name="P156"><text:span text:style-name="Strong_20_Emphasis"><text:span text:style-name="T1">Evolusi:</text:span></text:span><text:span text:style-name="T1"> Dari daftar global sederhana, Trends menjadi </text:span><text:span text:style-name="Strong_20_Emphasis"><text:span text:style-name="T1">terlokalisasi</text:span></text:span><text:span text:style-name="T1"> </text:span><text:soft-page-break/><text:span text:style-name="T1">(menampilkan topik yang populer di negara tertentu, seperti Indonesia) dan kemudian </text:span><text:span text:style-name="Strong_20_Emphasis"><text:span text:style-name="T1">terpersonalisasi</text:span></text:span><text:span text:style-name="T1"> berdasarkan minat pengguna dan siapa yang mereka ikuti. Twitter juga menambahkan konteks seperti judul berita atau deskripsi singkat pada beberapa tren untuk kejelasan, serta terus berupaya memerangi manipulasi tren oleh bot atau kampanye terkoordinasi. </text:span></text:p>
                  </text:list-item>
                  <text:list-item>
                    <text:p text:style-name="P156"><text:span text:style-name="Strong_20_Emphasis"><text:span text:style-name="T1">Nilai Tambah:</text:span></text:span><text:span text:style-name="T1"> Cara cepat untuk mengetahui isu atau peristiwa yang sedang hangat dibicarakan, memudahkan pengguna menemukan dan bergabung dalam percakapan skala besar. </text:span></text:p>
                  </text:list-item>
                </text:list>
              </text:list-item>
              <text:list-item>
                <text:p text:style-name="P40"><text:span text:style-name="Strong_20_Emphasis"><text:span text:style-name="T1">Polling / Jajak Pendapat:</text:span></text:span></text:p>
                <text:list>
                  <text:list-item>
                    <text:p text:style-name="P156"><text:span text:style-name="Strong_20_Emphasis"><text:span text:style-name="T1">Tujuan &amp; Awal:</text:span></text:span><text:span text:style-name="T1"> Diperkenalkan sekitar tahun 2015, fitur Polling memberikan cara </text:span><text:span text:style-name="Strong_20_Emphasis"><text:span text:style-name="T1">super sederhana</text:span></text:span><text:span text:style-name="T1"> bagi pengguna untuk membuat jajak pendapat langsung di dalam tweet. Awalnya hanya memungkinkan dua pilihan jawaban. </text:span></text:p>
                  </text:list-item>
                  <text:list-item>
                    <text:p text:style-name="P156"><text:span text:style-name="Strong_20_Emphasis"><text:span text:style-name="T1">Evolusi:</text:span></text:span><text:span text:style-name="T1"> Kemudian diperluas hingga </text:span><text:span text:style-name="Strong_20_Emphasis"><text:span text:style-name="T1">empat pilihan jawaban</text:span></text:span><text:span text:style-name="T1"> dan memungkinkan pengguna mengatur </text:span><text:span text:style-name="Strong_20_Emphasis"><text:span text:style-name="T1">durasi polling</text:span></text:span><text:span text:style-name="T1"> (dari beberapa menit hingga beberapa hari). </text:span></text:p>
                  </text:list-item>
                  <text:list-item>
                    <text:p text:style-name="P156"><text:span text:style-name="Strong_20_Emphasis"><text:span text:style-name="T1">Nilai Tambah:</text:span></text:span><text:span text:style-name="T1"> Menjadi alat yang sangat populer untuk mengumpulkan opini cepat, meningkatkan interaksi (engagement), melakukan riset pasar informal, atau sekadar bersenang-senang bertanya pendapat pengikut (penggunaannya sangat masif untuk berbagai keperluan, termasuk di kalangan pengguna Indonesia). </text:span></text:p>
                  </text:list-item>
                </text:list>
              </text:list-item>
              <text:list-item>
                <text:p text:style-name="P40"><text:span text:style-name="Strong_20_Emphasis"><text:span text:style-name="T1">Lists / Daftar:</text:span></text:span></text:p>
                <text:list>
                  <text:list-item>
                    <text:p text:style-name="P156"><text:span text:style-name="Strong_20_Emphasis"><text:span text:style-name="T1">Tujuan &amp; Awal:</text:span></text:span><text:span text:style-name="T1"> Diluncurkan sekitar tahun 2009, Lists memungkinkan pengguna untuk </text:span><text:span text:style-name="Strong_20_Emphasis"><text:span text:style-name="T1">mengkurasi linimasa kustom</text:span></text:span><text:span text:style-name="T1"> dengan mengelompokkan akun-akun tertentu ke dalam sebuah daftar (misalnya, daftar 'Ahli Teknologi', 'Media Nasional', 'Teman Dekat'). Ini adalah cara untuk mengatasi kebisingan linimasa utama. </text:span></text:p>
                  </text:list-item>
                  <text:list-item>
                    <text:p text:style-name="P156"><text:span text:style-name="Strong_20_Emphasis"><text:span text:style-name="T1">Evolusi:</text:span></text:span><text:span text:style-name="T1"> Fungsi intinya relatif stabil, dengan penambahan kemampuan membuat daftar </text:span><text:span text:style-name="Strong_20_Emphasis"><text:span text:style-name="T1">privat</text:span></text:span><text:span text:style-name="T1"> (hanya bisa dilihat oleh pembuatnya) atau </text:span><text:span text:style-name="Strong_20_Emphasis"><text:span text:style-name="T1">publik</text:span></text:span><text:span text:style-name="T1"> (bisa diikuti oleh pengguna lain), serta perbaikan pada antarmuka pengelolaannya. </text:span></text:p>
                  </text:list-item>
                  <text:list-item>
                    <text:p text:style-name="P156"><text:span text:style-name="Strong_20_Emphasis"><text:span text:style-name="T1">Nilai Tambah:</text:span></text:span><text:span text:style-name="T1"> Alat </text:span><text:span text:style-name="Emphasis"><text:span text:style-name="T1">power user</text:span></text:span><text:span text:style-name="T1"> yang sangat berguna untuk mengorganisir informasi, mengikuti topik atau komunitas spesifik tanpa harus membanjiri linimasa utama, meskipun mungkin kurang dimanfaatkan secara maksimal oleh pengguna kasual. </text:span></text:p>
                  </text:list-item>
                </text:list>
              </text:list-item>
              <text:list-item>
                <text:p text:style-name="P40"><text:span text:style-name="Strong_20_Emphasis"><text:span text:style-name="T1">Moments:</text:span></text:span></text:p>
                <text:list>
                  <text:list-item>
                    <text:p text:style-name="P156"><text:soft-page-break/><text:span text:style-name="Strong_20_Emphasis"><text:span text:style-name="T1">Tujuan &amp; Awal:</text:span></text:span><text:span text:style-name="T1"> Diperkenalkan sekitar tahun 2015, Moments adalah upaya Twitter untuk </text:span><text:span text:style-name="Strong_20_Emphasis"><text:span text:style-name="T1">bercerita (storytelling)</text:span></text:span><text:span text:style-name="T1"> dengan mengkurasi serangkaian tweet, gambar, dan video tentang peristiwa atau topik tertentu ke dalam format visual yang imersif (seringkali vertikal dan layar penuh). Tujuannya adalah memudahkan pengguna memahami konteks atau ringkasan sebuah kejadian. </text:span></text:p>
                  </text:list-item>
                  <text:list-item>
                    <text:p text:style-name="P156"><text:span text:style-name="Strong_20_Emphasis"><text:span text:style-name="T1">Evolusi:</text:span></text:span><text:span text:style-name="T1"> Awalnya sangat dipromosikan dan memiliki tab khusus, namun seiring waktu fitur ini menjadi kurang menonjol. Alat pembuatannya mungkin dirasa kurang intuitif, dan fokus platform bergeser. Meskipun masih ada, perannya dalam ekosistem Twitter/X saat ini jauh lebih kecil dibandingkan saat peluncuran. </text:span></text:p>
                  </text:list-item>
                  <text:list-item>
                    <text:p text:style-name="P40"><text:span text:style-name="Strong_20_Emphasis"><text:span text:style-name="T1">Nilai Tambah (yang Diinginkan):</text:span></text:span><text:span text:style-name="T1"> Memberikan ringkasan peristiwa yang mudah dicerna. Namun, adopsi dan dampak jangka panjangnya tampaknya terbatas. </text:span></text:p>
                  </text:list-item>
                </text:list>
              </text:list-item>
            </text:list>
            <text:p text:style-name="P99">Secara kolektif, fitur-fitur ini (terutama DM, Trends, dan Polls) secara signifikan memperluas fungsi Twitter melampaui sekadar mengirim pesan singkat. Mereka menambahkan dimensi komunikasi privat, penemuan informasi real-time, interaksi berbasis opini, dan kurasi konten, menjadikan platform lebih serbaguna—meskipun juga secara bertahap menambah kompleksitas pada pengalaman pengguna awal yang sangat sederhana.</text:p>
            <text:p text:style-name="Text_20_body"><text:span text:style-name="Strong_20_Emphasis"><text:span text:style-name="T1">[AKHIR JAWABAN PROMPT 24]</text:span></text:span></text:p>
            <text:p text:style-name="P235"/>
            <text:p text:style-name="Text_20_body"><text:span text:style-name="T1">Saya telah menjawab semua prompt untuk </text:span><text:span text:style-name="Strong_20_Emphasis"><text:span text:style-name="T1">Bab 3</text:span></text:span><text:span text:style-name="T1">. Saya menunggu perintah "YAX" Anda untuk melanjutkan ke prompt pengantar </text:span><text:span text:style-name="Strong_20_Emphasis"><text:span text:style-name="T1">Bab 4: Eksperimen, Kegagalan, dan Fitur yang Hilang</text:span></text:span><text:span text:style-name="T1">.</text:span></text:p>
          </text:section>
          <text:section text:style-name="Sect1" text:name="feedback-form-36">
            <text:p text:style-name="P213"/>
          </text:section>
        </text:section>
        <text:section text:style-name="Sect1" text:name="eb29980ab6eb8865">
          <text:p text:style-name="P99"/>
          <text:section text:style-name="Sect1" text:name="user-query-content-37">
            <text:p text:style-name="P232">yax </text:p>
          </text:section>
          <text:p text:style-name="P213">Tampilkan alur berpikir</text:p>
          <text:section text:style-name="Sect2" text:name="model-response-message-contentr_eb29980ab6eb8865">
            <text:p text:style-name="P99">Baik, saya akan melanjutkan ke prompt pengantar untuk Bab 4.</text:p>
            <text:p text:style-name="P235"/>
            <text:p text:style-name="Text_20_body"><text:span text:style-name="Strong_20_Emphasis"><text:span text:style-name="T1">Jawaban untuk Prompt Pengantar Bab 4: Eksperimen, Kegagalan, dan Fitur yang Hilang.</text:span></text:span></text:p>
            <text:p text:style-name="Text_20_body"><text:span text:style-name="Emphasis"><text:span text:style-name="T1">(Prompt: Tuliskan pengantar untuk Bab 4 yang mengeksplorasi sisi lain dari </text:span></text:span><text:soft-page-break/><text:span text:style-name="Emphasis"><text:span text:style-name="T1">inovasi di Twitter/X: eksperimen yang berani, akuisisi strategis, dan fitur-fitur yang, meskipun menjanjikan, pada akhirnya tidak berhasil atau dihentikan. Jelaskan bahwa tidak semua ide cemerlang atau upaya meniru tren berhasil di ekosistem unik Twitter. Bab ini akan menjadi 'kuburan' bagi beberapa produk dan fitur yang pernah digadang-gadang, seperti Vine, Periscope, dan Fleets, serta inisiatif lainnya yang kurang dikenal. Tekankan bahwa mempelajari kegagalan ini sama pentingnya dengan merayakan kesuksesan untuk memahami DNA dan strategi platform.)</text:span></text:span></text:p>
            <text:p text:style-name="Text_20_body"><text:span text:style-name="Strong_20_Emphasis"><text:span text:style-name="T1">[MULAI JAWABAN PROMPT 25]</text:span></text:span></text:p>
            <text:p text:style-name="Text_20_body"><text:span text:style-name="T1">Setelah melihat bagaimana Twitter/X mengembangkan fitur-fitur inti dan teknologi dasarnya di bab sebelumnya, kini saatnya kita menjelajahi </text:span><text:span text:style-name="Strong_20_Emphasis"><text:span text:style-name="T1">sisi lain dari koin inovasi</text:span></text:span><text:span text:style-name="T1">: dunia eksperimen yang berani, akuisisi strategis yang penuh harapan, namun juga diwarnai oleh kegagalan dan fitur-fitur yang akhirnya hilang ditelan waktu. Perjalanan sebuah raksasa teknologi jarang sekali mulus; ia dipenuhi dengan pertaruhan, beberapa berhasil, banyak yang tidak. Bab ini akan membawa kita menengok upaya-upaya Twitter/X untuk berkembang dan beradaptasi, yang meskipun diawali dengan optimisme, pada akhirnya tidak sesuai dengan ekspektasi atau gagal menemukan pijakan yang kokoh.</text:span></text:p>
            <text:p text:style-name="Text_20_body"><text:span text:style-name="T1">Kita akan melihat bahwa tidak semua ide cemerlang, akuisisi mahal, atau bahkan upaya meniru tren yang sangat sukses di platform lain (seperti format 'Stories') dapat serta-merta berhasil di ekosistem Twitter/X yang memiliki dinamika dan kebiasaan pengguna yang unik. Bab ini akan menjadi semacam </text:span><text:span text:style-name="Strong_20_Emphasis"><text:span text:style-name="T1">'kuburan' digital</text:span></text:span><text:span text:style-name="T1"> yang sunyi bagi beberapa nama yang mungkin pernah Anda dengar atau bahkan gunakan—platform video pendek </text:span><text:span text:style-name="Strong_20_Emphasis"><text:span text:style-name="T1">Vine</text:span></text:span><text:span text:style-name="T1"> yang fenomenal namun bernasib tragis, pelopor </text:span><text:span text:style-name="Emphasis"><text:span text:style-name="T1">live streaming</text:span></text:span><text:span text:style-name="T1"> </text:span><text:span text:style-name="Strong_20_Emphasis"><text:span text:style-name="T1">Periscope</text:span></text:span><text:span text:style-name="T1">, hingga upaya singkat mengadopsi format ephemeral melalui </text:span><text:span text:style-name="Strong_20_Emphasis"><text:span text:style-name="T1">Fleets</text:span></text:span><text:span text:style-name="T1">. Kita juga akan menyentuh beberapa inisiatif lain yang mungkin kurang dikenal namun menunjukkan pola eksperimentasi yang sama.</text:span></text:p>
            <text:p text:style-name="Text_20_body"><text:span text:style-name="T1">Namun, tujuan bab ini bukanlah sekadar untuk membuat daftar kegagalan. Justru sebaliknya. Dengan mempelajari mengapa inovasi-inovasi ini tidak bertahan—apakah karena masalah strategi, eksekusi, persaingan, monetisasi, atau ketidakcocokan dengan platform—kita dapat memperoleh pemahaman yang jauh lebih dalam tentang </text:span><text:span text:style-name="Strong_20_Emphasis"><text:span text:style-name="T1">DNA sesungguhnya dari Twitter/X</text:span></text:span><text:span text:style-name="T1">. Memahami kegagalan sama pentingnya dengan merayakan kesuksesan; keduanya adalah kepingan puzzle krusial untuk mengerti bagaimana platform ini berevolusi, belajar (atau tidak belajar) dari kesalahannya, dan membentuk strateginya hingga hari ini. Mari kita selami kisah-kisah di balik fitur dan produk yang hilang ini.</text:span></text:p>
            <text:p text:style-name="Text_20_body"><text:soft-page-break/><text:span text:style-name="Strong_20_Emphasis"><text:span text:style-name="T1">[AKHIR JAWABAN PROMPT 25]</text:span></text:span></text:p>
            <text:p text:style-name="P235"/>
            <text:p text:style-name="P99">Saya sekarang menunggu perintah "YAX" dari Anda untuk melanjutkan ke prompt berikutnya (Bab 4 - Sub-bab 4.1: Vine: Akuisisi dan Penutupan Platform Video Pendek).</text:p>
          </text:section>
          <text:section text:style-name="Sect1" text:name="feedback-form-37">
            <text:p text:style-name="P213"/>
          </text:section>
        </text:section>
        <text:section text:style-name="Sect1" text:name="9356d756f3ea7cae">
          <text:p text:style-name="P99"/>
          <text:section text:style-name="Sect1" text:name="user-query-content-38">
            <text:p text:style-name="P232">yax </text:p>
          </text:section>
          <text:p text:style-name="P213">Tampilkan alur berpikir</text:p>
          <text:section text:style-name="Sect2" text:name="model-response-message-contentr_9356d756f3ea7cae">
            <text:p text:style-name="P99">Baik, saya akan melanjutkan ke prompt berikutnya.</text:p>
            <text:p text:style-name="P235"/>
            <text:p text:style-name="Text_20_body"><text:span text:style-name="Strong_20_Emphasis"><text:span text:style-name="T1">Jawaban untuk Prompt Bab 4 - Sub-bab 4.1: Vine: Akuisisi dan Penutupan Platform Video Pendek.</text:span></text:span></text:p>
            <text:p text:style-name="Text_20_body"><text:span text:style-name="Emphasis"><text:span text:style-name="T1">(Prompt: Ceritakan secara mendalam kisah lengkap Vine, mulai dari akuisisi uniknya oleh Twitter sebelum platform tersebut resmi diluncurkan. Analisis ledakan popularitas awalnya: apa yang membuat format video 6 detik berulang (looping) begitu menarik dan adiktif? Bagaimana Vine melahirkan generasi baru kreator konten dan memengaruhi budaya internet? Kemudian, gali faktor-faktor penyebab kemundurannya: persaingan ketat (terutama Instagram Video), kegagalan dalam menyediakan jalur monetisasi yang jelas bagi kreator, dan eksodus para bintangnya. Bahas proses dan alasan di balik keputusan sulit Twitter untuk menutup Vine pada tahun 2016/2017.)</text:span></text:span></text:p>
            <text:p text:style-name="Text_20_body"><text:span text:style-name="Strong_20_Emphasis"><text:span text:style-name="T1">[MULAI JAWABAN PROMPT 26]</text:span></text:span></text:p>
            <text:p text:style-name="Text_20_body"><text:span text:style-name="T1">Kisah Vine adalah salah satu contoh paling menarik dan tragis dari potensi besar yang akhirnya padam dalam ekosistem Twitter. Ceritanya dimulai dengan langkah yang tidak biasa: pada </text:span><text:span text:style-name="Strong_20_Emphasis"><text:span text:style-name="T1">akhir 2012</text:span></text:span><text:span text:style-name="T1">, Twitter mengakuisisi startup Vine—yang didirikan oleh Dom Hofmann, Rus Yusupov, dan Colin Kroll—</text:span><text:span text:style-name="Strong_20_Emphasis"><text:span text:style-name="T1">sebelum platform video tersebut sempat diluncurkan secara publik</text:span></text:span><text:span text:style-name="T1">. Ini menunjukkan ambisi awal Twitter untuk segera memasuki ranah video pendek yang saat itu mulai memanas. Vine pun resmi meluncur pada </text:span><text:span text:style-name="Strong_20_Emphasis"><text:span text:style-name="T1">Januari 2013</text:span></text:span><text:span text:style-name="T1">.</text:span></text:p>
            <text:p text:style-name="Text_20_body"><text:span text:style-name="T1">Ledakan popularitas Vine terjadi begitu cepat dan masif. Apa rahasianya? Intinya terletak pada </text:span><text:span text:style-name="Strong_20_Emphasis"><text:span text:style-name="T1">format unik video 6 detik yang berulang secara otomatis (looping)</text:span></text:span><text:span text:style-name="T1"> dan alat pembuatannya yang sangat sederhana. Keterbatasan durasi 6 detik ini, alih-alih menjadi penghalang, justru </text:span><text:span text:style-name="Strong_20_Emphasis"><text:span text:style-name="T1">memicu kreativitas luar biasa</text:span></text:span><text:span text:style-name="T1">. </text:span><text:soft-page-break/><text:span text:style-name="T1">Para pengguna menemukan cara-cara jenius untuk menyampaikan lelucon visual, sketsa komedi singkat, animasi stop-motion, trik sulap, hingga momen-momen artistik dalam rentang waktu yang sangat pendek. Efek </text:span><text:span text:style-name="Emphasis"><text:span text:style-name="T1">looping</text:span></text:span><text:span text:style-name="T1"> membuat video-video ini terasa hipnotik dan mudah ditonton berulang kali, meningkatkan potensi viralitasnya. Kemudahan berbagi langsung ke Twitter juga menjadi bahan bakar utama penyebarannya.</text:span></text:p>
            <text:p text:style-name="Text_20_body"><text:span text:style-name="T1">Vine dengan cepat menjadi </text:span><text:span text:style-name="Strong_20_Emphasis"><text:span text:style-name="T1">pabrik bintang internet</text:span></text:span><text:span text:style-name="T1">. Ia melahirkan generasi baru kreator konten—dikenal sebagai "Vine Stars"—yang meraih jutaan pengikut berkat kreativitas 6 detik mereka. Nama-nama seperti Shawn Mendes, King Bach, Lele Pons, dan banyak lainnya membangun karier mereka dari platform ini. Vine secara signifikan </text:span><text:span text:style-name="Strong_20_Emphasis"><text:span text:style-name="T1">memengaruhi budaya internet global</text:span></text:span><text:span text:style-name="T1">, mempopulerkan format video super pendek, melahirkan gaya humor dan meme baru, bahkan membuat lagu-lagu tertentu menjadi viral. Pengaruhnya terasa mendunia, menginspirasi kreator muda di berbagai negara, mungkin termasuk beberapa di Indonesia yang kemudian mencoba format serupa di platform lain.</text:span></text:p>
            <text:p text:style-name="Text_20_body"><text:span text:style-name="T1">Namun, masa kejayaan Vine ternyata tidak berlangsung lama. Beberapa faktor kunci menyebabkan </text:span><text:span text:style-name="Strong_20_Emphasis"><text:span text:style-name="T1">kemundurannya yang cepat</text:span></text:span><text:span text:style-name="T1">:</text:span></text:p>
            <text:list xml:id="list3482507634929807679" text:style-name="L53">
              <text:list-item>
                <text:p text:style-name="P157"><text:span text:style-name="Strong_20_Emphasis"><text:span text:style-name="T1">Persaingan Brutal:</text:span></text:span><text:span text:style-name="T1"> Pada Juni 2013, </text:span><text:span text:style-name="Strong_20_Emphasis"><text:span text:style-name="T1">Instagram (milik Facebook) meluncurkan fitur video</text:span></text:span><text:span text:style-name="T1"> dengan durasi lebih panjang (15 detik) di dalam platformnya yang sudah memiliki basis pengguna jauh lebih besar. Ini memberikan pukulan telak bagi Vine, karena pengguna Instagram kini bisa membuat dan berbagi video pendek tanpa perlu aplikasi terpisah. Pertumbuhan Snapchat juga menambah tekanan persaingan. </text:span></text:p>
              </text:list-item>
              <text:list-item>
                <text:p text:style-name="P157"><text:span text:style-name="Strong_20_Emphasis"><text:span text:style-name="T1">Kegagalan Monetisasi Kreator:</text:span></text:span><text:span text:style-name="T1"> Ini sering dianggap sebagai 'paku di peti mati' Vine. Twitter/Vine dinilai gagal atau terlalu lambat dalam menyediakan </text:span><text:span text:style-name="Strong_20_Emphasis"><text:span text:style-name="T1">mekanisme monetisasi yang jelas dan efektif</text:span></text:span><text:span text:style-name="T1"> bagi para kreator topnya. Ketika para Vine Stars tidak bisa menghasilkan pendapatan yang layak dari platform yang membesarkan nama mereka, mereka mulai beralih ke platform lain seperti YouTube, Instagram, dan Facebook yang menawarkan peluang finansial lebih baik. </text:span></text:p>
              </text:list-item>
              <text:list-item>
                <text:p text:style-name="P157"><text:span text:style-name="Strong_20_Emphasis"><text:span text:style-name="T1">Eksodus Kreator dan Audiens:</text:span></text:span><text:span text:style-name="T1"> Hengkangnya para bintang besar diikuti oleh jutaan pengikut mereka, menciptakan efek bola salju negatif. Tanpa konten segar dari kreator favorit, pengguna lain pun mulai meninggalkan platform. </text:span></text:p>
              </text:list-item>
              <text:list-item>
                <text:p text:style-name="P41"><text:span text:style-name="Strong_20_Emphasis"><text:span text:style-name="T1">Potensi Kurangnya Fokus dari Twitter:</text:span></text:span><text:span text:style-name="T1"> Ada argumen bahwa di tengah berbagai tantangan internalnya sendiri, Twitter mungkin kurang memberikan sumber daya, perhatian strategis, dan pengembangan fitur </text:span><text:soft-page-break/><text:span text:style-name="T1">yang dibutuhkan Vine untuk terus bersaing. </text:span></text:p>
              </text:list-item>
            </text:list>
            <text:p text:style-name="Text_20_body"><text:span text:style-name="T1">Akhirnya, pada </text:span><text:span text:style-name="Strong_20_Emphasis"><text:span text:style-name="T1">Oktober 2016</text:span></text:span><text:span text:style-name="T1">, Twitter mengumumkan keputusan pahit untuk </text:span><text:span text:style-name="Strong_20_Emphasis"><text:span text:style-name="T1">menghentikan aplikasi seluler Vine</text:span></text:span><text:span text:style-name="T1">. Meskipun situs webnya dipertahankan sebagai arsip untuk beberapa waktu, era Vine sebagai platform aktif telah berakhir. Alasan utamanya kemungkinan besar adalah tekanan finansial dan kebutuhan Twitter untuk memfokuskan sumber daya pada produk intinya. Penutupan Vine meninggalkan kekecewaan mendalam bagi komunitas pengguna dan kreatornya, menjadi studi kasus tentang bagaimana platform yang sangat dicintai dan berpengaruh secara budaya bisa gagal bertahan karena kombinasi persaingan pasar dan tantangan model bisnis.</text:span></text:p>
            <text:p text:style-name="Text_20_body"><text:span text:style-name="Strong_20_Emphasis"><text:span text:style-name="T1">[AKHIR JAWABAN PROMPT 26]</text:span></text:span></text:p>
            <text:p text:style-name="P235"/>
            <text:p text:style-name="P99">Saya sekarang menunggu perintah "YAX" dari Anda untuk melanjutkan ke prompt berikutnya (Bab 4 - Sub-bab 4.2: Periscope: Merintis live streaming mobile dan integrasinya ke Twitter).</text:p>
          </text:section>
          <text:section text:style-name="Sect1" text:name="feedback-form-38">
            <text:p text:style-name="P213"/>
          </text:section>
        </text:section>
        <text:section text:style-name="Sect1" text:name="11f327933ad09952">
          <text:p text:style-name="P99"/>
          <text:section text:style-name="Sect1" text:name="user-query-content-39">
            <text:p text:style-name="P232">yax </text:p>
          </text:section>
          <text:p text:style-name="P213">Tampilkan alur berpikir</text:p>
          <text:section text:style-name="Sect2" text:name="model-response-message-contentr_11f327933ad09952">
            <text:p text:style-name="P99">Baik, saya akan melanjutkan ke prompt berikutnya.</text:p>
            <text:p text:style-name="P235"/>
            <text:p text:style-name="Text_20_body"><text:span text:style-name="Strong_20_Emphasis"><text:span text:style-name="T1">Jawaban untuk Prompt Bab 4 - Sub-bab 4.2: Periscope: Merintis live streaming mobile dan integrasinya ke Twitter.</text:span></text:span></text:p>
            <text:p text:style-name="Text_20_body"><text:span text:style-name="Emphasis"><text:span text:style-name="T1">(Prompt: Jelaskan secara rinci peran Periscope sebagai salah Ttsatu pelopor tren live streaming video dari perangkat mobile. Ceritakan tentang akuisisinya oleh Twitter pada tahun 2015, seringkali dilihat sebagai langkah untuk bersaing dengan Meerkat. Bagaimana integrasi Periscope ke dalam Twitter dilakukan? Analisis masa-masa awal popularitasnya dan kasus penggunaannya (citizen journalism, Q&amp;A selebriti, dll.). Mengapa Periscope perlahan kehilangan momentum meskipun terintegrasi dengan Twitter? Bahas persaingan internal dengan fitur Twitter Live native dan persaingan eksternal (Facebook Live, Instagram Live, Twitch). Jelaskan alasan penutupannya pada tahun 2021.)</text:span></text:span></text:p>
            <text:p text:style-name="Text_20_body"><text:span text:style-name="Strong_20_Emphasis"><text:span text:style-name="T1">[MULAI JAWABAN PROMPT 27]</text:span></text:span></text:p>
            <text:p text:style-name="Text_20_body"><text:soft-page-break/><text:span text:style-name="T1">Di awal tahun 2015, dunia teknologi dikejutkan oleh kemunculan tren baru yang eksplosif: kemampuan siaran langsung video (live streaming) dengan mudah langsung dari ponsel cerdas. </text:span><text:span text:style-name="Strong_20_Emphasis"><text:span text:style-name="T1">Periscope</text:span></text:span><text:span text:style-name="T1">, sebuah startup yang didirikan oleh Kayvon Beykpour dan Joe Bernstein, berada di garis depan tren ini, memungkinkan siapa saja menjadi 'stasiun TV' dadakan bagi pengikut mereka. Melihat potensinya, Twitter bergerak cepat. Pada </text:span><text:span text:style-name="Strong_20_Emphasis"><text:span text:style-name="T1">Januari 2015</text:span></text:span><text:span text:style-name="T1">, Twitter </text:span><text:span text:style-name="Strong_20_Emphasis"><text:span text:style-name="T1">mengakuisisi Periscope senilai hampir $100 juta</text:span></text:span><text:span text:style-name="T1">, bahkan </text:span><text:span text:style-name="Emphasis"><text:span text:style-name="T1">sebelum</text:span></text:span><text:span text:style-name="T1"> aplikasi tersebut resmi diluncurkan ke publik pada bulan Maret tahun yang sama.</text:span></text:p>
            <text:p text:style-name="Text_20_body"><text:span text:style-name="T1">Langkah akuisisi ini seringkali dilihat sebagai </text:span><text:span text:style-name="Strong_20_Emphasis"><text:span text:style-name="T1">manuver strategis yang gesit</text:span></text:span><text:span text:style-name="T1">, sebagian besar untuk </text:span><text:span text:style-name="Strong_20_Emphasis"><text:span text:style-name="T1">menghadapi pesaing mendadak bernama Meerkat</text:span></text:span><text:span text:style-name="T1">. Meerkat adalah aplikasi live streaming lain yang memanfaatkan grafik sosial Twitter dan meledak popularitasnya secara viral selama festival SXSW pada Maret 2015. Dengan mengakuisisi Periscope dan kemudian membatasi akses Meerkat ke API Twitter, Twitter secara efektif mencoba mendominasi ruang live streaming mobile yang baru lahir ini.</text:span></text:p>
            <text:p text:style-name="Text_20_body"><text:span text:style-name="Strong_20_Emphasis"><text:span text:style-name="T1">Integrasi Periscope dengan Twitter</text:span></text:span><text:span text:style-name="T1"> dirancang agar mulus. Meskipun awalnya merupakan aplikasi terpisah, pengguna Periscope dapat dengan mudah membagikan tautan siaran langsung mereka ke linimasa Twitter mereka. Pengikut di Twitter akan melihat tautan tersebut dan bisa bergabung menonton siaran langsung di aplikasi Periscope atau, kemudian, </text:span><text:span text:style-name="Strong_20_Emphasis"><text:span text:style-name="T1">menyaksikannya langsung di dalam aplikasi atau situs web Twitter</text:span></text:span><text:span text:style-name="T1"> itu sendiri. Notifikasi juga sering dikirimkan ke pengikut Twitter ketika seseorang yang mereka ikuti memulai siaran Periscope.</text:span></text:p>
            <text:p text:style-name="Text_20_body"><text:span text:style-name="T1">Pada </text:span><text:span text:style-name="Strong_20_Emphasis"><text:span text:style-name="T1">masa-masa awalnya, Periscope menikmati popularitas dan keriuhan (hype)</text:span></text:span><text:span text:style-name="T1"> yang signifikan. Orang-orang terpikat oleh kemampuan untuk menyaksikan peristiwa secara langsung dari sudut pandang orang pertama. </text:span><text:span text:style-name="Strong_20_Emphasis"><text:span text:style-name="T1">Kasus penggunaannya beragam</text:span></text:span><text:span text:style-name="T1">: mulai dari </text:span><text:span text:style-name="Strong_20_Emphasis"><text:span text:style-name="T1">jurnalisme warga</text:span></text:span><text:span text:style-name="T1"> yang menyiarkan protes atau peristiwa penting secara langsung dari lokasi, </text:span><text:span text:style-name="Strong_20_Emphasis"><text:span text:style-name="T1">selebriti dan tokoh publik</text:span></text:span><text:span text:style-name="T1"> yang memberikan akses eksklusif di balik layar atau sesi tanya jawab (Q&amp;A) dadakan, hingga penggunaan kasual seperti berbagi momen perjalanan atau sekadar mengobrol santai dengan pengikut. Simbol hati yang melayang di layar saat penonton menyukai siaran menjadi ciri khasnya.</text:span></text:p>
            <text:p text:style-name="Text_20_body"><text:span text:style-name="T1">Namun, momentum Periscope </text:span><text:span text:style-name="Strong_20_Emphasis"><text:span text:style-name="T1">perlahan memudar</text:span></text:span><text:span text:style-name="T1"> seiring waktu, meskipun terintegrasi erat dengan Twitter. Beberapa faktor berkontribusi pada penurunannya:</text:span></text:p>
            <text:list xml:id="list43005121319094011" text:style-name="L54">
              <text:list-item>
                <text:p text:style-name="P158"><text:span text:style-name="Strong_20_Emphasis"><text:span text:style-name="T1">Persaingan Eksternal yang Sengit:</text:span></text:span><text:span text:style-name="T1"> Pada tahun 2016, </text:span><text:span text:style-name="Strong_20_Emphasis"><text:span text:style-name="T1">Facebook </text:span></text:span><text:soft-page-break/><text:span text:style-name="Strong_20_Emphasis"><text:span text:style-name="T1">meluncurkan Facebook Live</text:span></text:span><text:span text:style-name="T1">, diikuti oleh </text:span><text:span text:style-name="Strong_20_Emphasis"><text:span text:style-name="T1">Instagram Live</text:span></text:span><text:span text:style-name="T1">. Dengan basis pengguna miliaran orang yang sudah ada di platform mereka, fitur live streaming dari Facebook dan Instagram dengan cepat diadopsi secara massal, menggerus pangsa pasar Periscope. Sementara itu, </text:span><text:span text:style-name="Strong_20_Emphasis"><text:span text:style-name="T1">Twitch</text:span></text:span><text:span text:style-name="T1"> mendominasi ceruk </text:span><text:span text:style-name="Emphasis"><text:span text:style-name="T1">live streaming</text:span></text:span><text:span text:style-name="T1"> untuk gaming. </text:span></text:p>
              </text:list-item>
              <text:list-item>
                <text:p text:style-name="P158"><text:span text:style-name="Strong_20_Emphasis"><text:span text:style-name="T1">Persaingan Internal:</text:span></text:span><text:span text:style-name="T1"> Twitter sendiri akhirnya mengembangkan </text:span><text:span text:style-name="Strong_20_Emphasis"><text:span text:style-name="T1">kemampuan live video native ("Twitter Live")</text:span></text:span><text:span text:style-name="T1"> yang terintegrasi langsung ke dalam platform utamanya. Hal ini membuat aplikasi Periscope yang terpisah terasa semakin kurang relevan bagi banyak pengguna untuk kebutuhan siaran dasar. </text:span></text:p>
              </text:list-item>
              <text:list-item>
                <text:p text:style-name="P42"><text:span text:style-name="Strong_20_Emphasis"><text:span text:style-name="T1">Tantangan Lain:</text:span></text:span><text:span text:style-name="T1"> Seperti platform live lainnya, Periscope juga menghadapi tantangan dalam moderasi konten siaran langsung dan mungkin dianggap kurang cepat dalam meluncurkan fitur-fitur baru yang inovatif dibandingkan pesaingnya. </text:span></text:p>
              </text:list-item>
            </text:list>
            <text:p text:style-name="Text_20_body"><text:span text:style-name="T1">Akibat menurunnya penggunaan dan biaya pemeliharaan yang tinggi, Twitter akhirnya mengumumkan pada Desember 2020 bahwa mereka akan </text:span><text:span text:style-name="Strong_20_Emphasis"><text:span text:style-name="T1">menutup Periscope</text:span></text:span><text:span text:style-name="T1">. Aplikasi ini resmi </text:span><text:span text:style-name="Strong_20_Emphasis"><text:span text:style-name="T1">dihentikan operasinya pada 31 Maret 2021</text:span></text:span><text:span text:style-name="T1">. Alasan resmi yang diberikan adalah bahwa sebagian besar fungsi inti Periscope kini telah terintegrasi ke dalam Twitter Live, dan mempertahankan aplikasi terpisah dengan basis pengguna yang menyusut sudah tidak lagi berkelanjutan secara finansial. Periscope pun menyusul Vine sebagai akuisisi strategis Twitter yang menjanjikan namun akhirnya tidak bertahan dalam jangka panjang.</text:span></text:p>
            <text:p text:style-name="Text_20_body"><text:span text:style-name="Strong_20_Emphasis"><text:span text:style-name="T1">[AKHIR JAWABAN PROMPT 27]</text:span></text:span></text:p>
            <text:p text:style-name="P235"/>
            <text:p text:style-name="P99">Saya sekarang menunggu perintah "YAX" dari Anda untuk melanjutkan ke prompt berikutnya (Bab 4 - Sub-bab 4.3: Fleets: Meniru Stories dan Kegagalannya).</text:p>
          </text:section>
          <text:section text:style-name="Sect1" text:name="feedback-form-39">
            <text:p text:style-name="P213"/>
          </text:section>
        </text:section>
        <text:section text:style-name="Sect1" text:name="8545e778869ed434">
          <text:p text:style-name="P99"/>
          <text:section text:style-name="Sect1" text:name="user-query-content-40">
            <text:p text:style-name="P232">yax </text:p>
          </text:section>
          <text:p text:style-name="P213">Tampilkan alur berpikir</text:p>
          <text:section text:style-name="Sect2" text:name="model-response-message-contentr_8545e778869ed434">
            <text:p text:style-name="P99">Baik, saya akan melanjutkan ke prompt berikutnya.</text:p>
            <text:p text:style-name="P235"/>
            <text:p text:style-name="Text_20_body"><text:span text:style-name="Strong_20_Emphasis"><text:span text:style-name="T1">Jawaban untuk Prompt Bab 4 - Sub-bab 4.3: Fleets: Meniru Stories dan Kegagalannya.</text:span></text:span></text:p>
            <text:p text:style-name="Text_20_body"><text:soft-page-break/><text:span text:style-name="Emphasis"><text:span text:style-name="T1">(Prompt: Analisis secara mendalam upaya Twitter untuk mengadopsi format "Stories" yang ephemeral (hilang setelah 24 jam) melalui fitur yang disebut Fleets, yang diluncurkan pada akhir 2020. Apa alasan strategis Twitter meniru fitur ini dari Snapchat dan Instagram? Bagaimana fitur Fleets diimplementasikan dan apa saja perbedaannya dengan Stories di platform lain? Mengapa Fleets gagal total mendapatkan traksi di kalangan pengguna Twitter, meskipun format Stories sangat sukses di tempat lain? Bahas ketidakcocokan dengan kebiasaan pengguna Twitter, kritik terhadap fitur tersebut, dan keputusan cepat Twitter untuk menghentikan Fleets hanya beberapa bulan setelah peluncuran globalnya (Agustus 2021).)</text:span></text:span></text:p>
            <text:p text:style-name="Text_20_body"><text:span text:style-name="Strong_20_Emphasis"><text:span text:style-name="T1">[MULAI JAWABAN PROMPT 28]</text:span></text:span></text:p>
            <text:p text:style-name="Text_20_body"><text:span text:style-name="T1">Pada akhir tahun 2020, pengguna Twitter di seluruh dunia, termasuk di Indonesia, dikejutkan dengan munculnya lingkaran-lingkaran (bubbles) baru di bagian atas linimasa mereka. Inilah </text:span><text:span text:style-name="Strong_20_Emphasis"><text:span text:style-name="T1">Fleets</text:span></text:span><text:span text:style-name="T1">, upaya ambisius Twitter untuk mengadopsi format </text:span><text:span text:style-name="Strong_20_Emphasis"><text:span text:style-name="T1">"Stories"</text:span></text:span><text:span text:style-name="T1">—konten vertikal (foto, video, teks) yang hilang setelah 24 jam—yang telah dipopulerkan oleh Snapchat dan mencapai kesuksesan fenomenal di Instagram dan Facebook.</text:span></text:p>
            <text:p text:style-name="Text_20_body"><text:span text:style-name="Strong_20_Emphasis"><text:span text:style-name="T1">Alasan strategis</text:span></text:span><text:span text:style-name="T1"> Twitter meluncurkan Fleets cukup jelas:</text:span></text:p>
            <text:list xml:id="list8768511266572374455" text:style-name="L55">
              <text:list-item>
                <text:p text:style-name="P159"><text:span text:style-name="Strong_20_Emphasis"><text:span text:style-name="T1">Mengikuti Tren Dominan:</text:span></text:span><text:span text:style-name="T1"> Format Stories telah menjadi cara utama bagi banyak orang (terutama generasi muda) untuk berbagi momen kasual sehari-hari. Twitter mungkin merasa perlu ikut serta agar tidak ketinggalan zaman atau kehilangan relevansi (Fear of Missing Out - FOMO). </text:span></text:p>
              </text:list-item>
              <text:list-item>
                <text:p text:style-name="P159"><text:span text:style-name="Strong_20_Emphasis"><text:span text:style-name="T1">Meningkatkan Engagement &amp; Menarik Pengguna Baru:</text:span></text:span><text:span text:style-name="T1"> Harapannya, Fleets bisa mendorong pengguna untuk lebih sering berbagi konten yang lebih personal dan 'tidak terlalu dipikirkan' (less polished), karena sifatnya yang sementara. Ini juga diharapkan bisa menarik pengguna baru yang mungkin merasa terintimidasi oleh sifat publik dan permanen dari tweet biasa. </text:span></text:p>
              </text:list-item>
              <text:list-item>
                <text:p text:style-name="P43"><text:span text:style-name="Strong_20_Emphasis"><text:span text:style-name="T1">Menambah Waktu Pengguna di Aplikasi:</text:span></text:span><text:span text:style-name="T1"> Dengan adanya format konten baru yang populer, harapannya pengguna akan menghabiskan lebih banyak waktu di dalam aplikasi Twitter. </text:span></text:p>
              </text:list-item>
            </text:list>
            <text:p text:style-name="Text_20_body"><text:span text:style-name="Strong_20_Emphasis"><text:span text:style-name="T1">Implementasi Fleets</text:span></text:span><text:span text:style-name="T1"> sangat mirip dengan Instagram Stories: konten ditampilkan dalam format layar penuh vertikal, muncul sebagai lingkaran di bagian atas linimasa utama, dan otomatis hilang setelah 24 jam. Pengguna bisa menambahkan teks, latar belakang berwarna, foto, atau video. Namun, ada beberapa perbedaan kecil awal, misalnya reaksi terhadap Fleets hanya bisa </text:span><text:soft-page-break/><text:span text:style-name="T1">dikirim melalui Direct Message (DM), tidak seperti reaksi cepat di Instagram Stories.</text:span></text:p>
            <text:p text:style-name="Text_20_body"><text:span text:style-name="T1">Meskipun format Stories terbukti sangat sukses di platform lain (termasuk Instagram yang sangat populer di Indonesia), </text:span><text:span text:style-name="Strong_20_Emphasis"><text:span text:style-name="T1">Fleets gagal total mendapatkan sambutan hangat di Twitter</text:span></text:span><text:span text:style-name="T1">. Mengapa demikian?</text:span></text:p>
            <text:list xml:id="list3675516676659880885" text:style-name="L56">
              <text:list-item>
                <text:p text:style-name="P160"><text:span text:style-name="Strong_20_Emphasis"><text:span text:style-name="T1">Ketidakcocokan Fundamental dengan Platform:</text:span></text:span><text:span text:style-name="T1"> Ini adalah alasan utama. Inti dari Twitter adalah percakapan publik, pertukaran informasi </text:span><text:span text:style-name="Emphasis"><text:span text:style-name="T1">real-time</text:span></text:span><text:span text:style-name="T1">, dan teks. Fleets, dengan fokus pada konten visual ephemeral dan kasual, terasa seperti 'tambahan' yang canggung dan tidak sesuai dengan alasan utama mengapa orang menggunakan Twitter. Pengguna Twitter terbiasa dengan linimasa yang berisi teks dan tautan, bukan barisan stories visual di atasnya. </text:span></text:p>
              </text:list-item>
              <text:list-item>
                <text:p text:style-name="P160"><text:span text:style-name="Strong_20_Emphasis"><text:span text:style-name="T1">Redundansi dan Kejenuhan:</text:span></text:span><text:span text:style-name="T1"> Banyak pengguna sudah aktif menggunakan Stories di Instagram atau platform lain. Mereka tidak melihat kebutuhan untuk menggunakan format yang sama di Twitter, terutama jika lingkaran pertemanan atau minat mereka berbeda di kedua platform. </text:span></text:p>
              </text:list-item>
              <text:list-item>
                <text:p text:style-name="P160"><text:span text:style-name="Strong_20_Emphasis"><text:span text:style-name="T1">Kritik dan Penolakan Pengguna:</text:span></text:span><text:span text:style-name="T1"> Sejumlah besar pengguna vokal di Twitter secara terbuka mengkritik dan bahkan mengejek Fleets, menganggapnya sebagai peniru yang tidak perlu dan hanya mengganggu antarmuka yang sudah dikenal. </text:span></text:p>
              </text:list-item>
              <text:list-item>
                <text:p text:style-name="P44"><text:span text:style-name="Strong_20_Emphasis"><text:span text:style-name="T1">Eksekusi yang Kurang Optimal?:</text:span></text:span><text:span text:style-name="T1"> Beberapa pengguna juga mengeluhkan antarmuka Fleets yang terasa kurang matang atau fiturnya kurang lengkap dibandingkan implementasi Stories di platform pesaing. </text:span></text:p>
              </text:list-item>
            </text:list>
            <text:p text:style-name="Text_20_body"><text:span text:style-name="T1">Kegagalan Fleets begitu nyata sehingga Twitter mengambil langkah yang sangat cepat. Setelah diluncurkan secara global pada </text:span><text:span text:style-name="Strong_20_Emphasis"><text:span text:style-name="T1">November 2020</text:span></text:span><text:span text:style-name="T1">, Twitter mengumumkan </text:span><text:span text:style-name="Strong_20_Emphasis"><text:span text:style-name="T1">penghentian Fleets pada Agustus 2021</text:span></text:span><text:span text:style-name="T1">—kurang dari sembilan bulan kemudian! Twitter secara terbuka mengakui bahwa fitur tersebut tidak berhasil meningkatkan jumlah pengguna baru atau mendorong jenis percakapan baru seperti yang diharapkan. Fleets menjadi studi kasus yang jelas tentang bagaimana strategi 'meniru dan menempel' (copy-paste) fitur sukses dari platform lain tidak selalu berhasil jika tidak selaras secara fundamental dengan identitas inti, kebiasaan pengguna, dan ekspektasi komunitas pada platform tersebut.</text:span></text:p>
            <text:p text:style-name="Text_20_body"><text:span text:style-name="Strong_20_Emphasis"><text:span text:style-name="T1">[AKHIR JAWABAN PROMPT 28]</text:span></text:span></text:p>
            <text:p text:style-name="P235"/>
            <text:p text:style-name="P99"><text:soft-page-break/>Saya sekarang menunggu perintah "YAX" dari Anda untuk melanjutkan ke prompt berikutnya (Bab 4 - Sub-bab 4.4: Fitur Lain yang Dihentikan atau Berubah Drastis).</text:p>
          </text:section>
          <text:section text:style-name="Sect1" text:name="feedback-form-40">
            <text:p text:style-name="P213"/>
          </text:section>
        </text:section>
        <text:section text:style-name="Sect1" text:name="53e3f33cdce9de5c">
          <text:p text:style-name="P99"/>
          <text:section text:style-name="Sect1" text:name="user-query-content-41">
            <text:p text:style-name="P232">yax </text:p>
          </text:section>
          <text:p text:style-name="P213">Tampilkan alur berpikir</text:p>
          <text:section text:style-name="Sect2" text:name="model-response-message-contentr_53e3f33cdce9de5c">
            <text:p text:style-name="P99">Baik, saya akan melanjutkan ke prompt berikutnya.</text:p>
            <text:p text:style-name="P235"/>
            <text:p text:style-name="Text_20_body"><text:span text:style-name="Strong_20_Emphasis"><text:span text:style-name="T1">Jawaban untuk Prompt Bab 4 - Sub-bab 4.4: Fitur Lain yang Dihentikan atau Berubah Drastis.</text:span></text:span></text:p>
            <text:p text:style-name="Text_20_body"><text:span text:style-name="Emphasis"><text:span text:style-name="T1">(Prompt: Sajikan rangkuman beberapa contoh lain dari fitur, produk, atau inisiatif Twitter/X yang diluncurkan dengan harapan tertentu namun kemudian dihentikan, diubah secara drastis, atau gagal memenuhi ekspektasi awal. Ini bisa mencakup: aplikasi #Music, evolusi dan penurunan prioritas fitur Moments, mungkin beberapa format iklan eksperimental, atau perubahan pada fitur seperti 'Highlights'. Untuk setiap contoh, jelaskan secara singkat apa tujuannya dan mengapa kemungkinan besar fitur/produk tersebut tidak bertahan lama atau diubah.)</text:span></text:span></text:p>
            <text:p text:style-name="Text_20_body"><text:span text:style-name="Strong_20_Emphasis"><text:span text:style-name="T1">[MULAI JAWABAN PROMPT 29]</text:span></text:span></text:p>
            <text:p text:style-name="P99">Selain kegagalan profil tinggi seperti Vine, Periscope, dan Fleets, 'kuburan' inovasi Twitter/X juga diisi oleh berbagai fitur dan inisiatif lain yang diluncurkan dengan harapan besar namun akhirnya tidak bertahan lama atau mengalami perubahan drastis. Beberapa contoh menunjukkan pola eksperimentasi dan penyesuaian yang berkelanjutan ini:</text:p>
            <text:list xml:id="list7976494177563082005" text:style-name="L57">
              <text:list-item>
                <text:p text:style-name="P45"><text:span text:style-name="Strong_20_Emphasis"><text:span text:style-name="T1">Aplikasi Twitter #Music (2013):</text:span></text:span></text:p>
                <text:list>
                  <text:list-item>
                    <text:p text:style-name="P161"><text:span text:style-name="Strong_20_Emphasis"><text:span text:style-name="T1">Tujuan:</text:span></text:span><text:span text:style-name="T1"> Ini adalah aplikasi mandiri (standalone app) yang mencoba memanfaatkan data percakapan musik di Twitter untuk membantu pengguna menemukan musik baru yang sedang tren dan mendengarkannya melalui integrasi dengan layanan streaming seperti Rdio dan Spotify, serta iTunes. Tujuannya jelas: memasuki pasar musik digital yang menggiurkan. </text:span></text:p>
                  </text:list-item>
                  <text:list-item>
                    <text:p text:style-name="P161"><text:span text:style-name="Strong_20_Emphasis"><text:span text:style-name="T1">Mengapa Gagal/Dihentikan:</text:span></text:span><text:span text:style-name="T1"> Aplikasi ini diluncurkan dengan sambutan yang dingin. Pengguna merasa nilai tambahnya tidak </text:span><text:soft-page-break/><text:span text:style-name="T1">jelas dibandingkan aplikasi musik khusus yang sudah ada. Tingkat adopsinya rendah, dan Twitter </text:span><text:span text:style-name="Strong_20_Emphasis"><text:span text:style-name="T1">menutupnya hanya sekitar enam bulan setelah diluncurkan</text:span></text:span><text:span text:style-name="T1">, menunjukkan ketidakmampuannya mendapatkan traksi pasar. </text:span></text:p>
                  </text:list-item>
                </text:list>
              </text:list-item>
              <text:list-item>
                <text:p text:style-name="P45"><text:span text:style-name="Strong_20_Emphasis"><text:span text:style-name="T1">Fitur Moments (Evolusi &amp; Penurunan Prioritas):</text:span></text:span></text:p>
                <text:list>
                  <text:list-item>
                    <text:p text:style-name="P161"><text:span text:style-name="Strong_20_Emphasis"><text:span text:style-name="T1">Tujuan Awal (2015):</text:span></text:span><text:span text:style-name="T1"> Seperti dibahas sebelumnya, Moments dirancang sebagai cara kurasi visual untuk menceritakan sebuah peristiwa atau topik melalui kumpulan tweet, gambar, dan video. Awalnya sangat dipromosikan dengan tab khusus, bertujuan membantu pengguna (terutama yang baru) agar mudah 'mengejar' berita atau tren. </text:span></text:p>
                  </text:list-item>
                  <text:list-item>
                    <text:p text:style-name="P161"><text:span text:style-name="Strong_20_Emphasis"><text:span text:style-name="T1">Perubahan/Penurunan:</text:span></text:span><text:span text:style-name="T1"> Seiring waktu, tab khusus Moments dihilangkan dari navigasi utama di banyak versi aplikasi. Meskipun kemampuan untuk membuat atau melihat 'cerita' kurasi masih ada dalam bentuk lain (misalnya di tab Explore), </text:span><text:span text:style-name="Strong_20_Emphasis"><text:span text:style-name="T1">fokus strategis pada Moments sebagai produk inti jelas berkurang drastis</text:span></text:span><text:span text:style-name="T1">. Ia tidak menjadi fitur sentral seperti yang mungkin diharapkan saat peluncuran. </text:span></text:p>
                  </text:list-item>
                </text:list>
              </text:list-item>
              <text:list-item>
                <text:p text:style-name="P45"><text:span text:style-name="Strong_20_Emphasis"><text:span text:style-name="T1">Format Iklan Eksperimental:</text:span></text:span></text:p>
                <text:list>
                  <text:list-item>
                    <text:p text:style-name="P161"><text:span text:style-name="Strong_20_Emphasis"><text:span text:style-name="T1">Tujuan:</text:span></text:span><text:span text:style-name="T1"> Sebagai perusahaan yang sangat bergantung pada pendapatan iklan, Twitter/X terus menerus bereksperimen dengan berbagai format iklan baru untuk menarik pengiklan dan meningkatkan pendapatan, melampaui sekadar Promoted Tweets standar. Contohnya bisa mencakup upaya awal dengan tombol 'Beli' langsung di tweet, format iklan video interaktif tertentu, atau jenis penargetan baru. </text:span></text:p>
                  </text:list-item>
                  <text:list-item>
                    <text:p text:style-name="P161"><text:span text:style-name="Strong_20_Emphasis"><text:span text:style-name="T1">Mengapa Berubah/Dihentikan:</text:span></text:span><text:span text:style-name="T1"> Tidak semua format iklan berhasil. Beberapa mungkin </text:span><text:span text:style-name="Strong_20_Emphasis"><text:span text:style-name="T1">tidak memberikan hasil yang diharapkan bagi pengiklan (ROI rendah)</text:span></text:span><text:span text:style-name="T1">, terlalu mengganggu pengalaman pengguna, atau sulit untuk diskalakan. Format yang gagal akan diam-diam dihentikan atau diganti dengan eksperimen baru—ini adalah bagian normal dari evolusi platform periklanan. </text:span></text:p>
                  </text:list-item>
                </text:list>
              </text:list-item>
              <text:list-item>
                <text:p text:style-name="P45"><text:span text:style-name="Strong_20_Emphasis"><text:span text:style-name="T1">Fitur Notifikasi "Highlights":</text:span></text:span></text:p>
                <text:list>
                  <text:list-item>
                    <text:p text:style-name="P161"><text:span text:style-name="Strong_20_Emphasis"><text:span text:style-name="T1">Tujuan:</text:span></text:span><text:span text:style-name="T1"> Ini adalah fitur notifikasi (terutama di ponsel) yang secara proaktif mencoba merangkum tweet-tweet atau percakapan paling menarik yang mungkin dilewatkan pengguna sejak terakhir kali </text:span><text:soft-page-break/><text:span text:style-name="T1">mereka membuka aplikasi. Ini adalah salah satu upaya awal untuk mengatasi volume informasi menggunakan algoritma. </text:span></text:p>
                  </text:list-item>
                  <text:list-item>
                    <text:p text:style-name="P45"><text:span text:style-name="Strong_20_Emphasis"><text:span text:style-name="T1">Perubahan/Penurunan:</text:span></text:span><text:span text:style-name="T1"> Fungsi "Highlights" sebagian besar </text:span><text:span text:style-name="Strong_20_Emphasis"><text:span text:style-name="T1">terintegrasi atau digantikan</text:span></text:span><text:span text:style-name="T1"> oleh fitur yang lebih canggih seperti modul "Saat Anda pergi" (In case you missed it) di linimasa utama algoritmik atau jenis notifikasi push yang lebih terpersonalisasi. Ia tidak lagi berdiri sebagai fitur yang sangat berbeda. </text:span></text:p>
                  </text:list-item>
                </text:list>
              </text:list-item>
            </text:list>
            <text:p text:style-name="P99">Contoh-contoh ini, meskipun mungkin kurang dramatis dibandingkan Vine atau Fleets, semakin menggarisbawahi budaya eksperimentasi di Twitter/X. Mereka menunjukkan kemauan untuk mencoba ide-ide baru di berbagai bidang (musik, kurasi berita, iklan, notifikasi), tetapi juga pragmatisme untuk memotong kerugian atau mengubah arah ketika sebuah inisiatif tidak berhasil sesuai harapan atau tidak lagi sesuai dengan strategi platform secara keseluruhan.</text:p>
            <text:p text:style-name="Text_20_body"><text:span text:style-name="Strong_20_Emphasis"><text:span text:style-name="T1">[AKHIR JAWABAN PROMPT 29]</text:span></text:span></text:p>
            <text:p text:style-name="P235"/>
            <text:p text:style-name="P99">Saya sekarang menunggu perintah "YAX" dari Anda untuk melanjutkan ke prompt berikutnya (Bab 4 - Sub-bab 4.5: Pelajaran dari Kegagalan Inovasi).</text:p>
          </text:section>
          <text:section text:style-name="Sect1" text:name="feedback-form-41">
            <text:p text:style-name="P213"/>
          </text:section>
        </text:section>
        <text:section text:style-name="Sect1" text:name="081561853674502d">
          <text:p text:style-name="P99"/>
          <text:section text:style-name="Sect1" text:name="user-query-content-42">
            <text:p text:style-name="P232">yax </text:p>
          </text:section>
          <text:p text:style-name="P213">Tampilkan alur berpikir</text:p>
          <text:section text:style-name="Sect2" text:name="model-response-message-contentr_081561853674502d">
            <text:p text:style-name="P99">Baik, saya akan melanjutkan ke prompt terakhir untuk Bab 4.</text:p>
            <text:p text:style-name="P235"/>
            <text:p text:style-name="Text_20_body"><text:span text:style-name="Strong_20_Emphasis"><text:span text:style-name="T1">Jawaban untuk Prompt Bab 4 - Sub-bab 4.5: Pelajaran dari Kegagalan Inovasi.</text:span></text:span></text:p>
            <text:p text:style-name="Text_20_body"><text:span text:style-name="Emphasis"><text:span text:style-name="T1">(Prompt: Setelah membahas berbagai contoh fitur dan produk yang gagal atau dihentikan, tarik benang merah dan analisis pelajaran penting yang dapat dipetik dari kegagalan inovasi di Twitter/X. Apa saja tema umum yang muncul? Apakah kegagalan tersebut disebabkan oleh ketidakcocokan dengan budaya atau kebiasaan pengguna Twitter yang unik? Masalah eksekusi atau strategi produk? Tekanan persaingan? Kesulitan monetisasi? Atau kombinasi dari faktor-faktor ini? Bagaimana kegagalan-kegagalan ini (seharusnya) menginformasikan strategi produk dan inovasi Twitter/X di masa depan?)</text:span></text:span></text:p>
            <text:p text:style-name="Text_20_body"><text:span text:style-name="Strong_20_Emphasis"><text:span text:style-name="T1">[MULAI JAWABAN PROMPT 30]</text:span></text:span></text:p>
            <text:p text:style-name="Text_20_body"><text:soft-page-break/><text:span text:style-name="T1">Melihat kembali 'kuburan' fitur dan produk seperti Vine, Periscope, Fleets, dan inisiatif lainnya yang gagal bertahan di ekosistem Twitter/X, kita tidak hanya melihat serangkaian produk yang hilang, tetapi juga </text:span><text:span text:style-name="Strong_20_Emphasis"><text:span text:style-name="T1">pola dan pelajaran berharga</text:span></text:span><text:span text:style-name="T1"> tentang dinamika inovasi di platform ini. Beberapa tema umum dan penyebab kegagalan tampak muncul berulang kali:</text:span></text:p>
            <text:list xml:id="list8244599953135369188" text:style-name="L58">
              <text:list-item>
                <text:p text:style-name="P162"><text:span text:style-name="Strong_20_Emphasis"><text:span text:style-name="T1">Ketidakcocokan Fundamental dengan Budaya &amp; Kebiasaan Pengguna:</text:span></text:span><text:span text:style-name="T1"> Ini mungkin pelajaran paling konsisten. Twitter (dan kini X) memiliki identitas inti yang kuat—berpusat pada percakapan publik </text:span><text:span text:style-name="Emphasis"><text:span text:style-name="T1">real-time</text:span></text:span><text:span text:style-name="T1">, penyebaran informasi cepat, dan seringkali berbasis teks. Upaya untuk menempelkan fitur yang sangat sukses di platform lain (seperti format Stories visual ephemeral pada Fleets) seringkali gagal karena terasa asing atau tidak sesuai dengan alasan utama mengapa pengguna datang ke Twitter. Pengguna global, termasuk komunitas besar dan aktif di Indonesia, telah mengembangkan cara dan ekspektasi unik dalam menggunakan platform ini, yang tidak selalu mudah diubah. </text:span></text:p>
              </text:list-item>
              <text:list-item>
                <text:p text:style-name="P162"><text:span text:style-name="Strong_20_Emphasis"><text:span text:style-name="T1">Tantangan Monetisasi, Terutama bagi Kreator:</text:span></text:span><text:span text:style-name="T1"> Kegagalan Vine secara khusus menyoroti kelemahan fatal dalam menyediakan jalur monetisasi yang jelas dan berkelanjutan bagi kreator konten. Di era ekonomi kreator (creator economy), ketidakmampuan platform untuk membantu bintangnya menghasilkan pendapatan secara efektif adalah undangan bagi mereka untuk pindah ke pesaing yang lebih suportif. </text:span></text:p>
              </text:list-item>
              <text:list-item>
                <text:p text:style-name="P162"><text:span text:style-name="Strong_20_Emphasis"><text:span text:style-name="T1">Tekanan Persaingan yang Intens dan Momentum Pasar:</text:span></text:span><text:span text:style-name="T1"> Dunia media sosial bergerak sangat cepat. Kegagalan Periscope menunjukkan betapa sulitnya bersaing dengan raksasa seperti Facebook dan Instagram yang bisa mengintegrasikan fitur serupa ke dalam basis pengguna mereka yang jauh lebih besar. Terkadang, waktu peluncuran (timing) atau keunggulan skala dari pesaing menjadi faktor penentu yang sulit diatasi. </text:span></text:p>
              </text:list-item>
              <text:list-item>
                <text:p text:style-name="P162"><text:span text:style-name="Strong_20_Emphasis"><text:span text:style-name="T1">Masalah Eksekusi dan Komitmen Strategis:</text:span></text:span><text:span text:style-name="T1"> Tidak semua kegagalan murni karena faktor eksternal. Terkadang, eksekusi fitur yang kurang baik, antarmuka yang membingungkan, kurangnya iterasi dan pengembangan pasca-peluncuran, atau bahkan kurangnya komitmen sumber daya dan visi strategis jangka panjang dari pihak manajemen Twitter sendiri dapat berkontribusi pada matinya sebuah produk atau fitur. </text:span></text:p>
              </text:list-item>
              <text:list-item>
                <text:p text:style-name="P46"><text:span text:style-name="Strong_20_Emphasis"><text:span text:style-name="T1">Kombinasi Faktor:</text:span></text:span><text:span text:style-name="T1"> Penting untuk diingat bahwa kegagalan jarang disebabkan oleh satu faktor tunggal. Biasanya, ini adalah hasil dari </text:span><text:span text:style-name="Strong_20_Emphasis"><text:span text:style-name="T1">interaksi kompleks</text:span></text:span><text:span text:style-name="T1"> antara beberapa atau semua faktor di atas—ketidakcocokan platform, tekanan pasar, masalah monetisasi, dan </text:span><text:soft-page-break/><text:span text:style-name="T1">tantangan eksekusi internal. </text:span></text:p>
              </text:list-item>
            </text:list>
            <text:p text:style-name="Text_20_body"><text:span text:style-name="T1">Bagaimana pelajaran ini </text:span><text:span text:style-name="Strong_20_Emphasis"><text:span text:style-name="T1">seharusnya menginformasikan strategi Twitter/X ke depan</text:span></text:span><text:span text:style-name="T1">, terutama di bawah visi ambisius saat ini?</text:span></text:p>
            <text:list xml:id="list119539507510397865" text:style-name="L59">
              <text:list-item>
                <text:p text:style-name="P163"><text:span text:style-name="Strong_20_Emphasis"><text:span text:style-name="T1">Pahami DNA Inti:</text:span></text:span><text:span text:style-name="T1"> Inovasi masa depan perlu mempertimbangkan secara mendalam apa yang membuat platform ini unik dan apa yang benar-benar dihargai oleh basis penggunanya yang beragam secara global, bukan sekadar meniru pesaing. </text:span></text:p>
              </text:list-item>
              <text:list-item>
                <text:p text:style-name="P163"><text:span text:style-name="Strong_20_Emphasis"><text:span text:style-name="T1">Prioritaskan Ekonomi Kreator (Jika Relevan):</text:span></text:span><text:span text:style-name="T1"> Jika X serius ingin menjadi platform bagi kreator (seperti yang sering digaungkan), belajar dari kesalahan Vine dalam hal monetisasi adalah mutlak. </text:span></text:p>
              </text:list-item>
              <text:list-item>
                <text:p text:style-name="P163"><text:span text:style-name="Strong_20_Emphasis"><text:span text:style-name="T1">Eksekusi Unggul dan Cepat:</text:span></text:span><text:span text:style-name="T1"> Di pasar yang kompetitif, ide bagus saja tidak cukup. Eksekusi yang solid, pengembangan iteratif yang cepat, dan komitmen sumber daya yang kuat sangat diperlukan. </text:span></text:p>
              </text:list-item>
              <text:list-item>
                <text:p text:style-name="P47"><text:span text:style-name="Strong_20_Emphasis"><text:span text:style-name="T1">Fokus Strategis:</text:span></text:span><text:span text:style-name="T1"> Menyeimbangkan antara eksperimen dengan banyak ide baru (seperti dalam visi "Everything App") dan menjaga fokus pada pengembangan fitur inti yang benar-benar memberikan nilai tambah adalah tantangan strategis yang krusial. </text:span></text:p>
              </text:list-item>
            </text:list>
            <text:p text:style-name="P99">Memahami mengapa upaya-upaya sebelumnya gagal memberikan lensa kritis yang berharga untuk menilai apakah strategi dan inovasi X saat ini berada di jalur yang lebih menjanjikan, atau berisiko mengulangi kesalahan masa lalu.</text:p>
            <text:p text:style-name="Text_20_body"><text:span text:style-name="Strong_20_Emphasis"><text:span text:style-name="T1">[AKHIR JAWABAN PROMPT 30]</text:span></text:span></text:p>
            <text:p text:style-name="P235"/>
            <text:p text:style-name="Text_20_body"><text:span text:style-name="T1">Saya telah menjawab semua prompt untuk </text:span><text:span text:style-name="Strong_20_Emphasis"><text:span text:style-name="T1">Bab 4</text:span></text:span><text:span text:style-name="T1">. Saya menunggu perintah "YAX" dari Anda untuk melanjutkan ke prompt pengantar </text:span><text:span text:style-name="Strong_20_Emphasis"><text:span text:style-name="T1">Bab 5: Era Elon Musk dan Transformasi Menjadi X</text:span></text:span><text:span text:style-name="T1">.</text:span></text:p>
          </text:section>
          <text:section text:style-name="Sect1" text:name="feedback-form-42">
            <text:p text:style-name="P213"/>
          </text:section>
        </text:section>
        <text:section text:style-name="Sect1" text:name="447cee58bd14c2fb">
          <text:p text:style-name="P99"/>
          <text:section text:style-name="Sect1" text:name="user-query-content-43">
            <text:p text:style-name="P232">yax </text:p>
          </text:section>
          <text:p text:style-name="P213">Tampilkan alur berpikir</text:p>
          <text:section text:style-name="Sect2" text:name="model-response-message-contentr_447cee58bd14c2fb">
            <text:p text:style-name="P99">Baik, saya akan melanjutkan ke prompt pengantar untuk Bab 5.</text:p>
            <text:p text:style-name="P235"/>
            <text:p text:style-name="Text_20_body"><text:span text:style-name="Strong_20_Emphasis"><text:span text:style-name="T1">Jawaban untuk Prompt Pengantar Bab 5: Era Elon Musk dan Transformasi Menjadi X (2022 - April 2025).</text:span></text:span></text:p>
            <text:p text:style-name="Text_20_body"><text:soft-page-break/><text:span text:style-name="Emphasis"><text:span text:style-name="T1">(Prompt: Tuliskan pengantar untuk Bab 5 yang menandai dimulainya babak paling dramatis dan penuh gejolak dalam sejarah platform ini: era kepemilikan Elon Musk, yang dimulai pada akhir tahun 2022 dan berlanjut hingga saat ini (April 2025). Gambarkan bagaimana akuisisi oleh salah satu tokoh teknologi paling eksentrik dan berpengaruh di dunia ini memicu serangkaian perubahan radikal, kontroversi tiada henti, dan sebuah visi baru yang ambisius untuk mengubah Twitter menjadi 'X', sebuah 'aplikasi segalanya'. Siapkan pembaca untuk menyelami detail proses akuisisi yang penuh liku, perombakan internal besar-besaran, kebijakan-kebijakan baru yang memecah belah, rebranding total, dan dampak awal dari transformasi besar-besaran ini.)</text:span></text:span></text:p>
            <text:p text:style-name="Text_20_body"><text:span text:style-name="Strong_20_Emphasis"><text:span text:style-name="T1">[MULAI JAWABAN PROMPT 31]</text:span></text:span></text:p>
            <text:p text:style-name="Text_20_body"><text:span text:style-name="T1">Bersiaplah, karena kita akan memasuki babak </text:span><text:span text:style-name="Strong_20_Emphasis"><text:span text:style-name="T1">paling dramatis, penuh gejolak, dan bisa dibilang paling signifikan</text:span></text:span><text:span text:style-name="T1"> dalam riwayat hidup platform yang kita kenal sebagai Twitter. Bab 5 ini adalah kronik tentang era baru yang dimulai pada </text:span><text:span text:style-name="Strong_20_Emphasis"><text:span text:style-name="T1">akhir tahun 2022</text:span></text:span><text:span text:style-name="T1"> dan terus membentuk ulang lanskap platform hingga saat kita berbicara di </text:span><text:span text:style-name="Strong_20_Emphasis"><text:span text:style-name="T1">April 2025</text:span></text:span><text:span text:style-name="T1">: era kepemilikan </text:span><text:span text:style-name="Strong_20_Emphasis"><text:span text:style-name="T1">Elon Musk</text:span></text:span><text:span text:style-name="T1">. Akuisisi platform oleh salah satu tokoh teknologi paling berpengaruh—sekaligus paling eksentrik dan kontroversial—di muka bumi ini bukanlah sekadar pergantian kepemilikan biasa. Ia adalah pemicu </text:span><text:span text:style-name="Strong_20_Emphasis"><text:span text:style-name="T1">serangkaian perubahan radikal yang mengguncang fondasi</text:span></text:span><text:span text:style-name="T1"> platform, memicu </text:span><text:span text:style-name="Strong_20_Emphasis"><text:span text:style-name="T1">kontroversi global yang seolah tiada henti</text:span></text:span><text:span text:style-name="T1"> (yang gaungnya terasa kuat hingga di kalangan pengguna internet di Indonesia), dan melahirkan sebuah </text:span><text:span text:style-name="Strong_20_Emphasis"><text:span text:style-name="T1">visi baru yang luar biasa ambisius</text:span></text:span><text:span text:style-name="T1">: mengubah Twitter, sang burung biru, menjadi </text:span><text:span text:style-name="Strong_20_Emphasis"><text:span text:style-name="T1">"X", sebuah "aplikasi segalanya" (The Everything App)</text:span></text:span><text:span text:style-name="T1">.</text:span></text:p>
            <text:p text:style-name="Text_20_body"><text:span text:style-name="T1">Bab ini akan membawa Anda menyelami pusaran peristiwa yang terjadi sejak Musk menjejakkan kakinya (membawa wastafel!) ke kantor pusat Twitter. Kita akan mengurai </text:span><text:span text:style-name="Strong_20_Emphasis"><text:span text:style-name="T1">proses akuisisi senilai $44 miliar</text:span></text:span><text:span text:style-name="T1"> yang penuh liku-liku, drama hukum, dan ketidakpastian. Kita akan menyaksikan </text:span><text:span text:style-name="Strong_20_Emphasis"><text:span text:style-name="T1">perombakan internal besar-besaran</text:span></text:span><text:span text:style-name="T1"> yang terjadi seketika—pemecatan eksekutif puncak, gelombang PHK massal yang mengejutkan, dan perubahan drastis budaya kerja. Lebih lanjut, kita akan menganalisis </text:span><text:span text:style-name="Strong_20_Emphasis"><text:span text:style-name="T1">kebijakan-kebijakan baru yang sangat memecah belah</text:span></text:span><text:span text:style-name="T1">, mulai dari pendekatan moderasi konten yang berbeda, pemulihan akun-akun kontroversial, hingga sistem verifikasi berbayar yang penuh kekacauan awal. Tentu saja, kita akan membahas </text:span><text:span text:style-name="Strong_20_Emphasis"><text:span text:style-name="T1">rebranding total</text:span></text:span><text:span text:style-name="T1"> yang menghapus nama dan logo ikonik Twitter menjadi X, serta menggali lebih dalam </text:span><text:span text:style-name="Strong_20_Emphasis"><text:span text:style-name="T1">visi ambisius di balik konsep "aplikasi segalanya"</text:span></text:span><text:span text:style-name="T1">. Terakhir, kita akan meninjau </text:span><text:span text:style-name="Strong_20_Emphasis"><text:span text:style-name="T1">dampak awal</text:span></text:span><text:span text:style-name="T1"> dari semua transformasi ini terhadap pengguna, pengiklan, dan posisi X di tengah persaingan media sosial yang semakin ketat. Ini adalah kisah tentang disrupsi, </text:span><text:soft-page-break/><text:span text:style-name="T1">ambisi, dan sebuah eksperimen raksasa yang hasilnya masih terus terungkap di depan mata kita.</text:span></text:p>
            <text:p text:style-name="Text_20_body"><text:span text:style-name="Strong_20_Emphasis"><text:span text:style-name="T1">[AKHIR JAWABAN PROMPT 31]</text:span></text:span></text:p>
            <text:p text:style-name="P235"/>
            <text:p text:style-name="P99">Saya sekarang menunggu perintah "YAX" dari Anda untuk melanjutkan ke prompt berikutnya (Bab 5 - Sub-bab 5.1: Proses Akuisisi yang Kontroversial).</text:p>
          </text:section>
          <text:section text:style-name="Sect1" text:name="feedback-form-43">
            <text:p text:style-name="P213"/>
          </text:section>
        </text:section>
        <text:section text:style-name="Sect1" text:name="320e630e2a07e309">
          <text:p text:style-name="P99"/>
          <text:section text:style-name="Sect1" text:name="user-query-content-44">
            <text:p text:style-name="P232">yax </text:p>
          </text:section>
          <text:p text:style-name="P213">Tampilkan alur berpikir</text:p>
          <text:section text:style-name="Sect2" text:name="model-response-message-contentr_320e630e2a07e309">
            <text:p text:style-name="P99">Baik, saya akan melanjutkan ke prompt berikutnya.</text:p>
            <text:p text:style-name="P235"/>
            <text:p text:style-name="Text_20_body"><text:span text:style-name="Strong_20_Emphasis"><text:span text:style-name="T1">Jawaban untuk Prompt Bab 5 - Sub-bab 5.1: Proses Akuisisi yang Kontroversial.</text:span></text:span></text:p>
            <text:p text:style-name="Text_20_body"><text:span text:style-name="Emphasis"><text:span text:style-name="T1">(Prompt: Ceritakan secara mendalam dan kronologis seluruh saga akuisisi Twitter oleh Elon Musk, mulai dari akumulasi saham awalnya, tawaran pengambilalihan $44 miliar, reaksi dewan direksi (termasuk strategi 'poison pill'), upaya Musk untuk membatalkan kesepakatan (dengan alasan bot), pertarungan hukum yang mengancam, hingga akhirnya penutupan kesepakatan pada Oktober 2022. Gali motivasi Musk (yang seringkali tampak berubah-ubah), dinamika negosiasi, aspek finansial (termasuk sumber pendanaan), dan kontroversi yang menyelimuti seluruh proses ini.)</text:span></text:span></text:p>
            <text:p text:style-name="Text_20_body"><text:span text:style-name="Strong_20_Emphasis"><text:span text:style-name="T1">[MULAI JAWABAN PROMPT 32]</text:span></text:span></text:p>
            <text:p text:style-name="P99">Kisah akuisisi Twitter oleh Elon Musk bukanlah transaksi bisnis biasa; ia adalah sebuah saga penuh drama, kontroversi, dan lika-liku tajam yang memaku perhatian dunia selama berbulan-bulan pada tahun 2022, termasuk menjadi berita utama di berbagai media internasional dan lokal di Indonesia.</text:p>
            <text:p text:style-name="Text_20_body"><text:span text:style-name="T1">Semua dimulai secara diam-diam pada </text:span><text:span text:style-name="Strong_20_Emphasis"><text:span text:style-name="T1">awal 2022</text:span></text:span><text:span text:style-name="T1">, ketika Musk mulai </text:span><text:span text:style-name="Strong_20_Emphasis"><text:span text:style-name="T1">mengakumulasi saham Twitter</text:span></text:span><text:span text:style-name="T1"> hingga mencapai lebih dari 9%, menjadikannya pemegang saham individual terbesar. Langkah ini diikuti dengan tawaran untuk bergabung dengan dewan direksi Twitter, yang sempat ia terima lalu tiba-tiba ia tolak. Kejutan sesungguhnya datang pada </text:span><text:span text:style-name="Strong_20_Emphasis"><text:span text:style-name="T1">April 2022</text:span></text:span><text:span text:style-name="T1">: Musk meluncurkan tawaran mengejutkan untuk </text:span><text:span text:style-name="Strong_20_Emphasis"><text:span text:style-name="T1">membeli 100% saham Twitter senilai $44 miliar</text:span></text:span><text:span text:style-name="T1"> </text:span><text:soft-page-break/><text:span text:style-name="T1">dan menjadikannya perusahaan privat. Tawaran dengan harga $54.20 per saham ini ia sebut sebagai tawaran "terbaik dan final". Motivasi awal yang sering ia gaungkan adalah untuk 'membuka potensi luar biasa' Twitter dan menjadikannya benteng "kebebasan berbicara" (free speech) absolut.</text:span></text:p>
            <text:p text:style-name="Text_20_body"><text:span text:style-name="T1">Reaksi awal </text:span><text:span text:style-name="Strong_20_Emphasis"><text:span text:style-name="T1">dewan direksi Twitter adalah penolakan</text:span></text:span><text:span text:style-name="T1">. Mereka khawatir Musk akan mengambil alih perusahaan secara paksa (hostile takeover) dan menerapkan strategi pertahanan yang dikenal sebagai </text:span><text:span text:style-name="Strong_20_Emphasis"><text:span text:style-name="T1">"poison pill" (pil racun)</text:span></text:span><text:span text:style-name="T1">. Mekanisme ini dirancang untuk mempersulit dan membuat akuisisi paksa menjadi sangat mahal bagi Musk dengan cara membanjiri pasar dengan saham baru jika kepemilikannya melewati ambang batas tertentu.</text:span></text:p>
            <text:p text:style-name="Text_20_body"><text:span text:style-name="T1">Namun, secara mengejutkan, hanya dalam beberapa hari setelah menerapkan "poison pill", </text:span><text:span text:style-name="Strong_20_Emphasis"><text:span text:style-name="T1">dewan direksi Twitter berbalik arah dan menerima tawaran Musk</text:span></text:span><text:span text:style-name="T1"> pada akhir April 2022. Tekanan dari pemegang saham lain yang tergoda oleh harga premium yang ditawarkan Musk, serta tidak adanya penawar alternatif yang serius, kemungkinan menjadi faktor utama keputusan ini. Kesepakatan pun ditandatangani.</text:span></text:p>
            <text:p text:style-name="Text_20_body"><text:span text:style-name="T1">Drama belum berakhir. Memasuki bulan </text:span><text:span text:style-name="Strong_20_Emphasis"><text:span text:style-name="T1">Mei hingga Juli 2022</text:span></text:span><text:span text:style-name="T1">, Musk mulai menunjukkan keraguan dan secara terbuka </text:span><text:span text:style-name="Strong_20_Emphasis"><text:span text:style-name="T1">mengeluhkan masalah akun spam atau bot</text:span></text:span><text:span text:style-name="T1"> di Twitter. Ia menuduh Twitter secara signifikan mengecilkan jumlah akun palsu dalam laporan publiknya (mengklaimnya jauh di atas angka 5% yang dilaporkan Twitter) dan menyatakan bahwa ini adalah pelanggaran kesepakatan. Puncaknya, pada bulan Juli, Musk secara resmi </text:span><text:span text:style-name="Strong_20_Emphasis"><text:span text:style-name="T1">menyatakan niatnya untuk membatalkan kesepakatan</text:span></text:span><text:span text:style-name="T1"> akuisisi.</text:span></text:p>
            <text:p text:style-name="Text_20_body"><text:span text:style-name="T1">Langkah Musk ini memicu </text:span><text:span text:style-name="Strong_20_Emphasis"><text:span text:style-name="T1">respons hukum yang keras dari Twitter</text:span></text:span><text:span text:style-name="T1">. Perusahaan menggugat Musk di Pengadilan Delaware Chancery (pengadilan bisnis terkemuka di AS) untuk </text:span><text:span text:style-name="Strong_20_Emphasis"><text:span text:style-name="T1">memaksanya menyelesaikan transaksi</text:span></text:span><text:span text:style-name="T1"> sesuai perjanjian yang telah ditandatangani. Pertarungan hukum yang sengit dan berpotensi merusak pun membayangi, dengan jadwal persidangan ditetapkan pada Oktober 2022.</text:span></text:p>
            <text:p text:style-name="Text_20_body"><text:span text:style-name="T1">Menjelang persidangan, dalam putaran balik (U-turn) yang kembali mengejutkan, </text:span><text:span text:style-name="Strong_20_Emphasis"><text:span text:style-name="T1">Musk pada awal Oktober 2022 menyatakan bahwa ia akan melanjutkan akuisisi</text:span></text:span><text:span text:style-name="T1"> sesuai dengan harga dan ketentuan awal. Banyak spekulasi muncul mengenai alasannya, termasuk kemungkinan bahwa ia menyadari posisi hukumnya lemah. Akhirnya, pada </text:span><text:span text:style-name="Strong_20_Emphasis"><text:span text:style-name="T1">akhir Oktober 2022</text:span></text:span><text:span text:style-name="T1">, kesepakatan senilai $44 miliar itu resmi ditutup. Momen ini ditandai dengan Musk yang secara simbolis memasuki kantor pusat Twitter sambil membawa sebuah wastafel, disertai cuitan "let that sink in!".</text:span></text:p>
            <text:p text:style-name="Text_20_body"><text:soft-page-break/><text:span text:style-name="T1">Seluruh proses ini diselimuti </text:span><text:span text:style-name="Strong_20_Emphasis"><text:span text:style-name="T1">kontroversi</text:span></text:span><text:span text:style-name="T1">. Motivasi Musk terus dipertanyakan—apakah benar soal kebebasan berbicara, potensi bisnis, atau sekadar dorongan impulsif dan keinginan untuk 'memiliki' platform berpengaruh tersebut? Dinamika negosiasi berjalan sangat tidak biasa, banyak terjadi melalui cuitan Musk sendiri. Aspek finansial juga menjadi sorotan, karena Musk mendanai sebagian besar akuisisi ini dengan utang yang signifikan, yang kemudian membebani neraca keuangan perusahaan X. Saga akuisisi ini menjadi contoh ekstrem bagaimana keputusan bisnis besar dapat berubah menjadi tontonan publik global yang penuh ketidakpastian.</text:span></text:p>
            <text:p text:style-name="Text_20_body"><text:span text:style-name="Strong_20_Emphasis"><text:span text:style-name="T1">[AKHIR JAWABAN PROMPT 32]</text:span></text:span></text:p>
            <text:p text:style-name="P235"/>
            <text:p text:style-name="P99">Saya sekarang menunggu perintah "YAX" dari Anda untuk melanjutkan ke prompt berikutnya (Bab 5 - Sub-bab 5.2: Perubahan Kepemimpinan dan Kultur Perusahaan: PHK massal, perombakan manajemen).</text:p>
          </text:section>
          <text:section text:style-name="Sect1" text:name="feedback-form-44">
            <text:p text:style-name="P213"/>
          </text:section>
        </text:section>
        <text:section text:style-name="Sect1" text:name="f6c489a08efc8da3">
          <text:p text:style-name="P99"/>
          <text:section text:style-name="Sect1" text:name="user-query-content-45">
            <text:p text:style-name="P232">yax </text:p>
          </text:section>
          <text:p text:style-name="P213">Tampilkan alur berpikir</text:p>
          <text:section text:style-name="Sect2" text:name="model-response-message-contentr_f6c489a08efc8da3">
            <text:p text:style-name="P99">Baik, saya akan melanjutkan ke prompt berikutnya.</text:p>
            <text:p text:style-name="P235"/>
            <text:p text:style-name="Text_20_body"><text:span text:style-name="Strong_20_Emphasis"><text:span text:style-name="T1">Jawaban untuk Prompt Bab 5 - Sub-bab 5.2: Perubahan Kepemimpinan dan Kultur Perusahaan: PHK massal, perombakan manajemen.</text:span></text:span></text:p>
            <text:p text:style-name="Text_20_body"><text:span text:style-name="Emphasis"><text:span text:style-name="T1">(Prompt: Jelaskan secara rinci perubahan drastis dalam kepemimpinan dan struktur organisasi Twitter segera setelah akuisisi oleh Musk. Fokus pada pemecatan jajaran eksekutif puncak, gelombang PHK massal yang memangkas sebagian besar karyawan, perubahan kebijakan kerja (termasuk penghapusan kerja jarak jauh bagi sebagian besar staf), dan tuntutan budaya kerja "hardcore". Analisis dampak dari perombakan internal besar-besaran ini terhadap moral karyawan yang tersisa, potensi hilangnya pengetahuan institusional (institutional knowledge), dan stabilitas operasional platform pada bulan-bulan awal pengambilalihan.)</text:span></text:span></text:p>
            <text:p text:style-name="Text_20_body"><text:span text:style-name="Strong_20_Emphasis"><text:span text:style-name="T1">[MULAI JAWABAN PROMPT 33]</text:span></text:span></text:p>
            <text:p text:style-name="P99">Begitu kesepakatan akuisisi Twitter senilai $44 miliar ditutup pada akhir Oktober 2022, Elon Musk tidak membuang waktu untuk melakukan perombakan internal <text:soft-page-break/>secara drastis dan cepat—langkah-langkah yang mengirimkan gelombang kejut ke seluruh perusahaan dan industri teknologi global.</text:p>
            <text:p text:style-name="Text_20_body"><text:span text:style-name="Strong_20_Emphasis"><text:span text:style-name="T1">Langkah pertama</text:span></text:span><text:span text:style-name="T1"> yang diambil Musk adalah </text:span><text:span text:style-name="Strong_20_Emphasis"><text:span text:style-name="T1">pemecatan seketika jajaran eksekutif puncak</text:span></text:span><text:span text:style-name="T1"> perusahaan. CEO Parag Agrawal, CFO Ned Segal, Kepala Kebijakan Hukum, Kepercayaan, dan Keamanan Vijaya Gadde, serta Penasihat Umum Sean Edgett diberhentikan pada hari pertama pengambilalihan. Ini adalah sinyal jelas bahwa era kepemimpinan lama telah berakhir secara paksa, dan Musk (yang menunjuk dirinya sebagai "Chief Twit") memegang kendali penuh.</text:span></text:p>
            <text:p text:style-name="Text_20_body"><text:span text:style-name="T1">Langkah berikutnya jauh lebih masif dan berdampak luas: </text:span><text:span text:style-name="Strong_20_Emphasis"><text:span text:style-name="T1">gelombang Pemutusan Hubungan Kerja (PHK) massal</text:span></text:span><text:span text:style-name="T1">. Dimulai pada awal November 2022, sekitar 50% dari total karyawan Twitter (sekitar 3.700 orang dari 7.500 karyawan) diberhentikan. Proses PHK ini dikritik luas karena dianggap kacau dan tidak manusiawi, dengan banyak karyawan mengetahui nasib mereka melalui email atau kehilangan akses ke sistem perusahaan secara tiba-tiba. Gelombang pemangkasan tidak berhenti di situ; melalui pengunduran diri, pemecatan lebih lanjut, dan ultimatum budaya kerja baru, jumlah karyawan dilaporkan menyusut hingga sekitar 75-80% dari jumlah semula dalam beberapa bulan. PHK ini bersifat global, memengaruhi tim di berbagai negara di luar AS, yang berpotensi berdampak pada dukungan operasional dan pasar lokal, termasuk yang terkait dengan Indonesia.</text:span></text:p>
            <text:p text:style-name="Text_20_body"><text:span text:style-name="T1">Bersamaan dengan PHK, Musk juga mengubah </text:span><text:span text:style-name="Strong_20_Emphasis"><text:span text:style-name="T1">kebijakan dan budaya kerja</text:span></text:span><text:span text:style-name="T1"> secara radikal:</text:span></text:p>
            <text:list xml:id="list2086734056199650278" text:style-name="L60">
              <text:list-item>
                <text:p text:style-name="P164"><text:span text:style-name="Strong_20_Emphasis"><text:span text:style-name="T1">Akhir Era Kerja Jarak Jauh (Remote Work):</text:span></text:span><text:span text:style-name="T1"> Musk secara tiba-tiba mengakhiri kebijakan kerja fleksibel Twitter yang sebelumnya cukup progresif, menuntut sebagian besar karyawan yang tersisa untuk kembali bekerja penuh waktu dari kantor fisik. </text:span></text:p>
              </text:list-item>
              <text:list-item>
                <text:p text:style-name="P48"><text:span text:style-name="Strong_20_Emphasis"><text:span text:style-name="T1">Tuntutan Budaya Kerja "Hardcore":</text:span></text:span><text:span text:style-name="T1"> Dalam sebuah email yang terkenal, Musk memberikan ultimatum kepada karyawan yang tersisa: berkomitmen pada budaya kerja baru yang "sangat hardcore", yang berarti jam kerja panjang dengan intensitas tinggi, atau mengambil pesangon dan meninggalkan perusahaan. Langkah ini menyebabkan gelombang pengunduran diri signifikan lainnya, terutama dari kalangan insinyur senior. </text:span></text:p>
              </text:list-item>
            </text:list>
            <text:p text:style-name="Text_20_body"><text:span text:style-name="T1">Perombakan internal besar-besaran dan mendadak ini membawa </text:span><text:span text:style-name="Strong_20_Emphasis"><text:span text:style-name="T1">dampak signifikan</text:span></text:span><text:span text:style-name="T1"> pada bulan-bulan awal pengambilalihan:</text:span></text:p>
            <text:list xml:id="list7298257680356437423" text:style-name="L61">
              <text:list-item>
                <text:p text:style-name="P165"><text:soft-page-break/><text:span text:style-name="Strong_20_Emphasis"><text:span text:style-name="T1">Moral Karyawan Anjlok:</text:span></text:span><text:span text:style-name="T1"> Karyawan yang tersisa dilaporkan bekerja di bawah tekanan, ketakutan akan PHK berikutnya, kelelahan akibat beban kerja yang meningkat drastis, dan kesedihan karena kehilangan rekan kerja. Moral dan rasa aman kerja merosot tajam. </text:span></text:p>
              </text:list-item>
              <text:list-item>
                <text:p text:style-name="P165"><text:span text:style-name="Strong_20_Emphasis"><text:span text:style-name="T1">Hilangnya Pengetahuan Institusional (Institutional Knowledge):</text:span></text:span><text:span text:style-name="T1"> PHK massal, terutama yang mengenai tim teknis dan manajerial berpengalaman, tak pelak lagi menyebabkan hilangnya pengetahuan mendalam tentang cara kerja sistem Twitter yang kompleks, sejarah keputusan produk, dan konteks operasional. Ini berisiko menghambat kemampuan perusahaan untuk berinovasi dan mengatasi masalah di masa depan. </text:span></text:p>
              </text:list-item>
              <text:list-item>
                <text:p text:style-name="P49"><text:span text:style-name="Strong_20_Emphasis"><text:span text:style-name="T1">Kekhawatiran Stabilitas Operasional:</text:span></text:span><text:span text:style-name="T1"> Dengan tim inti yang menyusut drastis, muncul kekhawatiran besar tentang kemampuan platform untuk tetap stabil dan berfungsi normal, terutama selama lonjakan traffic. Meskipun tidak terjadi 'kiamat' total yang ditakutkan sebagian orang, laporan tentang peningkatan bug, fitur yang rusak sementara, dan kelambatan respons memang muncul pada periode awal ini, yang dirasakan oleh pengguna secara global. </text:span></text:p>
              </text:list-item>
            </text:list>
            <text:p text:style-name="P99">Bulan-bulan pertama era Musk di Twitter (sebelum menjadi X) ditandai oleh disrupsi internal yang belum pernah terjadi sebelumnya, menciptakan fondasi baru bagi perusahaan namun juga meninggalkan luka dan ketidakpastian yang mendalam.</text:p>
            <text:p text:style-name="Text_20_body"><text:span text:style-name="Strong_20_Emphasis"><text:span text:style-name="T1">[AKHIR JAWABAN PROMPT 33]</text:span></text:span></text:p>
            <text:p text:style-name="P235"/>
            <text:p text:style-name="P99">Saya sekarang menunggu perintah "YAX" dari Anda untuk melanjutkan ke prompt berikutnya (Bab 5 - Sub-bab 5.3: Kebijakan Kontroversial: Moderasi konten, pemulihan akun yang diblokir, verifikasi berbayar (X Premium)).</text:p>
          </text:section>
          <text:section text:style-name="Sect1" text:name="feedback-form-45">
            <text:p text:style-name="P213"/>
          </text:section>
        </text:section>
        <text:section text:style-name="Sect1" text:name="985a47c1db93de25">
          <text:p text:style-name="P99"/>
          <text:section text:style-name="Sect1" text:name="user-query-content-46">
            <text:p text:style-name="P232">yax </text:p>
          </text:section>
          <text:p text:style-name="P213">Tampilkan alur berpikir</text:p>
          <text:section text:style-name="Sect2" text:name="model-response-message-contentr_985a47c1db93de25">
            <text:p text:style-name="P99">Baik, saya akan melanjutkan ke prompt berikutnya.</text:p>
            <text:p text:style-name="P235"/>
            <text:p text:style-name="Text_20_body"><text:span text:style-name="Strong_20_Emphasis"><text:span text:style-name="T1">Jawaban untuk Prompt Bab 5 - Sub-bab 5.3: Kebijakan Kontroversial: </text:span></text:span><text:soft-page-break/><text:span text:style-name="Strong_20_Emphasis"><text:span text:style-name="T1">Moderasi konten, pemulihan akun yang diblokir, verifikasi berbayar (X Premium).</text:span></text:span></text:p>
            <text:p text:style-name="Text_20_body"><text:span text:style-name="Emphasis"><text:span text:style-name="T1">(Prompt: Analisis secara mendalam perubahan kebijakan paling signifikan dan kontroversial yang diterapkan di bawah kepemimpinan Musk hingga April 2025. Fokus pada: 1) Perubahan pendekatan terhadap moderasi konten, yang sering digambarkan sebagai 'absolutisme kebebasan berbicara', dan dampaknya pada penyebaran ujaran kebencian/misinformasi. 2) Pemulihan akun-akun terkenal yang sebelumnya diblokir secara permanen karena pelanggaran aturan. 3) Perombakan total sistem verifikasi 'centang biru', mengubahnya dari penanda keaslian tokoh publik menjadi fitur berbayar melalui langganan Twitter Blue/X Premium, serta dampak kekacauan dan peniruan identitas awal. Bahas argumen pro dan kontra, serta konsekuensi nyata dari kebijakan-kebijakan ini.)</text:span></text:span></text:p>
            <text:p text:style-name="Text_20_body"><text:span text:style-name="Strong_20_Emphasis"><text:span text:style-name="T1">[MULAI JAWABAN PROMPT 34]</text:span></text:span></text:p>
            <text:p text:style-name="P99">Sejak mengambil alih, Elon Musk dengan cepat mengimplementasikan serangkaian perubahan kebijakan yang sangat signifikan dan memicu kontroversi luas di seluruh dunia, termasuk menjadi topik perdebatan hangat di kalangan pengguna di Indonesia. Kebijakan-kebijakan ini seringkali didasarkan pada klaim komitmen terhadap "kebebasan berbicara", namun implementasi dan dampaknya sangat kompleks dan diperdebatkan hingga April 2025:</text:p>
            <text:list xml:id="list1019908405496587341" text:style-name="L62">
              <text:list-item>
                <text:p text:style-name="P50"><text:span text:style-name="Strong_20_Emphasis"><text:span text:style-name="T1">Perubahan Pendekatan Moderasi Konten:</text:span></text:span></text:p>
                <text:list>
                  <text:list-item>
                    <text:p text:style-name="P166"><text:span text:style-name="Strong_20_Emphasis"><text:span text:style-name="T1">Pergeseran:</text:span></text:span><text:span text:style-name="T1"> Musk secara vokal mengkritik kebijakan moderasi Twitter sebelumnya sebagai terlalu mengekang kebebasan berekspresi. Ia mengadvokasi pendekatan yang lebih permisif, sering disebut sebagai "absolutisme kebebasan berbicara" (meskipun praktiknya terkadang tidak konsisten). Ini diiringi dengan pengurangan signifikan pada tim Kepercayaan dan Keamanan (Trust and Safety) global yang bertanggung jawab atas moderasi. </text:span></text:p>
                  </text:list-item>
                  <text:list-item>
                    <text:p text:style-name="P166"><text:span text:style-name="Strong_20_Emphasis"><text:span text:style-name="T1">Dampak &amp; Kontroversi:</text:span></text:span><text:span text:style-name="T1"> Banyak laporan dari kelompok riset independen, organisasi masyarakat sipil, dan pengguna menunjukkan adanya </text:span><text:span text:style-name="Strong_20_Emphasis"><text:span text:style-name="T1">peningkatan signifikan dalam ujaran kebencian, pelecehan, dan penyebaran misinformasi/disinformasi</text:span></text:span><text:span text:style-name="T1"> di platform setelah perubahan ini. Sementara pendukung Musk berargumen ini adalah harga dari kebebasan berbicara yang lebih luas dan pengurangan 'sensor', para kritikus menunjuk pada dampak negatifnya terhadap keamanan pengguna, kualitas diskursus publik, dan potensi bahaya </text:span><text:soft-page-break/><text:span text:style-name="T1">di dunia nyata. Kekhawatiran ini menjadi perhatian serius bagi pengguna dan regulator secara global. </text:span></text:p>
                  </text:list-item>
                </text:list>
              </text:list-item>
              <text:list-item>
                <text:p text:style-name="P50"><text:span text:style-name="Strong_20_Emphasis"><text:span text:style-name="T1">Pemulihan Akun yang Diblokir ("Amnesti"):</text:span></text:span></text:p>
                <text:list>
                  <text:list-item>
                    <text:p text:style-name="P166"><text:span text:style-name="Strong_20_Emphasis"><text:span text:style-name="T1">Tindakan:</text:span></text:span><text:span text:style-name="T1"> Sejalan dengan filosofi barunya, Musk memulihkan (memberikan "amnesti") kepada sejumlah besar akun yang sebelumnya telah diblokir secara permanen karena pelanggaran berat terhadap aturan Twitter, termasuk akun tokoh-tokoh sangat kontroversial seperti mantan Presiden AS Donald Trump, Kanye West (Ye), dan figur-figur lain yang terkait dengan ujaran kebencian atau misinformasi. Keputusan ini terkadang didahului oleh jajak pendapat (poll) informal yang dijalankan Musk di akun pribadinya. </text:span></text:p>
                  </text:list-item>
                  <text:list-item>
                    <text:p text:style-name="P166"><text:span text:style-name="Strong_20_Emphasis"><text:span text:style-name="T1">Dampak &amp; Kontroversi:</text:span></text:span><text:span text:style-name="T1"> Langkah ini memicu perdebatan sengit tentang tanggung jawab platform. Pendukung melihatnya sebagai koreksi terhadap apa yang mereka anggap sebagai pemblokiran yang tidak adil. Kritikus khawatir bahwa ini memberikan kembali platform kepada aktor-aktor berbahaya, menormalisasi ujaran ekstrem, dan menunjukkan ketidakkonsistenan dalam penegakan aturan. Hal ini juga menjadi salah satu faktor utama yang membuat banyak pengiklan merasa khawatir akan keamanan merek (brand safety) mereka di platform. </text:span></text:p>
                  </text:list-item>
                </text:list>
              </text:list-item>
              <text:list-item>
                <text:p text:style-name="P50"><text:span text:style-name="Strong_20_Emphasis"><text:span text:style-name="T1">Perombakan Sistem Verifikasi "Centang Biru" (X Premium):</text:span></text:span></text:p>
                <text:list>
                  <text:list-item>
                    <text:p text:style-name="P166"><text:span text:style-name="Strong_20_Emphasis"><text:span text:style-name="T1">Perubahan:</text:span></text:span><text:span text:style-name="T1"> Sistem verifikasi 'centang biru' (blue checkmark), yang sebelumnya diberikan (meskipun terkadang secara tidak konsisten) kepada akun tokoh publik, jurnalis, pejabat pemerintah, dan organisasi untuk menandakan keaslian (autentisitas) dan kepentingan publik, </text:span><text:span text:style-name="Strong_20_Emphasis"><text:span text:style-name="T1">dirombak total</text:span></text:span><text:span text:style-name="T1">. Centang biru lama dihapus dari akun-akun warisan (legacy), dan kini </text:span><text:span text:style-name="Strong_20_Emphasis"><text:span text:style-name="T1">ditawarkan kepada siapa saja yang bersedia membayar biaya langganan bulanan</text:span></text:span><text:span text:style-name="T1"> melalui layanan Twitter Blue (kemudian berganti nama menjadi X Premium). </text:span></text:p>
                  </text:list-item>
                  <text:list-item>
                    <text:p text:style-name="P166"><text:span text:style-name="Strong_20_Emphasis"><text:span text:style-name="T1">Kekacauan Awal &amp; Dampak:</text:span></text:span><text:span text:style-name="T1"> Peluncuran awal sistem berbayar ini pada akhir 2022 menimbulkan </text:span><text:span text:style-name="Strong_20_Emphasis"><text:span text:style-name="T1">kekacauan besar</text:span></text:span><text:span text:style-name="T1">. Banyak pengguna iseng atau jahat membayar untuk mendapatkan centang biru lalu </text:span><text:span text:style-name="Strong_20_Emphasis"><text:span text:style-name="T1">meniru (impersonate)</text:span></text:span><text:span text:style-name="T1"> akun-akun terkenal—mulai dari selebriti, politisi, hingga perusahaan besar. Beberapa kasus peniruan bahkan menyebabkan dampak finansial nyata bagi perusahaan yang ditiru. Twitter terpaksa menangguhkan sementara program ini sebelum meluncurkannya kembali dengan beberapa lapisan tambahan </text:span><text:soft-page-break/><text:span text:style-name="T1">(seperti pemeriksaan nomor telepon dan penambahan centang berwarna berbeda untuk organisasi dan pemerintah). Namun, kerusakan sudah terjadi: makna centang biru </text:span><text:span text:style-name="Strong_20_Emphasis"><text:span text:style-name="T1">berubah fundamental</text:span></text:span><text:span text:style-name="T1"> dari penanda keaslian menjadi sekadar penanda pelanggan berbayar. Hal ini menimbulkan kebingungan luas bagi pengguna di seluruh dunia, termasuk di Indonesia, dalam mengidentifikasi sumber informasi yang kredibel dan akun resmi. </text:span></text:p>
                  </text:list-item>
                  <text:list-item>
                    <text:p text:style-name="P50"><text:span text:style-name="Strong_20_Emphasis"><text:span text:style-name="T1">Pro &amp; Kontra:</text:span></text:span><text:span text:style-name="T1"> Argumen pro menyatakan ini mendemokratisasi verifikasi dan menciptakan sumber pendapatan baru bagi X. Argumen kontra menyoroti hilangnya fungsi utama verifikasi sebagai penanda keaslian, potensi penyebaran disinformasi dari akun 'terverifikasi' palsu, dan persepsi bahwa status kini bisa 'dibeli'. </text:span></text:p>
                  </text:list-item>
                </text:list>
              </text:list-item>
            </text:list>
            <text:p text:style-name="Text_20_body"><text:span text:style-name="Strong_20_Emphasis"><text:span text:style-name="T1">Konsekuensi Nyata:</text:span></text:span><text:span text:style-name="T1"> Hingga April 2025, konsekuensi dari kebijakan-kebijakan kontroversial ini sangat terasa. Yang paling signifikan adalah </text:span><text:span text:style-name="Strong_20_Emphasis"><text:span text:style-name="T1">hengkangnya atau berkurangnya belanja dari banyak pengiklan besar</text:span></text:span><text:span text:style-name="T1"> karena kekhawatiran terhadap keamanan merek di tengah konten yang kurang termoderasi dan ketidakpastian platform. Kepercayaan sebagian pengguna juga tergerus. Selain itu, perubahan ini memicu </text:span><text:span text:style-name="Strong_20_Emphasis"><text:span text:style-name="T1">peningkatan pengawasan dari regulator</text:span></text:span><text:span text:style-name="T1"> di berbagai negara (terutama di Uni Eropa dengan Digital Services Act) mengenai praktik moderasi konten dan penyebaran misinformasi di X.</text:span></text:p>
            <text:p text:style-name="Text_20_body"><text:span text:style-name="Strong_20_Emphasis"><text:span text:style-name="T1">[AKHIR JAWABAN PROMPT 34]</text:span></text:span></text:p>
            <text:p text:style-name="P235"/>
            <text:p text:style-name="P99">Saya sekarang menunggu perintah "YAX" dari Anda untuk melanjutkan ke prompt berikutnya (Bab 5 - Sub-bab 5.4: Rebranding Total: Penghapusan nama Twitter dan logo burung biru, menjadi "X").</text:p>
          </text:section>
          <text:section text:style-name="Sect1" text:name="feedback-form-46">
            <text:p text:style-name="P213"/>
          </text:section>
        </text:section>
        <text:section text:style-name="Sect1" text:name="30c245dccfa6c4d6">
          <text:p text:style-name="P99"/>
          <text:section text:style-name="Sect1" text:name="user-query-content-47">
            <text:p text:style-name="P232">yax </text:p>
          </text:section>
          <text:p text:style-name="P213">Tampilkan alur berpikir</text:p>
          <text:section text:style-name="Sect2" text:name="model-response-message-contentr_30c245dccfa6c4d6">
            <text:p text:style-name="P99">Baik, saya akan melanjutkan ke prompt berikutnya.</text:p>
            <text:p text:style-name="P235"/>
            <text:p text:style-name="Text_20_body"><text:span text:style-name="Strong_20_Emphasis"><text:span text:style-name="T1">Jawaban untuk Prompt Bab 5 - Sub-bab 5.4: Rebranding Total: Penghapusan nama Twitter dan logo burung biru, menjadi "X".</text:span></text:span></text:p>
            <text:p text:style-name="Text_20_body"><text:span text:style-name="Emphasis"><text:span text:style-name="T1">(Prompt: Jelaskan secara rinci keputusan mengejutkan dan proses rebranding </text:span></text:span><text:soft-page-break/><text:span text:style-name="Emphasis"><text:span text:style-name="T1">total dari Twitter menjadi "X" yang terjadi pada Juli 2023. Apa alasan yang dikemukakan Musk untuk perubahan nama dan penghapusan logo burung biru yang ikonik? Bagaimana kaitan rebranding ini dengan visi jangka panjangnya untuk platform? Gali proses di balik pemilihan nama "X" dan logonya. Analisis implikasi dari membuang ekuitas merek (brand equity) yang telah dibangun selama lebih dari 15 tahun. Bagaimana reaksi pengguna, pasar, dan media terhadap perubahan drastis ini?)</text:span></text:span></text:p>
            <text:p text:style-name="Text_20_body"><text:span text:style-name="Strong_20_Emphasis"><text:span text:style-name="T1">[MULAI JAWABAN PROMPT 35]</text:span></text:span></text:p>
            <text:p text:style-name="Text_20_body"><text:span text:style-name="T1">Di tengah serangkaian perubahan kontroversial, mungkin tidak ada yang lebih mengejutkan dan simbolis daripada keputusan Elon Musk pada </text:span><text:span text:style-name="Strong_20_Emphasis"><text:span text:style-name="T1">Juli 2023</text:span></text:span><text:span text:style-name="T1"> untuk </text:span><text:span text:style-name="Strong_20_Emphasis"><text:span text:style-name="T1">menghapus total identitas merek "Twitter"</text:span></text:span><text:span text:style-name="T1"> yang telah mendunia selama lebih dari 15 tahun. Nama "Twitter", logo burung biru ikonik "Larry", bahkan kata kerja "tweet" yang sudah masuk kosakata global, semuanya dibuang dan digantikan oleh satu huruf: </text:span><text:span text:style-name="Strong_20_Emphasis"><text:span text:style-name="T1">X</text:span></text:span><text:span text:style-name="T1">. Proses rebranding ini terjadi dengan kecepatan kilat yang tidak lazim untuk perubahan merek sebesar ini, diumumkan Musk melalui serangkaian cuitan dan diimplementasikan dalam hitungan hari—logo baru muncul di web, aplikasi diperbarui, bahkan papan nama raksasa di kantor pusat San Francisco ikut diganti (meskipun sempat menimbulkan kontroversi lokal).</text:span></text:p>
            <text:p text:style-name="Text_20_body"><text:span text:style-name="Strong_20_Emphasis"><text:span text:style-name="T1">Alasan yang dikemukakan Musk</text:span></text:span><text:span text:style-name="T1"> untuk langkah drastis ini terkait erat dengan </text:span><text:span text:style-name="Strong_20_Emphasis"><text:span text:style-name="T1">visi jangka panjangnya</text:span></text:span><text:span text:style-name="T1">:</text:span></text:p>
            <text:list xml:id="list5632930793371250175" text:style-name="L63">
              <text:list-item>
                <text:p text:style-name="P167"><text:span text:style-name="Strong_20_Emphasis"><text:span text:style-name="T1">Menandakan Transformasi Fundamental:</text:span></text:span><text:span text:style-name="T1"> Musk menyatakan bahwa nama "Twitter" identik dengan batasan 140 karakter dan pesan singkat, yang tidak lagi relevan dengan ambisinya untuk platform masa depan. Perubahan nama menjadi X dimaksudkan untuk menandakan bahwa ini bukan lagi sekadar platform media sosial, tetapi sesuatu yang jauh lebih besar. </text:span></text:p>
              </text:list-item>
              <text:list-item>
                <text:p text:style-name="P167"><text:span text:style-name="Strong_20_Emphasis"><text:span text:style-name="T1">Koneksi ke Visi "Everything App":</text:span></text:span><text:span text:style-name="T1"> Rebranding ini adalah langkah kunci untuk mewujudkan cita-cita "X, the everything app". Nama "X" dianggap sebagai kanvas kosong yang cukup luas untuk menampung berbagai fungsi masa depan, mulai dari pembayaran, video, pesan, hingga layanan lainnya. </text:span></text:p>
              </text:list-item>
              <text:list-item>
                <text:p text:style-name="P51"><text:span text:style-name="Strong_20_Emphasis"><text:span text:style-name="T1">Fasinasi Pribadi Musk:</text:span></text:span><text:span text:style-name="T1"> Tidak dapat dipungkiri, Musk memiliki sejarah panjang dan ketertarikan pribadi pada huruf "X", terlihat dari nama perusahaan seperti SpaceX, produk Tesla Model X, hingga nama usaha awalnya X.com (yang kemudian menjadi bagian dari PayPal). Ia juga telah memiliki domain X.com selama bertahun-tahun. </text:span></text:p>
              </text:list-item>
            </text:list>
            <text:p text:style-name="Text_20_body"><text:soft-page-break/><text:span text:style-name="Strong_20_Emphasis"><text:span text:style-name="T1">Proses pemilihan nama dan logo "X"</text:span></text:span><text:span text:style-name="T1"> sendiri tampak sangat dipersonalisasi oleh Musk dan kurang melalui proses korporat yang lazim. Logo "X" awal yang digunakan tampak seperti karakter Unicode standar atau desain sederhana yang diadopsi dengan cepat, kemungkinan dari kontes atau usulan publik informal yang diminta Musk di platformnya. Ini sangat kontras dengan proses rebranding korporat pada umumnya yang melibatkan riset pasar, agensi desain, dan pertimbangan hukum merek yang ekstensif.</text:span></text:p>
            <text:p text:style-name="Text_20_body"><text:span text:style-name="Strong_20_Emphasis"><text:span text:style-name="T1">Implikasi dari membuang ekuitas merek Twitter</text:span></text:span><text:span text:style-name="T1"> sangatlah besar dan berisiko:</text:span></text:p>
            <text:list xml:id="list8275689441265379958" text:style-name="L64">
              <text:list-item>
                <text:p text:style-name="P168"><text:span text:style-name="Strong_20_Emphasis"><text:span text:style-name="T1">Kehilangan Pengenalan Merek Global:</text:span></text:span><text:span text:style-name="T1"> Nama "Twitter" dan logo burungnya adalah salah satu merek paling dikenal di dunia, dengan nilai (brand equity) yang dibangun selama satu setengah dekade dan ditaksir mencapai miliaran dolar. Menghapusnya berarti memulai dari nol dalam hal pengenalan merek untuk "X". </text:span></text:p>
              </text:list-item>
              <text:list-item>
                <text:p text:style-name="P168"><text:span text:style-name="Strong_20_Emphasis"><text:span text:style-name="T1">Hilangnya Identitas Budaya:</text:span></text:span><text:span text:style-name="T1"> "Tweet" dan "tweeting" telah menjadi bagian dari bahasa sehari-hari secara global. Menciptakan asosiasi serupa untuk "X" (misalnya, "X'ing"?) jauh lebih sulit dan belum tentu berhasil. </text:span></text:p>
              </text:list-item>
              <text:list-item>
                <text:p text:style-name="P52"><text:span text:style-name="Strong_20_Emphasis"><text:span text:style-name="T1">Potensi Kebingungan dan Alienasi:</text:span></text:span><text:span text:style-name="T1"> Perubahan mendadak ini berisiko membingungkan pengguna setia dan pengiklan yang sudah terbiasa dan memiliki ikatan emosional dengan merek Twitter. </text:span></text:p>
              </text:list-item>
            </text:list>
            <text:p text:style-name="Text_20_body"><text:span text:style-name="Strong_20_Emphasis"><text:span text:style-name="T1">Reaksi terhadap rebranding</text:span></text:span><text:span text:style-name="T1"> ini sangat beragam dan cenderung terpolarisasi, baik secara global maupun di kalangan pengguna di Indonesia:</text:span></text:p>
            <text:list xml:id="list4751146804559720228" text:style-name="L65">
              <text:list-item>
                <text:p text:style-name="P169"><text:span text:style-name="Strong_20_Emphasis"><text:span text:style-name="T1">Pengguna:</text:span></text:span><text:span text:style-name="T1"> Banyak yang mengungkapkan rasa </text:span><text:span text:style-name="Strong_20_Emphasis"><text:span text:style-name="T1">nostalgia, kebingungan, bahkan kemarahan</text:span></text:span><text:span text:style-name="T1"> karena kehilangan merek yang ikonik dan dicintai. Tidak sedikit yang </text:span><text:span text:style-name="Strong_20_Emphasis"><text:span text:style-name="T1">mengejek</text:span></text:span><text:span text:style-name="T1"> nama dan logo baru atau menganggapnya sebagai langkah gegabah. Namun, ada juga sebagian pengguna (terutama pendukung Musk) yang melihatnya sebagai langkah berani menuju masa depan. </text:span></text:p>
              </text:list-item>
              <text:list-item>
                <text:p text:style-name="P169"><text:span text:style-name="Strong_20_Emphasis"><text:span text:style-name="T1">Pasar dan Analis:</text:span></text:span><text:span text:style-name="T1"> Para analis bisnis umumnya </text:span><text:span text:style-name="Strong_20_Emphasis"><text:span text:style-name="T1">skeptis</text:span></text:span><text:span text:style-name="T1"> terhadap kebijaksanaan langkah ini dari sudut pandang pemasaran dan keuangan, mempertanyakan apakah visi "X" yang belum terbukti dapat membenarkan penghapusan nilai merek Twitter yang sudah mapan. </text:span></text:p>
              </text:list-item>
              <text:list-item>
                <text:p text:style-name="P53"><text:span text:style-name="Strong_20_Emphasis"><text:span text:style-name="T1">Media:</text:span></text:span><text:span text:style-name="T1"> Meliput peristiwa ini secara ekstensif, menyoroti </text:span><text:span text:style-name="Strong_20_Emphasis"><text:span text:style-name="T1">kecepatan dan ketidaklaziman</text:span></text:span><text:span text:style-name="T1"> prosesnya, motivasi Musk, serta </text:span><text:span text:style-name="Strong_20_Emphasis"><text:span text:style-name="T1">risiko besar</text:span></text:span><text:span text:style-name="T1"> yang diambil dengan membuang salah satu merek paling dikenal di era digital. </text:span></text:p>
              </text:list-item>
            </text:list>
            <text:p text:style-name="P99">Rebranding menjadi X adalah pertaruhan besar yang dampaknya masih terus dievaluasi hingga saat ini (April 2025), menjadi salah satu tindakan paling <text:soft-page-break/>definitif yang menandai era kepemimpinan Elon Musk.</text:p>
            <text:p text:style-name="Text_20_body"><text:span text:style-name="Strong_20_Emphasis"><text:span text:style-name="T1">[AKHIR JAWABAN PROMPT 35]</text:span></text:span></text:p>
            <text:p text:style-name="P235"/>
            <text:p text:style-name="P99">Saya sekarang menunggu perintah "YAX" dari Anda untuk melanjutkan ke prompt berikutnya (Bab 5 - Sub-bab 5.5: Visi "The Everything App" (Aplikasi Segalanya)).</text:p>
          </text:section>
          <text:section text:style-name="Sect1" text:name="feedback-form-47">
            <text:p text:style-name="P213"/>
          </text:section>
        </text:section>
        <text:section text:style-name="Sect1" text:name="bf685dcc4ce05005">
          <text:p text:style-name="P99"/>
          <text:section text:style-name="Sect1" text:name="user-query-content-48">
            <text:p text:style-name="P232">yax </text:p>
          </text:section>
          <text:p text:style-name="P213">Tampilkan alur berpikir</text:p>
          <text:section text:style-name="Sect2" text:name="model-response-message-contentr_bf685dcc4ce05005">
            <text:p text:style-name="P99">Baik, saya akan melanjutkan ke prompt berikutnya.</text:p>
            <text:p text:style-name="P235"/>
            <text:p text:style-name="Text_20_body"><text:span text:style-name="Strong_20_Emphasis"><text:span text:style-name="T1">Jawaban untuk Prompt Bab 5 - Sub-bab 5.5: Visi "The Everything App" (Aplikasi Segalanya).</text:span></text:span></text:p>
            <text:p text:style-name="Text_20_body"><text:span text:style-name="Emphasis"><text:span text:style-name="T1">(Prompt: Elaborate on Musk's stated ambition to transform X into an "everything app," akin to China's WeChat. Discuss the intended features beyond social networking (payments, banking, shopping, ride-hailing, etc.), the progress made towards this vision (as of April 2025), and the immense challenges involved.)</text:span></text:span></text:p>
            <text:p text:style-name="Text_20_body"><text:span text:style-name="Strong_20_Emphasis"><text:span text:style-name="T1">[MULAI JAWABAN PROMPT 36]</text:span></text:span></text:p>
            <text:p text:style-name="Text_20_body"><text:span text:style-name="T1">Rebranding dari Twitter menjadi X bukan sekadar pergantian nama; itu adalah deklarasi ambisi Elon Musk yang paling mendasar: mengubah platform media sosial ini menjadi </text:span><text:span text:style-name="Strong_20_Emphasis"><text:span text:style-name="T1">"The Everything App" (Aplikasi Segalanya)</text:span></text:span><text:span text:style-name="T1">. Konsep ini, seringkali merujuk pada kesuksesan fenomenal </text:span><text:span text:style-name="Strong_20_Emphasis"><text:span text:style-name="T1">WeChat di Tiongkok</text:span></text:span><text:span text:style-name="T1">, membayangkan sebuah aplikasi tunggal yang menjadi pusat dari hampir seluruh aktivitas digital penggunanya—jauh melampaui sekadar mengirim pesan singkat atau berbagi status. Di Indonesia dan Asia Tenggara, kita mungkin sedikit familiar dengan konsep </text:span><text:span text:style-name="Emphasis"><text:span text:style-name="T1">super-app</text:span></text:span><text:span text:style-name="T1"> melalui aplikasi seperti Gojek atau Grab yang mengintegrasikan banyak layanan, meskipun titik awal X sebagai platform komunikasi global sangatlah berbeda.</text:span></text:p>
            <text:p text:style-name="P99">Visi Musk untuk X sebagai "Aplikasi Segalanya" mencakup integrasi berbagai fitur dan layanan yang sangat luas, beberapa di antaranya telah ia sebutkan secara eksplisit atau tersirat:</text:p>
            <text:list xml:id="list4578374859425650165" text:style-name="L66">
              <text:list-item>
                <text:p text:style-name="P170"><text:span text:style-name="Strong_20_Emphasis"><text:span text:style-name="T1">Poros Utama: Layanan Finansial:</text:span></text:span><text:span text:style-name="T1"> Ini tampaknya menjadi inti dari visi X. Musk berambisi menjadikan X sebagai pusat kehidupan finansial </text:span><text:soft-page-break/><text:span text:style-name="T1">penggunanya, mencakup </text:span><text:span text:style-name="Strong_20_Emphasis"><text:span text:style-name="T1">pembayaran </text:span></text:span><text:span text:style-name="Strong_20_Emphasis"><text:span text:style-name="Emphasis"><text:span text:style-name="T1">peer-to-peer</text:span></text:span></text:span><text:span text:style-name="T1"> (antar pengguna), potensi fitur </text:span><text:span text:style-name="Strong_20_Emphasis"><text:span text:style-name="T1">perbankan</text:span></text:span><text:span text:style-name="T1"> (menyimpan uang, transfer), integrasi dengan aset </text:span><text:span text:style-name="Strong_20_Emphasis"><text:span text:style-name="T1">kripto</text:span></text:span><text:span text:style-name="T1">, dan kemungkinan layanan finansial lainnya. Tujuannya adalah agar pengguna bisa mengelola uang mereka sepenuhnya di dalam X. </text:span></text:p>
              </text:list-item>
              <text:list-item>
                <text:p text:style-name="P170"><text:span text:style-name="Strong_20_Emphasis"><text:span text:style-name="T1">Konten yang Diperluas:</text:span></text:span><text:span text:style-name="T1"> Melampaui tweet singkat, X berambisi menjadi platform untuk </text:span><text:span text:style-name="Strong_20_Emphasis"><text:span text:style-name="T1">konten video berdurasi panjang</text:span></text:span><text:span text:style-name="T1"> (menyaingi YouTube), </text:span><text:span text:style-name="Strong_20_Emphasis"><text:span text:style-name="T1">artikel atau tulisan panjang</text:span></text:span><text:span text:style-name="T1"> (melalui fitur Articles), dan </text:span><text:span text:style-name="Strong_20_Emphasis"><text:span text:style-name="T1">live streaming</text:span></text:span><text:span text:style-name="T1"> yang lebih kaya. </text:span></text:p>
              </text:list-item>
              <text:list-item>
                <text:p text:style-name="P170"><text:span text:style-name="Strong_20_Emphasis"><text:span text:style-name="T1">Komunikasi Multifungsi:</text:span></text:span><text:span text:style-name="T1"> Terus mengembangkan fitur pesan (DM), </text:span><text:span text:style-name="Strong_20_Emphasis"><text:span text:style-name="T1">panggilan audio dan video</text:span></text:span><text:span text:style-name="T1"> antar pengguna. </text:span></text:p>
              </text:list-item>
              <text:list-item>
                <text:p text:style-name="P54"><text:span text:style-name="Strong_20_Emphasis"><text:span text:style-name="T1">Layanan Lain:</text:span></text:span><text:span text:style-name="T1"> Musk juga menyinggung potensi integrasi </text:span><text:span text:style-name="Strong_20_Emphasis"><text:span text:style-name="T1">e-commerce/belanja</text:span></text:span><text:span text:style-name="T1">, </text:span><text:span text:style-name="Strong_20_Emphasis"><text:span text:style-name="T1">pencarian kerja</text:span></text:span><text:span text:style-name="T1"> (fitur lowongan kerja sudah mulai diluncurkan), bahkan spekulasi merambah ke layanan seperti </text:span><text:span text:style-name="Strong_20_Emphasis"><text:span text:style-name="T1">pemesanan transportasi</text:span></text:span><text:span text:style-name="T1"> atau </text:span><text:span text:style-name="Strong_20_Emphasis"><text:span text:style-name="T1">kencan</text:span></text:span><text:span text:style-name="T1">. </text:span></text:p>
              </text:list-item>
            </text:list>
            <text:p text:style-name="Text_20_body"><text:span text:style-name="Strong_20_Emphasis"><text:span text:style-name="T1">Sejauh mana kemajuan visi ini per April 2025?</text:span></text:span><text:span text:style-name="T1"> Beberapa langkah konkret telah diambil:</text:span></text:p>
            <text:list xml:id="list100225717410314721" text:style-name="L67">
              <text:list-item>
                <text:p text:style-name="P171"><text:span text:style-name="T1">X telah </text:span><text:span text:style-name="Strong_20_Emphasis"><text:span text:style-name="T1">memperoleh lisensi pengiriman uang (money transmitter licenses)</text:span></text:span><text:span text:style-name="T1"> di sejumlah negara bagian AS, sebuah langkah awal yang krusial untuk layanan pembayaran. </text:span></text:p>
              </text:list-item>
              <text:list-item>
                <text:p text:style-name="P171"><text:span text:style-name="T1">Fitur </text:span><text:span text:style-name="Strong_20_Emphasis"><text:span text:style-name="T1">Artikel</text:span></text:span><text:span text:style-name="T1"> telah diluncurkan untuk memfasilitasi konten panjang. </text:span></text:p>
              </text:list-item>
              <text:list-item>
                <text:p text:style-name="P171"><text:span text:style-name="T1">Kemampuan </text:span><text:span text:style-name="Strong_20_Emphasis"><text:span text:style-name="T1">video</text:span></text:span><text:span text:style-name="T1"> terus ditingkatkan, termasuk durasi unggah yang lebih panjang. </text:span></text:p>
              </text:list-item>
              <text:list-item>
                <text:p text:style-name="P171"><text:span text:style-name="T1">Fitur </text:span><text:span text:style-name="Strong_20_Emphasis"><text:span text:style-name="T1">panggilan audio/video</text:span></text:span><text:span text:style-name="T1"> telah diluncurkan secara bertahap kepada pengguna Premium. </text:span></text:p>
              </text:list-item>
              <text:list-item>
                <text:p text:style-name="P55"><text:span text:style-name="T1">Fitur </text:span><text:span text:style-name="Strong_20_Emphasis"><text:span text:style-name="T1">pencarian lowongan kerja</text:span></text:span><text:span text:style-name="T1"> (X Hiring) telah diperkenalkan. </text:span></text:p>
              </text:list-item>
            </text:list>
            <text:p text:style-name="Text_20_body"><text:span text:style-name="T1">Namun, harus diakui bahwa sebagian besar ambisi yang lebih radikal—terutama di sektor layanan finansial penuh, e-commerce terintegrasi, atau layanan gaya hidup lainnya—masih </text:span><text:span text:style-name="Strong_20_Emphasis"><text:span text:style-name="T1">berada dalam tahap sangat awal atau belum terealisasi secara signifikan</text:span></text:span><text:span text:style-name="T1">.</text:span></text:p>
            <text:p text:style-name="Text_20_body"><text:span text:style-name="Strong_20_Emphasis"><text:span text:style-name="T1">Tantangan yang dihadapi</text:span></text:span><text:span text:style-name="T1"> untuk mewujudkan visi "Everything App" ini </text:span><text:span text:style-name="Strong_20_Emphasis"><text:span text:style-name="T1">sangatlah besar</text:span></text:span><text:span text:style-name="T1">:</text:span></text:p>
            <text:list xml:id="list1548474755125778318" text:style-name="L68">
              <text:list-item>
                <text:p text:style-name="P172"><text:span text:style-name="Strong_20_Emphasis"><text:span text:style-name="T1">Kompleksitas Teknis:</text:span></text:span><text:span text:style-name="T1"> Mengintegrasikan begitu banyak layanan yang berbeda ke dalam satu platform yang mulus, aman, dan andal adalah tantangan rekayasa (engineering) yang luar biasa. </text:span></text:p>
              </text:list-item>
              <text:list-item>
                <text:p text:style-name="P172"><text:span text:style-name="Strong_20_Emphasis"><text:span text:style-name="T1">Rintangan Regulasi:</text:span></text:span><text:span text:style-name="T1"> Sektor layanan keuangan adalah salah satu yang paling ketat diregulasi di dunia. Mendapatkan lisensi dan mematuhi </text:span><text:soft-page-break/><text:span text:style-name="T1">peraturan perbankan, pembayaran, dan privasi data di berbagai negara (AS, Uni Eropa, Indonesia, dll.) adalah proses yang sangat panjang, mahal, dan rumit. </text:span></text:p>
              </text:list-item>
              <text:list-item>
                <text:p text:style-name="P172"><text:span text:style-name="Strong_20_Emphasis"><text:span text:style-name="T1">Adopsi dan Kepercayaan Pengguna:</text:span></text:span><text:span text:style-name="T1"> Mengubah kebiasaan pengguna yang sudah terbiasa memakai aplikasi terpisah untuk perbankan (mobile banking), belanja (Tokopedia, Shopee, Amazon), atau transportasi (Gojek, Grab) sangatlah sulit. X harus membangun tingkat kepercayaan yang sangat tinggi, terutama setelah berbagai kontroversi sebelumnya, agar pengguna mau mempercayakan data finansial dan aktivitas penting lainnya pada platform ini. </text:span></text:p>
              </text:list-item>
              <text:list-item>
                <text:p text:style-name="P172"><text:span text:style-name="Strong_20_Emphasis"><text:span text:style-name="T1">Persaingan di Setiap Lini:</text:span></text:span><text:span text:style-name="T1"> X tidak memasuki ruang kosong. Di setiap layanan yang ingin ditawarkannya (pembayaran, video, e-commerce), X akan berhadapan langsung dengan pemain-pemain raksasa yang sudah mapan, memiliki keahlian mendalam, dan basis pengguna setia di bidang tersebut. </text:span></text:p>
              </text:list-item>
              <text:list-item>
                <text:p text:style-name="P56"><text:span text:style-name="Strong_20_Emphasis"><text:span text:style-name="T1">Perbedaan Budaya &amp; Pasar:</text:span></text:span><text:span text:style-name="T1"> Model super-app yang sangat sukses di Tiongkok (WeChat) belum tentu bisa direplikasi dengan mudah di pasar Barat atau wilayah lain karena perbedaan regulasi, kebiasaan konsumen, dan lanskap kompetitif yang sudah ada. </text:span></text:p>
              </text:list-item>
            </text:list>
            <text:p text:style-name="P99">Visi "Everything App" adalah pertaruhan dengan skala ambisi yang sangat besar. Apakah X mampu mengatasi tantangan-tantangan raksasa ini dan benar-benar menjadi pusat kehidupan digital penggunanya adalah salah satu pertanyaan terbesar yang membayangi masa depan platform ini.</text:p>
            <text:p text:style-name="Text_20_body"><text:span text:style-name="Strong_20_Emphasis"><text:span text:style-name="T1">[AKHIR JAWABAN PROMPT 36]</text:span></text:span></text:p>
            <text:p text:style-name="P235"/>
            <text:p text:style-name="P99">Saya sekarang menunggu perintah "YAX" dari Anda untuk melanjutkan ke prompt berikutnya (Bab 5 - Sub-bab 5.6: Dampak Awal Transformasi: Reaksi pengguna, pengiklan, dan lanskap kompetisi).</text:p>
          </text:section>
          <text:section text:style-name="Sect1" text:name="feedback-form-48">
            <text:p text:style-name="P213"/>
          </text:section>
        </text:section>
        <text:section text:style-name="Sect1" text:name="22ec79f7e3e0757d">
          <text:p text:style-name="P99"/>
          <text:section text:style-name="Sect1" text:name="user-query-content-49">
            <text:p text:style-name="P232">yax </text:p>
          </text:section>
          <text:p text:style-name="P213">Tampilkan alur berpikir</text:p>
          <text:section text:style-name="Sect2" text:name="model-response-message-contentr_22ec79f7e3e0757d">
            <text:p text:style-name="P99">Baik, saya akan melanjutkan ke prompt terakhir untuk Bab 5.</text:p>
            <text:p text:style-name="P235"/>
            <text:p text:style-name="Text_20_body"><text:soft-page-break/><text:span text:style-name="Strong_20_Emphasis"><text:span text:style-name="T1">Jawaban untuk Prompt Bab 5 - Sub-bab 5.6: Dampak Awal Transformasi: Reaksi pengguna, pengiklan, dan lanskap kompetisi.</text:span></text:span></text:p>
            <text:p text:style-name="Text_20_body"><text:span text:style-name="Emphasis"><text:span text:style-name="T1">(Prompt: Analisis dampak nyata dari pengambilalihan oleh Musk dan transformasi menjadi X pada berbagai pemangku kepentingan hingga April 2025. Bagaimana reaksi basis pengguna inti Twitter? Apakah terjadi eksodus pengguna ke platform lain, atau justru menarik demografi baru? Jelaskan dampak signifikan pada pendapatan iklan – mengapa banyak pengiklan besar menghentikan atau mengurangi belanja mereka di platform ini (kaitkan dengan isu moderasi konten dan keamanan merek)? Bagaimana lanskap persaingan berubah dengan munculnya atau menguatnya platform alternatif seperti Threads, Bluesky, dan Mastodon sebagai respons terhadap perubahan di X? Bagaimana persepsi publik terhadap platform ini berubah secara keseluruhan?)</text:span></text:span></text:p>
            <text:p text:style-name="Text_20_body"><text:span text:style-name="Strong_20_Emphasis"><text:span text:style-name="T1">[MULAI JAWABAN PROMPT 37]</text:span></text:span></text:p>
            <text:p text:style-name="Text_20_body"><text:span text:style-name="T1">Transformasi radikal dari Twitter menjadi X di bawah kepemimpinan Elon Musk sejak akhir 2022 telah mengirimkan riak dampak yang signifikan ke berbagai penjuru ekosistem digital, yang konsekuensinya masih terus terasa hingga </text:span><text:span text:style-name="Strong_20_Emphasis"><text:span text:style-name="T1">April 2025</text:span></text:span><text:span text:style-name="T1">. Analisis dampak awal pada pemangku kepentingan utama menunjukkan gambaran yang kompleks dan seringkali negatif:</text:span></text:p>
            <text:list xml:id="list139844711834504120" text:style-name="L69">
              <text:list-item>
                <text:p text:style-name="P57"><text:span text:style-name="Strong_20_Emphasis"><text:span text:style-name="T1">Reaksi Pengguna dan Perubahan Basis Pengguna:</text:span></text:span></text:p>
                <text:list>
                  <text:list-item>
                    <text:p text:style-name="P173"><text:span text:style-name="Strong_20_Emphasis"><text:span text:style-name="T1">Polarisasi dan Potensi Eksodus:</text:span></text:span><text:span text:style-name="T1"> Reaksi dari </text:span><text:span text:style-name="Strong_20_Emphasis"><text:span text:style-name="T1">basis pengguna inti Twitter</text:span></text:span><text:span text:style-name="T1"> sangat terpolarisasi. Banyak pengguna lama, jurnalis, akademisi, dan komunitas yang menghargai stabilitas, norma percakapan sebelumnya, atau kebijakan moderasi yang lebih ketat, mengungkapkan </text:span><text:span text:style-name="Strong_20_Emphasis"><text:span text:style-name="T1">kekecewaan, kebingungan, atau bahkan kemarahan</text:span></text:span><text:span text:style-name="T1"> terhadap perubahan arah platform, kebijakan kontroversial, dan persona Musk sendiri. Sebagian dari mereka dilaporkan </text:span><text:span text:style-name="Strong_20_Emphasis"><text:span text:style-name="T1">mengurangi aktivitas atau secara aktif mencari platform alternatif</text:span></text:span><text:span text:style-name="T1">. </text:span></text:p>
                  </text:list-item>
                  <text:list-item>
                    <text:p text:style-name="P173"><text:span text:style-name="Strong_20_Emphasis"><text:span text:style-name="T1">Munculnya Alternatif:</text:span></text:span><text:span text:style-name="T1"> Ketidakpuasan ini secara langsung memicu minat pada platform pesaing seperti </text:span><text:span text:style-name="Strong_20_Emphasis"><text:span text:style-name="T1">Threads, Bluesky, dan Mastodon</text:span></text:span><text:span text:style-name="T1">, yang dilihat sebagai 'pelarian' potensial. Fenomena migrasi pengguna ini, meskipun sulit diukur secara pasti dalam skala global maupun lokal di Indonesia, cukup nyata terjadi. </text:span></text:p>
                  </text:list-item>
                  <text:list-item>
                    <text:p text:style-name="P173"><text:span text:style-name="Strong_20_Emphasis"><text:span text:style-name="T1">Potensi Demografi Baru?:</text:span></text:span><text:span text:style-name="T1"> Di sisi lain, ada kemungkinan bahwa pendekatan Musk yang lebih longgar terhadap moderasi konten dan penekanannya pada "kebebasan berbicara" </text:span><text:span text:style-name="Strong_20_Emphasis"><text:span text:style-name="T1">menarik </text:span></text:span><text:soft-page-break/><text:span text:style-name="Strong_20_Emphasis"><text:span text:style-name="T1">demografi pengguna yang berbeda</text:span></text:span><text:span text:style-name="T1"> atau mengenergikan kelompok pengguna yang sebelumnya merasa 'terpinggirkan'. Namun, data transparan mengenai pertumbuhan pengguna bersih (net user growth) di era X sulit didapatkan dan sering diperdebatkan. Yang jelas, terjadi </text:span><text:span text:style-name="Emphasis"><text:span text:style-name="T1">pergolakan</text:span></text:span><text:span text:style-name="T1"> signifikan dalam komposisi dan sentimen pengguna aktif. </text:span></text:p>
                  </text:list-item>
                </text:list>
              </text:list-item>
              <text:list-item>
                <text:p text:style-name="P57"><text:span text:style-name="Strong_20_Emphasis"><text:span text:style-name="T1">Dampak Signifikan pada Pendapatan Iklan:</text:span></text:span></text:p>
                <text:list>
                  <text:list-item>
                    <text:p text:style-name="P173"><text:span text:style-name="Strong_20_Emphasis"><text:span text:style-name="T1">Pengiklan Hengkang:</text:span></text:span><text:span text:style-name="T1"> Salah satu dampak paling nyata dan merusak adalah </text:span><text:span text:style-name="Strong_20_Emphasis"><text:span text:style-name="T1">penurunan drastis pendapatan iklan</text:span></text:span><text:span text:style-name="T1">. Banyak </text:span><text:span text:style-name="Strong_20_Emphasis"><text:span text:style-name="T1">merek-merek besar dan agensi periklanan global</text:span></text:span><text:span text:style-name="T1"> dilaporkan </text:span><text:span text:style-name="Strong_20_Emphasis"><text:span text:style-name="T1">menghentikan atau secara signifikan mengurangi anggaran</text:span></text:span><text:span text:style-name="T1"> mereka di X. </text:span></text:p>
                  </text:list-item>
                  <text:list-item>
                    <text:p text:style-name="P173"><text:span text:style-name="Strong_20_Emphasis"><text:span text:style-name="T1">Alasan Utama:</text:span></text:span><text:span text:style-name="T1"> Penyebab utamanya terkait langsung dengan perubahan kebijakan dan kepemimpinan: meningkatnya </text:span><text:span text:style-name="Strong_20_Emphasis"><text:span text:style-name="T1">kekhawatiran tentang keamanan merek (brand safety)</text:span></text:span><text:span text:style-name="T1">—risiko iklan mereka muncul di samping konten ujaran kebencian, misinformasi, atau konten tidak pantas lainnya akibat moderasi yang diperlemah; </text:span><text:span text:style-name="Strong_20_Emphasis"><text:span text:style-name="T1">pemulihan akun-akun kontroversial</text:span></text:span><text:span text:style-name="T1">; serta </text:span><text:span text:style-name="Strong_20_Emphasis"><text:span text:style-name="T1">perilaku dan pernyataan publik Elon Musk sendiri</text:span></text:span><text:span text:style-name="T1"> yang seringkali tidak terduga dan dianggap berisiko oleh banyak merek korporat. Ketidakpastian umum mengenai arah dan stabilitas platform juga menjadi faktor penentu. Ini merupakan pukulan finansial besar bagi perusahaan yang model bisnisnya secara historis sangat bergantung pada iklan. </text:span></text:p>
                  </text:list-item>
                </text:list>
              </text:list-item>
              <text:list-item>
                <text:p text:style-name="P57"><text:span text:style-name="Strong_20_Emphasis"><text:span text:style-name="T1">Perubahan Lanskap Persaingan:</text:span></text:span></text:p>
                <text:list>
                  <text:list-item>
                    <text:p text:style-name="P173"><text:span text:style-name="Strong_20_Emphasis"><text:span text:style-name="T1">Kebangkitan Pesaing:</text:span></text:span><text:span text:style-name="T1"> Periode penuh gejolak di Twitter/X secara langsung </text:span><text:span text:style-name="Strong_20_Emphasis"><text:span text:style-name="T1">memberikan momentum bagi platform pesaing</text:span></text:span><text:span text:style-name="T1">. </text:span><text:span text:style-name="Strong_20_Emphasis"><text:span text:style-name="T1">Threads</text:span></text:span><text:span text:style-name="T1">, yang diluncurkan oleh Meta pada Juli 2023, memanfaatkan basis pengguna Instagram untuk mencapai pertumbuhan awal yang eksplosif sebagai alternatif berbasis teks. </text:span><text:span text:style-name="Strong_20_Emphasis"><text:span text:style-name="T1">Bluesky</text:span></text:span><text:span text:style-name="T1">, yang didukung oleh pendiri Twitter Jack Dorsey dan menggunakan protokol terdesentralisasi (AT Protocol), menarik minat signifikan dari pengguna yang mencari alternatif dengan tata kelola berbeda. Jaringan sosial terdesentralisasi </text:span><text:span text:style-name="Strong_20_Emphasis"><text:span text:style-name="T1">Mastodon</text:span></text:span><text:span text:style-name="T1"> juga mengalami lonjakan pengguna yang mencari platform yang tidak dikendalikan oleh satu entitas korporat. Platform-platform ini secara aktif memposisikan diri sebagai alternatif bagi mereka yang tidak </text:span><text:soft-page-break/><text:span text:style-name="T1">puas dengan arah X. </text:span></text:p>
                  </text:list-item>
                </text:list>
              </text:list-item>
              <text:list-item>
                <text:p text:style-name="P57"><text:span text:style-name="Strong_20_Emphasis"><text:span text:style-name="T1">Perubahan Persepsi Publik:</text:span></text:span></text:p>
                <text:list>
                  <text:list-item>
                    <text:p text:style-name="P57"><text:span text:style-name="Strong_20_Emphasis"><text:span text:style-name="T1">Dari Alun-alun Digital ke Platform Musk:</text:span></text:span><text:span text:style-name="T1"> Secara keseluruhan, </text:span><text:span text:style-name="Strong_20_Emphasis"><text:span text:style-name="T1">persepsi publik terhadap platform ini telah berubah secara signifikan</text:span></text:span><text:span text:style-name="T1">. Jika sebelumnya Twitter dikenal sebagai 'alun-alun digital' global yang penting (meskipun selalu ada perdebatan tentang masalahnya), kini X semakin </text:span><text:span text:style-name="Strong_20_Emphasis"><text:span text:style-name="T1">identik dengan persona Elon Musk</text:span></text:span><text:span text:style-name="T1"> yang sangat polarisasi. Citranya menjadi lebih terkait dengan </text:span><text:span text:style-name="Strong_20_Emphasis"><text:span text:style-name="T1">kontroversi, kebijakan yang tidak dapat diprediksi, moderasi yang dipertanyakan, dan masa depan yang tidak pasti</text:span></text:span><text:span text:style-name="T1">. Hilangnya nama dan merek "Twitter" yang ikonik juga berkontribusi pada pergeseran persepsi ini, membuatnya terasa seperti entitas yang berbeda bagi banyak orang di seluruh dunia. </text:span></text:p>
                  </text:list-item>
                </text:list>
              </text:list-item>
            </text:list>
            <text:p text:style-name="P99">Hingga April 2025, dampak dari transformasi era Musk masih terus berkembang. Platform X menghadapi tantangan besar dalam memulihkan kepercayaan pengguna dan pengiklan, menstabilkan bisnisnya, dan membuktikan kelangsungan visi ambisiusnya di tengah lanskap kompetisi yang telah berubah secara fundamental sebagai respons terhadap tindakannya sendiri.</text:p>
            <text:p text:style-name="Text_20_body"><text:span text:style-name="Strong_20_Emphasis"><text:span text:style-name="T1">[AKHIR JAWABAN PROMPT 37]</text:span></text:span></text:p>
            <text:p text:style-name="P235"/>
            <text:p text:style-name="Text_20_body"><text:span text:style-name="T1">Saya telah menjawab semua prompt untuk </text:span><text:span text:style-name="Strong_20_Emphasis"><text:span text:style-name="T1">Bab 5</text:span></text:span><text:span text:style-name="T1">. Saya menunggu perintah "YAX" dari Anda untuk melanjutkan ke prompt pengantar </text:span><text:span text:style-name="Strong_20_Emphasis"><text:span text:style-name="T1">Bab 6: X Hari Ini dan Visi Masa Depan</text:span></text:span><text:span text:style-name="T1">.</text:span></text:p>
          </text:section>
          <text:section text:style-name="Sect1" text:name="feedback-form-49">
            <text:p text:style-name="P213"/>
          </text:section>
        </text:section>
        <text:section text:style-name="Sect1" text:name="5be55ba2ddca4b8b">
          <text:p text:style-name="P99"/>
          <text:section text:style-name="Sect1" text:name="user-query-content-50">
            <text:p text:style-name="P232">yax </text:p>
          </text:section>
          <text:p text:style-name="P213">Tampilkan alur berpikir</text:p>
          <text:section text:style-name="Sect2" text:name="model-response-message-contentr_5be55ba2ddca4b8b">
            <text:p text:style-name="P99">Baik, saya akan melanjutkan ke prompt pengantar untuk Bab 6.</text:p>
            <text:p text:style-name="P235"/>
            <text:p text:style-name="Text_20_body"><text:span text:style-name="Strong_20_Emphasis"><text:span text:style-name="T1">Jawaban untuk Prompt Pengantar Bab 6: X Hari Ini dan Visi Masa Depan (April 2025 dan Seterusnya).</text:span></text:span></text:p>
            <text:p text:style-name="Text_20_body"><text:span text:style-name="Emphasis"><text:span text:style-name="T1">(Prompt: Tuliskan pengantar untuk Bab 6 yang memotret kondisi platform X pada saat ini (April 2025) dan mengarahkan pandangan ke masa depan. Setelah melewati periode transformasi yang penuh gejolak (dibahas di Bab 5), bab ini </text:span></text:span><text:soft-page-break/><text:span text:style-name="Emphasis"><text:span text:style-name="T1">akan menganalisis secara kritis perkembangan produk terkini di bawah bendera X, mengevaluasi sejauh mana kemajuan menuju visi 'aplikasi segalanya'—terutama dalam integrasi AI dan layanan finansial. Selain itu, bab ini akan membedah lanskap persaingan yang semakin ketat dan tantangan fundamental terkait keberlanjutan bisnis, regulasi global, serta upaya membangun kembali kepercayaan pengguna dan pengiklan. Ajak pembaca untuk mempertimbangkan apakah X berada di jalur yang tepat untuk mewujudkan ambisinya atau justru menghadapi masa depan yang tidak pasti.)</text:span></text:span></text:p>
            <text:p text:style-name="Text_20_body"><text:span text:style-name="Strong_20_Emphasis"><text:span text:style-name="T1">[MULAI JAWABAN PROMPT 38]</text:span></text:span></text:p>
            <text:p text:style-name="Text_20_body"><text:span text:style-name="T1">Memasuki pertengahan tahun 2025, dari sudut pandang kita saat ini di Medan, Sumatera Utara, atau di mana pun di dunia, platform yang kini dikenal sebagai X berdiri di sebuah persimpangan jalan yang krusial. Setelah melewati periode transformasi radikal dan penuh gejolak sejak akuisisi oleh Elon Musk—sebuah era yang telah kita kupas tuntas di Bab 5—kini saatnya kita </text:span><text:span text:style-name="Strong_20_Emphasis"><text:span text:style-name="T1">memotret kondisi X hari ini</text:span></text:span><text:span text:style-name="T1"> dan mencoba meneropong </text:span><text:span text:style-name="Strong_20_Emphasis"><text:span text:style-name="T1">ke mana arahnya di masa depan</text:span></text:span><text:span text:style-name="T1">. Bab 6 ini akan beralih dari narasi historis ke analisis kondisi terkini dan prospek ke depan.</text:span></text:p>
            <text:p text:style-name="Text_20_body"><text:span text:style-name="T1">Kita akan mulai dengan mengamati secara kritis </text:span><text:span text:style-name="Strong_20_Emphasis"><text:span text:style-name="T1">perkembangan produk terbaru</text:span></text:span><text:span text:style-name="T1"> yang diluncurkan di bawah bendera X. Apa saja fitur-fitur baru yang kini menonjol—mulai dari peningkatan pada video dan artikel panjang hingga integrasi kecerdasan buatan (AI) seperti </text:span><text:span text:style-name="Strong_20_Emphasis"><text:span text:style-name="T1">Grok</text:span></text:span><text:span text:style-name="T1">? Sejauh mana fitur-fitur ini diadopsi dan mengubah pengalaman pengguna sehari-hari?</text:span></text:p>
            <text:p text:style-name="Text_20_body"><text:span text:style-name="T1">Selanjutnya, kita akan mengevaluasi secara realistis </text:span><text:span text:style-name="Strong_20_Emphasis"><text:span text:style-name="T1">kemajuan X dalam mewujudkan visi ambisius "Aplikasi Segalanya"</text:span></text:span><text:span text:style-name="T1">. Fokus utama akan diberikan pada dua pilar penting: sejauh mana </text:span><text:span text:style-name="Strong_20_Emphasis"><text:span text:style-name="T1">integrasi AI</text:span></text:span><text:span text:style-name="T1"> telah mengubah fungsi platform, dan langkah konkret apa yang telah (atau belum) dicapai dalam ambisi besar memasuki </text:span><text:span text:style-name="Strong_20_Emphasis"><text:span text:style-name="T1">sektor layanan finansial dan pembayaran</text:span></text:span><text:span text:style-name="T1">? Apakah visi ini mulai terbentuk nyata, atau masih terasa seperti cita-cita yang jauh?</text:span></text:p>
            <text:p text:style-name="Text_20_body"><text:span text:style-name="T1">Bab ini juga akan membedah </text:span><text:span text:style-name="Strong_20_Emphasis"><text:span text:style-name="T1">lanskap persaingan</text:span></text:span><text:span text:style-name="T1"> yang dihadapi X saat ini. Bagaimana posisinya di tengah gempuran platform alternatif seperti Threads dan Bluesky, serta persaingan abadi dari raksasa media sosial lainnya? Strategi apa yang tampak digunakan X untuk mempertahankan relevansinya?</text:span></text:p>
            <text:p text:style-name="Text_20_body"><text:span text:style-name="T1">Terakhir, kita akan kembali menyoroti </text:span><text:span text:style-name="Strong_20_Emphasis"><text:span text:style-name="T1">tantangan-tantangan fundamental</text:span></text:span><text:span text:style-name="T1"> yang masih membayangi masa depan X: perjuangan untuk mencapai </text:span><text:span text:style-name="Strong_20_Emphasis"><text:span text:style-name="T1">keberlanjutan bisnis</text:span></text:span><text:span text:style-name="T1"> di tengah beban utang dan pasar iklan yang sulit, kompleksitas menavigasi </text:span><text:span text:style-name="Strong_20_Emphasis"><text:span text:style-name="T1">regulasi global</text:span></text:span><text:span text:style-name="T1"> yang semakin ketat, serta tugas berat untuk </text:span><text:soft-page-break/><text:span text:style-name="Strong_20_Emphasis"><text:span text:style-name="T1">membangun kembali kepercayaan</text:span></text:span><text:span text:style-name="T1"> dari pengguna, pengiklan, dan publik secara luas.</text:span></text:p>
            <text:p text:style-name="P99">Dengan menganalisis semua elemen ini, Bab 6 bertujuan mengajak Anda, para pembaca, untuk turut mempertimbangkan pertanyaan sentral: Apakah X, dalam bentuknya saat ini, berada di jalur yang tepat untuk merevolusi lanskap digital sesuai ambisi pendobraknya, ataukah ia justru sedang menuju masa depan yang penuh ketidakpastian dan rintangan yang mungkin tak teratasi? Mari kita mulai analisis kondisi X hari ini dan prospek masa depannya.</text:p>
            <text:p text:style-name="Text_20_body"><text:span text:style-name="Strong_20_Emphasis"><text:span text:style-name="T1">[AKHIR JAWABAN PROMPT 38]</text:span></text:span></text:p>
            <text:p text:style-name="P235"/>
            <text:p text:style-name="P99">Saya sekarang menunggu perintah "YAX" dari Anda untuk melanjutkan ke prompt berikutnya (Bab 6 - Sub-bab 6.1: Perkembangan Produk Terkini di Era X (Fitur Video, Artikel, Langganan, dll.)).</text:p>
          </text:section>
          <text:section text:style-name="Sect1" text:name="feedback-form-50">
            <text:p text:style-name="P213"/>
          </text:section>
        </text:section>
        <text:section text:style-name="Sect1" text:name="dd45a6d7c9e18c81">
          <text:p text:style-name="P99"/>
          <text:section text:style-name="Sect1" text:name="user-query-content-51">
            <text:p text:style-name="P232">yax </text:p>
          </text:section>
          <text:p text:style-name="P213">Tampilkan alur berpikir</text:p>
          <text:section text:style-name="Sect2" text:name="model-response-message-contentr_dd45a6d7c9e18c81">
            <text:p text:style-name="P99">Baik, saya akan melanjutkan ke prompt berikutnya.</text:p>
            <text:p text:style-name="P235"/>
            <text:p text:style-name="Text_20_body"><text:span text:style-name="Strong_20_Emphasis"><text:span text:style-name="T1">Jawaban untuk Prompt Bab 6 - Sub-bab 6.1: Perkembangan Produk Terkini di Era X (Fitur Video, Artikel, Langganan, dll.).</text:span></text:span></text:p>
            <text:p text:style-name="Text_20_body"><text:span text:style-name="Emphasis"><text:span text:style-name="T1">(Prompt: Jelaskan secara mendalam perkembangan produk dan fitur paling signifikan yang telah diluncurkan atau menjadi fokus utama X sejak rebranding hingga April 2025. Analisis secara detail: 1) Peningkatan kapabilitas video (durasi, kualitas, fitur live streaming). 2) Implementasi dan adopsi fitur Artikel (sebelumnya Notes) untuk konten berdurasi panjang. 3) Evolusi model langganan X Premium (berbagai tingkatan, fitur eksklusif yang ditawarkan, strategi harga). 4) Upaya monetisasi bagi kreator (pembagian pendapatan iklan, langganan profil). 5) Fitur-fitur baru lainnya yang menonjol (misalnya, panggilan audio/video jika sudah meluas, fitur pencarian kerja, dll.). Evaluasi efektivitas fitur-fitur ini dalam menarik/mempertahankan pengguna dan kreator.)</text:span></text:span></text:p>
            <text:p text:style-name="Text_20_body"><text:span text:style-name="Strong_20_Emphasis"><text:span text:style-name="T1">[MULAI JAWABAN PROMPT 39]</text:span></text:span></text:p>
            <text:p text:style-name="P99">Sejak berganti nama menjadi X pada Juli 2023, platform ini terus meluncurkan <text:soft-page-break/>dan mengembangkan berbagai fitur baru dalam upaya mewujudkan visi "Aplikasi Segalanya" dan mencari model bisnis yang lebih berkelanjutan. Memasuki pertengahan tahun 2025, beberapa perkembangan produk terkini yang signifikan dapat kita amati, yang juga dirasakan oleh pengguna di Medan dan seluruh Indonesia:</text:p>
            <text:list xml:id="list2874263478570078861" text:style-name="L70">
              <text:list-item>
                <text:p text:style-name="P174"><text:span text:style-name="Strong_20_Emphasis"><text:span text:style-name="T1">Peningkatan Kapabilitas Video:</text:span></text:span><text:span text:style-name="T1"> Menyadari dominasi konten video di platform lain, X secara signifikan meningkatkan fokusnya pada video. Pengguna </text:span><text:span text:style-name="Strong_20_Emphasis"><text:span text:style-name="T1">X Premium</text:span></text:span><text:span text:style-name="T1"> kini dapat mengunggah video dengan </text:span><text:span text:style-name="Strong_20_Emphasis"><text:span text:style-name="T1">durasi yang jauh lebih panjang</text:span></text:span><text:span text:style-name="T1"> (bisa mencapai beberapa jam) dan kualitas yang lebih tinggi. Upaya perbaikan pada pemutar video dan pengalaman menonton terus dilakukan, termasuk pada fitur </text:span><text:span text:style-name="Strong_20_Emphasis"><text:span text:style-name="T1">siaran langsung (live streaming)</text:span></text:span><text:span text:style-name="T1"> yang terintegrasi. Meskipun demikian, hingga kini (April 2025), X tampaknya masih berjuang untuk menjadi destinasi utama video dan menyaingi raksasa seperti YouTube atau TikTok, namun arah pengembangannya jelas menuju pengalaman multimedia yang lebih kaya. </text:span></text:p>
              </text:list-item>
              <text:list-item>
                <text:p text:style-name="P174"><text:span text:style-name="Strong_20_Emphasis"><text:span text:style-name="T1">Fitur "Articles" untuk Konten Panjang:</text:span></text:span><text:span text:style-name="T1"> Mengatasi keterbatasan karakter historis, X meluncurkan fitur </text:span><text:span text:style-name="Strong_20_Emphasis"><text:span text:style-name="T1">Articles</text:span></text:span><text:span text:style-name="T1"> (sebelumnya dikenal sebagai Notes). Fitur ini memungkinkan pengguna (terutama pelanggan Premium dan organisasi terverifikasi) untuk mempublikasikan </text:span><text:span text:style-name="Strong_20_Emphasis"><text:span text:style-name="T1">tulisan berformat panjang</text:span></text:span><text:span text:style-name="T1">, lengkap dengan opsi pemformatan teks, penyematan gambar dan video, layaknya sebuah postingan blog langsung di platform. Tujuannya adalah menarik penulis, jurnalis, dan pemikir untuk berbagi konten mendalam di X. Tingkat adopsi dan dampaknya dalam mengubah sifat percakapan di X masih terus dievaluasi, tetapi ini menandai pergeseran signifikan dari fokus awal pada kebrevitasan. </text:span></text:p>
              </text:list-item>
              <text:list-item>
                <text:p text:style-name="P174"><text:span text:style-name="Strong_20_Emphasis"><text:span text:style-name="T1">Evolusi Langganan X Premium:</text:span></text:span><text:span text:style-name="T1"> Model langganan berbayar, </text:span><text:span text:style-name="Strong_20_Emphasis"><text:span text:style-name="T1">X Premium</text:span></text:span><text:span text:style-name="T1"> (sebelumnya Twitter Blue), menjadi tulang punggung strategi monetisasi non-iklan. Sistem ini telah berevolusi menjadi </text:span><text:span text:style-name="Strong_20_Emphasis"><text:span text:style-name="T1">beberapa tingkatan (tiers)</text:span></text:span><text:span text:style-name="T1">, kemungkinan mencakup Basic, Premium, dan Premium+, masing-masing dengan harga dan set fitur yang berbeda. Fitur yang ditawarkan meliputi </text:span><text:span text:style-name="Strong_20_Emphasis"><text:span text:style-name="T1">pengurangan iklan, centang biru verifikasi (yang maknanya masih diperdebatkan), kemampuan mengedit postingan, prioritas dalam balasan, akses ke fitur baru lebih awal (seperti Articles atau video panjang), hingga akses ke AI chatbot Grok</text:span></text:span><text:span text:style-name="T1">. Strategi ini bertujuan menciptakan sumber pendapatan berulang dan memberikan nilai tambah bagi pengguna yang bersedia membayar, meskipun efektivitasnya dalam menarik pelanggan massal masih menjadi pertanyaan. </text:span></text:p>
              </text:list-item>
              <text:list-item>
                <text:p text:style-name="P174"><text:soft-page-break/><text:span text:style-name="Strong_20_Emphasis"><text:span text:style-name="T1">Upaya Monetisasi Kreator:</text:span></text:span><text:span text:style-name="T1"> Sebagai bagian penting dari visi "Everything App" dan untuk mempertahankan talenta, X meluncurkan beberapa program monetisasi bagi kreator konten yang memenuhi syarat (seringkali terikat pada status pelanggan Premium dan jumlah impresi): </text:span></text:p>
                <text:list>
                  <text:list-item>
                    <text:p text:style-name="P174"><text:span text:style-name="Strong_20_Emphasis"><text:span text:style-name="T1">Pembagian Pendapatan Iklan (Ads Revenue Sharing):</text:span></text:span><text:span text:style-name="T1"> Kreator bisa mendapatkan bagian dari pendapatan iklan yang ditampilkan dalam balasan postingan mereka. </text:span></text:p>
                  </text:list-item>
                  <text:list-item>
                    <text:p text:style-name="P174"><text:span text:style-name="Strong_20_Emphasis"><text:span text:style-name="T1">Langganan (Subscriptions):</text:span></text:span><text:span text:style-name="T1"> Kreator dapat menawarkan konten eksklusif (postingan, Spaces) kepada pengikut yang bersedia membayar biaya langganan bulanan. </text:span></text:p>
                  </text:list-item>
                  <text:list-item>
                    <text:p text:style-name="P227">Tingkat keberhasilan program ini dalam memberikan pendapatan yang signifikan dan berkelanjutan bagi mayoritas kreator masih menjadi subjek perdebatan dan perbandingan dengan platform lain seperti YouTube atau Patreon. </text:p>
                  </text:list-item>
                </text:list>
              </text:list-item>
              <text:list-item>
                <text:p text:style-name="P174"><text:span text:style-name="Strong_20_Emphasis"><text:span text:style-name="T1">Fitur Baru Lainnya:</text:span></text:span><text:span text:style-name="T1"> Beberapa fitur lain yang menonjol juga telah diperkenalkan atau diperluas: </text:span></text:p>
                <text:list>
                  <text:list-item>
                    <text:p text:style-name="P174"><text:span text:style-name="Strong_20_Emphasis"><text:span text:style-name="T1">Panggilan Audio &amp; Video:</text:span></text:span><text:span text:style-name="T1"> Fitur ini telah diluncurkan, setidaknya antar pengguna Premium, sebagai langkah menjadikan X platform komunikasi yang lebih lengkap. </text:span></text:p>
                  </text:list-item>
                  <text:list-item>
                    <text:p text:style-name="P174"><text:span text:style-name="Strong_20_Emphasis"><text:span text:style-name="T1">X Hiring:</text:span></text:span><text:span text:style-name="T1"> Sebuah portal pekerjaan di mana organisasi terverifikasi dapat memposting lowongan dan pengguna mencari pekerjaan, mencoba menantang dominasi LinkedIn di area ini. </text:span></text:p>
                  </text:list-item>
                  <text:list-item>
                    <text:p text:style-name="P58"><text:span text:style-name="Strong_20_Emphasis"><text:span text:style-name="T1">Integrasi Grok AI:</text:span></text:span><text:span text:style-name="T1"> Chatbot AI ini ditawarkan sebagai fitur bagi pelanggan tingkat atas, memberikan kemampuan percakapan AI dan akses informasi real-time dari X. </text:span></text:p>
                  </text:list-item>
                </text:list>
              </text:list-item>
            </text:list>
            <text:p text:style-name="Text_20_body"><text:span text:style-name="Strong_20_Emphasis"><text:span text:style-name="T1">Evaluasi Efektivitas:</text:span></text:span><text:span text:style-name="T1"> Secara keseluruhan, hingga April 2025, efektivitas rangkaian fitur baru ini dalam secara fundamental mengubah traksi platform, menarik kembali pengiklan secara massal, atau mempertahankan kreator papan atas tampak </text:span><text:span text:style-name="Strong_20_Emphasis"><text:span text:style-name="T1">masih beragam dan belum sepenuhnya terbukti</text:span></text:span><text:span text:style-name="T1">. Beberapa fitur seperti Articles dan video panjang menunjukkan arah strategis yang jelas, namun adopsi massal dan dampaknya pada pendapatan atau keterlibatan pengguna secara keseluruhan masih memerlukan waktu untuk dinilai sepenuhnya. X terus berada dalam fase eksperimentasi intensif untuk menemukan formula yang tepat di era barunya.</text:span></text:p>
            <text:p text:style-name="Text_20_body"><text:span text:style-name="Strong_20_Emphasis"><text:span text:style-name="T1">[AKHIR JAWABAN PROMPT 39]</text:span></text:span></text:p>
            <text:p text:style-name="P235"/>
            <text:p text:style-name="P99"><text:soft-page-break/>Saya sekarang menunggu perintah "YAX" dari Anda untuk melanjutkan ke prompt berikutnya (Bab 6 - Sub-bab 6.2: Integrasi AI: Peran Grok dan Personalisasi Algoritma).</text:p>
          </text:section>
          <text:section text:style-name="Sect1" text:name="feedback-form-51">
            <text:p text:style-name="P213"/>
          </text:section>
        </text:section>
        <text:section text:style-name="Sect1" text:name="728abbd4d5ad2f58">
          <text:p text:style-name="P99"/>
          <text:section text:style-name="Sect1" text:name="user-query-content-52">
            <text:p text:style-name="P232">yax </text:p>
          </text:section>
          <text:p text:style-name="P213">Tampilkan alur berpikir</text:p>
          <text:section text:style-name="Sect2" text:name="model-response-message-contentr_728abbd4d5ad2f58">
            <text:p text:style-name="P99">Baik, saya akan melanjutkan ke prompt berikutnya.</text:p>
            <text:p text:style-name="P235"/>
            <text:p text:style-name="Text_20_body"><text:span text:style-name="Strong_20_Emphasis"><text:span text:style-name="T1">Jawaban untuk Prompt Bab 6 - Sub-bab 6.2: Integrasi AI: Peran Grok dan Personalisasi Algoritma.</text:span></text:span></text:p>
            <text:p text:style-name="Text_20_body"><text:span text:style-name="Emphasis"><text:span text:style-name="T1">(Prompt: Lakukan analisis mendalam tentang peran Kecerdasan Buatan (AI) di platform X hingga April 2025. Fokus utama pada Grok: bagaimana pengembangan chatbot AI ini, apa saja kemampuannya yang diklaim, bagaimana ia diintegrasikan ke dalam pengalaman X (misalnya, melalui langganan Premium, ringkasan berita), dan apa tujuannya dalam ekosistem X? Selain Grok, bahas bagaimana AI digunakan dalam aspek lain platform, seperti personalisasi algoritma feed (For You), upaya moderasi konten (sejauh mana efektifitasnya?), dan potensi penggunaan AI di fitur-fitur masa depan. Evaluasi strategi AI X dibandingkan dengan pesaing.)</text:span></text:span></text:p>
            <text:p text:style-name="Text_20_body"><text:span text:style-name="Strong_20_Emphasis"><text:span text:style-name="T1">[MULAI JAWABAN PROMPT 40]</text:span></text:span></text:p>
            <text:p text:style-name="P99">Kecerdasan Buatan (AI) telah menjadi salah satu pilar utama dalam strategi pengembangan X di bawah kepemimpinan Elon Musk, baik sebagai fitur yang ditawarkan kepada pengguna maupun sebagai teknologi fundamental yang menggerakkan platform. Hingga April 2025, peran AI di X termanifestasi dalam beberapa cara kunci:</text:p>
            <text:p text:style-name="Text_20_body"><text:span text:style-name="Strong_20_Emphasis"><text:span text:style-name="T1">1. Grok: Chatbot AI Terintegrasi:</text:span></text:span></text:p>
            <text:list xml:id="list3736067156258528806" text:style-name="L71">
              <text:list-item>
                <text:p text:style-name="P175"><text:span text:style-name="Strong_20_Emphasis"><text:span text:style-name="T1">Pengembangan &amp; Latar Belakang:</text:span></text:span><text:span text:style-name="T1"> </text:span><text:span text:style-name="Strong_20_Emphasis"><text:span text:style-name="T1">Grok</text:span></text:span><text:span text:style-name="T1"> adalah model AI percakapan (chatbot) yang dikembangkan oleh </text:span><text:span text:style-name="Strong_20_Emphasis"><text:span text:style-name="T1">xAI</text:span></text:span><text:span text:style-name="T1">, perusahaan AI terpisah yang juga didirikan oleh Elon Musk. Namun, Grok dirancang sejak awal dengan tujuan integrasi mendalam dengan X. Keunggulan utamanya yang sering ditekankan adalah kemampuannya untuk mengakses dan memanfaatkan </text:span><text:span text:style-name="Strong_20_Emphasis"><text:span text:style-name="T1">data percakapan publik </text:span></text:span><text:span text:style-name="Strong_20_Emphasis"><text:span text:style-name="Emphasis"><text:span text:style-name="T1">real-time</text:span></text:span></text:span><text:span text:style-name="T1"> dari X, sesuatu yang diklaim membedakannya dari model AI lain seperti ChatGPT pada awal </text:span><text:soft-page-break/><text:span text:style-name="T1">peluncurannya. Pelatihannya pun kemungkinan besar melibatkan korpus data masif dari X. </text:span></text:p>
              </text:list-item>
              <text:list-item>
                <text:p text:style-name="P175"><text:span text:style-name="Strong_20_Emphasis"><text:span text:style-name="T1">Kemampuan yang Diklaim:</text:span></text:span><text:span text:style-name="T1"> Selain kemampuan percakapan standar, Grok diposisikan memiliki "selera humor" (seringkali mencerminkan gaya Musk) dan </text:span><text:span text:style-name="Strong_20_Emphasis"><text:span text:style-name="T1">kurang 'terfilter' atau 'tercensor'</text:span></text:span><text:span text:style-name="T1"> dalam menangani topik-topik kontroversial dibandingkan AI dari perusahaan teknologi besar lainnya. Kemampuan akses </text:span><text:span text:style-name="Emphasis"><text:span text:style-name="T1">real-time</text:span></text:span><text:span text:style-name="T1"> ke X memungkinkannya menjawab pertanyaan tentang peristiwa terkini yang sedang dibicarakan di platform. </text:span></text:p>
              </text:list-item>
              <text:list-item>
                <text:p text:style-name="P59"><text:span text:style-name="Strong_20_Emphasis"><text:span text:style-name="T1">Integrasi &amp; Tujuan di X:</text:span></text:span><text:span text:style-name="T1"> Akses ke Grok utamanya ditawarkan sebagai salah satu fitur unggulan bagi pelanggan </text:span><text:span text:style-name="Strong_20_Emphasis"><text:span text:style-name="T1">X Premium tingkat atas</text:span></text:span><text:span text:style-name="T1">. Integrasinya bisa berupa antarmuka chat langsung, kemampuan untuk </text:span><text:span text:style-name="Strong_20_Emphasis"><text:span text:style-name="T1">merangkum utas (thread)</text:span></text:span><text:span text:style-name="T1"> atau berita yang sedang tren di X, atau membantu pengguna menyusun postingan. Tujuannya dalam ekosistem X tampak multifaset: menjadi </text:span><text:span text:style-name="Strong_20_Emphasis"><text:span text:style-name="T1">daya tarik utama untuk langganan Premium</text:span></text:span><text:span text:style-name="T1">, </text:span><text:span text:style-name="Strong_20_Emphasis"><text:span text:style-name="T1">memanfaatkan aset data unik X</text:span></text:span><text:span text:style-name="T1"> (informasi </text:span><text:span text:style-name="Emphasis"><text:span text:style-name="T1">real-time</text:span></text:span><text:span text:style-name="T1">), dan berpotensi menjadi </text:span><text:span text:style-name="Strong_20_Emphasis"><text:span text:style-name="T1">fondasi bagi fitur-fitur berbasis AI lainnya</text:span></text:span><text:span text:style-name="T1"> di masa depan sejalan dengan visi "Aplikasi Segalanya". </text:span></text:p>
              </text:list-item>
            </text:list>
            <text:p text:style-name="Text_20_body"><text:span text:style-name="Strong_20_Emphasis"><text:span text:style-name="T1">2. Personalisasi Algoritma Linimasa ("For You"):</text:span></text:span></text:p>
            <text:list xml:id="list2115710098186181761" text:style-name="L72">
              <text:list-item>
                <text:p text:style-name="P60"><text:span text:style-name="T1">Seperti yang dibahas sebelumnya, AI dan </text:span><text:span text:style-name="Emphasis"><text:span text:style-name="T1">machine learning</text:span></text:span><text:span text:style-name="T1"> adalah </text:span><text:span text:style-name="Strong_20_Emphasis"><text:span text:style-name="T1">inti dari cara kerja tab "Untuk Anda" (For You)</text:span></text:span><text:span text:style-name="T1">. Algoritma ini terus menerus menganalisis perilaku pengguna—siapa yang Anda ikuti, sukai, balas, blokir, berapa lama Anda berhenti pada suatu postingan—untuk mempersonalisasi konten yang ditampilkan demi memaksimalkan keterlibatan (engagement). Efektivitas dan potensi bias dari algoritma ini terus menjadi subjek perdebatan di kalangan pengguna dan peneliti secara global, termasuk bagaimana ia membentuk pengalaman pengguna di Indonesia. </text:span></text:p>
              </text:list-item>
            </text:list>
            <text:p text:style-name="Text_20_body"><text:span text:style-name="Strong_20_Emphasis"><text:span text:style-name="T1">3. Upaya Moderasi Konten (dengan Keterbatasan):</text:span></text:span></text:p>
            <text:list xml:id="list5406039183418478082" text:style-name="L73">
              <text:list-item>
                <text:p text:style-name="P61"><text:span text:style-name="T1">X, seperti platform besar lainnya, </text:span><text:span text:style-name="Strong_20_Emphasis"><text:span text:style-name="T1">menggunakan AI untuk mendeteksi</text:span></text:span><text:span text:style-name="T1"> jenis konten berbahaya tertentu secara otomatis, seperti spam, materi pelecehan anak (CSAM), atau ujaran kekerasan eksplisit. Namun, efektivitas AI dalam moderasi konten </text:span><text:span text:style-name="Strong_20_Emphasis"><text:span text:style-name="T1">memiliki keterbatasan signifikan</text:span></text:span><text:span text:style-name="T1">, terutama dalam memahami konteks, sarkasme, sindiran, atau nuansa bahasa yang kompleks (termasuk Bahasa Indonesia dan berbagai bahasa daerah). Pengurangan drastis jumlah moderator manusia di era Musk kemungkinan besar </text:span><text:span text:style-name="Strong_20_Emphasis"><text:span text:style-name="T1">meningkatkan ketergantungan pada sistem AI </text:span></text:span><text:soft-page-break/><text:span text:style-name="Strong_20_Emphasis"><text:span text:style-name="T1">yang tidak sempurna ini</text:span></text:span><text:span text:style-name="T1">, menimbulkan kekhawatiran tentang lolosnya konten berbahaya atau sebaliknya, penghapusan konten yang keliru (false positives). </text:span></text:p>
              </text:list-item>
            </text:list>
            <text:p text:style-name="Text_20_body"><text:span text:style-name="Strong_20_Emphasis"><text:span text:style-name="T1">4. Potensi Masa Depan dan Perbandingan Pesaing:</text:span></text:span></text:p>
            <text:list xml:id="list8940049654561655224" text:style-name="L74">
              <text:list-item>
                <text:p text:style-name="P176"><text:span text:style-name="T1">Potensi penggunaan AI di X ke depan sangat luas, mulai dari </text:span><text:span text:style-name="Strong_20_Emphasis"><text:span text:style-name="T1">asisten pribadi AI</text:span></text:span><text:span text:style-name="T1"> yang lebih terintegrasi, alat bantu </text:span><text:span text:style-name="Strong_20_Emphasis"><text:span text:style-name="T1">pembuatan konten otomatis</text:span></text:span><text:span text:style-name="T1">, </text:span><text:span text:style-name="Strong_20_Emphasis"><text:span text:style-name="T1">pencarian semantik</text:span></text:span><text:span text:style-name="T1"> yang lebih canggih, hingga </text:span><text:span text:style-name="Strong_20_Emphasis"><text:span text:style-name="T1">fitur aksesibilitas</text:span></text:span><text:span text:style-name="T1"> yang ditingkatkan. </text:span></text:p>
              </text:list-item>
              <text:list-item>
                <text:p text:style-name="P62"><text:span text:style-name="Strong_20_Emphasis"><text:span text:style-name="T1">Dibandingkan pesaing</text:span></text:span><text:span text:style-name="T1">, strategi AI X/xAI tampak mencoba </text:span><text:span text:style-name="Strong_20_Emphasis"><text:span text:style-name="T1">berbeda</text:span></text:span><text:span text:style-name="T1"> dengan penekanan pada data </text:span><text:span text:style-name="Emphasis"><text:span text:style-name="T1">real-time</text:span></text:span><text:span text:style-name="T1"> dan pendekatan filosofis yang diklaim lebih 'bebas'. Namun, mereka menghadapi persaingan ketat dari raksasa teknologi seperti </text:span><text:span text:style-name="Strong_20_Emphasis"><text:span text:style-name="T1">Google (dengan Gemini)</text:span></text:span><text:span text:style-name="T1"> yang terintegrasi erat dengan Pencarian dan produk lainnya, </text:span><text:span text:style-name="Strong_20_Emphasis"><text:span text:style-name="T1">Meta (dengan Llama)</text:span></text:span><text:span text:style-name="T1"> yang terintegrasi di Facebook, Instagram, dan WhatsApp, serta </text:span><text:span text:style-name="Strong_20_Emphasis"><text:span text:style-name="T1">Microsoft/OpenAI (ChatGPT/Copilot)</text:span></text:span><text:span text:style-name="T1">. Para pesaing ini memiliki sumber daya riset, data (dalam bentuk berbeda), dan infrastruktur AI yang sangat besar. Keberhasilan strategi AI X akan bergantung pada kemampuannya memanfaatkan keunggulan data </text:span><text:span text:style-name="Emphasis"><text:span text:style-name="T1">real-time</text:span></text:span><text:span text:style-name="T1">-nya dan meyakinkan pengguna akan nilai tambah Grok serta aplikasi AI lainnya. </text:span></text:p>
              </text:list-item>
            </text:list>
            <text:p text:style-name="P99">Secara keseluruhan, AI adalah komponen krusial—meskipun penuh tantangan—dalam upaya X mendefinisikan ulang dirinya dan bersaing di lanskap digital masa depan.</text:p>
            <text:p text:style-name="Text_20_body"><text:span text:style-name="Strong_20_Emphasis"><text:span text:style-name="T1">[AKHIR JAWABAN PROMPT 40]</text:span></text:span></text:p>
            <text:p text:style-name="P235"/>
            <text:p text:style-name="P99">Saya sekarang menunggu perintah "YAX" dari Anda untuk melanjutkan ke prompt berikutnya (Bab 6 - Sub-bab 6.3: Menuju Aplikasi Finansial: Langkah X di Dunia Pembayaran).</text:p>
          </text:section>
          <text:section text:style-name="Sect1" text:name="feedback-form-52">
            <text:p text:style-name="P213"/>
          </text:section>
        </text:section>
        <text:section text:style-name="Sect1" text:name="f0b3956ac13a665c">
          <text:p text:style-name="P99"/>
          <text:section text:style-name="Sect1" text:name="user-query-content-53">
            <text:p text:style-name="P232">yax </text:p>
          </text:section>
          <text:p text:style-name="P213">Tampilkan alur berpikir</text:p>
          <text:section text:style-name="Sect2" text:name="model-response-message-contentr_f0b3956ac13a665c">
            <text:p text:style-name="P99">Baik, saya akan melanjutkan ke prompt berikutnya.</text:p>
            <text:p text:style-name="P235"/>
            <text:p text:style-name="Text_20_body"><text:span text:style-name="Strong_20_Emphasis"><text:span text:style-name="T1">Jawaban untuk Prompt Bab 6 - Sub-bab 6.3: Menuju Aplikasi Finansial: </text:span></text:span><text:soft-page-break/><text:span text:style-name="Strong_20_Emphasis"><text:span text:style-name="T1">Langkah X di Dunia Pembayaran.</text:span></text:span></text:p>
            <text:p text:style-name="Text_20_body"><text:span text:style-name="Emphasis"><text:span text:style-name="T1">(Prompt: Fokus secara mendalam pada ambisi X untuk merambah sektor layanan keuangan dan pembayaran, sebagai bagian krusial dari visi "aplikasi segalanya". Rinci langkah-langkah konkret yang telah diambil X hingga April 2025, seperti perolehan lisensi pengiriman uang (money transmitter licenses) di berbagai negara bagian AS atau yurisdiksi lain. Jelaskan fitur-fitur finansial yang sedang dikembangkan, diuji coba, atau sudah mulai diluncurkan (misalnya, pembayaran peer-to-peer antar pengguna, potensi integrasi dompet kripto, dll.). Analisis tantangan regulasi yang sangat kompleks dan ketat di industri keuangan global, serta persaingan dari pemain mapan (PayPal, Venmo, bank digital, dll.).)</text:span></text:span></text:p>
            <text:p text:style-name="Text_20_body"><text:span text:style-name="Strong_20_Emphasis"><text:span text:style-name="T1">[MULAI JAWABAN PROMPT 41]</text:span></text:span></text:p>
            <text:p text:style-name="Text_20_body"><text:span text:style-name="T1">Di jantung visi Elon Musk untuk "X, the Everything App" terletak ambisi yang sangat besar untuk mentransformasi platform ini menjadi pemain utama di </text:span><text:span text:style-name="Strong_20_Emphasis"><text:span text:style-name="T1">sektor layanan keuangan dan pembayaran</text:span></text:span><text:span text:style-name="T1">. Mengingat latar belakang Musk sebagai salah satu pendiri X.com (yang menjadi PayPal), langkah ini dilihat sebagai upaya untuk mewujudkan cita-cita lamanya: menciptakan satu platform terintegrasi untuk komunikasi, informasi, dan seluruh "kehidupan finansial" pengguna. Ini bukan sekadar tambahan fitur; ini adalah potensi perombakan fundamental model bisnis X.</text:span></text:p>
            <text:p text:style-name="Text_20_body"><text:span text:style-name="Strong_20_Emphasis"><text:span text:style-name="T1">Langkah Konkret yang Telah Diambil (hingga April 2025):</text:span></text:span></text:p>
            <text:p text:style-name="Text_20_body"><text:span text:style-name="T1">Fokus utama X sejauh ini adalah membangun fondasi regulasi, terutama di Amerika Serikat. Langkah paling signifikan adalah upaya berkelanjutan untuk </text:span><text:span text:style-name="Strong_20_Emphasis"><text:span text:style-name="T1">memperoleh Lisensi Pengiriman Uang (Money Transmitter Licenses - MTLs)</text:span></text:span><text:span text:style-name="T1"> di berbagai negara bagian AS. Hingga pertengahan 2025, X dilaporkan telah berhasil mendapatkan lisensi ini di sejumlah besar negara bagian. Perolehan lisensi ini adalah </text:span><text:span text:style-name="Strong_20_Emphasis"><text:span text:style-name="T1">langkah hukum wajib</text:span></text:span><text:span text:style-name="T1"> yang diperlukan sebelum sebuah perusahaan dapat secara legal memfasilitasi transfer uang antar individu atau entitas, menjadikannya prasyarat krusial untuk meluncurkan fitur pembayaran. Namun, penting dicatat, lisensi MTL ini baru langkah awal dan belum mencakup izin untuk layanan perbankan yang lebih kompleks. Kemajuan dalam mendapatkan lisensi serupa di yurisdiksi internasional lainnya tampaknya masih terbatas atau belum banyak dipublikasikan.</text:span></text:p>
            <text:p text:style-name="Text_20_body"><text:span text:style-name="Strong_20_Emphasis"><text:span text:style-name="T1">Fitur Finansial yang Dikembangkan/Direncanakan:</text:span></text:span></text:p>
            <text:p text:style-name="P99">Meskipun peluncuran fitur skala penuh masih ditunggu, beberapa area pengembangan tampak menjadi fokus:</text:p>
            <text:list xml:id="list9031992308800792144" text:style-name="L75">
              <text:list-item>
                <text:p text:style-name="P177"><text:soft-page-break/><text:span text:style-name="Strong_20_Emphasis"><text:span text:style-name="T1">Pembayaran Peer-to-Peer (P2P):</text:span></text:span><text:span text:style-name="T1"> Kemampuan bagi pengguna untuk saling mengirim uang secara langsung di dalam aplikasi X adalah langkah logis pertama dan paling sering disebut. Ini akan menempatkan X bersaing langsung dengan Venmo, Cash App, PayPal, dan layanan serupa lainnya. Detail implementasinya (apakah melalui saldo X, terhubung ke bank, dll.) masih terus berkembang. </text:span></text:p>
              </text:list-item>
              <text:list-item>
                <text:p text:style-name="P177"><text:span text:style-name="Strong_20_Emphasis"><text:span text:style-name="T1">Potensi Integrasi Kripto:</text:span></text:span><text:span text:style-name="T1"> Mengingat minat Musk pada aset kripto (terutama Dogecoin), ada spekulasi kuat tentang kemungkinan integrasi dompet kripto atau penggunaan kripto untuk pembayaran atau fitur tip (memberi 'saweran') di platform, meskipun volatilitas dan ketidakpastian regulasi kripto global menjadi tantangan tersendiri. </text:span></text:p>
              </text:list-item>
              <text:list-item>
                <text:p text:style-name="P63"><text:span text:style-name="Strong_20_Emphasis"><text:span text:style-name="T1">Visi Jangka Panjang:</text:span></text:span><text:span text:style-name="T1"> Musk telah berbicara tentang ambisi yang lebih jauh, seperti memungkinkan pengguna menyimpan uang dalam jumlah besar di X, mendapatkan bunga, menggunakan kartu debit X, atau bahkan mengakses pinjaman—efektif mengubah X menjadi semacam bank digital atau platform finansial komprehensif. Namun, realisasi visi ini masih tampak sangat jauh. </text:span></text:p>
              </text:list-item>
            </text:list>
            <text:p text:style-name="Text_20_body"><text:span text:style-name="Strong_20_Emphasis"><text:span text:style-name="T1">Analisis Tantangan Besar:</text:span></text:span></text:p>
            <text:p text:style-name="P99">Jalan X untuk menjadi pemain finansial global dipenuhi rintangan raksasa:</text:p>
            <text:list xml:id="list310654143019884010" text:style-name="L76">
              <text:list-item>
                <text:p text:style-name="P178"><text:span text:style-name="Strong_20_Emphasis"><text:span text:style-name="T1">Kompleksitas Regulasi Global:</text:span></text:span><text:span text:style-name="T1"> Industri keuangan adalah salah satu yang paling ketat diregulasi di dunia. Setiap negara (termasuk Indonesia dengan peraturan dari Bank Indonesia dan OJK) memiliki kerangka hukumnya sendiri yang kompleks untuk perizinan, perlindungan konsumen, anti-pencucian uang (AML), kenali pelanggan Anda (KYC), privasi data, dan persyaratan modal. Menavigasi dan mematuhi semua ini secara global adalah tugas hukum dan operasional yang monumental. </text:span></text:p>
              </text:list-item>
              <text:list-item>
                <text:p text:style-name="P178"><text:span text:style-name="Strong_20_Emphasis"><text:span text:style-name="T1">Persaingan Sangat Ketat:</text:span></text:span><text:span text:style-name="T1"> X memasuki arena yang sudah sangat ramai. Mereka harus bersaing tidak hanya dengan raksasa pembayaran global seperti </text:span><text:span text:style-name="Strong_20_Emphasis"><text:span text:style-name="T1">PayPal</text:span></text:span><text:span text:style-name="T1"> dan </text:span><text:span text:style-name="Strong_20_Emphasis"><text:span text:style-name="T1">Wise</text:span></text:span><text:span text:style-name="T1">, tetapi juga pemain P2P domestik yang kuat seperti </text:span><text:span text:style-name="Strong_20_Emphasis"><text:span text:style-name="T1">Venmo/Cash App</text:span></text:span><text:span text:style-name="T1"> di AS, </text:span><text:span text:style-name="Strong_20_Emphasis"><text:span text:style-name="T1">bank-bank digital (neobanks)</text:span></text:span><text:span text:style-name="T1"> yang gesit, serta </text:span><text:span text:style-name="Strong_20_Emphasis"><text:span text:style-name="T1">pemain fintech lokal yang dominan</text:span></text:span><text:span text:style-name="T1"> di berbagai wilayah—seperti </text:span><text:span text:style-name="Strong_20_Emphasis"><text:span text:style-name="T1">GoPay, OVO, DANA, LinkAja, dan layanan mobile banking</text:span></text:span><text:span text:style-name="T1"> yang sangat populer di Indonesia. Para pemain ini sudah memiliki basis pengguna, infrastruktur, kemitraan, dan terutama, kepercayaan pengguna. </text:span></text:p>
              </text:list-item>
              <text:list-item>
                <text:p text:style-name="P64"><text:span text:style-name="Strong_20_Emphasis"><text:span text:style-name="T1">Membangun Kepercayaan:</text:span></text:span><text:span text:style-name="T1"> Ini mungkin tantangan terbesar. Setelah periode penuh kontroversi terkait moderasi, keamanan data, dan stabilitas </text:span><text:soft-page-break/><text:span text:style-name="T1">platform, meyakinkan pengguna untuk mempercayakan informasi finansial sensitif dan uang mereka kepada X adalah perjuangan berat. Kepercayaan adalah mata uang utama di sektor keuangan. </text:span></text:p>
              </text:list-item>
            </text:list>
            <text:p text:style-name="P99">Merambah ke layanan finansial adalah pertaruhan dengan imbalan potensial yang besar bagi X, tetapi juga dengan risiko dan tingkat kesulitan yang sangat tinggi. Keberhasilannya akan sangat bergantung pada kemampuan X mengatasi tantangan regulasi, persaingan, dan terutama, memenangkan kembali kepercayaan publik.</text:p>
            <text:p text:style-name="Text_20_body"><text:span text:style-name="Strong_20_Emphasis"><text:span text:style-name="T1">[AKHIR JAWABAN PROMPT 41]</text:span></text:span></text:p>
            <text:p text:style-name="P235"/>
            <text:p text:style-name="P99">Saya sekarang menunggu perintah "YAX" dari Anda untuk melanjutkan ke prompt berikutnya (Bab 6 - Sub-bab 6.4: Medan Pertempuran Media Sosial: Persaingan Ketat X).</text:p>
          </text:section>
          <text:section text:style-name="Sect1" text:name="feedback-form-53">
            <text:p text:style-name="P213"/>
          </text:section>
        </text:section>
        <text:section text:style-name="Sect1" text:name="a5c2eecf0f1266e6">
          <text:p text:style-name="P99"/>
          <text:section text:style-name="Sect1" text:name="user-query-content-54">
            <text:p text:style-name="P232">yax </text:p>
          </text:section>
          <text:p text:style-name="P213">Tampilkan alur berpikir</text:p>
          <text:section text:style-name="Sect2" text:name="model-response-message-contentr_a5c2eecf0f1266e6">
            <text:p text:style-name="P99">Baik, saya akan melanjutkan ke prompt berikutnya.</text:p>
            <text:p text:style-name="P235"/>
            <text:p text:style-name="Text_20_body"><text:span text:style-name="Strong_20_Emphasis"><text:span text:style-name="T1">Jawaban untuk Prompt Bab 6 - Sub-bab 6.4: Medan Pertempuran Media Sosial: Persaingan Ketat X.</text:span></text:span></text:p>
            <text:p text:style-name="Text_20_body"><text:span text:style-name="Emphasis"><text:span text:style-name="T1">(Prompt: Sajikan analisis lanskap persaingan X di arena media sosial dan platform digital pada April 2025. Evaluasi posisi X relatif terhadap pesaing utama: 1) Pesaing langsung yang muncul sebagai alternatif (Meta's Threads, Bluesky, Mastodon) – bagaimana perkembangan mereka dan sejauh mana mereka berhasil menarik pengguna X? 2) Platform mapan (Instagram, TikTok, Facebook, LinkedIn, YouTube) – bagaimana X bersaing dalam hal perhatian pengguna, kreator, dan anggaran iklan? Apa strategi diferensiasi X saat ini untuk bertahan dan berkembang di tengah persaingan yang begitu ketat?)</text:span></text:span></text:p>
            <text:p text:style-name="Text_20_body"><text:span text:style-name="Strong_20_Emphasis"><text:span text:style-name="T1">[MULAI JAWABAN PROMPT 42]</text:span></text:span></text:p>
            <text:p text:style-name="Text_20_body"><text:span text:style-name="T1">Pada pertengahan tahun 2025 ini, X beroperasi dalam lanskap media sosial dan platform digital yang </text:span><text:span text:style-name="Strong_20_Emphasis"><text:span text:style-name="T1">luar biasa padat dan kompetitif</text:span></text:span><text:span text:style-name="T1">. Perhatian pengguna terfragmentasi, kreator memiliki banyak pilihan platform, dan anggaran iklan </text:span><text:soft-page-break/><text:span text:style-name="T1">diperebutkan dengan sengit. Posisi X, yang dulu sering dianggap sebagai 'alun-alun digital' utama, kini harus dievaluasi ulang di tengah medan pertempuran yang berubah ini, suatu realitas yang juga dirasakan oleh pengguna di kota-kota besar seperti Medan maupun di seluruh Indonesia.</text:span></text:p>
            <text:p text:style-name="Text_20_body"><text:span text:style-name="Strong_20_Emphasis"><text:span text:style-name="T1">1. Pesaing Langsung (Alternatif "Twitter-Like"):</text:span></text:span><text:span text:style-name="T1"> Pergolakan di X sejak akuisisi Musk secara langsung memicu atau memperkuat platform-platform yang menawarkan pengalaman serupa namun dengan pendekatan berbeda:</text:span></text:p>
            <text:list xml:id="list1117320626830035483" text:style-name="L77">
              <text:list-item>
                <text:p text:style-name="P179"><text:span text:style-name="Strong_20_Emphasis"><text:span text:style-name="T1">Threads (dari Meta):</text:span></text:span><text:span text:style-name="T1"> Diluncurkan dengan ledakan awal yang masif pada pertengahan 2023 dengan memanfaatkan basis pengguna Instagram yang sangat besar (termasuk di Indonesia), Threads adalah upaya paling langsung dari Meta untuk merebut pangsa pasar percakapan berbasis teks dari X. Meskipun tingkat keterlibatan (engagement) awalnya mungkin berfluktuasi, Threads tetap menjadi pesaing signifikan karena dukungan infrastruktur dan potensi integrasi lebih lanjut dalam ekosistem Meta. </text:span></text:p>
              </text:list-item>
              <text:list-item>
                <text:p text:style-name="P179"><text:span text:style-name="Strong_20_Emphasis"><text:span text:style-name="T1">Bluesky:</text:span></text:span><text:span text:style-name="T1"> Didukung oleh pendiri Twitter Jack Dorsey dan dibangun di atas protokol terdesentralisasi (AT Protocol), Bluesky menarik minat pengguna yang mencari alternatif dengan tata kelola yang berbeda dan suasana yang mungkin lebih tenang. Pertumbuhannya lebih bertahap (awalnya melalui undangan) tetapi berhasil menarik komunitas pengguna yang mencari 'Twitter yang dulu'. </text:span></text:p>
              </text:list-item>
              <text:list-item>
                <text:p text:style-name="P179"><text:span text:style-name="Strong_20_Emphasis"><text:span text:style-name="T1">Mastodon &amp; Fediverse:</text:span></text:span><text:span text:style-name="T1"> Jaringan sosial terdesentralisasi dan sumber terbuka ini mengalami beberapa gelombang pertumbuhan signifikan setiap kali terjadi kontroversi besar di X. Mastodon menarik pengguna yang memprioritaskan kontrol komunitas, privasi data, dan ingin lepas dari kendali platform korporat tunggal, meskipun pengalaman penggunanya mungkin dirasa lebih kompleks bagi pengguna awam. </text:span></text:p>
              </text:list-item>
              <text:list-item>
                <text:p text:style-name="P65"><text:span text:style-name="Strong_20_Emphasis"><text:span text:style-name="T1">Dampak Keseluruhan:</text:span></text:span><text:span text:style-name="T1"> Platform-platform ini secara kolektif berhasil </text:span><text:span text:style-name="Strong_20_Emphasis"><text:span text:style-name="T1">menarik sebagian pengguna yang tidak puas atau meninggalkan X</text:span></text:span><text:span text:style-name="T1">. Namun, sejauh mana mereka mampu secara fundamental menggerogoti basis pengguna inti atau pengaruh X dalam jangka panjang (per April 2025) masih bervariasi dan terus berkembang. </text:span></text:p>
              </text:list-item>
            </text:list>
            <text:p text:style-name="Text_20_body"><text:span text:style-name="Strong_20_Emphasis"><text:span text:style-name="T1">2. Persaingan dengan Platform Mapan:</text:span></text:span><text:span text:style-name="T1"> X tidak hanya bersaing dengan alternatif langsung, tetapi juga dengan raksasa mapan dalam memperebutkan </text:span><text:span text:style-name="Strong_20_Emphasis"><text:span text:style-name="T1">waktu pengguna, talenta kreator, dan dolar iklan</text:span></text:span><text:span text:style-name="T1">:</text:span></text:p>
            <text:list xml:id="list4301955283631612129" text:style-name="L78">
              <text:list-item>
                <text:p text:style-name="P180"><text:span text:style-name="Strong_20_Emphasis"><text:span text:style-name="T1">Meta (Instagram &amp; Facebook):</text:span></text:span><text:span text:style-name="T1"> Tetap menjadi pemain dominan dalam interaksi sosial visual dan jaringan pertemanan. Dengan Threads, Meta kini </text:span><text:soft-page-break/><text:span text:style-name="T1">menyerang langsung ranah teks X. Skala pengguna dan mesin iklan Meta adalah tantangan besar. </text:span></text:p>
              </text:list-item>
              <text:list-item>
                <text:p text:style-name="P180"><text:span text:style-name="Strong_20_Emphasis"><text:span text:style-name="T1">TikTok:</text:span></text:span><text:span text:style-name="T1"> Kekuatan dominan dalam video pendek yang sangat adiktif, terutama di kalangan generasi muda (termasuk sangat populer di Indonesia). Upaya X untuk meningkatkan fitur videonya adalah respons langsung terhadap ancaman TikTok dalam merebut waktu layar. </text:span></text:p>
              </text:list-item>
              <text:list-item>
                <text:p text:style-name="P180"><text:span text:style-name="Strong_20_Emphasis"><text:span text:style-name="T1">YouTube:</text:span></text:span><text:span text:style-name="T1"> Raja konten video berdurasi panjang dan platform utama bagi banyak kreator untuk membangun karier dan monetisasi. Ambisi video X juga menempatkannya dalam persaingan langsung dengan YouTube. </text:span></text:p>
              </text:list-item>
              <text:list-item>
                <text:p text:style-name="P180"><text:span text:style-name="Strong_20_Emphasis"><text:span text:style-name="T1">LinkedIn:</text:span></text:span><text:span text:style-name="T1"> Platform dominan untuk jaringan profesional dan konten terkait karier. Fitur X Hiring mencoba masuk ke ranah ini, tetapi menghadapi pemain yang sudah sangat mapan. </text:span></text:p>
              </text:list-item>
              <text:list-item>
                <text:p text:style-name="P66"><text:span text:style-name="Strong_20_Emphasis"><text:span text:style-name="T1">Tantangan:</text:span></text:span><text:span text:style-name="T1"> X harus berjuang keras untuk mendapatkan perhatian pengguna yang sudah terbagi di banyak platform, meyakinkan kreator bahwa X adalah tempat yang layak untuk berinvestasi waktu (termasuk potensi penghasilan), dan merebut kembali anggaran iklan dari platform-platform yang seringkali dianggap lebih 'aman' atau memiliki jangkauan lebih terukur. </text:span></text:p>
              </text:list-item>
            </text:list>
            <text:p text:style-name="Text_20_body"><text:span text:style-name="Strong_20_Emphasis"><text:span text:style-name="T1">Strategi Diferensiasi X Saat Ini:</text:span></text:span><text:span text:style-name="T1"> Di tengah persaingan ketat ini, apa yang membuat X berbeda per April 2025?</text:span></text:p>
            <text:list xml:id="list853889177710124536" text:style-name="L79">
              <text:list-item>
                <text:p text:style-name="P181"><text:span text:style-name="Strong_20_Emphasis"><text:span text:style-name="T1">Fokus pada </text:span></text:span><text:span text:style-name="Strong_20_Emphasis"><text:span text:style-name="Emphasis"><text:span text:style-name="T1">Real-time</text:span></text:span></text:span><text:span text:style-name="Strong_20_Emphasis"><text:span text:style-name="T1"> &amp; Berita:</text:span></text:span><text:span text:style-name="T1"> Masih menjadi salah satu kekuatan utamanya, meskipun isu kepercayaan memengaruhi kredibilitasnya. </text:span></text:p>
              </text:list-item>
              <text:list-item>
                <text:p text:style-name="P181"><text:span text:style-name="Strong_20_Emphasis"><text:span text:style-name="T1">Etos "Kebebasan Berbicara":</text:span></text:span><text:span text:style-name="T1"> Secara sadar diposisikan sebagai platform dengan moderasi konten yang lebih longgar, menarik audiens tertentu (namun juga menjauhkan yang lain dan pengiklan). </text:span></text:p>
              </text:list-item>
              <text:list-item>
                <text:p text:style-name="P181"><text:span text:style-name="Strong_20_Emphasis"><text:span text:style-name="T1">Akses Langsung &amp; Persona Musk:</text:span></text:span><text:span text:style-name="T1"> Kehadiran Elon Musk sendiri di platform menjadi daya tarik (sekaligus kontroversi) utama, bersama dengan kemudahan interaksi langsung antar pengguna dan tokoh publik. </text:span></text:p>
              </text:list-item>
              <text:list-item>
                <text:p text:style-name="P181"><text:span text:style-name="Strong_20_Emphasis"><text:span text:style-name="T1">Ambisi "Everything App":</text:span></text:span><text:span text:style-name="T1"> Visi jangka panjang untuk mengintegrasikan pembayaran, AI (Grok), video, dll., adalah upaya diferensiasi paling radikal, </text:span><text:span text:style-name="Emphasis"><text:span text:style-name="T1">jika</text:span></text:span><text:span text:style-name="T1"> berhasil diwujudkan. </text:span></text:p>
              </text:list-item>
              <text:list-item>
                <text:p text:style-name="P67"><text:span text:style-name="Strong_20_Emphasis"><text:span text:style-name="T1">Dorongan Monetisasi Kreator:</text:span></text:span><text:span text:style-name="T1"> Program bagi hasil iklan dan langganan adalah upaya untuk menarik kembali kreator, meskipun hasilnya masih diperdebatkan. </text:span></text:p>
              </text:list-item>
            </text:list>
            <text:p text:style-name="P99">Posisi X saat ini penuh tantangan. Ia harus membuktikan bahwa diferensiasinya cukup kuat untuk mempertahankan pengguna, menarik kembali pengiklan, dan <text:soft-page-break/>mewujudkan visi ambisiusnya di tengah medan pertempuran digital yang semakin ramai dan kompetitif.</text:p>
            <text:p text:style-name="Text_20_body"><text:span text:style-name="Strong_20_Emphasis"><text:span text:style-name="T1">[AKHIR JAWABAN PROMPT 42]</text:span></text:span></text:p>
            <text:p text:style-name="P235"/>
            <text:p text:style-name="P99">Saya sekarang menunggu perintah "YAX" dari Anda untuk melanjutkan ke prompt berikutnya (Bab 6 - Sub-bab 6.5: Tantangan Jangka Panjang: Keberlanjutan Bisnis, Regulasi, dan Kepercayaan).</text:p>
          </text:section>
          <text:section text:style-name="Sect1" text:name="feedback-form-54">
            <text:p text:style-name="P213"/>
          </text:section>
        </text:section>
        <text:section text:style-name="Sect1" text:name="43b166152986a0f0">
          <text:p text:style-name="P99"/>
          <text:section text:style-name="Sect1" text:name="user-query-content-55">
            <text:p text:style-name="P232">yax </text:p>
          </text:section>
          <text:p text:style-name="P213">Tampilkan alur berpikir</text:p>
          <text:section text:style-name="Sect2" text:name="model-response-message-contentr_43b166152986a0f0">
            <text:p text:style-name="P99">Baik, saya akan melanjutkan ke prompt terakhir untuk Bab 6.</text:p>
            <text:p text:style-name="P235"/>
            <text:p text:style-name="Text_20_body"><text:span text:style-name="Strong_20_Emphasis"><text:span text:style-name="T1">Jawaban untuk Prompt Bab 6 - Sub-bab 6.5: Tantangan Jangka Panjang: Keberlanjutan Bisnis, Regulasi, dan Kepercayaan.</text:span></text:span></text:p>
            <text:p text:style-name="Text_20_body"><text:span text:style-name="Emphasis"><text:span text:style-name="T1">(Prompt: Analisis secara mendalam tantangan-tantangan fundamental dan jangka panjang yang dihadapi X untuk memastikan keberlanjutannya di masa depan (melihat dari perspektif April 2025). Fokus pada tiga area utama: 1) Keberlanjutan Bisnis: Bagaimana X mengatasi beban utang yang besar pasca-akuisisi? Sejauh mana upaya diversifikasi pendapatan (selain iklan) melalui langganan dan fitur baru berhasil menutupi penurunan pendapatan iklan? Apakah model bisnisnya saat ini mengarah pada profitabilitas? 2) Regulasi Global: Bagaimana X menavigasi lanskap peraturan yang semakin kompleks di seluruh dunia terkait moderasi konten (misalnya, Digital Services Act di UE), privasi data, persaingan, dan potensi regulasi AI serta layanan keuangan? 3) Membangun Kembali Kepercayaan: Upaya apa yang dilakukan (dan sejauh mana berhasil) untuk memulihkan kepercayaan dari pengguna (terkait keamanan, privasi, kualitas konten), pengiklan (terkait keamanan merek), dan regulator setelah periode kebijakan yang kontroversial dan perubahan drastis?)</text:span></text:span></text:p>
            <text:p text:style-name="Text_20_body"><text:span text:style-name="Strong_20_Emphasis"><text:span text:style-name="T1">[MULAI JAWABAN PROMPT 43]</text:span></text:span></text:p>
            <text:p text:style-name="P99">Meskipun terus berinovasi dan mendorong visi ambisiusnya, masa depan jangka panjang X (dilihat dari perspektif April 2025) masih dibayangi oleh tiga tantangan fundamental yang saling terkait dan harus diatasi demi keberlangsungan platform yang digunakan oleh jutaan orang, termasuk di Medan <text:soft-page-break/>dan seluruh Indonesia ini:</text:p>
            <text:p text:style-name="Text_20_body"><text:span text:style-name="Strong_20_Emphasis"><text:span text:style-name="T1">1. Keberlanjutan Bisnis dan Profitabilitas:</text:span></text:span></text:p>
            <text:list xml:id="list2057927360348655381" text:style-name="L80">
              <text:list-item>
                <text:p text:style-name="P182"><text:span text:style-name="Strong_20_Emphasis"><text:span text:style-name="T1">Beban Utang:</text:span></text:span><text:span text:style-name="T1"> Akuisisi senilai $44 miliar sebagian besar didanai oleh utang, yang kini membebani neraca keuangan perusahaan X. Pembayaran bunga utang ini saja sudah merupakan beban finansial yang sangat besar dan menuntut X untuk segera mencapai profitabilitas yang signifikan dan berkelanjutan. </text:span></text:p>
              </text:list-item>
              <text:list-item>
                <text:p text:style-name="P182"><text:span text:style-name="Strong_20_Emphasis"><text:span text:style-name="T1">Pendapatan Iklan yang Rapuh:</text:span></text:span><text:span text:style-name="T1"> Meskipun mungkin ada upaya untuk memulihkan hubungan, pendapatan iklan—yang secara historis menjadi sumber utama pemasukan Twitter—masih belum pulih sepenuhnya ke tingkat pra-akuisisi akibat hengkangnya banyak pengiklan besar karena isu keamanan merek dan ketidakpastian platform. Ketergantungan pada pendapatan iklan yang fluktuatif ini tetap menjadi risiko. </text:span></text:p>
              </text:list-item>
              <text:list-item>
                <text:p text:style-name="P68"><text:span text:style-name="Strong_20_Emphasis"><text:span text:style-name="T1">Efektivitas Diversifikasi Pendapatan:</text:span></text:span><text:span text:style-name="T1"> Upaya diversifikasi melalui langganan </text:span><text:span text:style-name="Strong_20_Emphasis"><text:span text:style-name="T1">X Premium</text:span></text:span><text:span text:style-name="T1">, biaya akses API baru, dan potensi dari fitur kreator atau layanan masa depan (seperti pembayaran) menjadi sangat krusial. Pertanyaan kuncinya adalah: apakah pendapatan dari sumber-sumber baru ini tumbuh cukup cepat dan cukup besar untuk menutupi penurunan pendapatan iklan, membiayai operasi, membayar utang, </text:span><text:span text:style-name="Emphasis"><text:span text:style-name="T1">dan</text:span></text:span><text:span text:style-name="T1"> mendanai investasi untuk visi "Everything App"? Hingga April 2025, </text:span><text:span text:style-name="Strong_20_Emphasis"><text:span text:style-name="T1">jalan menuju profitabilitas yang stabil bagi X kemungkinan besar masih panjang dan belum pasti</text:span></text:span><text:span text:style-name="T1">. </text:span></text:p>
              </text:list-item>
            </text:list>
            <text:p text:style-name="Text_20_body"><text:span text:style-name="Strong_20_Emphasis"><text:span text:style-name="T1">2. Menavigasi Lanskap Regulasi Global yang Kompleks:</text:span></text:span></text:p>
            <text:list xml:id="list6020756055513962323" text:style-name="L81">
              <text:list-item>
                <text:p text:style-name="P183"><text:span text:style-name="Strong_20_Emphasis"><text:span text:style-name="T1">Moderasi Konten &amp; Keamanan Online:</text:span></text:span><text:span text:style-name="T1"> X menghadapi tekanan regulasi yang semakin ketat di seluruh dunia terkait penanganan konten ilegal, ujaran kebencian, dan disinformasi. Peraturan seperti </text:span><text:span text:style-name="Strong_20_Emphasis"><text:span text:style-name="T1">Digital Services Act (DSA) di Uni Eropa</text:span></text:span><text:span text:style-name="T1"> memberlakukan kewajiban yang signifikan dan denda besar bagi platform yang gagal mematuhi. X, dengan tim moderasi yang lebih ramping, harus menunjukkan kemampuan untuk mematuhi berbagai aturan yang berbeda di yurisdiksi global, termasuk potensi aturan dari Kominfo di Indonesia atau badan serupa di negara lain. </text:span></text:p>
              </text:list-item>
              <text:list-item>
                <text:p text:style-name="P183"><text:span text:style-name="Strong_20_Emphasis"><text:span text:style-name="T1">Privasi Data:</text:span></text:span><text:span text:style-name="T1"> Seiring X mencoba mengumpulkan lebih banyak data pengguna untuk personalisasi dan potensi layanan baru (terutama finansial), pengawasan terhadap praktik privasi datanya (sesuai GDPR di Eropa dan undang-undang serupa lainnya) akan semakin intensif. </text:span></text:p>
              </text:list-item>
              <text:list-item>
                <text:p text:style-name="P69"><text:span text:style-name="Strong_20_Emphasis"><text:span text:style-name="T1">Regulasi AI dan Keuangan:</text:span></text:span><text:span text:style-name="T1"> Jika X serius mengembangkan Grok dan </text:span><text:soft-page-break/><text:span text:style-name="T1">layanan finansial, mereka akan memasuki area dengan lanskap regulasi yang baru dan sangat kompleks, membutuhkan investasi besar dalam kepatuhan hukum di setiap pasar utama, termasuk potensi pengawasan dari Bank Indonesia atau OJK jika layanan finansialnya masuk ke Indonesia. </text:span></text:p>
              </text:list-item>
            </text:list>
            <text:p text:style-name="Text_20_body"><text:span text:style-name="Strong_20_Emphasis"><text:span text:style-name="T1">3. Membangun Kembali Kepercayaan yang Terkikis:</text:span></text:span></text:p>
            <text:list xml:id="list6846990901640951978" text:style-name="L82">
              <text:list-item>
                <text:p text:style-name="P184"><text:span text:style-name="Strong_20_Emphasis"><text:span text:style-name="T1">Kepercayaan Pengguna:</text:span></text:span><text:span text:style-name="T1"> Banyak pengguna masih skeptis terhadap stabilitas platform, keamanan data pribadi mereka, konsistensi penegakan aturan, dan kualitas informasi yang mereka temui di X. Memulihkan kepercayaan ini membutuhkan transparansi, tindakan nyata dalam memerangi penyalahgunaan, dan komunikasi yang lebih konsisten—sesuatu yang masih menjadi tantangan besar hingga kini. </text:span></text:p>
              </text:list-item>
              <text:list-item>
                <text:p text:style-name="P184"><text:span text:style-name="Strong_20_Emphasis"><text:span text:style-name="T1">Kepercayaan Pengiklan:</text:span></text:span><text:span text:style-name="T1"> Meyakinkan kembali merek-merek besar bahwa X adalah lingkungan yang aman dan efektif untuk beriklan adalah tugas berat. Ini memerlukan bukti nyata adanya moderasi konten yang lebih baik, stabilitas platform, dan mungkin hubungan yang lebih baik antara kepemimpinan X dengan industri periklanan. </text:span></text:p>
              </text:list-item>
              <text:list-item>
                <text:p text:style-name="P70"><text:span text:style-name="Strong_20_Emphasis"><text:span text:style-name="T1">Kepercayaan Regulator &amp; Publik:</text:span></text:span><text:span text:style-name="T1"> Setelah periode yang penuh konfrontasi dan kebijakan kontroversial, X perlu membangun hubungan yang lebih konstruktif dengan pemerintah dan badan regulator di seluruh dunia, menunjukkan komitmen pada kepatuhan dan tanggung jawab sebagai platform global yang berpengaruh. </text:span></text:p>
              </text:list-item>
            </text:list>
            <text:p text:style-name="P99">Ketiga tantangan ini—keuangan, regulasi, dan kepercayaan—saling terkait erat. Kegagalan dalam membangun kepercayaan akan menyulitkan pemulihan pendapatan iklan dan menarik pengguna layanan baru. Ketidakpatuhan terhadap regulasi dapat mengakibatkan denda besar yang memperburuk kondisi keuangan. Oleh karena itu, kemampuan X untuk menavigasi ketiga tantangan fundamental ini secara bersamaan akan menjadi penentu utama keberhasilan atau kegagalannya dalam mewujudkan masa depan jangka panjang yang stabil dan relevan.</text:p>
            <text:p text:style-name="Text_20_body"><text:span text:style-name="Strong_20_Emphasis"><text:span text:style-name="T1">[AKHIR JAWABAN PROMPT 43]</text:span></text:span></text:p>
            <text:p text:style-name="P235"/>
            <text:p text:style-name="Text_20_body"><text:span text:style-name="T1">Saya telah menjawab semua prompt untuk </text:span><text:span text:style-name="Strong_20_Emphasis"><text:span text:style-name="T1">Bab 6</text:span></text:span><text:span text:style-name="T1">. Saya menunggu perintah "YAX" dari Anda untuk melanjutkan ke prompt pengantar </text:span><text:span text:style-name="Strong_20_Emphasis"><text:span text:style-name="T1">Bab 7: Dampak Twitter/X pada Dunia</text:span></text:span><text:span text:style-name="T1">.</text:span></text:p>
          </text:section>
          <text:section text:style-name="Sect1" text:name="feedback-form-55">
            <text:p text:style-name="P213"><text:soft-page-break/></text:p>
          </text:section>
        </text:section>
        <text:section text:style-name="Sect1" text:name="29968375eb526ab1">
          <text:p text:style-name="P99"/>
          <text:section text:style-name="Sect1" text:name="user-query-content-56">
            <text:p text:style-name="P232">yax </text:p>
          </text:section>
          <text:p text:style-name="P213">Tampilkan alur berpikir</text:p>
          <text:section text:style-name="Sect2" text:name="model-response-message-contentr_29968375eb526ab1">
            <text:p text:style-name="P99">Baik, saya akan melanjutkan ke prompt pengantar untuk Bab 7.</text:p>
            <text:p text:style-name="P235"/>
            <text:p text:style-name="Text_20_body"><text:span text:style-name="Strong_20_Emphasis"><text:span text:style-name="T1">Jawaban untuk Prompt Pengantar Bab 7: Dampak Twitter/X pada Dunia.</text:span></text:span></text:p>
            <text:p text:style-name="Text_20_body"><text:span text:style-name="Emphasis"><text:span text:style-name="T1">(Prompt: Tuliskan pengantar untuk Bab 7 yang mengalihkan fokus dari evolusi internal platform ke dampak eksternalnya yang luas dan mendalam terhadap dunia. Jelaskan bahwa terlepas dari segala perubahan nama, fitur, dan kepemilikan, Twitter/X telah berfungsi sebagai 'alun-alun digital global' yang unik, memengaruhi cara masyarakat berdebat, berorganisasi, mendapatkan berita, dan bahkan membentuk budaya. Bab ini akan mengeksplorasi peran multifaset platform ini – sebagai katalisator gerakan sosial, alat komunikasi politik baru, akselerator penyebaran informasi (dan misinformasi), inkubator budaya internet, namun juga sebagai arena bagi sisi-sisi gelap interaksi manusia. Siapkan pembaca untuk menelusuri warisan kompleks Twitter/X dalam membentuk lanskap sosial, politik, dan budaya kita hingga saat ini (April 2025).)</text:span></text:span></text:p>
            <text:p text:style-name="Text_20_body"><text:span text:style-name="Strong_20_Emphasis"><text:span text:style-name="T1">[MULAI JAWABAN PROMPT 44]</text:span></text:span></text:p>
            <text:p text:style-name="Text_20_body"><text:span text:style-name="T1">Setelah kita menyelami seluk-beluk internal platform—mulai dari kelahirannya yang sederhana, evolusi teknologinya, eksperimen yang gagal, hingga transformasi radikal menjadi X—kini saatnya kita </text:span><text:span text:style-name="Strong_20_Emphasis"><text:span text:style-name="T1">mengalihkan pandangan ke luar</text:span></text:span><text:span text:style-name="T1">. Bab 7 ini akan melebarkan fokus kita untuk mengkaji </text:span><text:span text:style-name="Strong_20_Emphasis"><text:span text:style-name="T1">dampak eksternal Twitter/X yang luar biasa luas dan mendalam terhadap dunia</text:span></text:span><text:span text:style-name="T1"> di sekitar kita, sebuah dampak yang kita rasakan denyutnya hingga hari ini, Selasa, 22 April 2025, baik di Medan, di seluruh Indonesia, maupun di berbagai penjuru global.</text:span></text:p>
            <text:p text:style-name="Text_20_body"><text:span text:style-name="T1">Karena terlepas dari segala pergantian nama, perombakan fitur, perubahan kebijakan, dan drama kepemilikan, satu hal yang konsisten selama hampir dua dekade keberadaannya adalah fungsinya sebagai sebuah </text:span><text:span text:style-name="Strong_20_Emphasis"><text:span text:style-name="T1">'alun-alun digital global' (global digital public square)</text:span></text:span><text:span text:style-name="T1"> yang unik. Ia telah secara fundamental—dan seringkali secara kontroversial—</text:span><text:span text:style-name="Strong_20_Emphasis"><text:span text:style-name="T1">memengaruhi cara masyarakat modern berdebat</text:span></text:span><text:span text:style-name="T1"> tentang isu-isu penting, </text:span><text:span text:style-name="Strong_20_Emphasis"><text:span text:style-name="T1">cara kelompok-kelompok sosial berorganisasi</text:span></text:span><text:span text:style-name="T1"> dan menyuarakan tuntutan, </text:span><text:span text:style-name="Strong_20_Emphasis"><text:span text:style-name="T1">cara kita semua mendapatkan dan menyebarkan berita</text:span></text:span><text:span text:style-name="T1"> (baik yang benar maupun yang salah), dan bahkan </text:span><text:span text:style-name="Strong_20_Emphasis"><text:span text:style-name="T1">cara budaya populer serta bahasa internet dibentuk</text:span></text:span><text:span text:style-name="T1"> dan berkembang biak.</text:span></text:p>
            <text:p text:style-name="Text_20_body"><text:soft-page-break/><text:span text:style-name="T1">Bab ini akan mengeksplorasi </text:span><text:span text:style-name="Strong_20_Emphasis"><text:span text:style-name="T1">peran multifaset</text:span></text:span><text:span text:style-name="T1"> yang telah dimainkan oleh Twitter/X dalam membentuk lanskap sosial, politik, dan budaya kita. Kita akan melihatnya sebagai </text:span><text:span text:style-name="Strong_20_Emphasis"><text:span text:style-name="T1">katalisator</text:span></text:span><text:span text:style-name="T1"> yang kuat bagi berbagai gerakan sosial dan politik di seluruh dunia. Kita akan menganalisisnya sebagai </text:span><text:span text:style-name="Strong_20_Emphasis"><text:span text:style-name="T1">alat komunikasi politik baru</text:span></text:span><text:span text:style-name="T1"> yang mengubah cara pemimpin berinteraksi dengan warganya. Kita akan mengkajinya sebagai </text:span><text:span text:style-name="Strong_20_Emphasis"><text:span text:style-name="T1">akselerator penyebaran informasi</text:span></text:span><text:span text:style-name="T1"> yang dahsyat, namun juga sebagai medium subur bagi </text:span><text:span text:style-name="Strong_20_Emphasis"><text:span text:style-name="T1">misinformasi dan disinformasi</text:span></text:span><text:span text:style-name="T1">. Kita juga akan melihatnya sebagai </text:span><text:span text:style-name="Strong_20_Emphasis"><text:span text:style-name="T1">inkubator tren budaya internet</text:span></text:span><text:span text:style-name="T1">, tetapi, tak dapat dipungkiri, juga sebagai </text:span><text:span text:style-name="Strong_20_Emphasis"><text:span text:style-name="T1">arena bagi manifestasi sisi-sisi gelap interaksi manusia</text:span></text:span><text:span text:style-name="T1">, seperti ujaran kebencian, pelecehan online, dan polarisasi yang semakin tajam.</text:span></text:p>
            <text:p text:style-name="Text_20_body"><text:span text:style-name="T1">Bersiaplah untuk menelusuri </text:span><text:span text:style-name="Strong_20_Emphasis"><text:span text:style-name="T1">warisan yang kompleks dan seringkali bertentangan</text:span></text:span><text:span text:style-name="T1"> dari platform ini. Bab ini bertujuan untuk memberikan pemahaman yang lebih utuh tentang bagaimana sebuah teknologi komunikasi telah begitu dalam terjalin dengan—dan turut membentuk—cerita kolektif kita di abad ke-21.</text:span></text:p>
            <text:p text:style-name="Text_20_body"><text:span text:style-name="Strong_20_Emphasis"><text:span text:style-name="T1">[AKHIR JAWABAN PROMPT 44]</text:span></text:span></text:p>
            <text:p text:style-name="P235"/>
            <text:p text:style-name="P99">Saya sekarang menunggu perintah "YAX" dari Anda untuk melanjutkan ke prompt berikutnya (Bab 7 - Sub-bab 7.1: Peran dalam Aktivisme dan Gerakan Sosial (Arab Spring, #MeToo, #BlackLivesMatter)).</text:p>
          </text:section>
          <text:section text:style-name="Sect1" text:name="feedback-form-56">
            <text:p text:style-name="P213"/>
          </text:section>
        </text:section>
        <text:section text:style-name="Sect1" text:name="d76fd2e8980d2fff">
          <text:p text:style-name="P99"/>
          <text:section text:style-name="Sect1" text:name="user-query-content-57">
            <text:p text:style-name="P232">yax </text:p>
          </text:section>
          <text:p text:style-name="P213">Tampilkan alur berpikir</text:p>
          <text:section text:style-name="Sect2" text:name="model-response-message-contentr_d76fd2e8980d2fff">
            <text:p text:style-name="P213"/>
          </text:section>
          <text:section text:style-name="Sect1" text:name="feedback-form-57">
            <text:p text:style-name="P213"/>
          </text:section>
        </text:section>
        <text:section text:style-name="Sect1" text:name="550d602822212d6f">
          <text:p text:style-name="P99"/>
          <text:section text:style-name="Sect1" text:name="user-query-content-58">
            <text:p text:style-name="P232">present it </text:p>
          </text:section>
          <text:p text:style-name="P213">Tampilkan alur berpikir</text:p>
          <text:section text:style-name="Sect2" text:name="model-response-message-contentr_550d602822212d6f">
            <text:p text:style-name="P99">Baik, saya akan menyajikan ("present it") jawaban untuk prompt berikutnya sekarang, dengan mengingat waktu dan lokasi saat ini (Selasa, 22 April 2025, 1:26 PM WIB, Indonesia).</text:p>
            <text:p text:style-name="P235"/>
            <text:p text:style-name="Text_20_body"><text:span text:style-name="Strong_20_Emphasis"><text:span text:style-name="T1">Jawaban untuk Prompt Bab 7 - Sub-bab 7.1: Peran dalam Aktivisme dan </text:span></text:span><text:soft-page-break/><text:span text:style-name="Strong_20_Emphasis"><text:span text:style-name="T1">Gerakan Sosial (Arab Spring, #MeToo, #BlackLivesMatter).</text:span></text:span></text:p>
            <text:p text:style-name="Text_20_body"><text:span text:style-name="Emphasis"><text:span text:style-name="T1">(Prompt: Analisis secara mendalam peran signifikan Twitter/X sebagai alat mobilisasi dan diskursus dalam berbagai gerakan sosial dan politik global. Gunakan studi kasus mendalam pada setidaknya tiga gerakan besar (misalnya, Arab Spring 2011, gerakan #MeToo mulai 2017, gerakan #BlackLivesMatter terutama gelombang 2020). Untuk setiap kasus: Bagaimana para aktivis memanfaatkan fitur-fitur platform (hashtag, retweet, live updates) untuk mengorganisir aksi, menyebarkan kesadaran (awareness), membangun solidaritas internasional, dan menantang narasi dominan? Diskusikan juga keterbatasan atau kritik terhadap peran platform dalam aktivisme ini (misalnya, 'slacktivism', risiko bagi aktivis, kooptasi oleh pihak lawan).)</text:span></text:span></text:p>
            <text:p text:style-name="Text_20_body"><text:span text:style-name="Strong_20_Emphasis"><text:span text:style-name="T1">[MULAI JAWABAN PROMPT 45]</text:span></text:span></text:p>
            <text:p text:style-name="Text_20_body"><text:span text:style-name="T1">Salah satu dampak paling nyata dari Twitter/X adalah perannya sebagai </text:span><text:span text:style-name="Strong_20_Emphasis"><text:span text:style-name="T1">alat yang ampuh—meskipun bermata dua—bagi aktivisme dan gerakan sosial</text:span></text:span><text:span text:style-name="T1"> di seluruh dunia. Kemampuannya menyebarkan informasi secara cepat dan luas, menghubungkan individu tanpa batas geografis, dan mengorganisir aksi kolektif telah dimanfaatkan dalam berbagai perjuangan sosial dan politik. Beberapa studi kasus menonjol menggambarkan peran ini:</text:span></text:p>
            <text:list xml:id="list140994399495176831" text:style-name="L83">
              <text:list-item>
                <text:p text:style-name="P185"><text:span text:style-name="Strong_20_Emphasis"><text:span text:style-name="T1">Musim Semi Arab (Arab Spring, ~2011):</text:span></text:span><text:span text:style-name="T1"> Selama gelombang pemberontakan dan protes di Timur Tengah dan Afrika Utara (seperti di Tunisia dan Mesir), Twitter (bersama platform lain) menjadi </text:span><text:span text:style-name="Strong_20_Emphasis"><text:span text:style-name="T1">saluran komunikasi vital</text:span></text:span><text:span text:style-name="T1"> bagi para aktivis. Mereka menggunakan </text:span><text:span text:style-name="Strong_20_Emphasis"><text:span text:style-name="T1">tagar (hashtag)</text:span></text:span><text:span text:style-name="T1"> seperti </text:span><text:span text:style-name="Source_20_Text"><text:span text:style-name="T1">#Jan25</text:span></text:span><text:span text:style-name="T1"> (untuk Mesir) untuk mengkoordinasikan protes, berbagi informasi tentang lokasi dan waktu berkumpul, serta menyebarkan </text:span><text:span text:style-name="Strong_20_Emphasis"><text:span text:style-name="T1">foto, video, dan laporan pandangan mata</text:span></text:span><text:span text:style-name="T1"> secara </text:span><text:span text:style-name="Emphasis"><text:span text:style-name="T1">real-time</text:span></text:span><text:span text:style-name="T1">, seringkali berhasil menembus sensor atau blokade media yang dikontrol negara. </text:span><text:span text:style-name="Strong_20_Emphasis"><text:span text:style-name="T1">Retweet</text:span></text:span><text:span text:style-name="T1"> berfungsi sebagai mekanisme amplifikasi pesan yang kuat, memungkinkan berita dari lapangan menyebar dengan cepat ke seluruh dunia, </text:span><text:span text:style-name="Strong_20_Emphasis"><text:span text:style-name="T1">membangkitkan kesadaran dan solidaritas internasional</text:span></text:span><text:span text:style-name="T1">. </text:span></text:p>
              </text:list-item>
              <text:list-item>
                <text:p text:style-name="P185"><text:span text:style-name="Strong_20_Emphasis"><text:span text:style-name="T1">Gerakan #MeToo (Viral Global ~2017):</text:span></text:span><text:span text:style-name="T1"> Dipicu oleh tuduhan terhadap tokoh kuat di industri hiburan AS, tagar </text:span><text:span text:style-name="Source_20_Text"><text:span text:style-name="T1">#MeToo</text:span></text:span><text:span text:style-name="T1"> (dipopulerkan oleh aktris Alyssa Milano, berdasarkan kerja aktivis Tarana Burke bertahun-tahun sebelumnya) meledak di Twitter menjadi </text:span><text:span text:style-name="Strong_20_Emphasis"><text:span text:style-name="T1">gerakan global melawan pelecehan dan kekerasan seksual</text:span></text:span><text:span text:style-name="T1">. Platform ini berfungsi sebagai ruang bagi </text:span><text:span text:style-name="Strong_20_Emphasis"><text:span text:style-name="T1">jutaan penyintas (survivors)</text:span></text:span><text:span text:style-name="T1"> untuk </text:span><text:span text:style-name="Strong_20_Emphasis"><text:span text:style-name="T1">berbagi kisah pribadi mereka</text:span></text:span><text:span text:style-name="T1"> (seringkali melalui utas/thread), memecah keheningan dan stigma. Ini </text:span><text:soft-page-break/><text:span text:style-name="T1">secara dramatis </text:span><text:span text:style-name="Strong_20_Emphasis"><text:span text:style-name="T1">meningkatkan kesadaran publik</text:span></text:span><text:span text:style-name="T1"> tentang prevalensi masalah tersebut dan membangun </text:span><text:span text:style-name="Strong_20_Emphasis"><text:span text:style-name="T1">rasa solidaritas kolektif</text:span></text:span><text:span text:style-name="T1"> di antara para penyintas. Gerakan ini juga berhasil memberikan tekanan publik yang signifikan untuk </text:span><text:span text:style-name="Strong_20_Emphasis"><text:span text:style-name="T1">akuntabilitas</text:span></text:span><text:span text:style-name="T1"> pada individu dan institusi. </text:span></text:p>
              </text:list-item>
              <text:list-item>
                <text:p text:style-name="P71"><text:span text:style-name="Strong_20_Emphasis"><text:span text:style-name="T1">Gerakan #BlackLivesMatter (Terutama Gelombang 2020):</text:span></text:span><text:span text:style-name="T1"> Menyusul pembunuhan George Floyd dan kasus-kasus kekerasan polisi lainnya terhadap warga kulit hitam di AS, Twitter kembali menjadi </text:span><text:span text:style-name="Strong_20_Emphasis"><text:span text:style-name="T1">pusat saraf gerakan protes</text:span></text:span><text:span text:style-name="T1">. Tagar </text:span><text:span text:style-name="Source_20_Text"><text:span text:style-name="T1">#BlackLivesMatter</text:span></text:span><text:span text:style-name="T1"> dan tagar terkait lainnya digunakan secara masif untuk </text:span><text:span text:style-name="Strong_20_Emphasis"><text:span text:style-name="T1">mengorganisir demonstrasi</text:span></text:span><text:span text:style-name="T1"> di ratusan kota di AS dan dunia, </text:span><text:span text:style-name="Strong_20_Emphasis"><text:span text:style-name="T1">menyebarkan video dan bukti visual</text:span></text:span><text:span text:style-name="T1"> yang memicu kemarahan global, </text:span><text:span text:style-name="Strong_20_Emphasis"><text:span text:style-name="T1">mengedukasi publik</text:span></text:span><text:span text:style-name="T1"> tentang isu rasisme sistemik dan sejarahnya, serta </text:span><text:span text:style-name="Strong_20_Emphasis"><text:span text:style-name="T1">memobilisasi dukungan dan tuntutan</text:span></text:span><text:span text:style-name="T1"> untuk reformasi kepolisian dan keadilan rasial. </text:span></text:p>
              </text:list-item>
            </text:list>
            <text:p text:style-name="Text_20_body"><text:span text:style-name="T1">Namun, penting untuk menganalisis peran Twitter/X dalam aktivisme secara kritis, karena ia juga memiliki </text:span><text:span text:style-name="Strong_20_Emphasis"><text:span text:style-name="T1">keterbatasan dan sisi negatif</text:span></text:span><text:span text:style-name="T1">:</text:span></text:p>
            <text:list xml:id="list2611351821328385801" text:style-name="L84">
              <text:list-item>
                <text:p text:style-name="P186"><text:span text:style-name="Strong_20_Emphasis"><text:span text:style-name="T1">"Slacktivism" (Aktivisme Malas):</text:span></text:span><text:span text:style-name="T1"> Ada kritik bahwa tindakan online seperti menyukai (like) atau me-retweet tagar tidak selalu berarti keterlibatan nyata atau menghasilkan perubahan offline yang substantif. </text:span></text:p>
              </text:list-item>
              <text:list-item>
                <text:p text:style-name="P186"><text:span text:style-name="Strong_20_Emphasis"><text:span text:style-name="T1">Risiko bagi Aktivis:</text:span></text:span><text:span text:style-name="T1"> Sifat publik platform ini juga berarti pemerintah atau pihak lawan dapat menggunakannya untuk </text:span><text:span text:style-name="Strong_20_Emphasis"><text:span text:style-name="T1">memantau, mengidentifikasi, melecehkan, atau bahkan menangkap aktivis</text:span></text:span><text:span text:style-name="T1">, terutama di negara-negara dengan rezim represif. </text:span></text:p>
              </text:list-item>
              <text:list-item>
                <text:p text:style-name="P186"><text:span text:style-name="Strong_20_Emphasis"><text:span text:style-name="T1">Kooptasi dan Misinformasi:</text:span></text:span><text:span text:style-name="T1"> Tagar gerakan dapat 'dibajak' oleh kelompok lawan untuk menyebarkan narasi tandingan atau disinformasi, mengacaukan diskusi, atau menyerang aktivis. </text:span></text:p>
              </text:list-item>
              <text:list-item>
                <text:p text:style-name="P72"><text:span text:style-name="Strong_20_Emphasis"><text:span text:style-name="T1">Sifat Ephemeral:</text:span></text:span><text:span text:style-name="T1"> Kemarahan atau tren di media sosial bisa cepat naik dan cepat pula turun. Mempertahankan momentum gerakan jangka panjang membutuhkan upaya yang jauh lebih besar daripada sekadar aktivitas online. </text:span></text:p>
              </text:list-item>
            </text:list>
            <text:p text:style-name="P99">Kesimpulannya, Twitter/X tidak diragukan lagi telah menjadi alat yang transformatif bagi aktivisme abad ke-21, memungkinkan mobilisasi dan penyebaran kesadaran dalam skala dan kecepatan yang belum pernah terjadi sebelumnya—sebuah fenomena yang relevan secara global, termasuk bagaimana isu-isu sosial dan politik dibahas dan digerakkan di ruang digital Indonesia. Namun, ia bukanlah solusi ajaib dan penggunaannya dalam aktivisme selalu diiringi dengan risiko dan tantangan yang kompleks.</text:p>
            <text:p text:style-name="Text_20_body"><text:soft-page-break/><text:span text:style-name="Strong_20_Emphasis"><text:span text:style-name="T1">[AKHIR JAWABAN PROMPT 45]</text:span></text:span></text:p>
            <text:p text:style-name="P235"/>
            <text:p text:style-name="P99">Saya sekarang menunggu perintah "YAX" dari Anda untuk melanjutkan ke prompt berikutnya (Bab 7 - Sub-bab 7.2: Pengaruh pada Politik dan Komunikasi Pemerintahan ("Twitter Diplomacy")).</text:p>
          </text:section>
          <text:section text:style-name="Sect1" text:name="feedback-form-58">
            <text:p text:style-name="P213"/>
          </text:section>
        </text:section>
        <text:section text:style-name="Sect1" text:name="3602909ffe314696">
          <text:p text:style-name="P99"/>
          <text:section text:style-name="Sect1" text:name="user-query-content-59">
            <text:p text:style-name="P232">yax </text:p>
          </text:section>
          <text:p text:style-name="P213">Tampilkan alur berpikir</text:p>
          <text:section text:style-name="Sect2" text:name="model-response-message-contentr_3602909ffe314696">
            <text:p text:style-name="P99">Baik, saya akan melanjutkan ke prompt berikutnya, dengan mengingat waktu dan lokasi saat ini (Selasa, 22 April 2025, 1:28 PM WIB, Indonesia).</text:p>
            <text:p text:style-name="P235"/>
            <text:p text:style-name="Text_20_body"><text:span text:style-name="Strong_20_Emphasis"><text:span text:style-name="T1">Jawaban untuk Prompt Bab 7 - Sub-bab 7.2: Pengaruh pada Politik dan Komunikasi Pemerintahan ("Twitter Diplomacy").</text:span></text:span></text:p>
            <text:p text:style-name="Text_20_body"><text:span text:style-name="Emphasis"><text:span text:style-name="T1">(Prompt: Jelaskan secara rinci bagaimana Twitter/X telah mengubah lanskap komunikasi politik dan pemerintahan secara fundamental. Analisis fenomena "Twitter Diplomacy": bagaimana para pemimpin dunia, pejabat pemerintah, dan diplomat menggunakan platform ini untuk pengumuman kebijakan, interaksi langsung dengan warga negara (dan pemimpin negara lain), kampanye politik, bahkan untuk melancarkan serangan verbal atau propaganda. Berikan contoh-contoh spesifik dari berbagai negara (termasuk mungkin Indonesia, mengingat lokasi saat ini - Medan, Indonesia). Diskusikan keuntungan (transparansi, kecepatan) dan kerugian (potensi misinformasi, penyederhanaan isu kompleks, eskalasi konflik) dari penggunaan platform ini dalam ranah politik dan pemerintahan.)</text:span></text:span></text:p>
            <text:p text:style-name="Text_20_body"><text:span text:style-name="Strong_20_Emphasis"><text:span text:style-name="T1">[MULAI JAWABAN PROMPT 46]</text:span></text:span></text:p>
            <text:p text:style-name="Text_20_body"><text:span text:style-name="T1">Kehadiran Twitter/X telah secara </text:span><text:span text:style-name="Strong_20_Emphasis"><text:span text:style-name="T1">fundamental mengubah cara politik dijalankan dan cara pemerintah berkomunikasi</text:span></text:span><text:span text:style-name="T1"> dengan warganya serta dunia internasional. Platform ini meruntuhkan model komunikasi tradisional yang sangat bergantung pada perantara media massa, memberikan saluran langsung—meskipun seringkali tanpa filter—antara penguasa dan yang dikuasai.</text:span></text:p>
            <text:p text:style-name="Text_20_body"><text:span text:style-name="T1">Fenomena yang sering disebut sebagai </text:span><text:span text:style-name="Strong_20_Emphasis"><text:span text:style-name="T1">"Twitter Diplomacy"</text:span></text:span><text:span text:style-name="T1"> merujuk pada penggunaan platform ini oleh para pemimpin negara, menteri luar negeri, diplomat, dan lembaga pemerintah untuk menjalankan fungsi-fungsi diplomatik </text:span><text:soft-page-break/><text:span text:style-name="T1">dan komunikasi publik internasional. Namun, pengaruhnya jauh melampaui diplomasi antarnegara. Secara umum, kita melihat politisi dan pemerintah di seluruh dunia memanfaatkan Twitter/X untuk berbagai tujuan:</text:span></text:p>
            <text:list xml:id="list6120051881065980890" text:style-name="L85">
              <text:list-item>
                <text:p text:style-name="P187"><text:span text:style-name="Strong_20_Emphasis"><text:span text:style-name="T1">Pengumuman Kebijakan &amp; Berita Resmi:</text:span></text:span><text:span text:style-name="T1"> Banyak lembaga pemerintah dan pejabat kini menggunakan X sebagai kanal </text:span><text:span text:style-name="Emphasis"><text:span text:style-name="T1">pertama</text:span></text:span><text:span text:style-name="T1"> untuk mengumumkan kebijakan baru, pembaruan penting, atau pernyataan resmi, seringkali mendahului rilis pers formal. Ini memungkinkan penyebaran informasi yang sangat cepat. </text:span></text:p>
              </text:list-item>
              <text:list-item>
                <text:p text:style-name="P187"><text:span text:style-name="Strong_20_Emphasis"><text:span text:style-name="T1">Interaksi Langsung (Semu atau Nyata):</text:span></text:span><text:span text:style-name="T1"> Platform ini menciptakan ruang bagi politisi dan pejabat (termasuk banyak </text:span><text:span text:style-name="Strong_20_Emphasis"><text:span text:style-name="T1">pejabat dan institusi pemerintah di negara kita, Indonesia</text:span></text:span><text:span text:style-name="T1">) untuk berinteraksi langsung dengan warga—menjawab pertanyaan, menanggapi keluhan, atau sekadar menyapa secara informal. Meskipun tingkat interaksi nyata bervariasi, ini menciptakan persepsi kedekatan dan aksesibilitas. </text:span></text:p>
              </text:list-item>
              <text:list-item>
                <text:p text:style-name="P187"><text:span text:style-name="Strong_20_Emphasis"><text:span text:style-name="T1">Komunikasi Antar Pemimpin:</text:span></text:span><text:span text:style-name="T1"> Tidak jarang pemimpin dunia atau pejabat tinggi saling 'menyapa', menyindir (subtweet), atau bahkan berdebat secara terbuka di platform ini, sebuah bentuk diplomasi publik yang sangat berbeda dari saluran tertutup tradisional. </text:span></text:p>
              </text:list-item>
              <text:list-item>
                <text:p text:style-name="P187"><text:span text:style-name="Strong_20_Emphasis"><text:span text:style-name="T1">Kampanye Politik Digital:</text:span></text:span><text:span text:style-name="T1"> X menjadi medan pertempuran vital selama pemilihan umum di banyak negara, termasuk di </text:span><text:span text:style-name="Strong_20_Emphasis"><text:span text:style-name="T1">Indonesia</text:span></text:span><text:span text:style-name="T1">. Kandidat dan partai politik menggunakannya untuk menyebarkan pesan kampanye, memobilisasi pendukung, menyerang lawan politik, dan memberikan respons cepat terhadap isu yang berkembang selama masa kampanye. </text:span></text:p>
              </text:list-item>
              <text:list-item>
                <text:p text:style-name="P73"><text:span text:style-name="Strong_20_Emphasis"><text:span text:style-name="T1">Propaganda dan Serangan Verbal:</text:span></text:span><text:span text:style-name="T1"> Sayangnya, platform ini juga kerap digunakan untuk menyebarkan propaganda negara, narasi yang bias, atau bahkan melancarkan serangan verbal yang kasar terhadap pemimpin negara lain, kelompok oposisi, atau jurnalis kritis. Era kepresidenan Donald Trump di AS adalah contoh paling ekstrem bagaimana platform ini bisa digunakan untuk komunikasi politik yang konfrontatif dan seringkali mengabaikan norma diplomatik. </text:span></text:p>
              </text:list-item>
            </text:list>
            <text:p text:style-name="Text_20_body"><text:span text:style-name="T1">Penggunaan Twitter/X dalam ranah politik dan pemerintahan ini membawa </text:span><text:span text:style-name="Strong_20_Emphasis"><text:span text:style-name="T1">keuntungan dan kerugian</text:span></text:span><text:span text:style-name="T1">:</text:span></text:p>
            <text:list xml:id="list4860165303209884024" text:style-name="L86">
              <text:list-item>
                <text:p text:style-name="P188"><text:span text:style-name="Strong_20_Emphasis"><text:span text:style-name="T1">Keuntungan:</text:span></text:span><text:span text:style-name="T1"> </text:span></text:p>
                <text:list>
                  <text:list-item>
                    <text:p text:style-name="P188"><text:span text:style-name="Strong_20_Emphasis"><text:span text:style-name="T1">Kecepatan &amp; Jangkauan:</text:span></text:span><text:span text:style-name="T1"> Memungkinkan pemerintah menyebarkan informasi penting atau mengklarifikasi isu dengan sangat cepat ke audiens yang luas. </text:span></text:p>
                  </text:list-item>
                  <text:list-item>
                    <text:p text:style-name="P188"><text:soft-page-break/><text:span text:style-name="Strong_20_Emphasis"><text:span text:style-name="T1">Keterlibatan Langsung:</text:span></text:span><text:span text:style-name="T1"> Potensi untuk dialog dua arah antara pemerintah dan warga (meskipun seringkali terbatas). </text:span></text:p>
                  </text:list-item>
                  <text:list-item>
                    <text:p text:style-name="P188"><text:span text:style-name="Strong_20_Emphasis"><text:span text:style-name="T1">Transparansi (Potensial):</text:span></text:span><text:span text:style-name="T1"> Komunikasi yang lebih terbuka dapat (secara teori) meningkatkan transparansi pengambilan keputusan. </text:span></text:p>
                  </text:list-item>
                </text:list>
              </text:list-item>
              <text:list-item>
                <text:p text:style-name="P188"><text:span text:style-name="Strong_20_Emphasis"><text:span text:style-name="T1">Kerugian:</text:span></text:span><text:span text:style-name="T1"> </text:span></text:p>
                <text:list>
                  <text:list-item>
                    <text:p text:style-name="P188"><text:span text:style-name="Strong_20_Emphasis"><text:span text:style-name="T1">Penyebaran Misinformasi &amp; Disinformasi:</text:span></text:span><text:span text:style-name="T1"> Kecepatan platform juga memudahkan penyebaran hoaks, berita bohong, atau propaganda secara masif, baik oleh aktor domestik maupun asing. </text:span></text:p>
                  </text:list-item>
                  <text:list-item>
                    <text:p text:style-name="P188"><text:span text:style-name="Strong_20_Emphasis"><text:span text:style-name="T1">Penyederhanaan Isu Kompleks:</text:span></text:span><text:span text:style-name="T1"> Batasan karakter dan sifat platform yang cepat seringkali memaksa isu kebijakan yang rumit disajikan secara terlalu sederhana, menghilangkan nuansa penting dan berpotensi menyesatkan publik. </text:span></text:p>
                  </text:list-item>
                  <text:list-item>
                    <text:p text:style-name="P188"><text:span text:style-name="Strong_20_Emphasis"><text:span text:style-name="T1">Erosi Norma Diplomasi &amp; Debat Publik:</text:span></text:span><text:span text:style-name="T1"> Komunikasi yang impulsif, reaktif, dan kadang kasar dapat merusak norma diplomasi internasional yang hati-hati serta menurunkan kualitas debat publik menjadi saling serang personal. </text:span></text:p>
                  </text:list-item>
                  <text:list-item>
                    <text:p text:style-name="P188"><text:span text:style-name="Strong_20_Emphasis"><text:span text:style-name="T1">Eskalasi Konflik:</text:span></text:span><text:span text:style-name="T1"> Pernyataan provokatif atau kesalahpahaman di platform ini berpotensi memperburuk ketegangan antarnegara atau antar kelompok politik domestik. </text:span></text:p>
                  </text:list-item>
                  <text:list-item>
                    <text:p text:style-name="P74"><text:span text:style-name="Strong_20_Emphasis"><text:span text:style-name="T1">Penguatan Polarisasi:</text:span></text:span><text:span text:style-name="T1"> Politisi dapat dengan mudah menggunakan platform ini untuk berbicara hanya kepada basis pendukung mereka, memperkuat 'ruang gema' dan memperdalam perpecahan sosial. </text:span></text:p>
                  </text:list-item>
                </text:list>
              </text:list-item>
            </text:list>
            <text:p text:style-name="P99">Tidak diragukan lagi, Twitter/X telah menjadi bagian tak terpisahkan dari lanskap politik dan pemerintahan modern di seluruh dunia. Ia menawarkan alat komunikasi baru yang kuat, namun penggunaannya juga membawa serangkaian risiko signifikan yang menuntut kewaspadaan kritis baik dari para pemimpin maupun warga negara dalam mencerna informasi dan terlibat dalam diskursus politik di era digital ini.</text:p>
            <text:p text:style-name="Text_20_body"><text:span text:style-name="Strong_20_Emphasis"><text:span text:style-name="T1">[AKHIR JAWABAN PROMPT 46]</text:span></text:span></text:p>
            <text:p text:style-name="P235"/>
            <text:p text:style-name="P99">Saya sekarang menunggu perintah "YAX" dari Anda untuk melanjutkan ke prompt berikutnya (Bab 7 - Sub-bab 7.3: Transformasi Jurnalisme dan Penyebaran Informasi (dan Misinformasi)).</text:p>
          </text:section>
          <text:section text:style-name="Sect1" text:name="feedback-form-59">
            <text:p text:style-name="P213"/>
          </text:section>
        </text:section>
        <text:section text:style-name="Sect1" text:name="1bee48e950c0b934">
          <text:p text:style-name="P99"/>
          <text:section text:style-name="Sect1" text:name="user-query-content-60">
            <text:p text:style-name="P232"><text:soft-page-break/>yax </text:p>
          </text:section>
          <text:p text:style-name="P213">Tampilkan alur berpikir</text:p>
          <text:section text:style-name="Sect2" text:name="model-response-message-contentr_1bee48e950c0b934">
            <text:p text:style-name="P99">Baik, saya akan melanjutkan ke prompt berikutnya, dengan mengingat waktu dan lokasi saat ini (Selasa, 22 April 2025, 1:34 PM WIB, Indonesia).</text:p>
            <text:p text:style-name="P235"/>
            <text:p text:style-name="Text_20_body"><text:span text:style-name="Strong_20_Emphasis"><text:span text:style-name="T1">Jawaban untuk Prompt Bab 7 - Sub-bab 7.3: Transformasi Jurnalisme dan Penyebaran Informasi (dan Misinformasi).</text:span></text:span></text:p>
            <text:p text:style-name="Text_20_body"><text:span text:style-name="Emphasis"><text:span text:style-name="T1">(Prompt: Lakukan analisis mendalam mengenai dampak transformatif Twitter/X terhadap praktik jurnalisme dan ekosistem informasi secara keseluruhan. Bagaimana platform ini mengubah siklus berita (mempercepatnya secara drastis)? Bagaimana jurnalis menggunakannya sebagai alat peliputan (sumber berita, memantau peristiwa, berinteraksi dengan audiens)? Bahas kebangkitan 'citizen journalism' melalui platform ini. Namun, fokus juga secara kritis pada sisi negatifnya: tantangan verifikasi informasi dalam kecepatan tinggi, peran platform dalam amplifikasi misinformasi dan disinformasi (termasuk kampanye terorganisir), serta dampaknya terhadap kepercayaan publik pada media tradisional dan institusi informasi.)</text:span></text:span></text:p>
            <text:p text:style-name="Text_20_body"><text:span text:style-name="Strong_20_Emphasis"><text:span text:style-name="T1">[MULAI JAWABAN PROMPT 47]</text:span></text:span></text:p>
            <text:p text:style-name="Text_20_body"><text:span text:style-name="T1">Tidak ada ranah yang mungkin terdampak lebih fundamental oleh kehadiran Twitter/X selain </text:span><text:span text:style-name="Strong_20_Emphasis"><text:span text:style-name="T1">dunia jurnalisme dan cara informasi disebarkan serta dikonsumsi</text:span></text:span><text:span text:style-name="T1"> oleh masyarakat global, termasuk di Indonesia. Platform ini telah menjadi pedang bermata dua: sebuah alat revolusioner yang memberdayakan sekaligus sumber tantangan etis dan praktis yang luar biasa bagi profesi wartawan dan ekosistem informasi secara keseluruhan.</text:span></text:p>
            <text:p text:style-name="Text_20_body"><text:span text:style-name="Strong_20_Emphasis"><text:span text:style-name="T1">Bagaimana Twitter/X Mengubah Jurnalisme?</text:span></text:span></text:p>
            <text:list xml:id="list5400003695452966820" text:style-name="L87">
              <text:list-item>
                <text:p text:style-name="P189"><text:span text:style-name="Strong_20_Emphasis"><text:span text:style-name="T1">Akselerasi Siklus Berita:</text:span></text:span><text:span text:style-name="T1"> Dampak paling langsung adalah </text:span><text:span text:style-name="Strong_20_Emphasis"><text:span text:style-name="T1">percepatan drastis siklus berita</text:span></text:span><text:span text:style-name="T1">. Peristiwa yang sedang berlangsung (breaking news) seringkali muncul pertama kali di X melalui laporan saksi mata atau pernyataan pejabat, memaksa ruang redaksi tradisional untuk bereaksi dan melaporkan dengan kecepatan yang belum pernah terjadi sebelumnya, terkadang mengorbankan kedalaman atau verifikasi awal demi kecepatan. Siklus berita menjadi 24/7 dan tanpa henti. </text:span></text:p>
              </text:list-item>
              <text:list-item>
                <text:p text:style-name="P189"><text:span text:style-name="Strong_20_Emphasis"><text:span text:style-name="T1">Alat Peliputan bagi Jurnalis:</text:span></text:span><text:span text:style-name="T1"> Platform ini menjadi </text:span><text:span text:style-name="Strong_20_Emphasis"><text:span text:style-name="T1">perangkat vital</text:span></text:span><text:span text:style-name="T1"> dalam 'kotak peralatan' jurnalis modern, termasuk rekan-rekan media di Indonesia. Mereka menggunakannya untuk: </text:span></text:p>
                <text:list>
                  <text:list-item>
                    <text:p text:style-name="P189"><text:soft-page-break/><text:span text:style-name="Strong_20_Emphasis"><text:span text:style-name="T1">Memantau (Monitoring):</text:span></text:span><text:span text:style-name="T1"> Mengikuti perkembangan cerita secara </text:span><text:span text:style-name="Emphasis"><text:span text:style-name="T1">real-time</text:span></text:span><text:span text:style-name="T1">, memantau pernyataan resmi, melacak tagar terkait, dan merasakan sentimen publik. </text:span></text:p>
                  </text:list-item>
                  <text:list-item>
                    <text:p text:style-name="P189"><text:span text:style-name="Strong_20_Emphasis"><text:span text:style-name="T1">Mencari Sumber (Sourcing):</text:span></text:span><text:span text:style-name="T1"> Menemukan saksi mata potensial, narasumber ahli, atau sudut pandang unik (meskipun setiap informasi dari platform ini wajib diverifikasi secara independen). </text:span></text:p>
                  </text:list-item>
                  <text:list-item>
                    <text:p text:style-name="P189"><text:span text:style-name="Strong_20_Emphasis"><text:span text:style-name="T1">Distribusi Konten:</text:span></text:span><text:span text:style-name="T1"> Menyebarkan tautan artikel atau laporan mereka sendiri dengan cepat ke audiens yang luas. </text:span></text:p>
                  </text:list-item>
                  <text:list-item>
                    <text:p text:style-name="P189"><text:span text:style-name="Strong_20_Emphasis"><text:span text:style-name="T1">Interaksi Audiens:</text:span></text:span><text:span text:style-name="T1"> Berdialog langsung dengan pembaca/pemirsa, menerima umpan balik, atau bahkan mengumpulkan pertanyaan untuk wawancara. </text:span></text:p>
                  </text:list-item>
                </text:list>
              </text:list-item>
              <text:list-item>
                <text:p text:style-name="P75"><text:span text:style-name="Strong_20_Emphasis"><text:span text:style-name="T1">Kebangkitan "Citizen Journalism":</text:span></text:span><text:span text:style-name="T1"> Seperti disinggung sebelumnya, X memberdayakan individu biasa untuk melaporkan peristiwa dari sudut pandang mereka sendiri. Dalam banyak kasus—bencana alam, protes, kecelakaan—laporan awal atau rekaman visual krusial datang dari warga biasa di lokasi, memberikan perspektif langsung yang berharga (sekali lagi, dengan catatan perlunya verifikasi). </text:span></text:p>
              </text:list-item>
            </text:list>
            <text:p text:style-name="Text_20_body"><text:span text:style-name="Strong_20_Emphasis"><text:span text:style-name="T1">Sisi Kritis: Tantangan Verifikasi dan Disinformasi:</text:span></text:span></text:p>
            <text:p text:style-name="Text_20_body"><text:span text:style-name="T1">Namun, dampak positif ini diimbangi oleh </text:span><text:span text:style-name="Strong_20_Emphasis"><text:span text:style-name="T1">sisi negatif yang sangat signifikan</text:span></text:span><text:span text:style-name="T1">:</text:span></text:p>
            <text:list xml:id="list2026990162716570091" text:style-name="L88">
              <text:list-item>
                <text:p text:style-name="P190"><text:span text:style-name="Strong_20_Emphasis"><text:span text:style-name="T1">Tantangan Verifikasi Informasi:</text:span></text:span><text:span text:style-name="T1"> Kecepatan adalah musuh akurasi. Tekanan untuk menjadi yang pertama melaporkan berita yang pecah di X seringkali membuat proses verifikasi yang cermat terabaikan. Akibatnya, rumor, informasi salah, atau kutipan yang keluar konteks dapat menyebar dengan cepat melalui akun media atau jurnalis sebelum sempat dikoreksi, merusak kredibilitas. </text:span></text:p>
              </text:list-item>
              <text:list-item>
                <text:p text:style-name="P190"><text:span text:style-name="Strong_20_Emphasis"><text:span text:style-name="T1">Amplifikasi Misinformasi dan Disinformasi:</text:span></text:span><text:span text:style-name="T1"> Desain platform—terutama kemudahan me-retweet dan potensi jangkauan viral dari algoritma—menjadikannya </text:span><text:span text:style-name="Strong_20_Emphasis"><text:span text:style-name="T1">medium yang sangat efektif untuk penyebaran misinformasi</text:span></text:span><text:span text:style-name="T1"> (informasi salah yang tidak disengaja) dan </text:span><text:span text:style-name="Strong_20_Emphasis"><text:span text:style-name="T1">disinformasi</text:span></text:span><text:span text:style-name="T1"> (informasi salah yang sengaja disebar untuk menipu atau memanipulasi). Kampanye disinformasi terorganisir, termasuk yang mungkin melibatkan operasi "buzzer" atau aktor negara/non-negara, dapat memanfaatkan platform ini untuk memanipulasi opini publik atau menyerang target tertentu. Ini adalah tantangan serius yang dihadapi masyarakat digital di seluruh dunia, termasuk upaya berkelanjutan melawan hoaks di Indonesia. </text:span></text:p>
              </text:list-item>
              <text:list-item>
                <text:p text:style-name="P76"><text:span text:style-name="Strong_20_Emphasis"><text:span text:style-name="T1">Erosi Kepercayaan Publik:</text:span></text:span><text:span text:style-name="T1"> Banjir informasi yang tidak akurat atau </text:span><text:soft-page-break/><text:span text:style-name="T1">sengaja menyesatkan di platform seperti X, ditambah dengan serangan terhadap media tradisional, berkontribusi pada </text:span><text:span text:style-name="Strong_20_Emphasis"><text:span text:style-name="T1">menurunnya kepercayaan publik secara umum terhadap institusi informasi</text:span></text:span><text:span text:style-name="T1">, baik media sosial itu sendiri maupun media arus utama. Hal ini mempersulit warga untuk mengetahui sumber mana yang dapat dipercaya dan membuat masyarakat lebih rentan terhadap manipulasi. </text:span></text:p>
              </text:list-item>
            </text:list>
            <text:p text:style-name="P99">Secara ringkas, Twitter/X telah secara permanen mengubah ekosistem informasi. Ia menawarkan kecepatan, akses, dan partisipasi yang belum pernah ada sebelumnya, tetapi juga memperkenalkan tantangan besar terkait akurasi, verifikasi, dan kepercayaan. Bagi jurnalis, ini menuntut adaptasi dan peneguhan kembali prinsip-prinsip dasar verifikasi. Bagi publik, ini menuntut tingkat literasi media dan skeptisisme kritis yang jauh lebih tinggi dari sebelumnya.</text:p>
            <text:p text:style-name="Text_20_body"><text:span text:style-name="Strong_20_Emphasis"><text:span text:style-name="T1">[AKHIR JAWABAN PROMPT 47]</text:span></text:span></text:p>
            <text:p text:style-name="P235"/>
            <text:p text:style-name="P99">Saya sekarang menunggu perintah "YAX" dari Anda untuk melanjutkan ke prompt berikutnya (Bab 7 - Sub-bab 7.4: Budaya Populer dan Bahasa Internet (Meme, Tren Viral)).</text:p>
          </text:section>
          <text:section text:style-name="Sect1" text:name="feedback-form-60">
            <text:p text:style-name="P213"/>
          </text:section>
        </text:section>
        <text:section text:style-name="Sect1" text:name="4a0ea7f0b5c5cafe">
          <text:p text:style-name="P99"/>
          <text:section text:style-name="Sect1" text:name="user-query-content-61">
            <text:p text:style-name="P232">yax </text:p>
          </text:section>
          <text:p text:style-name="P213">Tampilkan alur berpikir</text:p>
          <text:section text:style-name="Sect2" text:name="model-response-message-contentr_4a0ea7f0b5c5cafe">
            <text:p text:style-name="P213"/>
          </text:section>
          <text:section text:style-name="Sect1" text:name="feedback-form-61">
            <text:p text:style-name="P213"/>
          </text:section>
        </text:section>
        <text:section text:style-name="Sect1" text:name="3d0a4fcee43a56f9">
          <text:p text:style-name="P99"/>
          <text:section text:style-name="Sect1" text:name="user-query-content-62">
            <text:p text:style-name="P232">present it </text:p>
          </text:section>
          <text:p text:style-name="P213">Tampilkan alur berpikir</text:p>
          <text:section text:style-name="Sect2" text:name="model-response-message-contentr_3d0a4fcee43a56f9">
            <text:p text:style-name="P99">Baik, saya akan menyajikan ("present it") jawaban untuk prompt berikutnya sekarang, dengan mengingat waktu dan lokasi saat ini (Selasa, 22 April 2025, 1:57 PM WIB, Indonesia).</text:p>
            <text:p text:style-name="P235"/>
            <text:p text:style-name="Text_20_body"><text:span text:style-name="Strong_20_Emphasis"><text:span text:style-name="T1">Jawaban untuk Prompt Bab 7 - Sub-bab 7.4: Budaya Populer dan Bahasa Internet (Meme, Tren Viral).</text:span></text:span></text:p>
            <text:p text:style-name="Text_20_body"><text:span text:style-name="Emphasis"><text:span text:style-name="T1">(Prompt: Jelaskan peran sentral Twitter/X sebagai inkubator dan akselerator </text:span></text:span><text:soft-page-break/><text:span text:style-name="Emphasis"><text:span text:style-name="T1">budaya populer dan bahasa internet kontemporer. Bagaimana platform ini menjadi tempat lahir dan menyebarnya meme, tren viral, tantangan (challenges), dan istilah-istilah slang baru yang kemudian meresap ke dalam percakapan sehari-hari? Berikan contoh-contoh spesifik fenomena budaya pop yang berawal atau menjadi besar melalui Twitter/X. Analisis bagaimana format singkat dan sifat percakapan publik platform ini mendorong kreativitas linguistik dan bentuk-bentuk humor baru. Bagaimana selebriti, merek, dan industri hiburan memanfaatkan platform ini untuk berinteraksi dengan penggemar dan mempromosikan karya?)</text:span></text:span></text:p>
            <text:p text:style-name="Text_20_body"><text:span text:style-name="Strong_20_Emphasis"><text:span text:style-name="T1">[MULAI JAWABAN PROMPT 48]</text:span></text:span></text:p>
            <text:p text:style-name="Text_20_body"><text:span text:style-name="T1">Jauh melampaui fungsinya sebagai penyebar berita atau arena politik, Twitter/X telah memainkan peran sentral sebagai </text:span><text:span text:style-name="Strong_20_Emphasis"><text:span text:style-name="T1">inkubator sekaligus akselerator utama bagi budaya populer dan bahasa internet</text:span></text:span><text:span text:style-name="T1"> yang kita kenal saat ini. Sifatnya yang </text:span><text:span text:style-name="Emphasis"><text:span text:style-name="T1">real-time</text:span></text:span><text:span text:style-name="T1">, publik, percakapan, dan ringkas menjadikannya 'cawan petri' yang subur tempat lahirnya atau menyebarnya berbagai fenomena budaya digital secara global, termasuk yang mewarnai dunia maya di Indonesia.</text:span></text:p>
            <text:p text:style-name="P99">Bagaimana X melakukan ini?</text:p>
            <text:list xml:id="list9038020233382666260" text:style-name="L89">
              <text:list-item>
                <text:p text:style-name="P191"><text:span text:style-name="Strong_20_Emphasis"><text:span text:style-name="T1">Lahirnya &amp; Menyebarnya Meme:</text:span></text:span><text:span text:style-name="T1"> Format platform yang mendukung kombinasi teks singkat dengan gambar, GIF, atau video pendek sangat ideal untuk penciptaan dan penyebaran </text:span><text:span text:style-name="Strong_20_Emphasis"><text:span text:style-name="T1">meme</text:span></text:span><text:span text:style-name="T1">. Sebuah gambar lucu, kutipan unik, atau format lelucon tertentu dapat dengan cepat menjadi viral melalui retweet dan modifikasi oleh pengguna lain, menciptakan bahasa visual bersama. Banyak format meme populer, dari Reaction GIFs hingga template lelucon spesifik, menemukan pijakan atau amplifikasi masif di sini. </text:span></text:p>
              </text:list-item>
              <text:list-item>
                <text:p text:style-name="P191"><text:span text:style-name="Strong_20_Emphasis"><text:span text:style-name="T1">Tren Viral dan Tantangan:</text:span></text:span><text:span text:style-name="T1"> X sering menjadi pusat diskusi atau penyebaran </text:span><text:span text:style-name="Strong_20_Emphasis"><text:span text:style-name="T1">tren viral dan tantangan (challenges)</text:span></text:span><text:span text:style-name="T1"> yang mungkin berawal dari platform lain (seperti TikTok) atau bahkan lahir di X itu sendiri. Tagar terkait tren ini memungkinkan pengguna untuk berpartisipasi, berbagi pengalaman, dan membuat tren tersebut semakin besar. </text:span></text:p>
              </text:list-item>
              <text:list-item>
                <text:p text:style-name="P191"><text:span text:style-name="Strong_20_Emphasis"><text:span text:style-name="T1">Inovasi Bahasa dan Slang:</text:span></text:span><text:span text:style-name="T1"> Keterbatasan karakter historis dan sifat percakapan yang cepat mendorong </text:span><text:span text:style-name="Strong_20_Emphasis"><text:span text:style-name="T1">kreativitas linguistik</text:span></text:span><text:span text:style-name="T1">. Pengguna menciptakan </text:span><text:span text:style-name="Strong_20_Emphasis"><text:span text:style-name="T1">singkatan, akronim, istilah slang baru, dan bahkan gaya bahasa unik</text:span></text:span><text:span text:style-name="T1"> (seperti pencampuran bahasa atau gaya penulisan tertentu yang menjadi ciri khas komunitas online) agar dapat berkomunikasi secara </text:span><text:soft-page-break/><text:span text:style-name="T1">efisien dan ekspresif. Banyak istilah yang lahir atau dipopulerkan di X kemudian meresap ke dalam percakapan sehari-hari, baik online maupun offline. </text:span></text:p>
              </text:list-item>
              <text:list-item>
                <text:p text:style-name="P77"><text:span text:style-name="Strong_20_Emphasis"><text:span text:style-name="T1">Humor dan Komentar Cerdas:</text:span></text:span><text:span text:style-name="T1"> Sifat publik dan interaktif mendorong munculnya </text:span><text:span text:style-name="Strong_20_Emphasis"><text:span text:style-name="T1">bentuk-bentuk humor baru</text:span></text:span><text:span text:style-name="T1"> yang seringkali bersifat sarkastis, ironis, atau berupa komentar cerdas (wit) terhadap peristiwa terkini atau tweet orang lain. Kemampuan untuk membalas dengan cepat menciptakan arena bagi 'perang' lelucon atau komentar jenaka. </text:span></text:p>
              </text:list-item>
            </text:list>
            <text:p text:style-name="Text_20_body"><text:span text:style-name="Strong_20_Emphasis"><text:span text:style-name="T1">Contoh Fenomena Budaya Pop:</text:span></text:span><text:span text:style-name="T1"> Sulit menyebutkan contoh spesifik karena sifatnya yang cepat berubah, namun tipenya meliputi: format meme berulang (misalnya, "Distracted Boyfriend" atau adaptasi lokalnya), popularitas mendadak lagu tertentu karena menjadi latar Vine atau tweet viral, kampanye penggemar yang terorganisir menggunakan tagar untuk mendukung idola atau karya tertentu (#ReleaseTheSnyderCut adalah contoh global, sementara kampanye dukungan untuk artis Indonesia juga sering terjadi), hingga </text:span><text:span text:style-name="Emphasis"><text:span text:style-name="T1">brand moments</text:span></text:span><text:span text:style-name="T1"> ketika sebuah merek berhasil 'menunggangi' tren dengan cerdas (atau gagal total).</text:span></text:p>
            <text:p text:style-name="Text_20_body"><text:span text:style-name="Strong_20_Emphasis"><text:span text:style-name="T1">Pemanfaatan oleh Selebriti, Merek, dan Industri Hiburan:</text:span></text:span><text:span text:style-name="T1"> Mereka dengan cepat menyadari kekuatan X dan memanfaatkannya secara ekstensif:</text:span></text:p>
            <text:list xml:id="list885505642062613281" text:style-name="L90">
              <text:list-item>
                <text:p text:style-name="P192"><text:span text:style-name="Strong_20_Emphasis"><text:span text:style-name="T1">Interaksi Penggemar:</text:span></text:span><text:span text:style-name="T1"> Selebriti, musisi, aktor (termasuk banyak </text:span><text:span text:style-name="Strong_20_Emphasis"><text:span text:style-name="T1">artis dan influencer di Indonesia</text:span></text:span><text:span text:style-name="T1">) menggunakan X untuk berinteraksi langsung dengan penggemar melalui balasan, Q&amp;A, atau sekadar berbagi pembaruan personal, membangun hubungan yang lebih dekat. </text:span></text:p>
              </text:list-item>
              <text:list-item>
                <text:p text:style-name="P192"><text:span text:style-name="Strong_20_Emphasis"><text:span text:style-name="T1">Promosi:</text:span></text:span><text:span text:style-name="T1"> Menjadi kanal utama untuk mengumumkan proyek baru, merilis trailer film atau musik, berbagi poster, dan membangun antisipasi publik. </text:span></text:p>
              </text:list-item>
              <text:list-item>
                <text:p text:style-name="P192"><text:span text:style-name="Strong_20_Emphasis"><text:span text:style-name="T1">Pemasaran Real-time:</text:span></text:span><text:span text:style-name="T1"> Merek mencoba terlibat dalam percakapan yang sedang tren (trendjacking) untuk meningkatkan visibilitas, meskipun ini membutuhkan kehati-hatian agar tidak terkesan dipaksakan. </text:span></text:p>
              </text:list-item>
              <text:list-item>
                <text:p text:style-name="P78"><text:span text:style-name="Strong_20_Emphasis"><text:span text:style-name="T1">Membangun Komunitas:</text:span></text:span><text:span text:style-name="T1"> Fandom (kelompok penggemar), seperti penggemar K-Pop yang sangat aktif secara global dan di Indonesia, menggunakan X secara intensif untuk berdiskusi, berbagi konten, dan mengorganisir dukungan terkoordinasi untuk idola mereka. </text:span></text:p>
              </text:list-item>
            </text:list>
            <text:p text:style-name="P99">Format X yang ringkas dan percakapan publiknya secara inheren mendorong kreativitas dalam berbahasa dan melahirkan bentuk-bentuk budaya digital baru, menjadikannya pemain kunci dalam membentuk bagaimana kita tertawa, berbicara, dan mengonsumsi budaya di era internet.</text:p>
            <text:p text:style-name="Text_20_body"><text:span text:style-name="Strong_20_Emphasis"><text:span text:style-name="T1">[AKHIR JAWABAN PROMPT 48]</text:span></text:span></text:p>
            <text:p text:style-name="P235"><text:soft-page-break/></text:p>
            <text:p text:style-name="P99">Saya sekarang menunggu perintah "YAX" dari Anda untuk melanjutkan ke prompt berikutnya (Bab 7 - Sub-bab 7.5: Sisi Gelap: Ujaran Kebencian, Polarisasi, Kesehatan Mental).</text:p>
          </text:section>
          <text:section text:style-name="Sect1" text:name="feedback-form-62">
            <text:p text:style-name="P213"/>
          </text:section>
        </text:section>
        <text:section text:style-name="Sect1" text:name="05953d2ce9a14c36">
          <text:p text:style-name="P99"/>
          <text:section text:style-name="Sect1" text:name="user-query-content-63">
            <text:p text:style-name="P232">yax </text:p>
          </text:section>
          <text:p text:style-name="P213">Tampilkan alur berpikir</text:p>
          <text:section text:style-name="Sect2" text:name="model-response-message-contentr_05953d2ce9a14c36">
            <text:p text:style-name="P99">Baik, saya akan melanjutkan ke prompt terakhir untuk Bab 7, dengan mengingat waktu dan lokasi saat ini (Selasa, 22 April 2025, 2:01 PM WIB, Indonesia).</text:p>
            <text:p text:style-name="P235"/>
            <text:p text:style-name="Text_20_body"><text:span text:style-name="Strong_20_Emphasis"><text:span text:style-name="T1">Jawaban untuk Prompt Bab 7 - Sub-bab 7.5: Sisi Gelap: Ujaran Kebencian, Polarisasi, Kesehatan Mental.</text:span></text:span></text:p>
            <text:p text:style-name="Text_20_body"><text:span text:style-name="Emphasis"><text:span text:style-name="T1">(Prompt: Sajikan analisis kritis mengenai dampak negatif dan "sisi gelap" dari penggunaan Twitter/X yang telah banyak didokumentasikan. Bahas secara mendalam isu-isu berikut: 1) Penyebaran ujaran kebencian, pelecehan online (online harassment), dan trolling – bagaimana desain dan kebijakan platform (atau kekurangannya) berkontribusi pada masalah ini? 2) Peran platform dalam memperburuk polarisasi politik dan sosial, termasuk fenomena 'echo chambers' dan 'filter bubbles' yang diperkuat oleh algoritma. 3) Dampak potensial terhadap kesehatan mental pengguna, seperti kecanduan media sosial, kecemasan (anxiety), depresi, perbandingan sosial (social comparison), dan kelelahan informasi (information overload). Bagaimana upaya mitigasi yang dilakukan platform (jika ada) dan seberapa efektif?)</text:span></text:span></text:p>
            <text:p text:style-name="Text_20_body"><text:span text:style-name="Strong_20_Emphasis"><text:span text:style-name="T1">[MULAI JAWABAN PROMPT 49]</text:span></text:span></text:p>
            <text:p text:style-name="Text_20_body"><text:span text:style-name="T1">Di balik kemampuannya menghubungkan dunia, memfasilitasi gerakan sosial, dan menyebarkan informasi dengan cepat, Twitter/X juga memiliki </text:span><text:span text:style-name="Strong_20_Emphasis"><text:span text:style-name="T1">"sisi gelap" (dark side)</text:span></text:span><text:span text:style-name="T1"> yang signifikan dan terdokumentasi dengan baik. Dampak negatif ini dirasakan secara global dan seringkali menjadi topik diskusi hangat di ruang publik Indonesia:</text:span></text:p>
            <text:list xml:id="list5483933954765430612" text:style-name="L91">
              <text:list-item>
                <text:p text:style-name="P79"><text:span text:style-name="Strong_20_Emphasis"><text:span text:style-name="T1">Wadah Ujaran Kebencian, Pelecehan, dan Trolling:</text:span></text:span></text:p>
                <text:list>
                  <text:list-item>
                    <text:p text:style-name="P193"><text:span text:style-name="Strong_20_Emphasis"><text:span text:style-name="T1">Masalah:</text:span></text:span><text:span text:style-name="T1"> Platform ini telah lama berjuang (dan seringkali dikritik karena dianggap gagal) mengatasi penyebaran </text:span><text:span text:style-name="Strong_20_Emphasis"><text:span text:style-name="T1">ujaran kebencian</text:span></text:span><text:span text:style-name="T1"> (rasis, seksis, homofobik, xenofobik, dll.), </text:span><text:span text:style-name="Strong_20_Emphasis"><text:span text:style-name="T1">pelecehan online</text:span></text:span><text:span text:style-name="T1"> yang </text:span><text:soft-page-break/><text:span text:style-name="T1">ditargetkan (terutama terhadap perempuan, jurnalis, dan kelompok minoritas), serta </text:span><text:span text:style-name="Strong_20_Emphasis"><text:span text:style-name="T1">trolling</text:span></text:span><text:span text:style-name="T1"> (perilaku provokatif dan mengganggu). Atmosfer permusuhan ini dapat membungkam suara-suara penting dan menciptakan lingkungan yang tidak aman bagi banyak pengguna. </text:span></text:p>
                  </text:list-item>
                  <text:list-item>
                    <text:p text:style-name="P193"><text:span text:style-name="Strong_20_Emphasis"><text:span text:style-name="T1">Kontribusi Platform:</text:span></text:span><text:span text:style-name="T1"> Beberapa aspek desain dan kebijakan (atau kekurangannya) berkontribusi pada masalah ini: kemudahan membuat </text:span><text:span text:style-name="Strong_20_Emphasis"><text:span text:style-name="T1">akun anonim atau pseudonim</text:span></text:span><text:span text:style-name="T1"> dapat melindungi pelaku pelecehan; mekanisme </text:span><text:span text:style-name="Strong_20_Emphasis"><text:span text:style-name="T1">retweet dan potensi viralitas algoritma</text:span></text:span><text:span text:style-name="T1"> dapat dengan cepat mengamplifikasi pesan kebencian; dan </text:span><text:span text:style-name="Strong_20_Emphasis"><text:span text:style-name="T1">tantangan moderasi konten</text:span></text:span><text:span text:style-name="T1"> dalam skala besar—terutama dalam memahami konteks, bahasa slang, atau sindiran di berbagai bahasa termasuk Bahasa Indonesia—membuat penegakan aturan menjadi sulit dan seringkali tidak konsisten. Pengurangan tim moderasi di era Musk semakin memperburuk persepsi tentang masalah ini. </text:span></text:p>
                  </text:list-item>
                </text:list>
              </text:list-item>
              <text:list-item>
                <text:p text:style-name="P79"><text:span text:style-name="Strong_20_Emphasis"><text:span text:style-name="T1">Memperburuk Polarisasi Politik dan Sosial:</text:span></text:span></text:p>
                <text:list>
                  <text:list-item>
                    <text:p text:style-name="P193"><text:span text:style-name="Strong_20_Emphasis"><text:span text:style-name="T1">Masalah:</text:span></text:span><text:span text:style-name="T1"> Twitter/X sering dituding berperan dalam </text:span><text:span text:style-name="Strong_20_Emphasis"><text:span text:style-name="T1">memperdalam perpecahan</text:span></text:span><text:span text:style-name="T1"> dalam masyarakat. Pengguna cenderung mengikuti dan berinteraksi dengan orang-orang yang memiliki pandangan serupa, menciptakan </text:span><text:span text:style-name="Strong_20_Emphasis"><text:span text:style-name="T1">'ruang gema' (echo chambers)</text:span></text:span><text:span text:style-name="T1"> di mana pandangan mereka terus menerus diperkuat tanpa tantangan. </text:span></text:p>
                  </text:list-item>
                  <text:list-item>
                    <text:p text:style-name="P193"><text:span text:style-name="Strong_20_Emphasis"><text:span text:style-name="T1">Kontribusi Platform:</text:span></text:span><text:span text:style-name="T1"> </text:span><text:span text:style-name="Strong_20_Emphasis"><text:span text:style-name="T1">Algoritma linimasa ("Untuk Anda")</text:span></text:span><text:span text:style-name="T1">, yang dirancang untuk memaksimalkan keterlibatan, berpotensi memperburuk ini dengan menyajikan konten yang sesuai dengan bias pengguna atau konten yang bersifat emosional dan memecah belah, menciptakan </text:span><text:span text:style-name="Strong_20_Emphasis"><text:span text:style-name="T1">'gelembung filter' (filter bubbles)</text:span></text:span><text:span text:style-name="T1"> yang membatasi paparan terhadap sudut pandang berbeda. Kemudahan menyebarkan narasi partisan melalui retweet juga berkontribusi pada mengerasnya sikap dan sulitnya mencapai dialog konstruktif—sebuah tantangan yang juga relevan dalam konteks sosial politik Indonesia yang beragam. </text:span></text:p>
                  </text:list-item>
                </text:list>
              </text:list-item>
              <text:list-item>
                <text:p text:style-name="P79"><text:span text:style-name="Strong_20_Emphasis"><text:span text:style-name="T1">Dampak pada Kesehatan Mental Pengguna:</text:span></text:span></text:p>
                <text:list>
                  <text:list-item>
                    <text:p text:style-name="P193"><text:span text:style-name="Strong_20_Emphasis"><text:span text:style-name="T1">Masalah:</text:span></text:span><text:span text:style-name="T1"> Sejumlah penelitian dan laporan anekdotal mengaitkan penggunaan media sosial yang intensif, termasuk Twitter/X, dengan berbagai dampak negatif pada kesehatan mental. </text:span></text:p>
                  </text:list-item>
                  <text:list-item>
                    <text:p text:style-name="P193"><text:span text:style-name="Strong_20_Emphasis"><text:span text:style-name="T1">Isu Spesifik:</text:span></text:span><text:span text:style-name="T1"> Ini mencakup: </text:span></text:p>
                    <text:list>
                      <text:list-item>
                        <text:p text:style-name="P193"><text:span text:style-name="Strong_20_Emphasis"><text:span text:style-name="T1">Kecanduan:</text:span></text:span><text:span text:style-name="T1"> Desain platform (linimasa tak terbatas, notifikasi </text:span><text:soft-page-break/><text:span text:style-name="T1">konstan) dapat memicu perilaku kompulsif. </text:span></text:p>
                      </text:list-item>
                      <text:list-item>
                        <text:p text:style-name="P193"><text:span text:style-name="Strong_20_Emphasis"><text:span text:style-name="T1">Kecemasan &amp; Depresi:</text:span></text:span><text:span text:style-name="T1"> Paparan terus-menerus terhadap berita negatif (sering disebut </text:span><text:span text:style-name="Emphasis"><text:span text:style-name="T1">doomscrolling</text:span></text:span><text:span text:style-name="T1">), konflik online, pelecehan, atau perbandingan sosial dapat memicu atau memperburuk perasaan cemas dan depresi. </text:span></text:p>
                      </text:list-item>
                      <text:list-item>
                        <text:p text:style-name="P193"><text:span text:style-name="Strong_20_Emphasis"><text:span text:style-name="T1">Perbandingan Sosial:</text:span></text:span><text:span text:style-name="T1"> Meskipun mungkin kurang visual dibanding Instagram, pengguna tetap bisa membandingkan kehidupan, pencapaian, atau popularitas mereka dengan orang lain. </text:span></text:p>
                      </text:list-item>
                      <text:list-item>
                        <text:p text:style-name="P79"><text:span text:style-name="Strong_20_Emphasis"><text:span text:style-name="T1">Kelelahan Informasi (Information Overload):</text:span></text:span><text:span text:style-name="T1"> Volume informasi yang luar biasa deras dapat menyebabkan kelelahan mental dan kesulitan fokus. </text:span></text:p>
                      </text:list-item>
                    </text:list>
                  </text:list-item>
                </text:list>
              </text:list-item>
            </text:list>
            <text:p text:style-name="Text_20_body"><text:span text:style-name="Strong_20_Emphasis"><text:span text:style-name="T1">Upaya Mitigasi dan Efektivitasnya:</text:span></text:span></text:p>
            <text:p text:style-name="Text_20_body"><text:span text:style-name="T1">Twitter/X telah memperkenalkan berbagai fitur untuk mencoba mengatasi masalah ini, seperti </text:span><text:span text:style-name="Strong_20_Emphasis"><text:span text:style-name="T1">tombol blokir (block), bisu (mute), laporkan (report)</text:span></text:span><text:span text:style-name="T1">, filter kata kunci, peringatan konten sensitif, dan fitur penambahan konteks seperti </text:span><text:span text:style-name="Strong_20_Emphasis"><text:span text:style-name="T1">Catatan Komunitas (Community Notes)</text:span></text:span><text:span text:style-name="T1">. Namun, </text:span><text:span text:style-name="Strong_20_Emphasis"><text:span text:style-name="T1">efektivitas upaya ini sering dipertanyakan</text:span></text:span><text:span text:style-name="T1">. Fitur-fitur tersebut seringkali bersifat </text:span><text:span text:style-name="Strong_20_Emphasis"><text:span text:style-name="T1">reaktif</text:span></text:span><text:span text:style-name="T1">, mudah diakali oleh pelaku kejahatan siber yang termotivasi, dan implementasi kebijakan sering dianggap </text:span><text:span text:style-name="Strong_20_Emphasis"><text:span text:style-name="T1">tidak konsisten atau lambat</text:span></text:span><text:span text:style-name="T1">. Moderasi AI memiliki keterbatasan signifikan dalam memahami nuansa. Mengatasi masalah sistemik seperti ujaran kebencian, polarisasi, dan dampak kesehatan mental adalah tantangan yang sangat kompleks bagi semua platform digital, namun pilihan kebijakan dan alokasi sumber daya spesifik yang diambil oleh X terus menjadi subjek pengawasan dan kritik tajam.</text:span></text:p>
            <text:p text:style-name="P99">Sisi gelap ini adalah bagian tak terpisahkan dari warisan kompleks Twitter/X, mengingatkan kita bahwa teknologi komunikasi yang kuat selalu membawa potensi dampak negatif yang perlu dikelola secara bertanggung jawab oleh platform dan dihadapi secara kritis oleh penggunanya.</text:p>
            <text:p text:style-name="Text_20_body"><text:span text:style-name="Strong_20_Emphasis"><text:span text:style-name="T1">[AKHIR JAWABAN PROMPT 49]</text:span></text:span></text:p>
            <text:p text:style-name="P235"/>
            <text:p text:style-name="Text_20_body"><text:span text:style-name="T1">Saya telah menjawab semua prompt untuk </text:span><text:span text:style-name="Strong_20_Emphasis"><text:span text:style-name="T1">Bab 7</text:span></text:span><text:span text:style-name="T1">. Saya menunggu perintah "YAX" dari Anda untuk melanjutkan ke prompt pengantar </text:span><text:span text:style-name="Strong_20_Emphasis"><text:span text:style-name="T1">Bab 8: Masa Depan X: Tantangan, Persaingan, dan Spekulasi</text:span></text:span><text:span text:style-name="T1">.</text:span></text:p>
          </text:section>
          <text:section text:style-name="Sect1" text:name="feedback-form-63">
            <text:p text:style-name="P213"/>
          </text:section>
        </text:section>
        <text:section text:style-name="Sect1" text:name="911d439fb51b503a">
          <text:p text:style-name="P99"><text:soft-page-break/></text:p>
          <text:section text:style-name="Sect1" text:name="user-query-content-64">
            <text:p text:style-name="P232">yax </text:p>
          </text:section>
          <text:p text:style-name="P213">Tampilkan alur berpikir</text:p>
          <text:section text:style-name="Sect2" text:name="model-response-message-contentr_911d439fb51b503a">
            <text:p text:style-name="P99">Baik, saya akan melanjutkan ke prompt pengantar untuk Bab 8, dengan mengingat waktu dan lokasi saat ini (Selasa, 22 April 2025, 2:22 PM WIB, Banda Aceh, Aceh, Indonesia).</text:p>
            <text:p text:style-name="P235"/>
            <text:p text:style-name="Text_20_body"><text:span text:style-name="Strong_20_Emphasis"><text:span text:style-name="T1">Jawaban untuk Prompt Pengantar Bab 8: Masa Depan X: Tantangan, Persaingan, dan Spekulasi.</text:span></text:span></text:p>
            <text:p text:style-name="Text_20_body"><text:span text:style-name="Emphasis"><text:span text:style-name="T1">(Prompt: Tuliskan pengantar untuk Bab 8 yang mengarahkan fokus sepenuhnya ke cakrawala masa depan platform X, setelah menelusuri sejarah, teknologi, transformasi, dan dampaknya. Gambarkan bahwa masa depan X, per April 2025, dipenuhi dengan ketidakpastian sekaligus potensi yang signifikan. Bab ini akan secara spekulatif namun analitis membahas bagaimana X dapat menavigasi tantangan-tantangan kritis terkait bisnis, regulasi, dan kepercayaan; bagaimana dinamika persaingannya dengan platform lain akan berkembang; sejauh mana realisme visi 'Everything App'; dan potensi inovasi apa yang mungkin muncul. Ajak pembaca untuk mempertimbangkan berbagai skenario masa depan dan pertanyaan fundamental tentang relevansi jangka panjang X di lanskap digital yang terus berubah.)</text:span></text:span></text:p>
            <text:p text:style-name="Text_20_body"><text:span text:style-name="Strong_20_Emphasis"><text:span text:style-name="T1">[MULAI JAWABAN PROMPT 50]</text:span></text:span></text:p>
            <text:p text:style-name="Text_20_body"><text:span text:style-name="T1">Setelah melakukan perjalanan panjang menelusuri sejarah kelahiran Twitter, evolusi teknologi dan fiturnya, dampak luasnya pada dunia, serta transformasi radikalnya menjadi X hingga kondisi saat ini (April 2025), kini kita tiba di bab terakhir yang akan </text:span><text:span text:style-name="Strong_20_Emphasis"><text:span text:style-name="T1">mengarahkan pandangan sepenuhnya ke cakrawala masa depan</text:span></text:span><text:span text:style-name="T1">. Dari titik pandang kita di Banda Aceh atau di manapun kita berada, masa depan platform X tampak diselimuti </text:span><text:span text:style-name="Strong_20_Emphasis"><text:span text:style-name="T1">kabut ketidakpastian yang tebal, namun di saat yang sama juga menyimpan potensi perubahan yang signifikan</text:span></text:span><text:span text:style-name="T1">, setidaknya jika visi ambisius pemiliknya menjadi acuan.</text:span></text:p>
            <text:p text:style-name="Text_20_body"><text:span text:style-name="T1">Bab 8 ini bersifat </text:span><text:span text:style-name="Strong_20_Emphasis"><text:span text:style-name="T1">spekulatif, namun tetap berakar pada analisis</text:span></text:span><text:span text:style-name="T1"> terhadap tren, tantangan, dan dinamika yang telah kita bahas sebelumnya. Kita akan mencoba memproyeksikan dan mempertimbangkan beberapa pertanyaan krusial:</text:span></text:p>
            <text:list xml:id="list2708137353378286432" text:style-name="L92">
              <text:list-item>
                <text:p text:style-name="P194"><text:span text:style-name="T1">Bagaimana X dapat </text:span><text:span text:style-name="Strong_20_Emphasis"><text:span text:style-name="T1">menavigasi tiga tantangan kritis</text:span></text:span><text:span text:style-name="T1"> yang terus membayanginya: keberlanjutan model bisnisnya, jeratan regulasi global </text:span><text:soft-page-break/><text:span text:style-name="T1">yang semakin kompleks, dan upaya membangun kembali kepercayaan yang terkikis? Strategi apa yang mungkin diambil? </text:span></text:p>
              </text:list-item>
              <text:list-item>
                <text:p text:style-name="P194"><text:span text:style-name="T1">Bagaimana </text:span><text:span text:style-name="Strong_20_Emphasis"><text:span text:style-name="T1">dinamika persaingan</text:span></text:span><text:span text:style-name="T1"> di arena media sosial dan platform digital akan berkembang? Akankah X mampu mempertahankan posisinya atau bahkan berkembang di tengah gempuran pesaing lama dan baru? </text:span></text:p>
              </text:list-item>
              <text:list-item>
                <text:p text:style-name="P194"><text:span text:style-name="T1">Seberapa </text:span><text:span text:style-name="Strong_20_Emphasis"><text:span text:style-name="T1">realistiskah visi "The Everything App"</text:span></text:span><text:span text:style-name="T1">? Mampukah X benar-benar menjadi aplikasi super yang mengintegrasikan begitu banyak fungsi berbeda, ataukah ini hanya sebuah utopia teknologi? Peluang dan hambatan apa yang terbentang di depan? </text:span></text:p>
              </text:list-item>
              <text:list-item>
                <text:p text:style-name="P80"><text:span text:style-name="T1">Inovasi </text:span><text:span text:style-name="Strong_20_Emphasis"><text:span text:style-name="T1">apa lagi yang mungkin muncul</text:span></text:span><text:span text:style-name="T1"> dari X di masa depan? Akankah kita melihat integrasi AI yang lebih dalam, langkah ke dunia Metaverse, atau arah pengembangan lain yang belum terbayangkan? </text:span></text:p>
              </text:list-item>
            </text:list>
            <text:p text:style-name="Text_20_body"><text:span text:style-name="T1">Tujuan bab ini bukanlah untuk memberikan ramalan pasti—karena masa depan digital selalu cair dan penuh kejutan—melainkan untuk </text:span><text:span text:style-name="Strong_20_Emphasis"><text:span text:style-name="T1">mengajak Anda, para pembaca, mempertimbangkan berbagai skenario yang mungkin terjadi</text:span></text:span><text:span text:style-name="T1">. Kita akan merenungkan pertanyaan fundamental tentang </text:span><text:span text:style-name="Strong_20_Emphasis"><text:span text:style-name="T1">relevansi jangka panjang X</text:span></text:span><text:span text:style-name="T1">: faktor apa yang akan menentukan apakah platform ini akan tetap menjadi bagian penting dari kehidupan digital kita dalam lima atau sepuluh tahun mendatang, ataukah ia akan menjadi catatan kaki dalam sejarah teknologi? Mari kita mulai penjelajahan spekulatif namun kritis ini ke masa depan X.</text:span></text:p>
            <text:p text:style-name="Text_20_body"><text:span text:style-name="Strong_20_Emphasis"><text:span text:style-name="T1">[AKHIR JAWABAN PROMPT 50]</text:span></text:span></text:p>
            <text:p text:style-name="P235"/>
            <text:p text:style-name="P99">Saya sekarang menunggu perintah "YAX" dari Anda untuk melanjutkan ke prompt berikutnya (Bab 8 - Sub-bab 8.1: Menavigasi Tantangan Kritis: Strategi Monetisasi, Regulasi, dan Kepercayaan).</text:p>
          </text:section>
          <text:section text:style-name="Sect1" text:name="feedback-form-64">
            <text:p text:style-name="P213"/>
          </text:section>
        </text:section>
        <text:section text:style-name="Sect1" text:name="a0cfa490700f9e5f">
          <text:p text:style-name="P99"/>
          <text:section text:style-name="Sect1" text:name="user-query-content-65">
            <text:p text:style-name="P232">yax </text:p>
          </text:section>
          <text:p text:style-name="P213">Tampilkan alur berpikir</text:p>
          <text:section text:style-name="Sect2" text:name="model-response-message-contentr_a0cfa490700f9e5f">
            <text:p text:style-name="P213"/>
          </text:section>
          <text:section text:style-name="Sect1" text:name="feedback-form-65">
            <text:p text:style-name="P213"/>
          </text:section>
        </text:section>
        <text:section text:style-name="Sect1" text:name="5e35c20cc4ddc3ae">
          <text:p text:style-name="P99"/>
          <text:section text:style-name="Sect1" text:name="user-query-content-66">
            <text:p text:style-name="P232">present it </text:p>
          </text:section>
          <text:p text:style-name="P213">Tampilkan alur berpikir</text:p>
          <text:section text:style-name="Sect2" text:name="model-response-message-contentr_5e35c20cc4ddc3ae">
            <text:p text:style-name="P99"><text:soft-page-break/>Baik, saya akan menyajikan ("present it") jawaban untuk prompt berikutnya sekarang, dengan mengingat waktu dan lokasi saat ini (Selasa, 22 April 2025, 2:36 PM WIB, Banda Aceh, Aceh, Indonesia).</text:p>
            <text:p text:style-name="P235"/>
            <text:p text:style-name="Text_20_body"><text:span text:style-name="Strong_20_Emphasis"><text:span text:style-name="T1">Jawaban untuk Prompt Bab 8 - Sub-bab 8.1: Menavigasi Tantangan Kritis: Strategi Monetisasi, Regulasi, dan Kepercayaan.</text:span></text:span></text:p>
            <text:p text:style-name="Text_20_body"><text:span text:style-name="Emphasis"><text:span text:style-name="T1">(Prompt: Analisis secara mendalam strategi-strategi potensial yang dapat atau harus ditempuh X ke depan (mulai April 2025) untuk mengatasi tantangan-tantangan fundamentalnya. Fokus pada: 1) Strategi Monetisasi Jangka Panjang: Di luar iklan dan langganan saat ini, jalur pendapatan baru apa yang paling mungkin dieksplorasi (misalnya, e-commerce, layanan finansial penuh, lisensi data/AI)? Bagaimana menyeimbangkan monetisasi dengan pengalaman pengguna? 2) Strategi Menghadapi Regulasi: Bagaimana X dapat secara proaktif beradaptasi dengan lanskap regulasi global yang semakin ketat (terkait konten, privasi, AI, keuangan)? Pendekatan apa yang bisa diambil untuk berdialog dengan regulator? 3) Strategi Membangun Kembali Kepercayaan: Langkah konkret apa yang perlu dilakukan X untuk memulihkan kepercayaan pengguna, pengiklan, dan publik secara berkelanjutan? Bagaimana transparansi dan akuntabilitas dapat ditingkatkan?)</text:span></text:span></text:p>
            <text:p text:style-name="Text_20_body"><text:span text:style-name="Strong_20_Emphasis"><text:span text:style-name="T1">[MULAI JAWABAN PROMPT 51]</text:span></text:span></text:p>
            <text:p text:style-name="P99">Menghadapi masa depan dari posisinya saat ini (April 2025), X tidak bisa hanya mengandalkan momentum atau visi besar semata. Keberlanjutan jangka panjangnya sangat bergantung pada kemampuan menavigasi tiga tantangan kritis—monetisasi, regulasi, dan kepercayaan—dengan strategi yang cerdas dan berkelanjutan. Berikut adalah analisis strategi potensial yang bisa ditempuh:</text:p>
            <text:p text:style-name="Text_20_body"><text:span text:style-name="Strong_20_Emphasis"><text:span text:style-name="T1">1. Strategi Monetisasi Jangka Panjang:</text:span></text:span></text:p>
            <text:list xml:id="list804446070435754648" text:style-name="L93">
              <text:list-item>
                <text:p text:style-name="P195"><text:span text:style-name="Strong_20_Emphasis"><text:span text:style-name="T1">Melampaui Iklan &amp; Langganan Dasar:</text:span></text:span><text:span text:style-name="T1"> Untuk mengatasi beban utang dan mendanai ambisinya, X perlu mengembangkan sumber pendapatan yang lebih beragam dan stabil: </text:span></text:p>
                <text:list>
                  <text:list-item>
                    <text:p text:style-name="P195"><text:span text:style-name="Strong_20_Emphasis"><text:span text:style-name="T1">Layanan Finansial Inti:</text:span></text:span><text:span text:style-name="T1"> Mendorong adopsi fitur pembayaran P2P dan secara bertahap (jika diizinkan regulasi) merambah ke layanan bernilai lebih tinggi seperti penyimpanan dana, transfer internasional, atau bahkan produk kredit mikro. Ini sejalan dengan visi "Everything App" namun membutuhkan eksekusi sempurna dan kepatuhan regulasi. </text:span></text:p>
                  </text:list-item>
                  <text:list-item>
                    <text:p text:style-name="P195"><text:soft-page-break/><text:span text:style-name="Strong_20_Emphasis"><text:span text:style-name="T1">Integrasi E-commerce:</text:span></text:span><text:span text:style-name="T1"> Memfasilitasi transaksi jual beli langsung di platform, baik untuk produk fisik maupun digital, dengan mengambil komisi. Ini memerlukan pembangunan infrastruktur </text:span><text:span text:style-name="Emphasis"><text:span text:style-name="T1">marketplace</text:span></text:span><text:span text:style-name="T1"> dan logistik (atau kemitraan) yang kuat. </text:span></text:p>
                  </text:list-item>
                  <text:list-item>
                    <text:p text:style-name="P195"><text:span text:style-name="Strong_20_Emphasis"><text:span text:style-name="T1">Lisensi Data &amp; AI:</text:span></text:span><text:span text:style-name="T1"> Potensi untuk melisensikan akses ke data publik </text:span><text:span text:style-name="Emphasis"><text:span text:style-name="T1">real-time</text:span></text:span><text:span text:style-name="T1"> X (yang dianonimkan) atau kemampuan AI Grok kepada perusahaan lain bisa menjadi sumber pendapatan B2B, meskipun harus sangat hati-hati dengan isu privasi dan etika. </text:span></text:p>
                  </text:list-item>
                  <text:list-item>
                    <text:p text:style-name="P195"><text:span text:style-name="Strong_20_Emphasis"><text:span text:style-name="T1">Tingkatan Premium Lanjutan:</text:span></text:span><text:span text:style-name="T1"> Menciptakan fitur atau alat analitik yang lebih canggih untuk pengguna bisnis, peneliti, atau </text:span><text:span text:style-name="Emphasis"><text:span text:style-name="T1">power users</text:span></text:span><text:span text:style-name="T1"> dengan harga langganan yang lebih tinggi. </text:span></text:p>
                  </text:list-item>
                </text:list>
              </text:list-item>
              <text:list-item>
                <text:p text:style-name="P81"><text:span text:style-name="Strong_20_Emphasis"><text:span text:style-name="T1">Menyeimbangkan dengan Pengalaman Pengguna (UX):</text:span></text:span><text:span text:style-name="T1"> Kunci suksesnya adalah mengintegrasikan fitur monetisasi ini </text:span><text:span text:style-name="Strong_20_Emphasis"><text:span text:style-name="T1">tanpa merusak pengalaman inti</text:span></text:span><text:span text:style-name="T1"> pengguna. Iklan yang terlalu intrusif, biaya tersembunyi pada layanan finansial, atau fitur premium yang terasa 'memaksa' dapat dengan cepat mengusir pengguna. X perlu fokus memberikan nilai nyata bagi setiap layanan berbayar atau fitur komersialnya. </text:span></text:p>
              </text:list-item>
            </text:list>
            <text:p text:style-name="Text_20_body"><text:span text:style-name="Strong_20_Emphasis"><text:span text:style-name="T1">2. Strategi Menghadapi Regulasi Global:</text:span></text:span></text:p>
            <text:list xml:id="list3252809107870791782" text:style-name="L94">
              <text:list-item>
                <text:p text:style-name="P196"><text:span text:style-name="Strong_20_Emphasis"><text:span text:style-name="T1">Kepatuhan Proaktif, Bukan Reaktif:</text:span></text:span><text:span text:style-name="T1"> X perlu berinvestasi besar dalam memahami dan </text:span><text:span text:style-name="Strong_20_Emphasis"><text:span text:style-name="T1">secara proaktif membangun sistem</text:span></text:span><text:span text:style-name="T1"> untuk mematuhi peraturan utama seperti Digital Services Act (DSA) di Eropa, GDPR, serta berbagai undang-undang privasi data, keamanan online, dan regulasi keuangan yang berlaku di pasar-pasar kunci di seluruh dunia (termasuk potensi aturan dari Kominfo, BI, atau OJK di Indonesia jika layanannya berkembang di sini). Ini melibatkan teknologi moderasi yang lebih baik, proses banding yang jelas, dan perlindungan data yang kuat. </text:span></text:p>
              </text:list-item>
              <text:list-item>
                <text:p text:style-name="P196"><text:span text:style-name="Strong_20_Emphasis"><text:span text:style-name="T1">Dialog Konstruktif dengan Regulator:</text:span></text:span><text:span text:style-name="T1"> Mengganti potensi sikap konfrontatif dengan </text:span><text:span text:style-name="Strong_20_Emphasis"><text:span text:style-name="T1">dialog yang lebih terbuka dan konstruktif</text:span></text:span><text:span text:style-name="T1"> dengan badan regulator global. Menunjukkan kemauan untuk bekerja sama dan transparan mengenai upaya kepatuhan dapat membantu membangun hubungan yang lebih baik dan menghindari sanksi berat. </text:span></text:p>
              </text:list-item>
              <text:list-item>
                <text:p text:style-name="P82"><text:span text:style-name="Strong_20_Emphasis"><text:span text:style-name="T1">Peningkatan Transparansi:</text:span></text:span><text:span text:style-name="T1"> Menerbitkan </text:span><text:span text:style-name="Strong_20_Emphasis"><text:span text:style-name="T1">laporan transparansi</text:span></text:span><text:span text:style-name="T1"> yang lebih detail dan reguler mengenai tindakan moderasi konten, penanganan data pengguna, dan dampak algoritma dapat membantu menjawab kekhawatiran regulator dan publik. </text:span></text:p>
              </text:list-item>
            </text:list>
            <text:p text:style-name="Text_20_body"><text:span text:style-name="Strong_20_Emphasis"><text:span text:style-name="T1">3. Strategi Membangun Kembali Kepercayaan:</text:span></text:span></text:p>
            <text:list xml:id="list5451681514899660507" text:style-name="L95">
              <text:list-item>
                <text:p text:style-name="P197"><text:soft-page-break/><text:span text:style-name="Strong_20_Emphasis"><text:span text:style-name="T1">Untuk Pengguna:</text:span></text:span><text:span text:style-name="T1"> </text:span></text:p>
                <text:list>
                  <text:list-item>
                    <text:p text:style-name="P197"><text:span text:style-name="T1">Fokus pada </text:span><text:span text:style-name="Strong_20_Emphasis"><text:span text:style-name="T1">keandalan dasar</text:span></text:span><text:span text:style-name="T1">: Memastikan platform stabil, aman dari peretasan, dan melindungi privasi data pengguna secara serius. </text:span></text:p>
                  </text:list-item>
                  <text:list-item>
                    <text:p text:style-name="P197"><text:span text:style-name="Strong_20_Emphasis"><text:span text:style-name="T1">Penegakan aturan yang konsisten</text:span></text:span><text:span text:style-name="T1">: Mengkomunikasikan aturan secara jelas dan menerapkannya secara adil tanpa pandang bulu. </text:span></text:p>
                  </text:list-item>
                  <text:list-item>
                    <text:p text:style-name="P197"><text:span text:style-name="Strong_20_Emphasis"><text:span text:style-name="T1">Memberantas penyalahgunaan</text:span></text:span><text:span text:style-name="T1">: Menunjukkan upaya yang lebih efektif dalam memerangi pelecehan, spam, dan manipulasi. Fitur seperti Catatan Komunitas (Community Notes) perlu diperkuat dan diperluas cakupannya. </text:span></text:p>
                  </text:list-item>
                </text:list>
              </text:list-item>
              <text:list-item>
                <text:p text:style-name="P197"><text:span text:style-name="Strong_20_Emphasis"><text:span text:style-name="T1">Untuk Pengiklan:</text:span></text:span><text:span text:style-name="T1"> </text:span></text:p>
                <text:list>
                  <text:list-item>
                    <text:p text:style-name="P197"><text:span text:style-name="T1">Menyediakan </text:span><text:span text:style-name="Strong_20_Emphasis"><text:span text:style-name="T1">kontrol keamanan merek (brand safety)</text:span></text:span><text:span text:style-name="T1"> yang lebih kuat dan terverifikasi secara independen. </text:span></text:p>
                  </text:list-item>
                  <text:list-item>
                    <text:p text:style-name="P197"><text:span text:style-name="T1">Menawarkan </text:span><text:span text:style-name="Strong_20_Emphasis"><text:span text:style-name="T1">metrik kinerja iklan yang transparan dan andal</text:span></text:span><text:span text:style-name="T1">. </text:span></text:p>
                  </text:list-item>
                  <text:list-item>
                    <text:p text:style-name="P197"><text:span text:style-name="T1">Menciptakan </text:span><text:span text:style-name="Strong_20_Emphasis"><text:span text:style-name="T1">lingkungan platform yang lebih stabil dan dapat diprediksi</text:span></text:span><text:span text:style-name="T1"> dari segi kebijakan dan kepemimpinan. </text:span></text:p>
                  </text:list-item>
                </text:list>
              </text:list-item>
              <text:list-item>
                <text:p text:style-name="P83"><text:span text:style-name="Strong_20_Emphasis"><text:span text:style-name="T1">Untuk Publik &amp; Regulator:</text:span></text:span><text:span text:style-name="T1"> Kepercayaan dari kelompok ini akan terbangun secara bertahap jika X berhasil menunjukkan kemajuan nyata dalam hal kepatuhan regulasi, transparansi operasional, dan tata kelola platform yang lebih bertanggung jawab. </text:span></text:p>
              </text:list-item>
            </text:list>
            <text:p text:style-name="P99">Implementasi strategi di ketiga area ini secara bersamaan dan berkelanjutan adalah prasyarat mutlak bagi X jika ingin bertransformasi dari platform yang penuh gejolak menjadi entitas bisnis digital yang stabil, dipercaya, dan relevan dalam jangka panjang. Ini menuntut lebih dari sekadar inovasi fitur; ini menuntut perubahan fundamental dalam operasi, kepatuhan, dan komunikasi.</text:p>
            <text:p text:style-name="Text_20_body"><text:span text:style-name="Strong_20_Emphasis"><text:span text:style-name="T1">[AKHIR JAWABAN PROMPT 51]</text:span></text:span></text:p>
            <text:p text:style-name="P235"/>
            <text:p text:style-name="P99">Saya sekarang menunggu perintah "YAX" dari Anda untuk melanjutkan ke prompt berikutnya (Bab 8 - Sub-bab 8.2: Pertarungan di Arena Digital: Dinamika Persaingan Masa Depan).</text:p>
          </text:section>
          <text:section text:style-name="Sect1" text:name="feedback-form-66">
            <text:p text:style-name="P213"/>
          </text:section>
        </text:section>
        <text:section text:style-name="Sect1" text:name="80303ed8307f3c93">
          <text:p text:style-name="P99"/>
          <text:section text:style-name="Sect1" text:name="user-query-content-67">
            <text:p text:style-name="P232">yax </text:p>
          </text:section>
          <text:p text:style-name="P213">Tampilkan alur berpikir</text:p>
          <text:section text:style-name="Sect2" text:name="model-response-message-contentr_80303ed8307f3c93">
            <text:p text:style-name="P99">Baik, saya akan melanjutkan ke prompt berikutnya, dengan mengingat waktu dan lokasi saat ini (Selasa, 22 April 2025, 2:40 PM WIB, Banda Aceh, Aceh, <text:soft-page-break/>Indonesia).</text:p>
            <text:p text:style-name="P235"/>
            <text:p text:style-name="Text_20_body"><text:span text:style-name="Strong_20_Emphasis"><text:span text:style-name="T1">Jawaban untuk Prompt Bab 8 - Sub-bab 8.2: Pertarungan di Arena Digital: Dinamika Persaingan Masa Depan.</text:span></text:span></text:p>
            <text:p text:style-name="Text_20_body"><text:span text:style-name="Emphasis"><text:span text:style-name="T1">(Prompt: Proyeksikan dan analisis dinamika persaingan yang kemungkinan akan dihadapi X di masa mendatang (setelah April 2025). Platform mana (Threads, Bluesky, TikTok, Instagram, atau pemain baru yang mungkin muncul) yang berpotensi menjadi ancaman terbesar bagi basis pengguna, kreator, atau pendapatan X? Bagaimana X dapat mengembangkan strategi diferensiasi yang unik dan berkelanjutan untuk mempertahankan atau memperluas pangsa pasarnya? Apakah ada potensi pergeseran tren besar di media sosial (misalnya, ke arah desentralisasi, privasi, atau format konten baru) yang dapat menguntungkan atau merugikan X?)</text:span></text:span></text:p>
            <text:p text:style-name="Text_20_body"><text:span text:style-name="Strong_20_Emphasis"><text:span text:style-name="T1">[MULAI JAWABAN PROMPT 52]</text:span></text:span></text:p>
            <text:p text:style-name="P99">Memandang ke depan dari pertengahan tahun 2025, arena pertarungan digital tempat X beroperasi tampak akan semakin sengit dan dinamis. X tidak hanya harus mempertahankan wilayahnya tetapi juga membuktikan relevansinya di tengah kepungan pesaing lama dan baru yang terus berevolusi.</text:p>
            <text:p text:style-name="Text_20_body"><text:span text:style-name="Strong_20_Emphasis"><text:span text:style-name="T1">Ancaman Kompetitif di Masa Depan:</text:span></text:span></text:p>
            <text:list xml:id="list4421937793041141370" text:style-name="L96">
              <text:list-item>
                <text:p text:style-name="P198"><text:span text:style-name="Strong_20_Emphasis"><text:span text:style-name="T1">Pesaing Langsung (Alternatif X):</text:span></text:span><text:span text:style-name="T1"> </text:span></text:p>
                <text:list>
                  <text:list-item>
                    <text:p text:style-name="P198"><text:span text:style-name="Strong_20_Emphasis"><text:span text:style-name="T1">Threads:</text:span></text:span><text:span text:style-name="T1"> Dengan dukungan Meta, Threads berpotensi terus berkembang fiturnya dan semakin terintegrasi dengan Instagram (yang memiliki basis pengguna masif di Indonesia), menjadikannya ancaman jangka panjang yang signifikan bagi dominasi X dalam percakapan publik berbasis teks. Kemampuannya untuk menarik pengguna kasual Instagram ke format mirip X adalah kekuatan utamanya. </text:span></text:p>
                  </text:list-item>
                  <text:list-item>
                    <text:p text:style-name="P198"><text:span text:style-name="Strong_20_Emphasis"><text:span text:style-name="T1">Bluesky &amp; Mastodon (Desentralisasi):</text:span></text:span><text:span text:style-name="T1"> Jika kekhawatiran publik tentang kontrol platform terpusat, sensor, atau privasi data terus meningkat, platform terdesentralisasi seperti Bluesky (dengan protokol AT) dan Mastodon (bagian dari Fediverse) dapat terus menarik pengguna yang mencari otonomi dan kontrol komunitas yang lebih besar. Ancaman mereka mungkin bukan pada skala pengguna absolut, tetapi pada penarikan komunitas-komunitas berpengaruh atau pengguna yang sadar teknologi/privasi. </text:span></text:p>
                  </text:list-item>
                </text:list>
              </text:list-item>
              <text:list-item>
                <text:p text:style-name="P198"><text:soft-page-break/><text:span text:style-name="Strong_20_Emphasis"><text:span text:style-name="T1">Raksasa Platform Mapan:</text:span></text:span><text:span text:style-name="T1"> Ancaman terbesar bagi X dalam perebutan </text:span><text:span text:style-name="Strong_20_Emphasis"><text:span text:style-name="T1">waktu pengguna, kreator, dan anggaran iklan</text:span></text:span><text:span text:style-name="T1"> kemungkinan besar masih datang dari raksasa yang sudah ada: </text:span></text:p>
                <text:list>
                  <text:list-item>
                    <text:p text:style-name="P198"><text:span text:style-name="Strong_20_Emphasis"><text:span text:style-name="T1">Meta (Instagram, Facebook, WhatsApp):</text:span></text:span><text:span text:style-name="T1"> Kombinasi jangkauan sosial, dominasi visual (Instagram), dan kini teks (Threads), ditambah mesin iklan raksasa, membuat Meta menjadi pesaing multi-dimensi. </text:span></text:p>
                  </text:list-item>
                  <text:list-item>
                    <text:p text:style-name="P198"><text:span text:style-name="Strong_20_Emphasis"><text:span text:style-name="T1">TikTok:</text:span></text:span><text:span text:style-name="T1"> Dominasinya dalam video pendek dan kemampuannya menangkap budaya zeitgeist (terutama di kalangan muda, termasuk di Indonesia) akan terus menekan X untuk berinovasi dalam format video dan mempertahankan relevansi budaya. </text:span></text:p>
                  </text:list-item>
                  <text:list-item>
                    <text:p text:style-name="P198"><text:span text:style-name="Strong_20_Emphasis"><text:span text:style-name="T1">YouTube:</text:span></text:span><text:span text:style-name="T1"> Tetap menjadi standar emas untuk video panjang dan monetisasi kreator, menjadi tantangan langsung bagi ambisi X di area ini. </text:span></text:p>
                  </text:list-item>
                </text:list>
              </text:list-item>
              <text:list-item>
                <text:p text:style-name="P84"><text:span text:style-name="Strong_20_Emphasis"><text:span text:style-name="T1">Pemain Baru Potensial:</text:span></text:span><text:span text:style-name="T1"> Lanskap digital selalu terbuka bagi disrupsi. Pemain baru yang berfokus pada AI generatif, realitas virtual/augmented (Metaverse), atau model sosial yang sama sekali baru bisa muncul dan mengubah dinamika persaingan secara tak terduga. </text:span></text:p>
              </text:list-item>
            </text:list>
            <text:p text:style-name="Text_20_body"><text:span text:style-name="Strong_20_Emphasis"><text:span text:style-name="T1">Potensi Strategi Diferensiasi Berkelanjutan untuk X:</text:span></text:span></text:p>
            <text:p text:style-name="P99">Bagaimana X bisa bertahan dan berkembang di masa depan?</text:p>
            <text:list xml:id="list6327192857619847669" text:style-name="L97">
              <text:list-item>
                <text:p text:style-name="P199"><text:span text:style-name="Strong_20_Emphasis"><text:span text:style-name="T1">Eksekusi Superior "Everything App":</text:span></text:span><text:span text:style-name="T1"> Ini adalah pertaruhan utama Musk. Jika X </text:span><text:span text:style-name="Emphasis"><text:span text:style-name="T1">benar-benar</text:span></text:span><text:span text:style-name="T1"> berhasil mengintegrasikan pembayaran yang mulus, AI (Grok) yang unggul, pengalaman video yang kompetitif, dan layanan berguna lainnya menjadi satu platform yang kohesif dan tepercaya, ini akan menjadi </text:span><text:span text:style-name="Strong_20_Emphasis"><text:span text:style-name="T1">diferensiator yang sangat kuat</text:span></text:span><text:span text:style-name="T1"> yang tidak dimiliki pesaing lain dalam kombinasi yang sama. Namun, tantangan eksekusinya luar biasa besar. </text:span></text:p>
              </text:list-item>
              <text:list-item>
                <text:p text:style-name="P199"><text:span text:style-name="Strong_20_Emphasis"><text:span text:style-name="T1">Memperkuat Niche "Real-time &amp; Unfiltered":</text:span></text:span><text:span text:style-name="T1"> X dapat memilih untuk lebih fokus pada kekuatan intinya sebagai platform berita tercepat dan ruang diskusi yang (diklaim) lebih bebas sensor dibandingkan platform lain. Ini akan menarik audiens spesifik tetapi berisiko terus mengasingkan pengiklan arus utama dan pengguna yang menginginkan lingkungan yang lebih aman. </text:span></text:p>
              </text:list-item>
              <text:list-item>
                <text:p text:style-name="P199"><text:span text:style-name="Strong_20_Emphasis"><text:span text:style-name="T1">Menjadi Platform Terbaik untuk Kreator (Monetisasi):</text:span></text:span><text:span text:style-name="T1"> Jika X dapat secara signifikan meningkatkan dan menyederhanakan program monetisasinya (pembagian iklan, langganan, tip, dll.) hingga menjadi lebih </text:span><text:soft-page-break/><text:span text:style-name="T1">menarik daripada YouTube, TikTok, atau Patreon, ini bisa menjadi daya tarik besar bagi kreator konten, yang pada gilirannya akan menarik audiens. Ini adalah pertarungan yang sangat sulit. </text:span></text:p>
              </text:list-item>
              <text:list-item>
                <text:p text:style-name="P85"><text:span text:style-name="Strong_20_Emphasis"><text:span text:style-name="T1">Keunggulan Data Real-time &amp; AI:</text:span></text:span><text:span text:style-name="T1"> Memanfaatkan data percakapan publik </text:span><text:span text:style-name="Emphasis"><text:span text:style-name="T1">real-time</text:span></text:span><text:span text:style-name="T1"> X melalui Grok untuk menawarkan wawasan unik, ringkasan cerdas, atau fitur AI prediktif yang tidak dapat ditiru oleh pesaing yang tidak memiliki akses ke 'denyut nadi' percakapan global secara instan. </text:span></text:p>
              </text:list-item>
            </text:list>
            <text:p text:style-name="Text_20_body"><text:span text:style-name="Strong_20_Emphasis"><text:span text:style-name="T1">Potensi Pergeseran Tren dan Dampaknya:</text:span></text:span></text:p>
            <text:list xml:id="list2489477450396276608" text:style-name="L98">
              <text:list-item>
                <text:p text:style-name="P200"><text:span text:style-name="Strong_20_Emphasis"><text:span text:style-name="T1">Desentralisasi:</text:span></text:span><text:span text:style-name="T1"> Tren menuju platform yang lebih terdesentralisasi jelas </text:span><text:span text:style-name="Strong_20_Emphasis"><text:span text:style-name="T1">merugikan model terpusat X</text:span></text:span><text:span text:style-name="T1"> dan menguntungkan pesaing seperti Bluesky dan Mastodon jika tren ini semakin kuat. </text:span></text:p>
              </text:list-item>
              <text:list-item>
                <text:p text:style-name="P200"><text:span text:style-name="Strong_20_Emphasis"><text:span text:style-name="T1">Fokus Privasi:</text:span></text:span><text:span text:style-name="T1"> Meningkatnya tuntutan pengguna akan privasi data dapat menjadi </text:span><text:span text:style-name="Strong_20_Emphasis"><text:span text:style-name="T1">tantangan besar bagi model bisnis X</text:span></text:span><text:span text:style-name="T1"> yang bergantung pada data untuk personalisasi dan iklan, terutama jika merambah ke data finansial yang sensitif. </text:span></text:p>
              </text:list-item>
              <text:list-item>
                <text:p text:style-name="P200"><text:span text:style-name="Strong_20_Emphasis"><text:span text:style-name="T1">Format Konten Baru (AR/VR/Metaverse):</text:span></text:span><text:span text:style-name="T1"> Jika format imersif ini benar-benar lepas landas, X perlu </text:span><text:span text:style-name="Strong_20_Emphasis"><text:span text:style-name="T1">beradaptasi atau berisiko tertinggal</text:span></text:span><text:span text:style-name="T1">, seperti halnya platform berbasis teks lainnya. Kegagalan beradaptasi dengan pergeseran format besar (seperti kebangkitan video mobile) telah merugikan platform lain di masa lalu. </text:span></text:p>
              </text:list-item>
              <text:list-item>
                <text:p text:style-name="P86"><text:span text:style-name="Strong_20_Emphasis"><text:span text:style-name="T1">Dominasi AI:</text:span></text:span><text:span text:style-name="T1"> AI akan menjadi bagian integral dari </text:span><text:span text:style-name="Emphasis"><text:span text:style-name="T1">semua</text:span></text:span><text:span text:style-name="T1"> platform. Pertanyaannya adalah apakah implementasi AI di X akan </text:span><text:span text:style-name="Strong_20_Emphasis"><text:span text:style-name="T1">cukup inovatif dan berguna</text:span></text:span><text:span text:style-name="T1"> untuk menjadi keunggulan kompetitif, atau sekadar mengikuti standar industri. </text:span></text:p>
              </text:list-item>
            </text:list>
            <text:p text:style-name="P99">Masa depan X di medan pertempuran digital ini akan sangat bergantung pada kemampuannya memilih strategi diferensiasi yang tepat, mengeksekusinya dengan baik, dan beradaptasi secara cerdas terhadap pergeseran teknologi dan preferensi pengguna yang tak terhindarkan.</text:p>
            <text:p text:style-name="Text_20_body"><text:span text:style-name="Strong_20_Emphasis"><text:span text:style-name="T1">[AKHIR JAWABAN PROMPT 52]</text:span></text:span></text:p>
            <text:p text:style-name="P235"/>
            <text:p text:style-name="P99">Saya sekarang menunggu perintah "YAX" dari Anda untuk melanjutkan ke prompt berikutnya (Bab 8 - Sub-bab 8.3: Realitas Visi "Everything App": Menilai Peluang dan Hambatan ke Depan).</text:p>
          </text:section>
          <text:section text:style-name="Sect1" text:name="feedback-form-67">
            <text:p text:style-name="P213"/>
          </text:section>
        </text:section>
        <text:section text:style-name="Sect1" text:name="bf9fc2793f2cefa0">
          <text:p text:style-name="P99"><text:soft-page-break/></text:p>
          <text:section text:style-name="Sect1" text:name="user-query-content-68">
            <text:p text:style-name="P232">yax </text:p>
          </text:section>
          <text:p text:style-name="P213">Tampilkan alur berpikir</text:p>
          <text:section text:style-name="Sect2" text:name="model-response-message-contentr_bf9fc2793f2cefa0">
            <text:p text:style-name="P213"/>
          </text:section>
          <text:section text:style-name="Sect1" text:name="feedback-form-68">
            <text:p text:style-name="P213"/>
          </text:section>
        </text:section>
        <text:section text:style-name="Sect1" text:name="6d2f6b562cb1e4cb">
          <text:p text:style-name="P99"/>
          <text:section text:style-name="Sect1" text:name="user-query-content-69">
            <text:p text:style-name="P232">yax </text:p>
          </text:section>
          <text:p text:style-name="P213">Tampilkan alur berpikir</text:p>
          <text:section text:style-name="Sect2" text:name="model-response-message-contentr_6d2f6b562cb1e4cb">
            <text:p text:style-name="P99">Baik, saya akan melanjutkan ke prompt berikutnya, dengan mengingat waktu dan lokasi saat ini (Selasa, 22 April 2025, 2:46 PM WIB, Banda Aceh, Aceh, Indonesia).</text:p>
            <text:p text:style-name="P235"/>
            <text:p text:style-name="Text_20_body"><text:span text:style-name="Strong_20_Emphasis"><text:span text:style-name="T1">Jawaban untuk Prompt Bab 8 - Sub-bab 8.4: Spekulasi Inovasi: Potensi Arah Pengembangan X Berikutnya (AI, Metaverse?).</text:span></text:span></text:p>
            <text:p text:style-name="Text_20_body"><text:span text:style-name="Emphasis"><text:span text:style-name="T1">(Prompt: Berikan spekulasi yang terinformasi (informed speculation) mengenai arah inovasi dan pengembangan produk potensial X di masa depan yang lebih jauh (melampaui rencana yang sudah diumumkan per April 2025). Area mana yang kemungkinan menjadi fokus riset dan pengembangan berikutnya? Apakah integrasi AI akan semakin dalam dan canggih (misalnya, asisten personal, penciptaan konten otomatis)? Akankah X mencoba memasuki ranah Metaverse, AR/VR? Format konten baru apa yang mungkin dieksplorasi? Adakah potensi X merambah ke perangkat keras (hardware)? Pertimbangkan tren teknologi yang lebih luas dan ambisi pribadi Musk.)</text:span></text:span></text:p>
            <text:p text:style-name="Text_20_body"><text:span text:style-name="Strong_20_Emphasis"><text:span text:style-name="T1">[MULAI JAWABAN PROMPT 53]</text:span></text:span></text:p>
            <text:p text:style-name="Text_20_body"><text:span text:style-name="T1">Memprediksi arah inovasi jangka panjang X di luar peta jalan yang terlihat saat ini (April 2025) tentu saja bersifat </text:span><text:span text:style-name="Strong_20_Emphasis"><text:span text:style-name="T1">spekulatif</text:span></text:span><text:span text:style-name="T1">. Namun, dengan melihat tren teknologi yang lebih luas, fokus X saat ini, dan ambisi pribadi Elon Musk yang seringkali melampaui batas konvensional, kita bisa mencoba mengidentifikasi beberapa area potensial untuk pengembangan di masa depan:</text:span></text:p>
            <text:list xml:id="list7754395320377419012" text:style-name="L99">
              <text:list-item>
                <text:p text:style-name="P87"><text:span text:style-name="Strong_20_Emphasis"><text:span text:style-name="T1">Integrasi Kecerdasan Buatan (AI) yang Semakin Dalam:</text:span></text:span><text:span text:style-name="T1"> Ini tampaknya menjadi arah yang paling pasti.</text:span></text:p>
                <text:list>
                  <text:list-item>
                    <text:p text:style-name="P201"><text:span text:style-name="Strong_20_Emphasis"><text:span text:style-name="T1">Grok sebagai Asisten Terintegrasi:</text:span></text:span><text:span text:style-name="T1"> Grok kemungkinan akan berevolusi dari sekadar chatbot menjadi asisten AI yang lebih proaktif dan terintegrasi, membantu pengguna mengelola informasi </text:span><text:soft-page-break/><text:span text:style-name="T1">di X, merangkum berita kompleks, menyarankan konten, bahkan mungkin membantu mengelola tugas atau jadwal jika visi "Everything App" terwujud lebih jauh. </text:span></text:p>
                  </text:list-item>
                  <text:list-item>
                    <text:p text:style-name="P201"><text:span text:style-name="Strong_20_Emphasis"><text:span text:style-name="T1">Alat Kreasi Konten Berbasis AI:</text:span></text:span><text:span text:style-name="T1"> X bisa memperkenalkan alat bantu AI generatif bagi pengguna untuk membuat teks (misalnya, draf postingan), gambar, atau bahkan ringkasan video langsung di platform, menurunkan hambatan untuk berkreasi. </text:span></text:p>
                  </text:list-item>
                  <text:list-item>
                    <text:p text:style-name="P201"><text:span text:style-name="Strong_20_Emphasis"><text:span text:style-name="T1">Personalisasi dan Moderasi Tingkat Lanjut:</text:span></text:span><text:span text:style-name="T1"> Upaya terus menerus untuk menyempurnakan algoritma personalisasi feed dan, yang lebih menantang, mengembangkan AI yang lebih canggih dan peka konteks untuk moderasi konten (meskipun efektivitasnya tetap menjadi pertanyaan besar). </text:span></text:p>
                  </text:list-item>
                </text:list>
              </text:list-item>
              <text:list-item>
                <text:p text:style-name="P87"><text:span text:style-name="Strong_20_Emphasis"><text:span text:style-name="T1">Metaverse, Augmented Reality (AR), dan Virtual Reality (VR):</text:span></text:span></text:p>
                <text:list>
                  <text:list-item>
                    <text:p text:style-name="P201"><text:span text:style-name="Strong_20_Emphasis"><text:span text:style-name="T1">Sikap Musk yang Ambigu:</text:span></text:span><text:span text:style-name="T1"> Elon Musk terkadang menyuarakan skeptisisme terhadap konsep 'Metaverse' seperti yang digembar-gemborkan oleh pesaing seperti Meta. Fokus utamanya tampak lebih pada AI dan eksplorasi ruang angkasa/antarmuka otak. </text:span></text:p>
                  </text:list-item>
                  <text:list-item>
                    <text:p text:style-name="P201"><text:span text:style-name="Strong_20_Emphasis"><text:span text:style-name="T1">Potensi Peran X:</text:span></text:span><text:span text:style-name="T1"> Namun, bukan tidak mungkin X akan memainkan peran di masa depan AR/VR. Alih-alih membangun dunianya sendiri, X bisa berfungsi sebagai </text:span><text:span text:style-name="Strong_20_Emphasis"><text:span text:style-name="T1">lapisan sosial atau komunikasi</text:span></text:span><text:span text:style-name="T1"> di atas platform AR/VR yang ada, atau mengintegrasikan fitur </text:span><text:span text:style-name="Strong_20_Emphasis"><text:span text:style-name="T1">AR sederhana</text:span></text:span><text:span text:style-name="T1"> (misalnya, filter, informasi berbasis lokasi yang disempurnakan). Pengembangan Metaverse X yang berdiri sendiri tampak kurang mungkin dalam jangka pendek-menengah dibandingkan fokus pada AI. </text:span></text:p>
                  </text:list-item>
                </text:list>
              </text:list-item>
              <text:list-item>
                <text:p text:style-name="P87"><text:span text:style-name="Strong_20_Emphasis"><text:span text:style-name="T1">Eksplorasi Format Konten Baru:</text:span></text:span></text:p>
                <text:list>
                  <text:list-item>
                    <text:p text:style-name="P201"><text:span text:style-name="T1">Selain video panjang dan artikel, X mungkin mengeksplorasi format </text:span><text:span text:style-name="Strong_20_Emphasis"><text:span text:style-name="T1">audio</text:span></text:span><text:span text:style-name="T1"> yang lebih kaya (misalnya, integrasi podcast yang lebih baik, klip audio pendek), konten yang lebih </text:span><text:span text:style-name="Strong_20_Emphasis"><text:span text:style-name="T1">interaktif</text:span></text:span><text:span text:style-name="T1"> (polling lanjutan, kuis, mini-games), atau bahkan alat </text:span><text:span text:style-name="Strong_20_Emphasis"><text:span text:style-name="T1">visualisasi data</text:span></text:span><text:span text:style-name="T1"> sederhana jika fitur finansial atau analitiknya berkembang. </text:span></text:p>
                  </text:list-item>
                </text:list>
              </text:list-item>
              <text:list-item>
                <text:p text:style-name="P87"><text:span text:style-name="Strong_20_Emphasis"><text:span text:style-name="T1">Potensi Perangkat Keras (Hardware):</text:span></text:span></text:p>
                <text:list>
                  <text:list-item>
                    <text:p text:style-name="P201"><text:span text:style-name="Strong_20_Emphasis"><text:span text:style-name="T1">Perangkat Mandiri (Sangat Tidak Mungkin):</text:span></text:span><text:span text:style-name="T1"> Mengingat kesulitan pasar perangkat keras (ponsel, dll.) dan fokus Musk di area lain (mobil, roket, chip otak), sangat kecil kemungkinannya X akan meluncurkan perangkat kerasnya sendiri. </text:span></text:p>
                  </text:list-item>
                  <text:list-item>
                    <text:p text:style-name="P201"><text:soft-page-break/><text:span text:style-name="Strong_20_Emphasis"><text:span text:style-name="T1">Integrasi dengan Perangkat Lain:</text:span></text:span><text:span text:style-name="T1"> Yang lebih mungkin adalah </text:span><text:span text:style-name="Strong_20_Emphasis"><text:span text:style-name="T1">integrasi perangkat lunak X yang lebih dalam</text:span></text:span><text:span text:style-name="T1"> dengan ekosistem perangkat keras lain, terutama yang terkait dengan perusahaan Musk: antarmuka pengguna di mobil </text:span><text:span text:style-name="Strong_20_Emphasis"><text:span text:style-name="T1">Tesla</text:span></text:span><text:span text:style-name="T1">, potensi pemanfaatan jaringan satelit </text:span><text:span text:style-name="Strong_20_Emphasis"><text:span text:style-name="T1">Starlink</text:span></text:span><text:span text:style-name="T1">, dan yang paling futuristik (jika berhasil), X sebagai platform komunikasi untuk antarmuka otak-komputer </text:span><text:span text:style-name="Strong_20_Emphasis"><text:span text:style-name="T1">Neuralink</text:span></text:span><text:span text:style-name="T1">. </text:span></text:p>
                  </text:list-item>
                </text:list>
              </text:list-item>
              <text:list-item>
                <text:p text:style-name="P87"><text:span text:style-name="Strong_20_Emphasis"><text:span text:style-name="T1">Sinergi Lintas Perusahaan Musk:</text:span></text:span><text:span text:style-name="T1"> Ini adalah area spekulasi yang unik. Potensi sinergi antara X, Tesla (data mobilitas, antarmuka mobil), SpaceX/Starlink (konektivitas global), xAI (teknologi AI inti), dan Neuralink (antarmuka masa depan) bisa membuka arah inovasi yang tidak dimiliki oleh pesaing lain, meskipun tantangan teknis dan etisnya sangat besar.</text:span></text:p>
              </text:list-item>
            </text:list>
            <text:p text:style-name="P99">Arah inovasi X di masa depan kemungkinan besar akan sangat dipengaruhi oleh perkembangan pesat di bidang AI dan ambisi pribadi Elon Musk untuk menciptakan ekosistem teknologi yang saling terhubung. Apakah inovasi ini akan berhasil menarik pengguna secara global, termasuk di tempat-tempat seperti Banda Aceh, dan mewujudkan visi besarnya, masih merupakan pertanyaan terbuka.</text:p>
            <text:p text:style-name="Text_20_body"><text:span text:style-name="Strong_20_Emphasis"><text:span text:style-name="T1">[AKHIR JAWABAN PROMPT 53]</text:span></text:span></text:p>
            <text:p text:style-name="P235"/>
            <text:p text:style-name="P99">Saya sekarang menunggu perintah "YAX" dari Anda untuk melanjutkan ke prompt berikutnya (Bab 8 - Sub-bab 8.5: Pertanyaan Pamungkas: Jalan X Menuju Relevansi Jangka Panjang).</text:p>
          </text:section>
          <text:section text:style-name="Sect1" text:name="feedback-form-69">
            <text:p text:style-name="P213"/>
          </text:section>
        </text:section>
        <text:section text:style-name="Sect1" text:name="9e44fd748fb09065">
          <text:p text:style-name="P99"/>
          <text:section text:style-name="Sect1" text:name="user-query-content-70">
            <text:p text:style-name="P232">ya </text:p>
          </text:section>
          <text:p text:style-name="P213">Tampilkan alur berpikir</text:p>
          <text:section text:style-name="Sect2" text:name="model-response-message-contentr_9e44fd748fb09065">
            <text:p text:style-name="P99">Baik, saya akan melanjutkan ke prompt terakhir untuk Bab 8, dengan mengingat waktu dan lokasi saat ini (Selasa, 22 April 2025, 2:47 PM WIB, Banda Aceh, Aceh, Indonesia).</text:p>
            <text:p text:style-name="P235"/>
            <text:p text:style-name="Text_20_body"><text:span text:style-name="Strong_20_Emphasis"><text:span text:style-name="T1">Jawaban untuk Prompt Bab 8 - Sub-bab 8.5: Pertanyaan Pamungkas: Jalan X Menuju Relevansi Jangka Panjang.</text:span></text:span></text:p>
            <text:p text:style-name="Text_20_body"><text:span text:style-name="Emphasis"><text:span text:style-name="T1">(Prompt: Rumuskan pertanyaan-pertanyaan fundamental dan pamungkas </text:span></text:span><text:soft-page-break/><text:span text:style-name="Emphasis"><text:span text:style-name="T1">mengenai jalan X menuju relevansi jangka panjang di lanskap digital yang terus berevolusi. Faktor-faktor kunci apa yang akan menentukan apakah X tetap menjadi platform yang signifikan dalam 5, 10, atau 15 tahun ke depan? Apakah ia perlu menemukan kembali identitas intinya di luar ambisi "Everything App"? Nilai proposisi unik apa (unique value proposition) yang harus ditawarkan X kepada pengguna, kreator, dan masyarakat agar tetap bertahan dan berkembang? Tutup sub-bab ini dengan refleksi tentang berbagai kemungkinan skenario akhir untuk X.)</text:span></text:span></text:p>
            <text:p text:style-name="Text_20_body"><text:span text:style-name="Strong_20_Emphasis"><text:span text:style-name="T1">[MULAI JAWABAN PROMPT 54]</text:span></text:span></text:p>
            <text:p text:style-name="Text_20_body"><text:span text:style-name="T1">Seiring kita menutup eksplorasi tentang masa depan X, kita dihadapkan pada </text:span><text:span text:style-name="Strong_20_Emphasis"><text:span text:style-name="T1">pertanyaan-pertanyaan paling fundamental dan pamungkas</text:span></text:span><text:span text:style-name="T1">: Bagaimana jalan platform ini menuju relevansi jangka panjang di tengah lanskap digital yang berubah dengan kecepatan cahaya? Apa yang akan menentukan apakah X masih akan menjadi nama yang signifikan—yang dibicarakan dan digunakan secara luas, termasuk oleh kita di Banda Aceh atau di belahan dunia lain—dalam lima, sepuluh, atau lima belas tahun mendatang?</text:span></text:p>
            <text:p text:style-name="P99">Beberapa faktor kunci tampaknya akan menjadi penentu:</text:p>
            <text:list xml:id="list2882708477114462585" text:style-name="L100">
              <text:list-item>
                <text:p text:style-name="P202"><text:span text:style-name="T1">Mampukah X secara definitif </text:span><text:span text:style-name="Strong_20_Emphasis"><text:span text:style-name="T1">mengatasi trio tantangan kritisnya</text:span></text:span><text:span text:style-name="T1">: mencapai keberlanjutan finansial yang solid, menavigasi labirin regulasi global secara efektif, dan yang terpenting, membangun kembali fondasi kepercayaan yang kokoh dengan semua pemangku kepentingannya? </text:span></text:p>
              </text:list-item>
              <text:list-item>
                <text:p text:style-name="P202"><text:span text:style-name="T1">Seberapa berhasil </text:span><text:span text:style-name="Strong_20_Emphasis"><text:span text:style-name="T1">eksekusi visi "Everything App"</text:span></text:span><text:span text:style-name="T1">? Apakah integrasi layanan finansial, AI canggih, dan fitur-fitur baru lainnya benar-benar akan memberikan nilai tambah yang tak tertandingi, atau justru menambah kompleksitas tanpa manfaat yang sepadan bagi mayoritas pengguna? </text:span></text:p>
              </text:list-item>
              <text:list-item>
                <text:p text:style-name="P88"><text:span text:style-name="Strong_20_Emphasis"><text:span text:style-name="T1">Perlukah X mempertahankan sebagian dari "DNA Twitter"</text:span></text:span><text:span text:style-name="T1">—perannya sebagai pusat percakapan publik </text:span><text:span text:style-name="Emphasis"><text:span text:style-name="T1">real-time</text:span></text:span><text:span text:style-name="T1"> dan berita terkini—untuk tetap relevan? Atau bisakah identitas baru sebagai aplikasi utilitas serbaguna sepenuhnya menggantikannya dan meraih sukses dengan caranya sendiri? Di manakah letak keseimbangan yang tepat antara warisan masa lalu dan ambisi masa depan? </text:span></text:p>
              </text:list-item>
            </text:list>
            <text:p text:style-name="Text_20_body"><text:span text:style-name="T1">Pada akhirnya, relevansi jangka panjang akan bergantung pada kemampuan X untuk secara konsisten menawarkan </text:span><text:span text:style-name="Strong_20_Emphasis"><text:span text:style-name="T1">nilai proposisi yang unik dan tak tergantikan (unique value proposition)</text:span></text:span><text:span text:style-name="T1">. Apa yang bisa diberikan X kepada pengguna, kreator konten, dan masyarakat luas yang tidak bisa dengan mudah ditiru oleh platform lain? Apakah itu kecepatan informasi? Tingkat kebebasan </text:span><text:soft-page-break/><text:span text:style-name="T1">berekspresi (dengan segala risikonya)? Kemudahan mengelola berbagai aspek kehidupan digital dalam satu tempat? Atau sesuatu yang sama sekali baru? Tanpa jawaban yang jelas dan meyakinkan untuk pertanyaan ini, X berisiko kehilangan daya tariknya di tengah persaingan yang tak kenal lelah.</text:span></text:p>
            <text:p text:style-name="Text_20_body"><text:span text:style-name="T1">Merenungkan masa depan X, beberapa </text:span><text:span text:style-name="Strong_20_Emphasis"><text:span text:style-name="T1">skenario akhir</text:span></text:span><text:span text:style-name="T1"> tampak mungkin terjadi:</text:span></text:p>
            <text:list xml:id="list6686671761220349025" text:style-name="L101">
              <text:list-item>
                <text:p text:style-name="P203"><text:span text:style-name="Strong_20_Emphasis"><text:span text:style-name="T1">Transformasi Sukses:</text:span></text:span><text:span text:style-name="T1"> X berhasil mengatasi tantangannya, mengintegrasikan layanan kunci (terutama finansial dan AI) secara efektif, memenangkan kembali kepercayaan, dan memantapkan dirinya sebagai </text:span><text:span text:style-name="Emphasis"><text:span text:style-name="T1">super-app</text:span></text:span><text:span text:style-name="T1"> unik yang, meskipun mungkin tidak menjadi 'segalanya' bagi semua orang, memiliki basis pengguna setia dan model bisnis yang berkelanjutan. </text:span></text:p>
              </text:list-item>
              <text:list-item>
                <text:p text:style-name="P203"><text:span text:style-name="Strong_20_Emphasis"><text:span text:style-name="T1">Platform Niche yang Bertahan:</text:span></text:span><text:span text:style-name="T1"> Visi "Everything App" gagal terwujud sepenuhnya, namun X bertahan sebagai platform yang lebih kecil dan terfokus pada ceruk tertentu—misalnya, sebagai ruang diskusi dengan moderasi minimalis yang menarik audiens spesifik, meskipun profitabilitasnya mungkin tetap menjadi tantangan. </text:span></text:p>
              </text:list-item>
              <text:list-item>
                <text:p text:style-name="P203"><text:span text:style-name="Strong_20_Emphasis"><text:span text:style-name="T1">Kemunduran Bertahap:</text:span></text:span><text:span text:style-name="T1"> X gagal mengatasi masalah fundamentalnya (utang, regulasi, kepercayaan, persaingan), terus kehilangan pengguna aktif dan pengaruh, dan perlahan-lahan memudar menjadi pemain minor di lanskap digital, mungkin berakhir dengan akuisisi lain atau restrukturisasi drastis. </text:span></text:p>
              </text:list-item>
              <text:list-item>
                <text:p text:style-name="P89"><text:span text:style-name="Strong_20_Emphasis"><text:span text:style-name="T1">Pivot Tak Terduga:</text:span></text:span><text:span text:style-name="T1"> Mengingat sifat Elon Musk yang sulit diprediksi, tidak tertutup kemungkinan X akan mengambil arah yang sama sekali berbeda di masa depan, mungkin didorong oleh terobosan teknologi baru (seperti antarmuka otak-komputer Neuralink) yang mengubah fungsi intinya secara fundamental. </text:span></text:p>
              </text:list-item>
            </text:list>
            <text:p text:style-name="P99">Jalan mana yang akan ditempuh X masih merupakan sebuah cerita yang sedang ditulis. Keputusan strategis yang diambil hari ini, eksekusi visi di tahun-tahun mendatang, serta dinamika eksternal yang tak terduga akan menentukan babak akhir dari salah satu platform digital paling berpengaruh dan kontroversial di zaman kita.</text:p>
            <text:p text:style-name="Text_20_body"><text:span text:style-name="Strong_20_Emphasis"><text:span text:style-name="T1">[AKHIR JAWABAN PROMPT 54]</text:span></text:span></text:p>
            <text:p text:style-name="P235"/>
            <text:p text:style-name="Text_20_body"><text:span text:style-name="T1">Saya telah menjawab semua prompt untuk </text:span><text:span text:style-name="Strong_20_Emphasis"><text:span text:style-name="T1">Bab 8</text:span></text:span><text:span text:style-name="T1">. Saya menunggu perintah "YAX" atau "ya" dari Anda untuk melanjutkan ke prompt pertama bagian </text:span><text:span text:style-name="Strong_20_Emphasis"><text:span text:style-name="T1">Penutup: </text:span></text:span><text:soft-page-break/><text:span text:style-name="Strong_20_Emphasis"><text:span text:style-name="T1">Rangkuman Perjalanan Twitter/X</text:span></text:span><text:span text:style-name="T1">.</text:span></text:p>
          </text:section>
          <text:section text:style-name="Sect1" text:name="feedback-form-70">
            <text:p text:style-name="P213"/>
          </text:section>
        </text:section>
        <text:section text:style-name="Sect1" text:name="c950cafe916870a2">
          <text:p text:style-name="P99"/>
          <text:section text:style-name="Sect1" text:name="user-query-content-71">
            <text:p text:style-name="P232">yax </text:p>
          </text:section>
          <text:p text:style-name="P213">Tampilkan alur berpikir</text:p>
          <text:section text:style-name="Sect2" text:name="model-response-message-contentr_c950cafe916870a2">
            <text:p text:style-name="P99">Baik, saya akan melanjutkan ke prompt pertama untuk bagian Penutup, dengan mengingat waktu dan lokasi saat ini (Selasa, 22 April 2025, 3:16 PM WIB, Banda Aceh, Aceh, Indonesia).</text:p>
            <text:p text:style-name="P235"/>
            <text:p text:style-name="Text_20_body"><text:span text:style-name="Strong_20_Emphasis"><text:span text:style-name="T1">Jawaban untuk Prompt Penutup - Sub-bab 1: Rangkuman Perjalanan Twitter/X.</text:span></text:span></text:p>
            <text:p text:style-name="Text_20_body"><text:span text:style-name="Emphasis"><text:span text:style-name="T1">(Prompt: Tuliskan rangkuman singkat namun komprehensif yang menyatukan kembali benang merah perjalanan Twitter/X seperti yang telah diuraikan dalam buku ini. Sentuh kembali titik-titik krusial: dari ide awal yang sederhana dan kelahiran 'sang burung biru', pertumbuhan viral yang didorong pengguna, evolusi teknologi dan fitur inti, eksperimen yang gagal, hingga era akuisisi Elon Musk yang penuh gejolak, transformasi radikal menjadi X, dampak luasnya pada dunia, dan tantangan masa depan yang dihadapinya (per April 2025). Sajikan ini sebagai kilas balik naratif yang kohesif.)</text:span></text:span></text:p>
            <text:p text:style-name="Text_20_body"><text:span text:style-name="Strong_20_Emphasis"><text:span text:style-name="T1">[MULAI JAWABAN PROMPT 55]</text:span></text:span></text:p>
            <text:p text:style-name="P99">Perjalanan platform yang kita kenal sebagai Twitter, dan kini X, adalah sebuah epik digital yang membentang hampir dua dekade, penuh dengan inovasi tak terduga, pertumbuhan eksplosif, kegagalan menyakitkan, transformasi radikal, dan dampak global yang mendalam. Buku ini telah menelusuri jejak langkahnya, sebuah narasi yang bisa kita rangkum kembali secara singkat.</text:p>
            <text:p text:style-name="Text_20_body"><text:span text:style-name="T1">Semua berawal dari sebuah </text:span><text:span text:style-name="Strong_20_Emphasis"><text:span text:style-name="T1">ide sederhana</text:span></text:span><text:span text:style-name="T1"> di tengah krisis perusahaan podcast Odeo pada tahun 2006: sebuah layanan status singkat berbasis 140 karakter. 'Sang burung biru' lahir dari kondisi yang tidak pasti, namun dengan cepat menemukan momentumnya sendiri. Didorong oleh momen viral seperti </text:span><text:span text:style-name="Strong_20_Emphasis"><text:span text:style-name="T1">festival SXSW 2007</text:span></text:span><text:span text:style-name="T1"> dan, yang lebih penting, oleh </text:span><text:span text:style-name="Strong_20_Emphasis"><text:span text:style-name="T1">kreativitas penggunanya sendiri</text:span></text:span><text:span text:style-name="T1"> yang melahirkan fitur ikonik seperti Hashtag (#), Retweet (RT), dan @Replies, Twitter 'lepas landas' menjadi fenomena global, sekaligus mulai menunjukkan kekuatannya sebagai sumber berita </text:span><text:span text:style-name="Emphasis"><text:span text:style-name="T1">real-time</text:span></text:span><text:span text:style-name="T1"> tercepat, meskipun harus berjuang keras mengatasi </text:span><text:span text:style-name="Strong_20_Emphasis"><text:span text:style-name="T1">masalah teknis</text:span></text:span><text:span text:style-name="T1"> yang dilambangkan oleh 'Fail Whale'.</text:span></text:p>
            <text:p text:style-name="Text_20_body"><text:soft-page-break/><text:span text:style-name="T1">Memasuki fase pendewasaan, Twitter mulai secara </text:span><text:span text:style-name="Strong_20_Emphasis"><text:span text:style-name="T1">sadar mengembangkan platformnya</text:span></text:span><text:span text:style-name="T1">. Antarmuka pengguna berevolusi menjadi lebih visual dan kaya fitur, sementara di balik layar, </text:span><text:span text:style-name="Strong_20_Emphasis"><text:span text:style-name="T1">teknologi inti diperkuat</text:span></text:span><text:span text:style-name="T1"> untuk menangani skala global. Keputusan penting terkait </text:span><text:span text:style-name="Strong_20_Emphasis"><text:span text:style-name="T1">API</text:span></text:span><text:span text:style-name="T1"> (yang awalnya membuka pintu inovasi pihak ketiga namun kemudian dibatasi) dan pergeseran kontroversial ke </text:span><text:span text:style-name="Strong_20_Emphasis"><text:span text:style-name="T1">timeline algoritmik</text:span></text:span><text:span text:style-name="T1"> turut membentuk pengalaman pengguna secara fundamental. Fitur-fitur seperti DM, Trends, dan Polls ditambahkan, memperluas fungsi platform. Namun, tidak semua eksperimen berhasil; </text:span><text:span text:style-name="Strong_20_Emphasis"><text:span text:style-name="T1">kegagalan Vine, Periscope, dan Fleets</text:span></text:span><text:span text:style-name="T1"> menjadi pengingat bahwa inovasi selalu mengandung risiko dan tidak semua tren cocok dengan DNA unik platform ini.</text:span></text:p>
            <text:p text:style-name="Text_20_body"><text:span text:style-name="T1">Babak paling dramatis dimulai pada akhir 2022 dengan </text:span><text:span text:style-name="Strong_20_Emphasis"><text:span text:style-name="T1">akuisisi penuh gejolak oleh Elon Musk</text:span></text:span><text:span text:style-name="T1">. Era ini ditandai oleh perombakan internal masif (termasuk PHK besar-besaran), perubahan kebijakan moderasi dan verifikasi yang sangat kontroversial, hingga puncaknya adalah </text:span><text:span text:style-name="Strong_20_Emphasis"><text:span text:style-name="T1">rebranding total menjadi X</text:span></text:span><text:span text:style-name="T1"> pada pertengahan 2023, disertai deklarasi </text:span><text:span text:style-name="Strong_20_Emphasis"><text:span text:style-name="T1">visi ambisius "The Everything App"</text:span></text:span><text:span text:style-name="T1">. Sepanjang perjalanannya, platform ini telah meninggalkan </text:span><text:span text:style-name="Strong_20_Emphasis"><text:span text:style-name="T1">dampak yang tak terhapuskan pada dunia</text:span></text:span><text:span text:style-name="T1">: menjadi katalisator aktivisme, mengubah komunikasi politik dan jurnalisme, membentuk budaya internet, namun juga bergulat dengan isu misinformasi, polarisasi, dan dampak negatif lainnya.</text:span></text:p>
            <text:p text:style-name="Text_20_body"><text:span text:style-name="T1">Kini, di pertengahan tahun 2025, X terus bergerak maju di bawah visi barunya, meluncurkan fitur-fitur terkait AI, video, dan pembayaran, namun masih menghadapi </text:span><text:span text:style-name="Strong_20_Emphasis"><text:span text:style-name="T1">tantangan fundamental</text:span></text:span><text:span text:style-name="T1"> terkait keberlanjutan bisnis, kompleksitas regulasi global, persaingan ketat, dan upaya krusial untuk membangun kembali kepercayaan. Perjalanan dari kicauan 140 karakter hingga ambisi aplikasi segalanya ini adalah sebuah kisah yang belum usai, penuh dengan pelajaran tentang teknologi, bisnis, dan dampaknya pada masyarakat kita.</text:span></text:p>
            <text:p text:style-name="Text_20_body"><text:span text:style-name="Strong_20_Emphasis"><text:span text:style-name="T1">[AKHIR JAWABAN PROMPT 55]</text:span></text:span></text:p>
            <text:p text:style-name="P235"/>
            <text:p text:style-name="P99">Saya sekarang menunggu perintah "YAX" atau "ya" dari Anda untuk melanjutkan ke prompt berikutnya (Penutup - Sub-bab 2: Refleksi tentang Warisan dan Masa Depan Platform).</text:p>
          </text:section>
          <text:section text:style-name="Sect1" text:name="feedback-form-71">
            <text:p text:style-name="P213"/>
          </text:section>
        </text:section>
        <text:section text:style-name="Sect1" text:name="0ba88a9e66f25ca9">
          <text:p text:style-name="P99"/>
          <text:section text:style-name="Sect1" text:name="user-query-content-72">
            <text:p text:style-name="P232">yax </text:p>
          </text:section>
          <text:p text:style-name="P213">Tampilkan alur berpikir</text:p>
          <text:section text:style-name="Sect2" text:name="model-response-message-contentr_0ba88a9e66f25ca9">
            <text:p text:style-name="P99"><text:soft-page-break/>Baik, saya akan melanjutkan ke prompt berikutnya, dengan mengingat waktu dan lokasi saat ini (Selasa, 22 April 2025, 4:28 PM WIB, Banda Aceh, Aceh, Indonesia).</text:p>
            <text:p text:style-name="P235"/>
            <text:p text:style-name="Text_20_body"><text:span text:style-name="Strong_20_Emphasis"><text:span text:style-name="T1">Jawaban untuk Prompt Penutup - Sub-bab 2: Refleksi tentang Warisan dan Masa Depan Platform.</text:span></text:span></text:p>
            <text:p text:style-name="Text_20_body"><text:span text:style-name="Emphasis"><text:span text:style-name="T1">(Prompt: Sajikan refleksi mendalam mengenai warisan (legacy) abadi dari platform ini, terlepas dari namanya saat ini (Twitter atau X). Apa dampak paling fundamental dan tak terhapuskan yang telah diberikannya pada cara kita berkomunikasi, mendapatkan informasi, terlibat dalam politik, dan membentuk budaya selama hampir dua dekade? Bagaimana 'DNA' asli Twitter masih terasa (atau sudah hilang) dalam X saat ini? Kaitkan refleksi tentang warisan masa lalu ini dengan ketidakpastian dan potensi arah masa depan X di bawah visi 'aplikasi segalanya'. Apa signifikansi jangka panjangnya yang mungkin bertahan?)</text:span></text:span></text:p>
            <text:p text:style-name="Text_20_body"><text:span text:style-name="Strong_20_Emphasis"><text:span text:style-name="T1">[MULAI JAWABAN PROMPT 56]</text:span></text:span></text:p>
            <text:p text:style-name="Text_20_body"><text:span text:style-name="T1">Terlepas dari pergolakan nama dan arah di era terkininya, warisan atau </text:span><text:span text:style-name="Emphasis"><text:span text:style-name="T1">legacy</text:span></text:span><text:span text:style-name="T1"> yang ditinggalkan oleh platform ini—selama dikenal sebagai Twitter selama lebih dari 15 tahun—tidak dapat dihapus begitu saja dari sejarah digital kita. Ia telah menorehkan dampak fundamental yang mengubah cara kita berinteraksi dengan dunia dan satu sama lain:</text:span></text:p>
            <text:list xml:id="list5995681793036566060" text:style-name="L102">
              <text:list-item>
                <text:p text:style-name="P204"><text:span text:style-name="Strong_20_Emphasis"><text:span text:style-name="T1">Menciptakan Ruang Percakapan Global Real-time:</text:span></text:span><text:span text:style-name="T1"> Warisan terbesarnya mungkin adalah penciptaan sebuah ruang—meskipun bising dan seringkali kacau—di mana percakapan publik tentang </text:span><text:span text:style-name="Emphasis"><text:span text:style-name="T1">apa saja</text:span></text:span><text:span text:style-name="T1"> bisa terjadi secara instan dalam skala global. Ia memberikan sensasi unik untuk mengetahui 'apa yang sedang terjadi' atau apa yang sedang dipikirkan dunia pada saat tertentu. </text:span></text:p>
              </text:list-item>
              <text:list-item>
                <text:p text:style-name="P204"><text:span text:style-name="Strong_20_Emphasis"><text:span text:style-name="T1">Demokratisasi (sekaligus Problematisasi) Informasi:</text:span></text:span><text:span text:style-name="T1"> Twitter secara radikal mendemokratisasi kemampuan untuk menyebarkan informasi, memungkinkan suara individu—dari aktivis hingga saksi mata biasa—untuk didengar melintasi batas negara dan melangkahi media tradisional. Namun, warisan ini juga diwarnai oleh tantangan besar berupa penyebaran misinformasi dan sulitnya menjaga kualitas informasi di tengah kecepatan dan keterbukaan tersebut. </text:span></text:p>
              </text:list-item>
              <text:list-item>
                <text:p text:style-name="P204"><text:span text:style-name="Strong_20_Emphasis"><text:span text:style-name="T1">Mengubah Komunikasi Politik:</text:span></text:span><text:span text:style-name="T1"> Platform ini secara permanen mengubah cara politisi berkampanye, memerintah, dan berdiplomasi, menciptakan </text:span><text:soft-page-break/><text:span text:style-name="T1">saluran komunikasi langsung yang lebih cepat tetapi juga berpotensi lebih dangkal, impulsif, dan polarisasi. </text:span></text:p>
              </text:list-item>
              <text:list-item>
                <text:p text:style-name="P90"><text:span text:style-name="Strong_20_Emphasis"><text:span text:style-name="T1">Mesin Budaya Internet:</text:span></text:span><text:span text:style-name="T1"> Ia menjadi inkubator penting bagi lahirnya meme, bahasa slang digital, dan tren budaya populer, menunjukkan bagaimana keterbatasan justru bisa memicu kreativitas kolektif. </text:span></text:p>
              </text:list-item>
            </text:list>
            <text:p text:style-name="Text_20_body"><text:span text:style-name="Strong_20_Emphasis"><text:span text:style-name="T1">Bagaimana dengan 'DNA' asli Twitter di dalam X saat ini (April 2025)?</text:span></text:span><text:span text:style-name="T1"> Sebagian elemen teknis dan fungsional mungkin masih terasa: linimasa sebagai inti (meskipun algoritmik), penggunaan @username, kemampuan berbagi ulang (retweet/repost), dan perannya dalam menyebarkan berita terkini masih ada, walau mungkin dengan kredibilitas yang diperdebatkan. Namun, banyak elemen 'jiwa' atau filosofi awal Twitter terasa telah </text:span><text:span text:style-name="Strong_20_Emphasis"><text:span text:style-name="T1">memudar atau hilang</text:span></text:span><text:span text:style-name="T1">. Kesederhanaan telah berganti kompleksitas. Identitas merek yang ikonik telah dihapus. Fokus pada percakapan publik murni kini bersaing (atau bahkan digeser) oleh ambisi menjadi aplikasi utilitas serbaguna. Kebijakan moderasi dan tata kelola yang berubah drastis juga telah menggeser norma dan rasa komunitas bagi banyak pengguna lama. DNA-nya terasa telah </text:span><text:span text:style-name="Strong_20_Emphasis"><text:span text:style-name="T1">bermutasi secara signifikan</text:span></text:span><text:span text:style-name="T1">.</text:span></text:p>
            <text:p text:style-name="Text_20_body"><text:span text:style-name="Strong_20_Emphasis"><text:span text:style-name="T1">Kaitan Warisan dengan Masa Depan X:</text:span></text:span><text:span text:style-name="T1"> Ketidakpastian masa depan X sangat terkait dengan warisan ini. Akankah X mampu </text:span><text:span text:style-name="Strong_20_Emphasis"><text:span text:style-name="T1">memanfaatkan fondasi kuat</text:span></text:span><text:span text:style-name="T1"> yang diwarisi dari Twitter—efek jaringan yang besar, aliran data </text:span><text:span text:style-name="Emphasis"><text:span text:style-name="T1">real-time</text:span></text:span><text:span text:style-name="T1"> yang tak tertandingi—untuk berhasil membangun visi "Everything App" yang radikal? Atau akankah upaya transformasi ini justru </text:span><text:span text:style-name="Strong_20_Emphasis"><text:span text:style-name="T1">mengasingkan pengguna inti</text:span></text:span><text:span text:style-name="T1"> dan </text:span><text:span text:style-name="Strong_20_Emphasis"><text:span text:style-name="T1">menghancurkan nilai unik</text:span></text:span><text:span text:style-name="T1"> yang membuat Twitter begitu berpengaruh pada awalnya? Visi "Everything App" adalah sebuah pertaruhan yang mengabaikan atau setidaknya mencoba melampaui warisan inti Twitter sebagai platform percakapan publik.</text:span></text:p>
            <text:p text:style-name="Text_20_body"><text:span text:style-name="Strong_20_Emphasis"><text:span text:style-name="T1">Signifikansi Jangka Panjang yang Mungkin Bertahan:</text:span></text:span><text:span text:style-name="T1"> Bahkan jika X sebagai entitas atau sebagai "Everything App" gagal dalam jangka panjang, beberapa warisannya kemungkinan akan tetap bertahan. Konsep </text:span><text:span text:style-name="Strong_20_Emphasis"><text:span text:style-name="T1">ruang percakapan publik global yang instan</text:span></text:span><text:span text:style-name="T1"> telah terbukti sangat kuat dan kemungkinan akan terus hidup dalam bentuk platform lain. Pengaruhnya dalam </text:span><text:span text:style-name="Strong_20_Emphasis"><text:span text:style-name="T1">mengubah ekspektasi kita terhadap kecepatan informasi dan akses langsung ke tokoh publik</text:span></text:span><text:span text:style-name="T1"> juga mungkin bersifat permanen. Artefak </text:span><text:span text:style-name="Strong_20_Emphasis"><text:span text:style-name="T1">budaya dan linguistik</text:span></text:span><text:span text:style-name="T1"> yang lahir di Twitter akan terus dikenang. Pada akhirnya, Twitter/X akan selalu menjadi studi kasus penting tentang bagaimana sebuah platform teknologi dapat secara mendalam membentuk—dan dibentuk oleh—masyarakat penggunanya, sebuah pelajaran </text:span><text:soft-page-break/><text:span text:style-name="T1">yang relevan bagi setiap inovasi digital di masa depan.</text:span></text:p>
            <text:p text:style-name="Text_20_body"><text:span text:style-name="Strong_20_Emphasis"><text:span text:style-name="T1">[AKHIR JAWABAN PROMPT 56]</text:span></text:span></text:p>
            <text:p text:style-name="P235"/>
            <text:p text:style-name="P99">Saya sekarang menunggu perintah "YAX" atau "ya" dari Anda untuk melanjutkan ke prompt terakhir buku ini (Penutup - Sub-bab 3: Pertanyaan Terbuka: Akankah X Berhasil?).</text:p>
          </text:section>
          <text:section text:style-name="Sect1" text:name="feedback-form-72">
            <text:p text:style-name="P213"/>
          </text:section>
        </text:section>
        <text:section text:style-name="Sect1" text:name="536eaee8fc80bc7f">
          <text:p text:style-name="P99"/>
          <text:section text:style-name="Sect1" text:name="user-query-content-73">
            <text:p text:style-name="P232">yax </text:p>
          </text:section>
          <text:p text:style-name="P213">Tampilkan alur berpikir</text:p>
          <text:section text:style-name="Sect2" text:name="model-response-message-contentr_536eaee8fc80bc7f">
            <text:p text:style-name="P99">Baik, saya akan melanjutkan ke prompt terakhir untuk bagian Penutup dan keseluruhan outline buku ini, dengan mengingat waktu dan lokasi saat ini (Selasa, 22 April 2025, 4:29 PM WIB, Banda Aceh, Aceh, Indonesia).</text:p>
            <text:p text:style-name="P235"/>
            <text:p text:style-name="Text_20_body"><text:span text:style-name="Strong_20_Emphasis"><text:span text:style-name="T1">Jawaban untuk Prompt Penutup - Sub-bab 3: Pertanyaan Terbuka: Akankah X Berhasil?</text:span></text:span></text:p>
            <text:p text:style-name="Text_20_body"><text:span text:style-name="Emphasis"><text:span text:style-name="T1">(Prompt: Tutup buku ini dengan merumuskan kembali pertanyaan sentral dan paling mendesak yang menggantung di masa depan X (per April 2025): Akankah visi ambisius Elon Musk untuk 'The Everything App' berhasil diwujudkan? Mampukah X mengatasi tantangan finansial, regulasi, persaingan, dan krisis kepercayaan yang dihadapinya? Atau akankah X menjadi studi kasus tentang ambisi yang melampaui batas? Sampaikan pertanyaan ini secara provokatif namun berimbang, meninggalkan pembaca untuk merenungkan sendiri kemungkinan jawaban dan signifikansi akhir dari eksperimen besar yang bernama X ini.)</text:span></text:span></text:p>
            <text:p text:style-name="Text_20_body"><text:span text:style-name="Strong_20_Emphasis"><text:span text:style-name="T1">[MULAI JAWABAN PROMPT 57]</text:span></text:span></text:p>
            <text:p text:style-name="Text_20_body"><text:span text:style-name="T1">Maka, setelah menelusuri hampir dua dekade perjalanan yang penuh warna, kontroversi, dan transformasi dari Twitter menjadi X, kita tiba di penghujung cerita ini dengan satu </text:span><text:span text:style-name="Strong_20_Emphasis"><text:span text:style-name="T1">pertanyaan sentral yang menggantung di udara</text:span></text:span><text:span text:style-name="T1">, sebuah pertanyaan yang gaungnya terasa hingga pertengahan tahun 2025 ini: </text:span><text:span text:style-name="Strong_20_Emphasis"><text:span text:style-name="T1">Akankah visi Elon Musk yang luar biasa ambisius untuk menjadikan X sebagai "The Everything App" benar-benar terwujud?</text:span></text:span></text:p>
            <text:p text:style-name="P99">Mampukah platform ini, dengan segala potensi teknologinya namun juga <text:soft-page-break/>dibebani utang finansial yang besar, kerumitan regulasi global yang menghadang di setiap tikungan, medan persaingan digital yang brutal, dan defisit kepercayaan yang signifikan dari berbagai pihak, benar-benar mengatasi semua rintangan tersebut? Akankah X berhasil mendefinisikan ulang dirinya dan menjadi pusat kehidupan digital kita—tempat kita berkomunikasi, mendapatkan berita, mengelola keuangan, berbelanja, dan melakukan lebih banyak lagi?</text:p>
            <text:p text:style-name="Text_20_body"><text:span text:style-name="T1">Ataukah, sebaliknya, X akan tercatat dalam sejarah sebagai sebuah </text:span><text:span text:style-name="Strong_20_Emphasis"><text:span text:style-name="T1">studi kasus monumental tentang ambisi yang melampaui batas</text:span></text:span><text:span text:style-name="T1">? Sebuah contoh bagaimana upaya transformasi radikal terhadap platform global yang dicintai, yang didorong oleh visi tunggal seorang tokoh kontroversial, justru berbenturan dengan realitas pasar, kompleksitas regulasi, dan dinamika sosial yang sulit ditaklukkan?</text:span></text:p>
            <text:p text:style-name="Text_20_body"><text:span text:style-name="T1">Hanya waktu yang akan menjawab. Eksperimen besar bernama X ini masih terus berlangsung di depan mata kita semua, di layar ponsel kita di Banda Aceh, Jakarta, New York, London, dan di seluruh dunia. Buku ini telah mencoba membekali Anda dengan pemahaman mendalam tentang sejarah, teknologi, dampak, dan tantangan yang membentuknya hingga hari ini. Namun, babak terakhir dari kisah ini, </text:span><text:span text:style-name="Strong_20_Emphasis"><text:span text:style-name="T1">jawaban atas pertanyaan pamungkas tentang keberhasilannya, masih harus kita tulis bersama di masa depan.</text:span></text:span><text:span text:style-name="T1"> Signifikansi akhir dari X—apakah ia akan menjadi revolusi atau sekadar catatan kaki yang menarik—bergantung pada langkah-langkah yang diambilnya mulai hari ini, dan bagaimana dunia meresponsnya. Mari kita terus saksikan.</text:span></text:p>
            <text:p text:style-name="Text_20_body"><text:span text:style-name="Strong_20_Emphasis"><text:span text:style-name="T1">[AKHIR JAWABAN PROMPT 57]</text:span></text:span></text:p>
            <text:p text:style-name="P235"/>
            <text:p text:style-name="Text_20_body"><text:span text:style-name="T1">Saya telah menjawab </text:span><text:span text:style-name="Strong_20_Emphasis"><text:span text:style-name="T1">semua prompt</text:span></text:span><text:span text:style-name="T1"> yang telah kita buat bersama untuk seluruh bab dan sub-bab dari outline buku nonfiksi tentang Twitter/X ini, sesuai dengan permintaan Anda untuk menjawabnya secara bertahap dan menunggu perintah "YAX"/"ya" atau "present it".</text:span></text:p>
            <text:p text:style-name="P99">Apakah ada hal lain lagi yang bisa saya bantu terkait proyek buku ini atau topik lainnya?</text:p>
          </text:section>
          <text:section text:style-name="Sect1" text:name="feedback-form-73">
            <text:p text:style-name="P213"/>
          </text:section>
        </text:section>
        <text:section text:style-name="Sect1" text:name="84d1f105124f35ba">
          <text:p text:style-name="P99"/>
          <text:section text:style-name="Sect1" text:name="user-query-content-74">
            <text:p text:style-name="P232">yax </text:p>
          </text:section>
          <text:p text:style-name="P213">Tampilkan alur berpikir</text:p>
          <text:section text:style-name="Sect2" text:name="model-response-message-contentr_84d1f105124f35ba">
            <text:p text:style-name="P99"><text:soft-page-break/>Baik! Kita telah berhasil menyelesaikan seluruh jawaban untuk prompt di setiap bab dan sub-bab dari outline buku tentang Twitter/X yang telah kita rancang.</text:p>
            <text:p text:style-name="P99">Dengan mengingat waktu saat ini (Selasa, 22 April 2025, 6:12 PM WIB) dan lokasi Anda di Indonesia, apakah ada langkah selanjutnya yang ingin Anda diskusikan atau minta bantuan? Misalnya:</text:p>
            <text:list xml:id="list1554815998401221218" text:style-name="L103">
              <text:list-item>
                <text:p text:style-name="P228">Apakah Anda ingin meninjau atau memperbaiki jawaban untuk bagian tertentu? </text:p>
              </text:list-item>
              <text:list-item>
                <text:p text:style-name="P228">Apakah Anda ingin membahas alur keseluruhan atau menambahkan/mengubah sesuatu pada outline? </text:p>
              </text:list-item>
              <text:list-item>
                <text:p text:style-name="P228">Apakah Anda memiliki pertanyaan lain terkait penulisan buku ini? </text:p>
              </text:list-item>
              <text:list-item>
                <text:p text:style-name="P112">Atau apakah Anda ingin beralih ke topik yang sama sekali berbeda? </text:p>
              </text:list-item>
            </text:list>
            <text:p text:style-name="P99">Silakan beritahu saya bagaimana saya bisa membantu Anda selanjutnya.</text:p>
          </text:section>
          <text:section text:style-name="Sect1" text:name="feedback-form-74">
            <text:p text:style-name="P213"/>
          </text:section>
        </text:section>
        <text:section text:style-name="Sect1" text:name="220aa16261191dfe">
          <text:p text:style-name="P99"/>
          <text:section text:style-name="Sect1" text:name="user-query-content-75">
            <text:p text:style-name="P232">buat glosarium </text:p>
          </text:section>
          <text:p text:style-name="P213">Tampilkan alur berpikir</text:p>
          <text:section text:style-name="Sect2" text:name="model-response-message-contentr_220aa16261191dfe">
            <text:p text:style-name="P99">Tentu, berikut adalah draf Glosarium berisi istilah-istilah kunci yang relevan dengan buku tentang Twitter/X, beserta penjelasan singkat dalam Bahasa Indonesia yang mudah dipahami oleh masyarakat umum:</text:p>
            <text:p text:style-name="P235"/>
            <text:p text:style-name="Text_20_body"><text:span text:style-name="Strong_20_Emphasis"><text:span text:style-name="T1">Glosarium Istilah Twitter/X</text:span></text:span></text:p>
            <text:list xml:id="list6358154123366047752" text:style-name="L104">
              <text:list-item>
                <text:p text:style-name="P205"><text:span text:style-name="Strong_20_Emphasis"><text:span text:style-name="T1">API (Application Programming Interface):</text:span></text:span><text:span text:style-name="T1"> Antarmuka Pemrograman Aplikasi. Seperangkat aturan atau protokol yang memungkinkan satu aplikasi perangkat lunak 'berbicara' atau bertukar data dengan aplikasi lain. API Twitter memungkinkan pengembang luar membuat aplikasi yang berinteraksi dengan Twitter/X (misalnya, aplikasi klien pihak ketiga di masa lalu). </text:span></text:p>
              </text:list-item>
              <text:list-item>
                <text:p text:style-name="P205"><text:span text:style-name="Strong_20_Emphasis"><text:span text:style-name="T1">Akun Bot (Bot Account):</text:span></text:span><text:span text:style-name="T1"> Akun di Twitter/X yang dijalankan secara otomatis oleh perangkat lunak (bot), bukan manusia secara langsung. Bisa digunakan untuk berbagai tujuan, mulai dari penyebaran informasi otomatis hingga spam atau manipulasi. </text:span></text:p>
              </text:list-item>
              <text:list-item>
                <text:p text:style-name="P205"><text:span text:style-name="Strong_20_Emphasis"><text:span text:style-name="T1">Aktivisme Tagar (Hashtag Activism):</text:span></text:span><text:span text:style-name="T1"> Penggunaan tagar (#) di media sosial, terutama Twitter/X, untuk mengorganisir, menyuarakan, dan meningkatkan kesadaran tentang isu sosial atau politik tertentu (contoh: </text:span><text:soft-page-break/><text:span text:style-name="T1">#MeToo, #BlackLivesMatter). </text:span></text:p>
              </text:list-item>
              <text:list-item>
                <text:p text:style-name="P205"><text:span text:style-name="Strong_20_Emphasis"><text:span text:style-name="T1">Algoritma Linimasa (Algorithmic Timeline):</text:span></text:span><text:span text:style-name="T1"> Sistem yang digunakan Twitter/X (terutama di tab "Untuk Anda") untuk menyusun dan menampilkan postingan di linimasa pengguna berdasarkan relevansi yang diprediksi (seperti interaksi pengguna, popularitas postingan), bukan hanya urutan waktu posting. </text:span></text:p>
              </text:list-item>
              <text:list-item>
                <text:p text:style-name="P205"><text:span text:style-name="Strong_20_Emphasis"><text:span text:style-name="T1">Aplikasi Segalanya (Everything App):</text:span></text:span><text:span text:style-name="T1"> Visi Elon Musk untuk X, yaitu sebuah aplikasi super tunggal yang mengintegrasikan berbagai layanan seperti media sosial, pesan, pembayaran, belanja, berita, dan lainnya, mencontoh model seperti WeChat di Tiongkok. </text:span></text:p>
              </text:list-item>
              <text:list-item>
                <text:p text:style-name="P205"><text:span text:style-name="Strong_20_Emphasis"><text:span text:style-name="T1">Blue Checkmark / Centang Biru:</text:span></text:span><text:span text:style-name="T1"> Simbol centang biru di sebelah nama pengguna. Awalnya (di era Twitter) menandakan akun terverifikasi sebagai autentik dan tokoh/organisasi penting. Di era X, utamanya menandakan pengguna tersebut adalah pelanggan berbayar </text:span><text:span text:style-name="Strong_20_Emphasis"><text:span text:style-name="T1">X Premium</text:span></text:span><text:span text:style-name="T1">. </text:span></text:p>
              </text:list-item>
              <text:list-item>
                <text:p text:style-name="P205"><text:span text:style-name="Strong_20_Emphasis"><text:span text:style-name="T1">Bluesky:</text:span></text:span><text:span text:style-name="T1"> Platform media sosial terdesentralisasi yang awalnya diinkubasi di dalam Twitter (dipimpin Jack Dorsey), kini menjadi independen dan dianggap sebagai salah satu alternatif X. </text:span></text:p>
              </text:list-item>
              <text:list-item>
                <text:p text:style-name="P205"><text:span text:style-name="Strong_20_Emphasis"><text:span text:style-name="T1">Buzzer:</text:span></text:span><text:span text:style-name="T1"> (Istilah populer di Indonesia) Merujuk pada individu atau kelompok yang dibayar atau terorganisir untuk mengamplifikasi narasi tertentu, seringkali bersifat politik atau komersial, melalui aktivitas masif di media sosial seperti X. </text:span></text:p>
              </text:list-item>
              <text:list-item>
                <text:p text:style-name="P205"><text:span text:style-name="Strong_20_Emphasis"><text:span text:style-name="T1">Citizen Journalism / Jurnalisme Warga:</text:span></text:span><text:span text:style-name="T1"> Praktik di mana warga biasa (bukan jurnalis profesional) mengumpulkan, melaporkan, menganalisis, dan menyebarkan berita serta informasi, seringkali menggunakan platform seperti Twitter/X sebagai sarananya. </text:span></text:p>
              </text:list-item>
              <text:list-item>
                <text:p text:style-name="P205"><text:span text:style-name="Strong_20_Emphasis"><text:span text:style-name="T1">Community Notes / Catatan Komunitas:</text:span></text:span><text:span text:style-name="T1"> (Sebelumnya Birdwatch) Fitur di X yang memungkinkan kontributor terverifikasi menambahkan catatan kontekstual atau klarifikasi pada postingan yang berpotensi menyesatkan, yang kemudian dinilai oleh komunitas. </text:span></text:p>
              </text:list-item>
              <text:list-item>
                <text:p text:style-name="P205"><text:span text:style-name="Strong_20_Emphasis"><text:span text:style-name="T1">DM (Direct Message) / Pesan Langsung:</text:span></text:span><text:span text:style-name="T1"> Fitur pesan pribadi antar pengguna di Twitter/X, terpisah dari linimasa publik. </text:span></text:p>
              </text:list-item>
              <text:list-item>
                <text:p text:style-name="P205"><text:span text:style-name="Strong_20_Emphasis"><text:span text:style-name="T1">Disinformasi (Disinformation):</text:span></text:span><text:span text:style-name="T1"> Informasi salah yang sengaja dibuat dan disebarkan dengan tujuan menipu, memanipulasi, atau menyebabkan kerugian. </text:span></text:p>
              </text:list-item>
              <text:list-item>
                <text:p text:style-name="P205"><text:span text:style-name="Strong_20_Emphasis"><text:span text:style-name="T1">Echo Chamber / Ruang Gema:</text:span></text:span><text:span text:style-name="T1"> Lingkungan online (seperti linimasa yang sangat terpersonalisasi) di mana pengguna utamanya terpapar pada informasi atau opini yang hanya memperkuat keyakinan mereka yang </text:span><text:soft-page-break/><text:span text:style-name="T1">sudah ada, tanpa banyak paparan pada sudut pandang berbeda. </text:span></text:p>
              </text:list-item>
              <text:list-item>
                <text:p text:style-name="P205"><text:span text:style-name="Strong_20_Emphasis"><text:span text:style-name="T1">Fail Whale:</text:span></text:span><text:span text:style-name="T1"> Nama populer untuk ilustrasi halaman error (paus putih diangkat burung-burung) yang sering muncul di Twitter pada masa-masa awal (sekitar 2007-2010) ketika platform mengalami kelebihan beban atau gangguan teknis. Menjadi simbol ketidakstabilan awal Twitter. </text:span></text:p>
              </text:list-item>
              <text:list-item>
                <text:p text:style-name="P205"><text:span text:style-name="Strong_20_Emphasis"><text:span text:style-name="T1">Fediverse (Federated Universe):</text:span></text:span><text:span text:style-name="T1"> Kumpulan server media sosial independen yang saling terhubung menggunakan protokol standar (seperti ActivityPub), memungkinkan pengguna di satu server berinteraksi dengan pengguna di server lain. Mastodon adalah bagian dari Fediverse. </text:span></text:p>
              </text:list-item>
              <text:list-item>
                <text:p text:style-name="P205"><text:span text:style-name="Strong_20_Emphasis"><text:span text:style-name="T1">Filter Bubble / Gelembung Filter:</text:span></text:span><text:span text:style-name="T1"> Efek samping dari personalisasi algoritma di mana pengguna secara tidak sadar hanya melihat konten yang sesuai dengan preferensi atau riwayat pencarian mereka, mengisolasi mereka dari informasi atau perspektif yang berbeda. </text:span></text:p>
              </text:list-item>
              <text:list-item>
                <text:p text:style-name="P205"><text:span text:style-name="Strong_20_Emphasis"><text:span text:style-name="T1">Fleets:</text:span></text:span><text:span text:style-name="T1"> Fitur Twitter yang meniru format "Stories" (konten hilang setelah 24 jam), diluncurkan akhir 2020 dan dihentikan pertengahan 2021 karena gagal mendapatkan adopsi pengguna. </text:span></text:p>
              </text:list-item>
              <text:list-item>
                <text:p text:style-name="P205"><text:span text:style-name="Strong_20_Emphasis"><text:span text:style-name="T1">Follower / Pengikut:</text:span></text:span><text:span text:style-name="T1"> Pengguna yang memilih untuk berlangganan pembaruan (postingan) dari akun pengguna lain. </text:span></text:p>
              </text:list-item>
              <text:list-item>
                <text:p text:style-name="P205"><text:span text:style-name="Strong_20_Emphasis"><text:span text:style-name="T1">For You / Untuk Anda:</text:span></text:span><text:span text:style-name="T1"> Tab linimasa utama di X yang menampilkan postingan yang disusun berdasarkan algoritma personalisasi. </text:span></text:p>
              </text:list-item>
              <text:list-item>
                <text:p text:style-name="P205"><text:span text:style-name="Strong_20_Emphasis"><text:span text:style-name="T1">Grok:</text:span></text:span><text:span text:style-name="T1"> Model kecerdasan buatan (AI) percakapan yang dikembangkan oleh xAI (perusahaan Elon Musk) dan terintegrasi ke dalam X (utamanya untuk pelanggan Premium), diklaim memiliki akses ke informasi </text:span><text:span text:style-name="Emphasis"><text:span text:style-name="T1">real-time</text:span></text:span><text:span text:style-name="T1"> dari X. </text:span></text:p>
              </text:list-item>
              <text:list-item>
                <text:p text:style-name="P205"><text:span text:style-name="Strong_20_Emphasis"><text:span text:style-name="T1">Hashtag / Tagar (#):</text:span></text:span><text:span text:style-name="T1"> Kata atau frasa tanpa spasi yang diawali dengan simbol '#' (pagar). Digunakan untuk mengelompokkan postingan berdasarkan topik atau tema tertentu, membuatnya lebih mudah ditemukan melalui pencarian. Awalnya merupakan konvensi pengguna sebelum diadopsi resmi oleh Twitter. </text:span></text:p>
              </text:list-item>
              <text:list-item>
                <text:p text:style-name="P205"><text:span text:style-name="Strong_20_Emphasis"><text:span text:style-name="T1">Hoaks (Hoax):</text:span></text:span><text:span text:style-name="T1"> (Istilah populer di Indonesia) Berita bohong, informasi palsu, atau tipuan yang sengaja disebarkan untuk menyesatkan publik. Sering menyebar cepat di platform seperti X. </text:span></text:p>
              </text:list-item>
              <text:list-item>
                <text:p text:style-name="P205"><text:span text:style-name="Strong_20_Emphasis"><text:span text:style-name="T1">Impressions / Impresi:</text:span></text:span><text:span text:style-name="T1"> Jumlah total berapa kali sebuah postingan ditampilkan di linimasa atau hasil pencarian pengguna, terlepas dari apakah postingan itu diklik atau tidak. </text:span></text:p>
              </text:list-item>
              <text:list-item>
                <text:p text:style-name="P205"><text:span text:style-name="Strong_20_Emphasis"><text:span text:style-name="T1">Linimasa / Timeline:</text:span></text:span><text:span text:style-name="T1"> Aliran utama postingan yang ditampilkan kepada pengguna, baik secara kronologis terbalik ("Terbaru"/"Latest") maupun berdasarkan algoritma ("Untuk Anda"/"For You"). </text:span></text:p>
              </text:list-item>
              <text:list-item>
                <text:p text:style-name="P205"><text:soft-page-break/><text:span text:style-name="Strong_20_Emphasis"><text:span text:style-name="T1">Lists / Daftar:</text:span></text:span><text:span text:style-name="T1"> Fitur yang memungkinkan pengguna mengelompokkan akun-akun tertentu ke dalam daftar terkurasi, menciptakan linimasa kustom berdasarkan topik atau minat tertentu. </text:span></text:p>
              </text:list-item>
              <text:list-item>
                <text:p text:style-name="P205"><text:span text:style-name="Strong_20_Emphasis"><text:span text:style-name="T1">Live Streaming / Siaran Langsung:</text:span></text:span><text:span text:style-name="T1"> Penyiaran video secara langsung (</text:span><text:span text:style-name="Emphasis"><text:span text:style-name="T1">real-time</text:span></text:span><text:span text:style-name="T1">) melalui internet. Dulu difasilitasi oleh Periscope, kini terintegrasi sebagai fitur X Live. </text:span></text:p>
              </text:list-item>
              <text:list-item>
                <text:p text:style-name="P205"><text:span text:style-name="Strong_20_Emphasis"><text:span text:style-name="T1">Mastodon:</text:span></text:span><text:span text:style-name="T1"> Platform media sosial sumber terbuka (open source) dan terdesentralisasi yang merupakan bagian dari Fediverse, populer sebagai alternatif X bagi pengguna yang menginginkan kontrol komunitas lebih besar. </text:span></text:p>
              </text:list-item>
              <text:list-item>
                <text:p text:style-name="P205"><text:span text:style-name="Strong_20_Emphasis"><text:span text:style-name="T1">Mention / Sebutan (@):</text:span></text:span><text:span text:style-name="T1"> Penggunaan simbol '@' diikuti dengan nama pengguna (username) untuk merujuk atau 'mencolek' pengguna tersebut dalam sebuah postingan, biasanya memicu notifikasi bagi pengguna yang disebut. </text:span></text:p>
              </text:list-item>
              <text:list-item>
                <text:p text:style-name="P205"><text:span text:style-name="Strong_20_Emphasis"><text:span text:style-name="T1">Misinformasi (Misinformation):</text:span></text:span><text:span text:style-name="T1"> Informasi yang salah atau tidak akurat, tetapi disebarkan tanpa niat jahat atau menipu (berbeda dari disinformasi). </text:span></text:p>
              </text:list-item>
              <text:list-item>
                <text:p text:style-name="P205"><text:span text:style-name="Strong_20_Emphasis"><text:span text:style-name="T1">Moments:</text:span></text:span><text:span text:style-name="T1"> Fitur Twitter (kini kurang menonjol) yang memungkinkan kurasi serangkaian postingan, gambar, dan video untuk menceritakan sebuah peristiwa atau topik dalam format visual. </text:span></text:p>
              </text:list-item>
              <text:list-item>
                <text:p text:style-name="P205"><text:span text:style-name="Strong_20_Emphasis"><text:span text:style-name="T1">Monetisasi (Monetization):</text:span></text:span><text:span text:style-name="T1"> Proses menghasilkan pendapatan dari suatu produk atau layanan. Di X, ini bisa melalui iklan, langganan (X Premium), pembagian pendapatan dengan kreator, dll. </text:span></text:p>
              </text:list-item>
              <text:list-item>
                <text:p text:style-name="P205"><text:span text:style-name="Strong_20_Emphasis"><text:span text:style-name="T1">Odeo:</text:span></text:span><text:span text:style-name="T1"> Perusahaan podcasting tempat ide awal Twitter ("Twttr") lahir sebagai proyek sampingan pada tahun 2006. </text:span></text:p>
              </text:list-item>
              <text:list-item>
                <text:p text:style-name="P205"><text:span text:style-name="Strong_20_Emphasis"><text:span text:style-name="T1">Periscope:</text:span></text:span><text:span text:style-name="T1"> Aplikasi live streaming mobile yang diakuisisi Twitter pada 2015 dan kemudian ditutup pada 2021 setelah fungsinya terintegrasi ke Twitter Live. </text:span></text:p>
              </text:list-item>
              <text:list-item>
                <text:p text:style-name="P205"><text:span text:style-name="Strong_20_Emphasis"><text:span text:style-name="T1">Poison Pill (Pil Racun):</text:span></text:span><text:span text:style-name="T1"> Strategi pertahanan yang digunakan oleh dewan direksi perusahaan untuk mencegah atau mempersulit upaya pengambilalihan paksa (hostile takeover) oleh pihak lain, seperti yang sempat dilakukan dewan Twitter terhadap tawaran awal Elon Musk. </text:span></text:p>
              </text:list-item>
              <text:list-item>
                <text:p text:style-name="P205"><text:span text:style-name="Strong_20_Emphasis"><text:span text:style-name="T1">Polling / Jajak Pendapat:</text:span></text:span><text:span text:style-name="T1"> Fitur yang memungkinkan pengguna membuat pertanyaan dengan beberapa pilihan jawaban yang bisa dipilih langsung oleh pengguna lain dalam sebuah postingan. </text:span></text:p>
              </text:list-item>
              <text:list-item>
                <text:p text:style-name="P205"><text:span text:style-name="Strong_20_Emphasis"><text:span text:style-name="T1">Quote Tweet / Kutip Postingan:</text:span></text:span><text:span text:style-name="T1"> Fitur yang memungkinkan pengguna membagikan ulang postingan orang lain sambil menambahkan komentar atau konteks mereka sendiri di atasnya (berbeda dari Retweet/Repost </text:span><text:soft-page-break/><text:span text:style-name="T1">biasa yang hanya menyebarkan ulang). </text:span></text:p>
              </text:list-item>
              <text:list-item>
                <text:p text:style-name="P205"><text:span text:style-name="Strong_20_Emphasis"><text:span text:style-name="T1">Reply / Balasan (@):</text:span></text:span><text:span text:style-name="T1"> Postingan yang dibuat sebagai tanggapan langsung terhadap postingan pengguna lain, biasanya dimulai dengan </text:span><text:span text:style-name="Source_20_Text"><text:span text:style-name="T1">@username</text:span></text:span><text:span text:style-name="T1"> pengguna yang dituju. </text:span></text:p>
              </text:list-item>
              <text:list-item>
                <text:p text:style-name="P205"><text:span text:style-name="Strong_20_Emphasis"><text:span text:style-name="T1">Retweet / RT / Repost:</text:span></text:span><text:span text:style-name="T1"> Tindakan membagikan ulang postingan pengguna lain ke linimasa pengikut sendiri. Awalnya konvensi manual ("RT @username"), kemudian menjadi fitur tombol sekali klik. Di era X, istilahnya kadang diubah menjadi "Repost". </text:span></text:p>
              </text:list-item>
              <text:list-item>
                <text:p text:style-name="P205"><text:span text:style-name="Strong_20_Emphasis"><text:span text:style-name="T1">SXSW (South by Southwest):</text:span></text:span><text:span text:style-name="T1"> Festival teknologi, musik, dan film tahunan di Austin, Texas. SXSW Interactive 2007 dianggap sebagai momen titik balik (tipping point) popularitas awal Twitter. </text:span></text:p>
              </text:list-item>
              <text:list-item>
                <text:p text:style-name="P205"><text:span text:style-name="Strong_20_Emphasis"><text:span text:style-name="T1">Skalabilitas (Scalability):</text:span></text:span><text:span text:style-name="T1"> Kemampuan sebuah sistem (seperti platform X) untuk menangani peningkatan beban kerja atau jumlah pengguna tanpa mengalami penurunan kinerja yang signifikan. Ini adalah tantangan teknis besar bagi Twitter di awal pertumbuhannya. </text:span></text:p>
              </text:list-item>
              <text:list-item>
                <text:p text:style-name="P205"><text:span text:style-name="Strong_20_Emphasis"><text:span text:style-name="T1">Slacktivism:</text:span></text:span><text:span text:style-name="T1"> Istilah (seringkali peyoratif) yang merujuk pada tindakan aktivisme online yang dianggap hanya membutuhkan sedikit usaha atau komitmen nyata (seperti menyukai atau me-retweet) dan dampaknya diragukan. </text:span></text:p>
              </text:list-item>
              <text:list-item>
                <text:p text:style-name="P205"><text:span text:style-name="Strong_20_Emphasis"><text:span text:style-name="T1">Spaces:</text:span></text:span><text:span text:style-name="T1"> Fitur percakapan audio langsung (live audio chat) di Twitter/X, mirip dengan Clubhouse. </text:span></text:p>
              </text:list-item>
              <text:list-item>
                <text:p text:style-name="P205"><text:span text:style-name="Strong_20_Emphasis"><text:span text:style-name="T1">Threads (Aplikasi Meta):</text:span></text:span><text:span text:style-name="T1"> Aplikasi media sosial berbasis teks yang diluncurkan oleh Meta (induk perusahaan Instagram dan Facebook) pada pertengahan 2023, dianggap sebagai pesaing langsung X. </text:span></text:p>
              </text:list-item>
              <text:list-item>
                <text:p text:style-name="P205"><text:span text:style-name="Strong_20_Emphasis"><text:span text:style-name="T1">Trending Topics / Tren:</text:span></text:span><text:span text:style-name="T1"> Daftar topik atau tagar yang sedang paling banyak dibicarakan di X pada suatu waktu tertentu, seringkali dilokalkan berdasarkan wilayah geografis (misalnya, Tren Indonesia). </text:span></text:p>
              </text:list-item>
              <text:list-item>
                <text:p text:style-name="P205"><text:span text:style-name="Strong_20_Emphasis"><text:span text:style-name="T1">Tweet / Cuitan / Postingan:</text:span></text:span><text:span text:style-name="T1"> Pesan singkat yang dipublikasikan di Twitter/X. Awalnya dibatasi 140 karakter, kemudian diperpanjang menjadi 280 karakter untuk sebagian besar pengguna, dan kini bisa lebih panjang lagi untuk pelanggan X Premium atau melalui fitur Articles. </text:span></text:p>
              </text:list-item>
              <text:list-item>
                <text:p text:style-name="P205"><text:span text:style-name="Strong_20_Emphasis"><text:span text:style-name="T1">Twitter Blue:</text:span></text:span><text:span text:style-name="T1"> Nama awal untuk layanan langganan berbayar Twitter sebelum rebranding menjadi X Premium. </text:span></text:p>
              </text:list-item>
              <text:list-item>
                <text:p text:style-name="P205"><text:span text:style-name="Strong_20_Emphasis"><text:span text:style-name="T1">Vine:</text:span></text:span><text:span text:style-name="T1"> Platform video pendek (6 detik berulang) yang sangat populer, diakuisisi Twitter sebelum diluncurkan pada 2013 dan ditutup pada 2016/2017. </text:span></text:p>
              </text:list-item>
              <text:list-item>
                <text:p text:style-name="P205"><text:span text:style-name="Strong_20_Emphasis"><text:span text:style-name="T1">X:</text:span></text:span><text:span text:style-name="T1"> Nama baru platform Twitter setelah diakuisisi Elon Musk dan </text:span><text:soft-page-break/><text:span text:style-name="T1">direbranding pada Juli 2023, mencerminkan ambisi menjadi "Aplikasi Segalanya". </text:span></text:p>
              </text:list-item>
              <text:list-item>
                <text:p text:style-name="P91"><text:span text:style-name="Strong_20_Emphasis"><text:span text:style-name="T1">X Premium:</text:span></text:span><text:span text:style-name="T1"> Nama layanan langganan berbayar di X (pengganti Twitter Blue), menawarkan berbagai fitur tambahan seperti centang biru, kemampuan edit, postingan lebih panjang, akses ke Grok, dll., dengan beberapa tingkatan harga. </text:span></text:p>
              </text:list-item>
            </text:list>
            <text:p text:style-name="P235"/>
            <text:p text:style-name="P99">Semoga glosarium ini bermanfaat sebagai lampiran dalam buku Anda! Jika ada istilah lain yang perlu ditambahkan atau definisi yang perlu diperjelas, beri tahu saya.</text:p>
          </text:section>
          <text:section text:style-name="Sect1" text:name="feedback-form-75">
            <text:p text:style-name="P213"/>
          </text:section>
        </text:section>
        <text:section text:style-name="Sect1" text:name="4ba5e8622cf936dd">
          <text:p text:style-name="P99"/>
          <text:section text:style-name="Sect1" text:name="user-query-content-76">
            <text:p text:style-name="P232">buat daftar bacaan </text:p>
          </text:section>
          <text:p text:style-name="P213">Tampilkan alur berpikir</text:p>
          <text:section text:style-name="Sect2" text:name="model-response-message-contentr_4ba5e8622cf936dd">
            <text:p text:style-name="P99">Tentu, berikut adalah draf Daftar Bacaan (Bibliografi) yang bisa Anda sertakan dalam buku nonfiksi Anda tentang Twitter/X. Daftar ini mencakup buku-buku kunci, jenis artikel jurnalistik yang relevan, serta sumber-sumber lain yang dapat memperkaya pemahaman pembaca.</text:p>
            <text:p text:style-name="Text_20_body"><text:span text:style-name="Emphasis"><text:span text:style-name="T1">(Harap dicatat: Karena saya tidak memiliki akses internet real-time untuk mencari publikasi terbaru hingga April 2025, daftar ini mencakup karya-karya signifikan yang diketahui hingga pengetahuan saya terakhir dan contoh jenis sumber yang relevan. Anda mungkin perlu menambahkan karya-karya yang lebih baru saat melakukan riset aktual).</text:span></text:span></text:p>
            <text:p text:style-name="P235"/>
            <text:p text:style-name="Text_20_body"><text:span text:style-name="Strong_20_Emphasis"><text:span text:style-name="T1">Daftar Bacaan</text:span></text:span></text:p>
            <text:p text:style-name="P99">Bagian ini menyajikan sumber-sumber bacaan lebih lanjut bagi Anda yang ingin mendalami berbagai aspek sejarah, teknologi, dampak, dan masa depan Twitter/X. Daftar ini tidak dimaksudkan sebagai daftar yang lengkap, melainkan sebagai titik awal untuk eksplorasi lebih lanjut.</text:p>
            <text:p text:style-name="Text_20_body"><text:span text:style-name="Strong_20_Emphasis"><text:span text:style-name="T1">Buku</text:span></text:span></text:p>
            <text:list xml:id="list5918340267580983005" text:style-name="L105">
              <text:list-item>
                <text:p text:style-name="P206"><text:span text:style-name="Strong_20_Emphasis"><text:span text:style-name="T1">Bilton, Nick. </text:span></text:span><text:span text:style-name="Strong_20_Emphasis"><text:span text:style-name="Emphasis"><text:span text:style-name="T1">Hatching Twitter: A True Story of Money, Power, Friendship, and Betrayal</text:span></text:span></text:span><text:span text:style-name="Strong_20_Emphasis"><text:span text:style-name="T1">. Portfolio/Penguin, 2013.</text:span></text:span><text:span text:style-name="T1"> </text:span></text:p>
                <text:list>
                  <text:list-item>
                    <text:p text:style-name="P206"><text:span text:style-name="Emphasis"><text:span text:style-name="T1">Deskripsi:</text:span></text:span><text:span text:style-name="T1"> Buku investigatif yang mendalam dan seringkali kontroversial mengenai kisah di balik layar pendirian Twitter, </text:span><text:soft-page-break/><text:span text:style-name="T1">mengungkap intrik, persahabatan, dan pengkhianatan di antara para pendirinya. Sangat direkomendasikan untuk memahami drama awal perusahaan. </text:span></text:p>
                  </text:list-item>
                </text:list>
              </text:list-item>
              <text:list-item>
                <text:p text:style-name="P206"><text:span text:style-name="Strong_20_Emphasis"><text:span text:style-name="T1">Stone, Biz. </text:span></text:span><text:span text:style-name="Strong_20_Emphasis"><text:span text:style-name="Emphasis"><text:span text:style-name="T1">Things a Little Bird Told Me: Confessions of the Creative Mind</text:span></text:span></text:span><text:span text:style-name="Strong_20_Emphasis"><text:span text:style-name="T1">. Grand Central Publishing, 2014.</text:span></text:span><text:span text:style-name="T1"> </text:span></text:p>
                <text:list>
                  <text:list-item>
                    <text:p text:style-name="P206"><text:span text:style-name="Emphasis"><text:span text:style-name="T1">Deskripsi:</text:span></text:span><text:span text:style-name="T1"> Memoar dari salah satu pendiri Twitter, Biz Stone, yang memberikan perspektif orang dalam tentang masa-masa awal perusahaan, budaya startup, dan filosofi di balik kreativitas dan inovasi. </text:span></text:p>
                  </text:list-item>
                </text:list>
              </text:list-item>
              <text:list-item>
                <text:p text:style-name="P206"><text:span text:style-name="Strong_20_Emphasis"><text:span text:style-name="T1">Isaacson, Walter. </text:span></text:span><text:span text:style-name="Strong_20_Emphasis"><text:span text:style-name="Emphasis"><text:span text:style-name="T1">Elon Musk</text:span></text:span></text:span><text:span text:style-name="Strong_20_Emphasis"><text:span text:style-name="T1">. Simon &amp; Schuster, 2023.</text:span></text:span><text:span text:style-name="T1"> </text:span></text:p>
                <text:list>
                  <text:list-item>
                    <text:p text:style-name="P206"><text:span text:style-name="Emphasis"><text:span text:style-name="T1">Deskripsi:</text:span></text:span><text:span text:style-name="T1"> Meskipun merupakan biografi komprehensif tentang Elon Musk, buku ini memiliki bagian signifikan yang membahas motivasi dan proses di balik akuisisi kontroversial Twitter. Memberikan konteks tentang pola pikir Musk. </text:span></text:p>
                  </text:list-item>
                </text:list>
              </text:list-item>
              <text:list-item>
                <text:p text:style-name="P206"><text:span text:style-name="Emphasis"><text:span text:style-name="T1">(</text:span></text:span><text:span text:style-name="Emphasis"><text:span text:style-name="Strong_20_Emphasis"><text:span text:style-name="T1">Hipotetis/Contoh Karya Lebih Baru</text:span></text:span></text:span><text:span text:style-name="Emphasis"><text:span text:style-name="T1">): Anda mungkin menemukan buku-buku yang diterbitkan setelah tahun 2023 yang secara khusus menganalisis era transformasi X di bawah Elon Musk, dampak kebijakannya, atau visi "Everything App". Cari judul-judul relevan dari penulis/jurnalis teknologi terkemuka.</text:span></text:span><text:span text:style-name="T1"> </text:span></text:p>
              </text:list-item>
              <text:list-item>
                <text:p text:style-name="P92"><text:span text:style-name="Strong_20_Emphasis"><text:span text:style-name="T1">Buku tentang Dampak Media Sosial Secara Umum:</text:span></text:span><text:span text:style-name="T1"> Karya-karya dari penulis seperti Shoshana Zuboff (</text:span><text:span text:style-name="Emphasis"><text:span text:style-name="T1">The Age of Surveillance Capitalism</text:span></text:span><text:span text:style-name="T1">), Cal Newport (</text:span><text:span text:style-name="Emphasis"><text:span text:style-name="T1">Digital Minimalism</text:span></text:span><text:span text:style-name="T1">), Sherry Turkle (</text:span><text:span text:style-name="Emphasis"><text:span text:style-name="T1">Alone Together</text:span></text:span><text:span text:style-name="T1">), atau Jaron Lanier (</text:span><text:span text:style-name="Emphasis"><text:span text:style-name="T1">Ten Arguments for Deleting Your Social Media Accounts Right Now</text:span></text:span><text:span text:style-name="T1">) dapat memberikan kerangka berpikir kritis tentang dampak sosial dan psikologis platform seperti Twitter/X, meskipun tidak secara eksklusif membahas platform ini. </text:span></text:p>
              </text:list-item>
            </text:list>
            <text:p text:style-name="Text_20_body"><text:span text:style-name="Strong_20_Emphasis"><text:span text:style-name="T1">Artikel dan Liputan Jurnalistik Mendalam</text:span></text:span></text:p>
            <text:p text:style-name="P99">Sumber terbaik untuk memahami peristiwa terkini (terutama era Musk/X) dan analisis mendalam seringkali datang dari liputan jurnalistik berkualitas. Carilah artikel fitur, laporan investigasi, dan analisis dari publikasi-publikasi bereputasi internasional dan nasional, seperti:</text:p>
            <text:list xml:id="list8073852638933569645" text:style-name="L106">
              <text:list-item>
                <text:p text:style-name="P207"><text:span text:style-name="Strong_20_Emphasis"><text:span text:style-name="T1">Internasional:</text:span></text:span><text:span text:style-name="T1"> </text:span><text:span text:style-name="Emphasis"><text:span text:style-name="T1">The New York Times, The Wall Street Journal, Wired, The Atlantic, Bloomberg Businessweek, The Verge, Financial Times, Reuters, Associated Press.</text:span></text:span><text:span text:style-name="T1"> Publikasi/Newsletter khusus teknologi seperti </text:span><text:span text:style-name="Emphasis"><text:span text:style-name="T1">Platformer</text:span></text:span><text:span text:style-name="T1"> (Casey Newton) juga sering memberikan wawasan mendalam. </text:span></text:p>
              </text:list-item>
              <text:list-item>
                <text:p text:style-name="P207"><text:span text:style-name="Strong_20_Emphasis"><text:span text:style-name="T1">Nasional (Indonesia):</text:span></text:span><text:span text:style-name="T1"> Media massa arus utama seperti </text:span><text:span text:style-name="Emphasis"><text:span text:style-name="T1">Kompas, Tempo, </text:span></text:span><text:soft-page-break/><text:span text:style-name="Emphasis"><text:span text:style-name="T1">The Jakarta Post</text:span></text:span><text:span text:style-name="T1">, serta publikasi online yang fokus pada teknologi dan bisnis seperti </text:span><text:span text:style-name="Emphasis"><text:span text:style-name="T1">DetikINET, Kompas Tekno, DailySocial.id, Tech in Asia (bagian Indonesia)</text:span></text:span><text:span text:style-name="T1"> seringkali meliput perkembangan dan dampak Twitter/X secara lokal. </text:span></text:p>
                <text:list>
                  <text:list-item>
                    <text:p text:style-name="P93"><text:span text:style-name="Emphasis"><text:span text:style-name="T1">Topik Pencarian Saran:</text:span></text:span><text:span text:style-name="T1"> "Sejarah pendirian Twitter", "Akuisisi Twitter oleh Elon Musk analisis", "Dampak Twitter pada politik [Nama Negara]", "Moderasi konten X", "Masa depan X everything app", "Persaingan Twitter vs Threads". </text:span></text:p>
                  </text:list-item>
                </text:list>
              </text:list-item>
            </text:list>
            <text:p text:style-name="Text_20_body"><text:span text:style-name="Strong_20_Emphasis"><text:span text:style-name="T1">Sumber Lain</text:span></text:span></text:p>
            <text:list xml:id="list4812527694702816590" text:style-name="L107">
              <text:list-item>
                <text:p text:style-name="P208"><text:span text:style-name="Strong_20_Emphasis"><text:span text:style-name="T1">Blog Resmi Perusahaan:</text:span></text:span><text:span text:style-name="T1"> Arsip dari Blog resmi Twitter (blog.twitter.com) dan Blog X saat ini (blog.x.com) berisi pengumuman fitur, pernyataan kebijakan, dan data resmi dari perusahaan (meskipun perlu dibaca dengan kritis). </text:span></text:p>
              </text:list-item>
              <text:list-item>
                <text:p text:style-name="P208"><text:span text:style-name="Strong_20_Emphasis"><text:span text:style-name="T1">Dokumen Publik &amp; Keuangan:</text:span></text:span><text:span text:style-name="T1"> Untuk analisis bisnis mendalam, laporan keuangan (saat Twitter masih perusahaan publik) dan dokumen pengajuan ke Komisi Sekuritas dan Bursa AS (SEC), terutama yang terkait dengan proses akuisisi, dapat memberikan informasi berharga. </text:span></text:p>
              </text:list-item>
              <text:list-item>
                <text:p text:style-name="P208"><text:span text:style-name="Strong_20_Emphasis"><text:span text:style-name="T1">Riset Akademik:</text:span></text:span><text:span text:style-name="T1"> Jurnal-jurnal di bidang Studi Komunikasi, Ilmu Politik, Sosiologi, Ilmu Komputer, dan Hukum sering mempublikasikan penelitian tentang dampak Twitter/X pada polarisasi, penyebaran informasi, kesehatan mental, tata kelola platform, dan topik terkait lainnya. Gunakan mesin pencari akademik seperti Google Scholar dengan kata kunci yang relevan. </text:span></text:p>
              </text:list-item>
              <text:list-item>
                <text:p text:style-name="P94"><text:span text:style-name="Strong_20_Emphasis"><text:span text:style-name="T1">Platform X Itu Sendiri:</text:span></text:span><text:span text:style-name="T1"> Mengamati secara langsung bagaimana platform digunakan, tren percakapan, dan interaksi antar pengguna (termasuk akun-akun kunci) dapat memberikan pemahaman kontekstual yang kaya. </text:span></text:p>
              </text:list-item>
            </text:list>
            <text:p text:style-name="P99">Membaca dari berbagai sumber dengan perspektif yang beragam akan membantu Anda membangun pemahaman yang lebih komprehensif dan kritis tentang platform yang kompleks dan terus berevolusi ini.</text:p>
            <text:p text:style-name="P235"/>
            <text:p text:style-name="P99">Semoga daftar bacaan ini memberikan titik awal yang baik untuk pembaca buku Anda!</text:p>
          </text:section>
          <text:section text:style-name="Sect1" text:name="feedback-form-76">
            <text:p text:style-name="P213"/>
          </text:section>
        </text:section>
        <text:section text:style-name="Sect1" text:name="7807d9d00acfd772">
          <text:p text:style-name="P99"/>
          <text:section text:style-name="Sect1" text:name="user-query-content-77">
            <text:p text:style-name="P232">buat timeline penting twitter/x </text:p>
          </text:section>
          <text:p text:style-name="P213"><text:soft-page-break/>Tampilkan alur berpikir</text:p>
          <text:section text:style-name="Sect2" text:name="model-response-message-contentr_7807d9d00acfd772">
            <text:p text:style-name="P99">Tentu, berikut adalah draf Timeline (Garis Waktu) berisi peristiwa-peristiwa penting dalam sejarah Twitter/X, yang bisa Anda sertakan dalam buku Anda:</text:p>
            <text:p text:style-name="P235"/>
            <text:p text:style-name="Text_20_body"><text:span text:style-name="Strong_20_Emphasis"><text:span text:style-name="T1">Timeline Penting Perjalanan Twitter/X</text:span></text:span></text:p>
            <text:list xml:id="list6075359051698273195" text:style-name="L108">
              <text:list-item>
                <text:p text:style-name="P209"><text:span text:style-name="Strong_20_Emphasis"><text:span text:style-name="T1">2006 (Maret):</text:span></text:span><text:span text:style-name="T1"> Prototipe awal bernama "Twttr" diluncurkan secara internal di perusahaan Odeo. Tweet pertama ("just setting up my twttr") dikirim oleh Jack Dorsey. </text:span></text:p>
              </text:list-item>
              <text:list-item>
                <text:p text:style-name="P209"><text:span text:style-name="Strong_20_Emphasis"><text:span text:style-name="T1">2006 (Juli):</text:span></text:span><text:span text:style-name="T1"> "Twttr" (segera berganti nama menjadi Twitter) diluncurkan secara resmi ke publik. </text:span></text:p>
              </text:list-item>
              <text:list-item>
                <text:p text:style-name="P209"><text:span text:style-name="Strong_20_Emphasis"><text:span text:style-name="T1">2007 (Maret):</text:span></text:span><text:span text:style-name="T1"> Twitter mendapatkan perhatian massal dan mengalami lonjakan pengguna signifikan di festival teknologi South by Southwest (SXSW) Interactive. </text:span></text:p>
              </text:list-item>
              <text:list-item>
                <text:p text:style-name="P209"><text:span text:style-name="Strong_20_Emphasis"><text:span text:style-name="T1">2007 (Agustus):</text:span></text:span><text:span text:style-name="T1"> Pengguna Chris Messina mengusulkan penggunaan simbol '#' (pagar) untuk mengelompokkan topik percakapan (kelahiran konsep hashtag). </text:span></text:p>
              </text:list-item>
              <text:list-item>
                <text:p text:style-name="P209"><text:span text:style-name="Strong_20_Emphasis"><text:span text:style-name="T1">~2008-2009:</text:span></text:span><text:span text:style-name="T1"> Fitur Trending Topics (Tren) mulai diperkenalkan untuk menyoroti topik populer secara </text:span><text:span text:style-name="Emphasis"><text:span text:style-name="T1">real-time</text:span></text:span><text:span text:style-name="T1">. </text:span></text:p>
              </text:list-item>
              <text:list-item>
                <text:p text:style-name="P209"><text:span text:style-name="Strong_20_Emphasis"><text:span text:style-name="T1">2009 (Agustus):</text:span></text:span><text:span text:style-name="T1"> Tombol Retweet (RT) resmi diluncurkan, mempermudah penyebaran ulang postingan pengguna lain. </text:span></text:p>
              </text:list-item>
              <text:list-item>
                <text:p text:style-name="P209"><text:span text:style-name="Strong_20_Emphasis"><text:span text:style-name="T1">2009 (November):</text:span></text:span><text:span text:style-name="T1"> Fitur Lists (Daftar) diperkenalkan, memungkinkan pengguna mengkurasi linimasa kustom. </text:span></text:p>
              </text:list-item>
              <text:list-item>
                <text:p text:style-name="P209"><text:span text:style-name="Strong_20_Emphasis"><text:span text:style-name="T1">~2010-2011:</text:span></text:span><text:span text:style-name="T1"> Peluncuran "New Twitter", sebuah desain ulang besar antarmuka web yang memperkenalkan tata letak dua panel dan integrasi media yang lebih baik. </text:span></text:p>
              </text:list-item>
              <text:list-item>
                <text:p text:style-name="P209"><text:span text:style-name="Strong_20_Emphasis"><text:span text:style-name="T1">2012 (Oktober):</text:span></text:span><text:span text:style-name="T1"> Twitter mengakuisisi Vine, aplikasi video pendek, </text:span><text:span text:style-name="Emphasis"><text:span text:style-name="T1">sebelum</text:span></text:span><text:span text:style-name="T1"> aplikasi tersebut diluncurkan. </text:span></text:p>
              </text:list-item>
              <text:list-item>
                <text:p text:style-name="P209"><text:span text:style-name="Strong_20_Emphasis"><text:span text:style-name="T1">2013 (Januari):</text:span></text:span><text:span text:style-name="T1"> Vine resmi diluncurkan ke publik dan dengan cepat menjadi sangat populer. </text:span></text:p>
              </text:list-item>
              <text:list-item>
                <text:p text:style-name="P209"><text:span text:style-name="Strong_20_Emphasis"><text:span text:style-name="T1">2013 (April):</text:span></text:span><text:span text:style-name="T1"> Aplikasi musik mandiri, Twitter #Music, diluncurkan namun gagal mendapatkan traksi dan segera ditutup. </text:span></text:p>
              </text:list-item>
              <text:list-item>
                <text:p text:style-name="P209"><text:span text:style-name="Strong_20_Emphasis"><text:span text:style-name="T1">~2011-2013:</text:span></text:span><text:span text:style-name="T1"> Periode di mana Twitter mulai secara signifikan membatasi akses ke API-nya bagi pengembang aplikasi pihak ketiga. </text:span></text:p>
              </text:list-item>
              <text:list-item>
                <text:p text:style-name="P209"><text:span text:style-name="Strong_20_Emphasis"><text:span text:style-name="T1">2015 (Januari):</text:span></text:span><text:span text:style-name="T1"> Twitter mengakuisisi Periscope, aplikasi </text:span><text:span text:style-name="Emphasis"><text:span text:style-name="T1">live streaming</text:span></text:span><text:span text:style-name="T1"> mobile, </text:span><text:span text:style-name="Emphasis"><text:span text:style-name="T1">sebelum</text:span></text:span><text:span text:style-name="T1"> peluncuran resminya. </text:span></text:p>
              </text:list-item>
              <text:list-item>
                <text:p text:style-name="P209"><text:span text:style-name="Strong_20_Emphasis"><text:span text:style-name="T1">2015 (Maret):</text:span></text:span><text:span text:style-name="T1"> Periscope diluncurkan ke publik, bersaing ketat dengan </text:span><text:soft-page-break/><text:span text:style-name="T1">Meerkat. </text:span></text:p>
              </text:list-item>
              <text:list-item>
                <text:p text:style-name="P209"><text:span text:style-name="Strong_20_Emphasis"><text:span text:style-name="T1">2015 (Oktober):</text:span></text:span><text:span text:style-name="T1"> Fitur Moments (kurasi cerita berbasis tweet) dan fitur Polling (jajak pendapat) diperkenalkan. </text:span></text:p>
              </text:list-item>
              <text:list-item>
                <text:p text:style-name="P209"><text:span text:style-name="Strong_20_Emphasis"><text:span text:style-name="T1">~2016 (Februari):</text:span></text:span><text:span text:style-name="T1"> Twitter mulai memperkenalkan linimasa algoritmik sebagai tampilan default, memicu protes dari sebagian pengguna (#RIPTwitter). </text:span></text:p>
              </text:list-item>
              <text:list-item>
                <text:p text:style-name="P209"><text:span text:style-name="Strong_20_Emphasis"><text:span text:style-name="T1">2016 (Oktober):</text:span></text:span><text:span text:style-name="T1"> Twitter mengumumkan akan menutup aplikasi Vine. </text:span></text:p>
              </text:list-item>
              <text:list-item>
                <text:p text:style-name="P209"><text:span text:style-name="Strong_20_Emphasis"><text:span text:style-name="T1">2017 (November):</text:span></text:span><text:span text:style-name="T1"> Batas karakter untuk satu tweet diperpanjang dari 140 menjadi 280 karakter untuk sebagian besar bahasa. </text:span></text:p>
              </text:list-item>
              <text:list-item>
                <text:p text:style-name="P209"><text:span text:style-name="Strong_20_Emphasis"><text:span text:style-name="T1">2020 (November):</text:span></text:span><text:span text:style-name="T1"> Fitur Fleets, yang meniru format "Stories", diluncurkan secara global. </text:span></text:p>
              </text:list-item>
              <text:list-item>
                <text:p text:style-name="P209"><text:span text:style-name="Strong_20_Emphasis"><text:span text:style-name="T1">2021 (Maret):</text:span></text:span><text:span text:style-name="T1"> Aplikasi Periscope resmi ditutup. </text:span></text:p>
              </text:list-item>
              <text:list-item>
                <text:p text:style-name="P209"><text:span text:style-name="Strong_20_Emphasis"><text:span text:style-name="T1">2021 (Agustus):</text:span></text:span><text:span text:style-name="T1"> Fitur Fleets dihentikan setelah gagal mendapatkan adopsi luas. </text:span></text:p>
              </text:list-item>
              <text:list-item>
                <text:p text:style-name="P209"><text:span text:style-name="Strong_20_Emphasis"><text:span text:style-name="T1">2022 (April):</text:span></text:span><text:span text:style-name="T1"> Elon Musk mengajukan tawaran senilai $44 miliar untuk membeli Twitter dan menjadikannya perusahaan privat. </text:span></text:p>
              </text:list-item>
              <text:list-item>
                <text:p text:style-name="P209"><text:span text:style-name="Strong_20_Emphasis"><text:span text:style-name="T1">2022 (Juli):</text:span></text:span><text:span text:style-name="T1"> Elon Musk menyatakan niatnya untuk membatalkan kesepakatan akuisisi, memicu potensi pertarungan hukum. </text:span></text:p>
              </text:list-item>
              <text:list-item>
                <text:p text:style-name="P209"><text:span text:style-name="Strong_20_Emphasis"><text:span text:style-name="T1">2022 (Oktober):</text:span></text:span><text:span text:style-name="T1"> Elon Musk menyelesaikan akuisisi Twitter senilai $44 miliar, segera memecat jajaran eksekutif puncak. </text:span></text:p>
              </text:list-item>
              <text:list-item>
                <text:p text:style-name="P209"><text:span text:style-name="Strong_20_Emphasis"><text:span text:style-name="T1">2022 (November):</text:span></text:span><text:span text:style-name="T1"> Gelombang PHK massal dimulai, memangkas sebagian besar karyawan; peluncuran awal Twitter Blue berbayar dengan centang biru menimbulkan kekacauan akibat peniruan identitas. </text:span></text:p>
              </text:list-item>
              <text:list-item>
                <text:p text:style-name="P209"><text:span text:style-name="Strong_20_Emphasis"><text:span text:style-name="T1">2023 (Sepanjang Tahun):</text:span></text:span><text:span text:style-name="T1"> Berbagai perubahan kebijakan signifikan terkait moderasi konten, pemulihan akun yang diblokir; Twitter Blue berevolusi menjadi X Premium dengan tingkatan fitur. </text:span></text:p>
              </text:list-item>
              <text:list-item>
                <text:p text:style-name="P209"><text:span text:style-name="Strong_20_Emphasis"><text:span text:style-name="T1">2023 (Juli):</text:span></text:span><text:span text:style-name="T1"> Twitter secara resmi </text:span><text:span text:style-name="Strong_20_Emphasis"><text:span text:style-name="T1">direbranding menjadi X</text:span></text:span><text:span text:style-name="T1">, menghapus nama dan logo burung biru ikonik. </text:span></text:p>
              </text:list-item>
              <text:list-item>
                <text:p text:style-name="P209"><text:span text:style-name="Strong_20_Emphasis"><text:span text:style-name="T1">2023 (Akhir):</text:span></text:span><text:span text:style-name="T1"> Peluncuran Grok, chatbot AI dari xAI, sebagai fitur untuk pelanggan X Premium tingkat atas. </text:span></text:p>
              </text:list-item>
              <text:list-item>
                <text:p text:style-name="P95"><text:span text:style-name="Strong_20_Emphasis"><text:span text:style-name="T1">2024 - 2025 (Hingga April):</text:span></text:span><text:span text:style-name="T1"> Fokus berkelanjutan pada pengembangan fitur untuk visi "Everything App", termasuk peningkatan pada video, peluncuran fitur Articles, panggilan audio/video, fitur lowongan kerja (X Hiring), dan upaya memperoleh lisensi finansial di AS. </text:span></text:p>
              </text:list-item>
            </text:list>
            <text:p text:style-name="P235"/>
            <text:p text:style-name="P99">Timeline ini memberikan gambaran ringkas tentang momen-momen kunci yang <text:soft-page-break/>membentuk platform dari awal hingga kondisi terkininya. Anda bisa menyesuaikan tingkat detailnya sesuai kebutuhan buku Anda.</text:p>
          </text:section>
          <text:section text:style-name="Sect1" text:name="feedback-form-77">
            <text:p text:style-name="P213"/>
          </text:section>
        </text:section>
        <text:section text:style-name="Sect1" text:name="d1f3cfa013c9f478">
          <text:p text:style-name="P99"/>
          <text:section text:style-name="Sect1" text:name="user-query-content-78">
            <text:p text:style-name="P232">buat prompt pembuatan sampul buku </text:p>
          </text:section>
          <text:p text:style-name="P213">Tampilkan alur berpikir</text:p>
          <text:section text:style-name="Sect2" text:name="model-response-message-contentr_d1f3cfa013c9f478">
            <text:p text:style-name="P99">Tentu, berikut adalah draf prompt yang bisa Anda gunakan sebagai panduan untuk mendesain sampul (cover) buku nonfiksi Anda tentang Twitter/X, ditujukan untuk desainer grafis atau mungkin sebagai input untuk AI generator gambar:</text:p>
            <text:p text:style-name="P235"/>
            <text:p text:style-name="Text_20_body"><text:span text:style-name="Strong_20_Emphasis"><text:span text:style-name="T1">Prompt Pembuatan Sampul Buku Nonfiksi: Sejarah &amp; Transformasi Twitter/X</text:span></text:span></text:p>
            <text:p text:style-name="Text_20_body"><text:span text:style-name="Strong_20_Emphasis"><text:span text:style-name="T1">1. Judul &amp; Penulis:</text:span></text:span></text:p>
            <text:list xml:id="list3074566523018883386" text:style-name="L109">
              <text:list-item>
                <text:p text:style-name="P210"><text:span text:style-name="T1">Judul (Placeholder): </text:span><text:span text:style-name="Source_20_Text"><text:span text:style-name="T1">[Judul Buku Anda - Misal: X: Dari Kicauan Menuju Aplikasi Segalanya]</text:span></text:span><text:span text:style-name="T1"> </text:span></text:p>
              </text:list-item>
              <text:list-item>
                <text:p text:style-name="P210"><text:span text:style-name="T1">Nama Penulis: </text:span><text:span text:style-name="Source_20_Text"><text:span text:style-name="T1">[Nama Penulis Anda]</text:span></text:span><text:span text:style-name="T1"> </text:span></text:p>
              </text:list-item>
              <text:list-item>
                <text:p text:style-name="P96"><text:span text:style-name="T1">(Opsional) Subjudul: </text:span><text:span text:style-name="Source_20_Text"><text:span text:style-name="T1">[Jika Ada Subjudul]</text:span></text:span><text:span text:style-name="T1"> </text:span></text:p>
              </text:list-item>
            </text:list>
            <text:p text:style-name="Text_20_body"><text:span text:style-name="Strong_20_Emphasis"><text:span text:style-name="T1">2. Target Pembaca:</text:span></text:span></text:p>
            <text:list xml:id="list5555003462562878937" text:style-name="L110">
              <text:list-item>
                <text:p text:style-name="P113">Masyarakat umum di Indonesia dan global yang tertarik pada teknologi, media sosial, bisnis, dan dampak sosial-budaya platform digital. Desain harus menarik, informatif, namun tidak terlalu teknis atau akademis. </text:p>
              </text:list-item>
            </text:list>
            <text:p text:style-name="Text_20_body"><text:span text:style-name="Strong_20_Emphasis"><text:span text:style-name="T1">3. Deskripsi Singkat Buku:</text:span></text:span></text:p>
            <text:list xml:id="list3163935129206095526" text:style-name="L111">
              <text:list-item>
                <text:p text:style-name="P114">Buku ini mengupas tuntas perjalanan platform Twitter, mulai dari ide awal dan kelahirannya, pertumbuhan pesat, evolusi fitur dan teknologi (termasuk kegagalan), dampaknya yang luas pada politik, budaya, dan informasi, hingga akuisisi kontroversial oleh Elon Musk dan transformasi radikalnya menjadi X dengan visi "aplikasi segalanya", serta tantangan masa depannya (hingga April 2025). </text:p>
              </text:list-item>
            </text:list>
            <text:p text:style-name="Text_20_body"><text:span text:style-name="Strong_20_Emphasis"><text:span text:style-name="T1">4. Tema Kunci yang Mungkin Direpresentasikan:</text:span></text:span></text:p>
            <text:list xml:id="list4227347681600068231" text:style-name="L112">
              <text:list-item>
                <text:p text:style-name="P229">Evolusi / Transformasi / Perubahan Drastis </text:p>
              </text:list-item>
              <text:list-item>
                <text:p text:style-name="P229">Komunikasi / Percakapan Global / Jaringan </text:p>
              </text:list-item>
              <text:list-item>
                <text:p text:style-name="P229">Kecepatan / Real-time </text:p>
              </text:list-item>
              <text:list-item>
                <text:p text:style-name="P229">Teknologi / Digital / Kode / Algoritma </text:p>
              </text:list-item>
              <text:list-item>
                <text:p text:style-name="P229"><text:soft-page-break/>Dampak Sosial / Pengaruh / Kekuatan </text:p>
              </text:list-item>
              <text:list-item>
                <text:p text:style-name="P229">Kontroversi / Disrupsi </text:p>
              </text:list-item>
              <text:list-item>
                <text:p text:style-name="P229">Dualitas (Misal: Kebaikan vs Keburukan, Twitter vs X) </text:p>
              </text:list-item>
              <text:list-item>
                <text:p text:style-name="P115">Masa Lalu vs Masa Depan / Visi Ambisius </text:p>
              </text:list-item>
            </text:list>
            <text:p text:style-name="Text_20_body"><text:span text:style-name="Strong_20_Emphasis"><text:span text:style-name="T1">5. Mood / Nuansa yang Diinginkan:</text:span></text:span></text:p>
            <text:list xml:id="list2894565565471603433" text:style-name="L113">
              <text:list-item>
                <text:p text:style-name="P211"><text:span text:style-name="Strong_20_Emphasis"><text:span text:style-name="T1">Utama:</text:span></text:span><text:span text:style-name="T1"> Modern, Informatif, Menggugah Rasa Ingin Tahu (Intriguing). </text:span></text:p>
              </text:list-item>
              <text:list-item>
                <text:p text:style-name="P97"><text:span text:style-name="Strong_20_Emphasis"><text:span text:style-name="T1">Tambahan (Pilih atau Kombinasikan):</text:span></text:span><text:span text:style-name="T1"> Bisa sedikit Dramatis (terutama terkait era Musk/X), Kritis (jika buku lebih fokus pada analisis dampak negatif), Futuristik (jika fokus pada visi X), atau bahkan sedikit Nostalgia (jika ingin menyinggung era keemasan Twitter). Mungkin menarik jika ada </text:span><text:span text:style-name="Strong_20_Emphasis"><text:span text:style-name="T1">kontras visual</text:span></text:span><text:span text:style-name="T1"> antara era Twitter dan era X. </text:span></text:p>
              </text:list-item>
            </text:list>
            <text:p text:style-name="Text_20_body"><text:span text:style-name="Strong_20_Emphasis"><text:span text:style-name="T1">6. Elemen Visual / Ide Konseptual (Saran, tidak harus semua):</text:span></text:span></text:p>
            <text:list xml:id="list7007716691089594569" text:style-name="L114">
              <text:list-item>
                <text:p text:style-name="P212"><text:span text:style-name="Strong_20_Emphasis"><text:span text:style-name="T1">Kontras Logo:</text:span></text:span><text:span text:style-name="T1"> Menampilkan logo burung biru ikonik Twitter </text:span><text:span text:style-name="Emphasis"><text:span text:style-name="T1">bersanding</text:span></text:span><text:span text:style-name="T1"> atau </text:span><text:span text:style-name="Emphasis"><text:span text:style-name="T1">bertransformasi</text:span></text:span><text:span text:style-name="T1"> menjadi logo X yang baru. Ini mungkin cara paling langsung. </text:span></text:p>
              </text:list-item>
              <text:list-item>
                <text:p text:style-name="P212"><text:span text:style-name="Strong_20_Emphasis"><text:span text:style-name="T1">Grafik Jaringan/Koneksi:</text:span></text:span><text:span text:style-name="T1"> Menggambarkan jejaring percakapan atau aliran informasi yang kompleks. </text:span></text:p>
              </text:list-item>
              <text:list-item>
                <text:p text:style-name="P212"><text:span text:style-name="Strong_20_Emphasis"><text:span text:style-name="T1">Representasi Timeline:</text:span></text:span><text:span text:style-name="T1"> Elemen visual yang menunjukkan garis waktu atau evolusi dari masa lalu ke masa kini/depan. </text:span></text:p>
              </text:list-item>
              <text:list-item>
                <text:p text:style-name="P212"><text:span text:style-name="Strong_20_Emphasis"><text:span text:style-name="T1">Metafora Visual:</text:span></text:span><text:span text:style-name="T1"> Misalnya, burung yang bermetamorfosis, jalan bercabang, bangunan yang sedang direkonstruksi, badai (untuk era kontroversi), kode biner atau abstrak. </text:span></text:p>
              </text:list-item>
              <text:list-item>
                <text:p text:style-name="P212"><text:span text:style-name="Strong_20_Emphasis"><text:span text:style-name="T1">Warna Ikonik:</text:span></text:span><text:span text:style-name="T1"> Memanfaatkan warna biru khas Twitter dan/atau hitam/putih khas X. Kontras warna bisa digunakan. </text:span></text:p>
              </text:list-item>
              <text:list-item>
                <text:p text:style-name="P212"><text:span text:style-name="Strong_20_Emphasis"><text:span text:style-name="T1">Siluet/Simbol:</text:span></text:span><text:span text:style-name="T1"> Penggunaan siluet samar Elon Musk (jika ingin menonjolkan perannya) atau simbol lain yang relevan (misalnya, karakter '#', '@', ikon pesan/finansial/video untuk 'Everything App'). </text:span></text:p>
              </text:list-item>
              <text:list-item>
                <text:p text:style-name="P98"><text:span text:style-name="Strong_20_Emphasis"><text:span text:style-name="T1">Tipografi:</text:span></text:span><text:span text:style-name="T1"> Judul yang kuat dan modern. Bermain dengan huruf 'X' secara visual. </text:span></text:p>
              </text:list-item>
            </text:list>
            <text:p text:style-name="Text_20_body"><text:span text:style-name="Strong_20_Emphasis"><text:span text:style-name="T1">7. Gaya Desain (Preferensi Opsional):</text:span></text:span></text:p>
            <text:list xml:id="list6745565882881861318" text:style-name="L115">
              <text:list-item>
                <text:p text:style-name="P230">Minimalis Modern </text:p>
              </text:list-item>
              <text:list-item>
                <text:p text:style-name="P230">Desain Grafis Abstrak </text:p>
              </text:list-item>
              <text:list-item>
                <text:p text:style-name="P230">Ilustratif (Konseptual) </text:p>
              </text:list-item>
              <text:list-item>
                <text:p text:style-name="P230">Fotografi Simbolis (Misalnya, detail teknologi, kerumunan, dll.) </text:p>
              </text:list-item>
              <text:list-item>
                <text:p text:style-name="P116">Tipografi sebagai Elemen Utama </text:p>
              </text:list-item>
            </text:list>
            <text:p text:style-name="Text_20_body"><text:soft-page-break/><text:span text:style-name="Strong_20_Emphasis"><text:span text:style-name="T1">8. Catatan Tambahan:</text:span></text:span></text:p>
            <text:list xml:id="list5289260382543847370" text:style-name="L116">
              <text:list-item>
                <text:p text:style-name="P231">Desain sebaiknya terasa relevan baik untuk konteks global maupun pembaca di Indonesia. </text:p>
              </text:list-item>
              <text:list-item>
                <text:p text:style-name="P231">Hindari desain yang terlalu ramai atau sulit dipahami sekilas. </text:p>
              </text:list-item>
              <text:list-item>
                <text:p text:style-name="P117">Pastikan judul dan nama penulis terbaca dengan jelas. </text:p>
              </text:list-item>
            </text:list>
            <text:p text:style-name="P235"/>
            <text:p text:style-name="P99">Anda bisa memberikan prompt ini kepada desainer atau menggunakannya sebagai dasar untuk bereksperimen dengan alat desain AI, lalu memilih konsep yang paling sesuai dengan isi dan target pembaca buku Anda. Semoga berhasil!</text:p>
          </text:section>
          <text:section text:style-name="Sect1" text:name="feedback-form-78">
            <text:p text:style-name="P213"/>
          </text:section>
        </text:section>
        <text:section text:style-name="Sect1" text:name="5a3a1145403f1463">
          <text:p text:style-name="P99"/>
          <text:section text:style-name="Sect1" text:name="user-query-content-79">
            <text:p text:style-name="P232">thanks .. incredible </text:p>
          </text:section>
          <text:p text:style-name="P213">Tampilkan alur berpikir</text:p>
          <text:section text:style-name="Sect2" text:name="model-response-message-contentr_5a3a1145403f1463">
            <text:p text:style-name="P99">Sama-sama! Saya sangat senang bisa membantu Anda merancang outline, prompt detail, glosarium, daftar bacaan, timeline, hingga prompt sampul buku untuk proyek buku Twitter/X Anda.</text:p>
            <text:p text:style-name="P99">Senang sekali mendengar bahwa Anda merasa terbantu! Jika di kemudian hari Anda membutuhkan bantuan lebih lanjut, baik untuk mengembangkan detail lain dari buku ini, brainstorming ide baru, atau untuk topik yang sama sekali berbeda, jangan ragu untuk bertanya, ya.</text:p>
            <text:p text:style-name="P99">Semoga sukses dengan penulisan buku Anda! Saya yakin ini akan menjadi bacaan yang menarik dan relevan, terutama mengingat betapa besarnya dampak platform ini bagi kita semua, termasuk di Indonesia.</text:p>
          </text:section>
          <text:section text:style-name="Sect1" text:name="feedback-form-79">
            <text:p text:style-name="P213"/>
          </text:section>
        </text:section>
      </text:section>
      <text:p text:style-name="P213"><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99">Buat Ringkasan Audio </text:p>
      <text:p text:style-name="P99"/>
      <text:p text:style-name="P213">Deep Research </text:p>
      <text:p text:style-name="P99">Canvas </text:p>
      <text:p text:style-name="P99">Gemini dapat membuat kesalahan, jadi periksa kembali responsnya</text:p>
      <text:p text:style-name="P213">Aplikasi Google</text:p>
      <text:p text:style-name="P213">Akun Google</text:p>
      <text:p text:style-name="P213"><text:soft-page-break/>Ujang Amadu</text:p>
      <text:p text:style-name="P213">darminahdaryono@gmail.com</text:p>
      <text:section text:style-name="Sect1" text:name="cdk-live-announcer-0">
        <text:p text:style-name="P213"/>
      </text:section>
      <text:p text:style-name="P2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2T21:28:33.99</meta:creation-date>
    <meta:document-statistic meta:table-count="0" meta:image-count="1" meta:object-count="0" meta:page-count="175" meta:paragraph-count="1554" meta:word-count="46527" meta:character-count="344646"/>
    <dc:date>2025-04-22T21:29:57.17</dc:date>
    <dc:creator>OJie </dc:creator>
    <meta:editing-duration>PT1M23S</meta:editing-duration>
    <meta:editing-cycles>1</meta:editing-cycles>
    <meta:generator>OpenOffice/4.1.15$Win32 OpenOffice.org_project/4115m2$Build-9813</meta:generator>
  </office:meta>
</office:document-meta>
</file>